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raditional Arabic'" style:font-family-asian="'Traditional Arabic'" style:font-family-complex="'Traditional Arabic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1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1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1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1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74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10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3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7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222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2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23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7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3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16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415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69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69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1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2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726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7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7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8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9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0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1161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11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1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2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3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4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5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0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0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0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0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0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6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7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7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8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1829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1830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1831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18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8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8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9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19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0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1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2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6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2347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3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3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3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9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4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49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0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5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5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6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6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7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7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6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2817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818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2819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8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5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8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8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8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8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29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2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8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29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9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9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9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29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29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1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1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1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7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7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7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7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7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09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09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0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0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0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0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0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0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1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1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1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1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1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36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1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1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6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1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1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0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0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7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7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7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7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7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2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2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1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1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1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1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3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336" style:family="text">
      <style:text-properties fo:font-size="10.00pt" fo:font-weight="normal" fo:font-family="'Traditional Arabic'" style:font-family-asian="'Traditional Arabic'" style:font-family-complex="'Traditional Arabic'" fo:background-color="transparent" fo:color="#000000"/>
    </style:style>
    <style:style style:name="T333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338" style:family="text">
      <style:text-properties fo:font-size="10.00pt" fo:font-weight="normal" fo:font-family="'Traditional Arabic'" style:font-family-asian="'Traditional Arabic'" style:font-family-complex="'Traditional Arabic'" fo:background-color="transparent" fo:color="#000000"/>
    </style:style>
    <style:style style:name="T3339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340" style:family="text">
      <style:text-properties fo:font-size="10.00pt" fo:font-weight="normal" fo:font-family="'Traditional Arabic'" style:font-family-asian="'Traditional Arabic'" style:font-family-complex="'Traditional Arabic'" fo:background-color="transparent" fo:color="#000000"/>
    </style:style>
    <style:style style:name="T334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3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90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3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3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3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3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2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4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1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4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7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4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0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5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0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0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0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0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5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5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5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5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59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59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6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6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6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1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1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1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1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7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7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6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38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7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7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7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7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7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88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8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890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8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8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8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8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02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9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0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0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43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9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3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39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39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6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399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399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0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0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1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1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1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9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0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0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2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5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4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1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1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1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8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2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8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21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2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7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83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42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2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29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29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0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0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0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5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5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5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5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5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6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6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6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6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6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6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6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6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6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6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8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8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8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8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8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9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9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9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9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39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96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43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3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3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2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2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3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3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3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3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3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3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3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3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3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3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4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4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4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4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4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4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4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4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4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4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5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6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7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7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7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8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8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8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8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8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49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49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0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3" style:family="text">
      <style:text-properties fo:font-size="13.00pt" fo:font-weight="normal" fo:font-family="Calibri" style:font-family-asian="Calibri" style:font-family-complex="Calibri" fo:background-color="transparent" fo:color="#000000" fo:font-style="italic"/>
    </style:style>
    <style:style style:name="T45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1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2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2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2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2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2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2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2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2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2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2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3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3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3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3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3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3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3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3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3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3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4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4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4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4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4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4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4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4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4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4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5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5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5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5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5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6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6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6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6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6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6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6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6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6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6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7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7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7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7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7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7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7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7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7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7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8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8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8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8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8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8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8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8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88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89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0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91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2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93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4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95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6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597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59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0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0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0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0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0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0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0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0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0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09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10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11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12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13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14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15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16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17" style:family="text">
      <style:text-properties fo:font-size="13.00pt" fo:font-weight="normal" fo:font-family="Calibri" style:font-family-asian="Calibri" style:font-family-complex="Calibri" fo:background-color="transparent" fo:color="#000000"/>
    </style:style>
    <style:style style:name="T4618" style:family="text">
      <style:text-properties fo:font-size="13.00pt" fo:font-weight="normal" fo:font-family="'Traditional Arabic'" style:font-family-asian="'Traditional Arabic'" style:font-family-complex="'Traditional Arabic'" fo:background-color="transparent" fo:color="#000000"/>
    </style:style>
    <style:style style:name="T4619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4620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621" style:family="text">
      <style:text-properties fo:font-size="13.00pt" fo:font-weight="bold" fo:font-family="Calibri" style:font-family-asian="Calibri" style:font-family-complex="Calibri" fo:background-color="transparent" fo:color="#000000"/>
    </style:style>
    <style:style style:name="T4622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6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638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4639" style:family="text">
      <style:text-properties fo:font-size="11.00pt" fo:font-weight="normal" fo:font-family="'Times New Roman'" style:font-family-asian="'Times New Roman'" style:font-family-complex="'Times New Roman'" fo:background-color="transparent" fo:color="#e6db70"/>
    </style:style>
    <style:style style:name="T4640" style:family="text">
      <style:text-properties fo:font-size="11.00pt" fo:font-weight="normal" fo:font-family="'Traditional Arabic'" style:font-family-asian="'Traditional Arabic'" style:font-family-complex="'Traditional Arabic'" fo:background-color="transparent" fo:color="#e6db70"/>
    </style:style>
    <style:style style:name="T4641" style:family="text">
      <style:text-properties fo:font-size="11.00pt" fo:font-weight="bold" fo:font-family="'Traditional Arabic'" style:font-family-asian="'Traditional Arabic'" style:font-family-complex="'Traditional Arabic'" fo:background-color="transparent" fo:color="#000000"/>
    </style:style>
    <style:style style:name="T4642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64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44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64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646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64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648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64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50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65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65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5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5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5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6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6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6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6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7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7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7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7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7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8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8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8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8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8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9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9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9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6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0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0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0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0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0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1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1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1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1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1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2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2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2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2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3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3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3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3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3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4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4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4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4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4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5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5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5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5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6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6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63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76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76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6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6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7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7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7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7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7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77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8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8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87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89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9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9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9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7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0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0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0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0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0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1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1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1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1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17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81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819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82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821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482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2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2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2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2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30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3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3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3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3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0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8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42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44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46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48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51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53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55" style:family="text">
      <style:text-properties fo:font-size="11.00pt" fo:font-weight="normal" fo:font-family="'Traditional Arabic'" style:font-family-asian="'Traditional Arabic'" style:font-family-complex="'Traditional Arabic'" fo:background-color="transparent" fo:color="#000000"/>
    </style:style>
    <style:style style:name="T4856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48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9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489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91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489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4893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489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95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48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8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0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3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4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49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0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2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2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2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2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2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3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4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4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4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5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6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6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8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8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8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8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8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9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9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9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9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0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0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0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0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0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0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0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10" style:family="text">
      <style:text-properties fo:font-size="12.00pt" fo:font-weight="normal" style:text-underline-mode="continuous" style:text-underline-type="single" style:text-underline-style="solid" style:text-underline-width="normal" fo:font-family="'Traditional Arabic'" style:font-family-asian="'Traditional Arabic'" style:font-family-complex="'Traditional Arabic'" fo:background-color="transparent" fo:color="#000000"/>
    </style:style>
    <style:style style:name="T5111" style:family="text">
      <style:text-properties fo:font-size="12.00pt" fo:font-weight="normal" style:text-underline-mode="continuous" style:text-underline-type="single" style:text-underline-style="solid" style:text-underline-width="normal" fo:font-family="'Traditional Arabic'" style:font-family-asian="'Traditional Arabic'" style:font-family-complex="'Traditional Arabic'" fo:background-color="transparent" fo:color="#000000"/>
    </style:style>
    <style:style style:name="T511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1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1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1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2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2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2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2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2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3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4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4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4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4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6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8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60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62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6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6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6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7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7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75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76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5177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5178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5179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5180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5181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5182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5183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 fo:font-style="italic"/>
    </style:style>
    <style:style style:name="T5184" style:family="text">
      <style:text-properties fo:font-size="12.00pt" fo:font-weight="normal" fo:font-family="'Traditional Arabic'" style:font-family-asian="'Traditional Arabic'" style:font-family-complex="'Traditional Arabic'" fo:background-color="transparent" fo:color="#000000"/>
    </style:style>
    <style:style style:name="T5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6" style:family="text">
      <style:text-properties fo:font-size="13.00pt" fo:font-weight="bold" fo:font-family="'Traditional Arabic'" style:font-family-asian="'Traditional Arabic'" style:font-family-complex="'Traditional Arabic'" fo:background-color="transparent" fo:color="#000000"/>
    </style:style>
    <style:style style:name="T518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8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8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0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191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19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5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196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19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19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0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1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2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3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49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25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5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6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7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8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29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0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1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2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3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4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5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6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7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8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2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39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39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3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40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0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41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8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41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3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42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2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2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3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4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3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6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3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38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3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1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4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6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44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4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5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5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46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6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79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48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8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49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9" style:family="text">
      <style:text-properties fo:font-size="13.00pt" fo:font-weight="bold" fo:font-family="'Courier New'" style:font-family-asian="'Courier New'" style:font-family-complex="'Courier New'" fo:background-color="transparent" fo:color="#333333"/>
    </style:style>
    <style:style style:name="T5510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1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2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3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3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5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3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0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4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5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4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49" style:family="text">
      <style:text-properties fo:font-size="11.00pt" fo:font-weight="bold" fo:font-family="'Courier New'" style:font-family-asian="'Courier New'" style:font-family-complex="'Courier New'" fo:background-color="transparent" fo:color="#333333"/>
    </style:style>
    <style:style style:name="T5550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55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5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0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56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2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56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6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68" style:family="text">
      <style:text-properties fo:font-size="11.00pt" fo:font-weight="normal" fo:font-family="'Courier New'" style:font-family-asian="'Courier New'" style:font-family-complex="'Courier New'" fo:background-color="transparent" fo:color="#333333" fo:font-style="italic"/>
    </style:style>
    <style:style style:name="T556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5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7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8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79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0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1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2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3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4" style:family="text">
      <style:text-properties fo:font-size="11.00pt" fo:font-weight="normal" fo:font-family="'Courier New'" style:font-family-asian="'Courier New'" style:font-family-complex="'Courier New'" fo:background-color="transparent" fo:color="#333333"/>
    </style:style>
    <style:style style:name="T5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6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58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8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8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0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1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61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13" style:family="text">
      <style:text-properties fo:font-size="11.00pt" fo:font-weight="bold" fo:font-family="'Courier New'" style:font-family-asian="'Courier New'" style:font-family-complex="'Courier New'" fo:background-color="transparent" fo:color="#000000"/>
    </style:style>
    <style:style style:name="T5614" style:family="text">
      <style:text-properties fo:font-size="11.00pt" fo:font-weight="bold" fo:font-family="'Courier New'" style:font-family-asian="'Courier New'" style:font-family-complex="'Courier New'" fo:background-color="transparent" fo:color="#000000"/>
    </style:style>
    <style:style style:name="T561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1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17" style:family="text">
      <style:text-properties fo:font-size="11.00pt" fo:font-weight="bold" fo:font-family="'Courier New'" style:font-family-asian="'Courier New'" style:font-family-complex="'Courier New'" fo:background-color="transparent" fo:color="#000000"/>
    </style:style>
    <style:style style:name="T561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1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3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2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2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4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3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3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7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4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4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6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5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5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6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61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62" style:family="text">
      <style:text-properties fo:font-size="9.00pt" fo:font-weight="normal" fo:font-family="'Times New Roman'" style:font-family-asian="'Times New Roman'" style:font-family-complex="'Times New Roman'" fo:background-color="transparent" fo:color="#881391"/>
    </style:style>
    <style:style style:name="T5663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64" style:family="text">
      <style:text-properties fo:font-size="9.00pt" fo:font-weight="normal" fo:font-family="'Times New Roman'" style:font-family-asian="'Times New Roman'" style:font-family-complex="'Times New Roman'" fo:background-color="transparent" fo:color="#c41a16"/>
    </style:style>
    <style:style style:name="T5665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66" style:family="text">
      <style:text-properties fo:font-size="9.00pt" fo:font-weight="normal" fo:font-family="'Times New Roman'" style:font-family-asian="'Times New Roman'" style:font-family-complex="'Times New Roman'" fo:background-color="transparent" fo:color="#881391"/>
    </style:style>
    <style:style style:name="T5667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68" style:family="text">
      <style:text-properties fo:font-size="9.00pt" fo:font-weight="normal" fo:font-family="'Times New Roman'" style:font-family-asian="'Times New Roman'" style:font-family-complex="'Times New Roman'" fo:background-color="transparent" fo:color="#c41a16"/>
    </style:style>
    <style:style style:name="T5669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70" style:family="text">
      <style:text-properties fo:font-size="9.00pt" fo:font-weight="normal" fo:font-family="'Times New Roman'" style:font-family-asian="'Times New Roman'" style:font-family-complex="'Times New Roman'" fo:background-color="transparent" fo:color="#881391"/>
    </style:style>
    <style:style style:name="T5671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72" style:family="text">
      <style:text-properties fo:font-size="9.00pt" fo:font-weight="normal" fo:font-family="'Times New Roman'" style:font-family-asian="'Times New Roman'" style:font-family-complex="'Times New Roman'" fo:background-color="transparent" fo:color="#c41a16"/>
    </style:style>
    <style:style style:name="T5673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74" style:family="text">
      <style:text-properties fo:font-size="9.00pt" fo:font-weight="normal" fo:font-family="'Times New Roman'" style:font-family-asian="'Times New Roman'" style:font-family-complex="'Times New Roman'" fo:background-color="transparent" fo:color="#881391"/>
    </style:style>
    <style:style style:name="T5675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76" style:family="text">
      <style:text-properties fo:font-size="9.00pt" fo:font-weight="normal" fo:font-family="'Times New Roman'" style:font-family-asian="'Times New Roman'" style:font-family-complex="'Times New Roman'" fo:background-color="transparent" fo:color="#c41a16"/>
    </style:style>
    <style:style style:name="T5677" style:family="text">
      <style:text-properties fo:font-size="9.00pt" fo:font-weight="normal" fo:font-family="'Times New Roman'" style:font-family-asian="'Times New Roman'" style:font-family-complex="'Times New Roman'" fo:background-color="transparent" fo:color="#222222"/>
    </style:style>
    <style:style style:name="T5678" style:family="text">
      <style:text-properties fo:font-size="12.00pt" fo:font-weight="normal" fo:font-family="'Times New Roman'" style:font-family-asian="'Times New Roman'" style:font-family-complex="'Times New Roman'" fo:background-color="transparent" fo:color="#222222"/>
    </style:style>
    <style:style style:name="T567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0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8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2" style:family="text">
      <style:text-properties fo:font-size="11.00pt" fo:font-weight="bold" fo:font-family="'Courier New'" style:font-family-asian="'Courier New'" style:font-family-complex="'Courier New'" fo:background-color="transparent" fo:color="#000000" fo:font-style="italic"/>
    </style:style>
    <style:style style:name="T568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8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4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695" style:family="text">
      <style:text-properties fo:font-size="11.00pt" fo:font-weight="bold" fo:font-family="'Courier New'" style:font-family-asian="'Courier New'" style:font-family-complex="'Courier New'" fo:background-color="transparent" fo:color="#000000"/>
    </style:style>
    <style:style style:name="T569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69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1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0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0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3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1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9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2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2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1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3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4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3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3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8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4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0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5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4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5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8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59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6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4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9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70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71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72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7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5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76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77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78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79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80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81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82" style:family="text">
      <style:text-properties fo:font-size="13.00pt" fo:font-weight="bold" fo:font-family="'Courier New'" style:font-family-asian="'Courier New'" style:font-family-complex="'Courier New'" fo:background-color="transparent" fo:color="#000000"/>
    </style:style>
    <style:style style:name="T5783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T5784" style:family="text">
      <style:text-properties fo:font-size="11.00pt" fo:font-weight="normal" fo:font-family="'Courier New'" style:font-family-asian="'Courier New'" style:font-family-complex="'Courier New'" fo:background-color="transparent" fo:color="#000000" fo:font-style="italic"/>
    </style:style>
    <style:style style:name="T5785" style:family="text">
      <style:text-properties fo:font-size="11.00pt" fo:font-weight="normal" fo:font-family="'Courier New'" style:font-family-asian="'Courier New'" style:font-family-complex="'Courier New'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>
        <style:tab-stops>
          <style:tab-stop style:position="65.25pt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65.25pt"/>
        </style:tab-stops>
      </style:paragraph-properties>
    </style:style>
    <style:style style:name="P11" style:family="paragraph">
      <style:paragraph-properties fo:line-height="100.00%" fo:text-align="left">
        <style:tab-stops>
          <style:tab-stop style:position="65.25pt"/>
        </style:tab-stops>
      </style:paragraph-properties>
    </style:style>
    <style:style style:name="P12" style:family="paragraph">
      <style:paragraph-properties fo:line-height="100.00%" fo:text-align="left">
        <style:tab-stops>
          <style:tab-stop style:position="65.25pt"/>
        </style:tab-stops>
      </style:paragraph-properties>
    </style:style>
    <style:style style:name="P13" style:family="paragraph">
      <style:paragraph-properties fo:line-height="100.00%" fo:text-align="left">
        <style:tab-stops>
          <style:tab-stop style:position="65.25pt"/>
        </style:tab-stops>
      </style:paragraph-properties>
    </style:style>
  </office:automatic-styles>
  <office:body>
    <office:text>
      <text:p text:style-name="P1"><text:span text:style-name="T1">E</text:span></text:p>
      <text:p text:style-name="P1"><text:span text:style-name="T1">Angular</text:span></text:p>
      <text:p text:style-name="P2"><text:span text:style-name="T2"/></text:p>
      <text:p text:style-name="P2"><text:span text:style-name="T3">Life cycle:</text:span></text:p>
      <text:p text:style-name="P2"><text:span text:style-name="T3">1. Compile<text:s/></text:span><text:span text:style-name="T4">–</text:span><text:span text:style-name="T5"><text:s/></text:span><text:span text:style-name="T6">ищет</text:span><text:span text:style-name="T7"><text:s/></text:span><text:span text:style-name="T8">все</text:span><text:span text:style-name="T9"><text:s/></text:span><text:span text:style-name="T10">директивы</text:span><text:span text:style-name="T11">,<text:s/></text:span><text:span text:style-name="T12">отдает</text:span><text:span text:style-name="T13"><text:s/></text:span><text:span text:style-name="T14">приоритет</text:span><text:span text:style-name="T15"><text:s/></text:span><text:span text:style-name="T16">директивам</text:span><text:span text:style-name="T17"><text:s/></text:span><text:span text:style-name="T18">построения</text:span><text:span text:style-name="T19"><text:s/></text:span><text:span text:style-name="T20">шаблона</text:span><text:span text:style-name="T21"><text:s/>(<text:s/></text:span><text:span text:style-name="T22">таким</text:span><text:span text:style-name="T23"><text:s/></text:span><text:span text:style-name="T24">как</text:span><text:span text:style-name="T25"><text:s/>ng-repeat, ng-transclude ),<text:s/></text:span><text:span text:style-name="T26">строится</text:span><text:span text:style-name="T27"><text:s/></text:span><text:span text:style-name="T28">шаблон</text:span><text:span text:style-name="T29"><text:s/>(<text:s/></text:span><text:span text:style-name="T30">директивы</text:span><text:span text:style-name="T31"><text:s/></text:span><text:span text:style-name="T32">на</text:span><text:span text:style-name="T33"><text:s/></text:span><text:span text:style-name="T34">одних</text:span><text:span text:style-name="T35"><text:s/></text:span><text:span text:style-name="T36">и</text:span><text:span text:style-name="T37"><text:s/></text:span><text:span text:style-name="T38">тех</text:span><text:span text:style-name="T39"><text:s/></text:span><text:span text:style-name="T40">же</text:span><text:span text:style-name="T41"><text:s/></text:span><text:span text:style-name="T42">элементах</text:span><text:span text:style-name="T43">,<text:s/></text:span><text:span text:style-name="T44">получают</text:span><text:span text:style-name="T45"><text:s/></text:span><text:span text:style-name="T46">право</text:span><text:span text:style-name="T47"><text:s/></text:span><text:span text:style-name="T48">вставлять</text:span><text:span text:style-name="T49"><text:s/></text:span><text:span text:style-name="T50">шаблон</text:span><text:span text:style-name="T51"><text:s/></text:span><text:span text:style-name="T52">по</text:span><text:span text:style-name="T53"><text:s/></text:span><text:span text:style-name="T54">приоритету</text:span><text:span text:style-name="T55"><text:s/>),<text:s/></text:span><text:span text:style-name="T56">и</text:span><text:span text:style-name="T57"><text:s/></text:span><text:span text:style-name="T58">мы</text:span><text:span text:style-name="T59"><text:s/></text:span><text:span text:style-name="T60">получаем</text:span><text:span text:style-name="T61"><text:s/></text:span><text:span text:style-name="T62">шаблонную</text:span><text:span text:style-name="T63"><text:s/></text:span><text:span text:style-name="T64">функцию</text:span><text:span text:style-name="T65">,<text:s/></text:span><text:span text:style-name="T66">для</text:span><text:span text:style-name="T67"><text:s/></text:span><text:span text:style-name="T68">функции</text:span><text:span text:style-name="T69"><text:s/></text:span><text:span text:style-name="T70">линковки</text:span><text:span text:style-name="T71">;</text:span></text:p>
      <text:p text:style-name="P2"><text:span text:style-name="T72"/></text:p>
      <text:p text:style-name="P2"><text:span text:style-name="T73">Модуль</text:span><text:span text:style-name="T74">:</text:span></text:p>
      <text:p text:style-name="P2"><text:span text:style-name="T75">angular.module('MdlName',['AddMdl']); -<text:s/></text:span><text:span text:style-name="T76">объявить</text:span><text:span text:style-name="T77"><text:s/></text:span><text:span text:style-name="T78">модуль</text:span><text:span text:style-name="T79"><text:s/>MdlName,<text:s/></text:span><text:span text:style-name="T80">и</text:span><text:span text:style-name="T81"><text:s/></text:span><text:span text:style-name="T82">внедрить</text:span><text:span text:style-name="T83"><text:s/></text:span><text:span text:style-name="T84">в</text:span><text:span text:style-name="T85"><text:s/></text:span><text:span text:style-name="T86">него</text:span><text:span text:style-name="T87"><text:s text:c="2"/>AddMdl.<text:s/></text:span><text:span text:style-name="T88">Если</text:span><text:span text:style-name="T89"><text:s/></text:span><text:span text:style-name="T90">вызывать</text:span><text:span text:style-name="T91"><text:s/></text:span><text:span text:style-name="T92">без</text:span><text:span text:style-name="T93"><text:s/></text:span><text:span text:style-name="T94">второго</text:span><text:span text:style-name="T95"><text:s/></text:span><text:span text:style-name="T96">аргумента</text:span><text:span text:style-name="T97">,<text:s/></text:span><text:span text:style-name="T98">получим</text:span><text:span text:style-name="T99"><text:s/></text:span><text:span text:style-name="T100">ссылку</text:span><text:span text:style-name="T101"><text:s/></text:span><text:span text:style-name="T102">на</text:span><text:span text:style-name="T103"><text:s text:c="2"/>MdlName<text:s/></text:span><text:span text:style-name="T104">модуль</text:span><text:span text:style-name="T105">.</text:span></text:p>
      <text:p text:style-name="P2"><text:span text:style-name="T106">свойства</text:span><text:span text:style-name="T107">:</text:span></text:p>
      <text:p text:style-name="P2"><text:span text:style-name="T108">.name; -<text:s/></text:span><text:span text:style-name="T109">возвращает</text:span><text:span text:style-name="T110"><text:s/></text:span><text:span text:style-name="T111">строку</text:span><text:span text:style-name="T112"><text:s/></text:span><text:span text:style-name="T113">с</text:span><text:span text:style-name="T114"><text:s/></text:span><text:span text:style-name="T115">именем</text:span><text:span text:style-name="T116"><text:s/></text:span><text:span text:style-name="T117">текущего</text:span><text:span text:style-name="T118"><text:s/></text:span><text:span text:style-name="T119">модуля</text:span><text:span text:style-name="T120">;<text:line-break/>.requires; -<text:s/></text:span><text:span text:style-name="T121">возвращает</text:span><text:span text:style-name="T122"><text:s/></text:span><text:span text:style-name="T123">массив</text:span><text:span text:style-name="T124"><text:s/></text:span><text:span text:style-name="T125">строк</text:span><text:span text:style-name="T126"><text:s/></text:span><text:span text:style-name="T127">с</text:span><text:span text:style-name="T128"><text:s/></text:span><text:span text:style-name="T129">внедренными</text:span><text:span text:style-name="T130"><text:s/></text:span><text:span text:style-name="T131">дополнительными</text:span><text:span text:style-name="T132"><text:s/></text:span><text:span text:style-name="T133">модулями</text:span><text:span text:style-name="T134">;</text:span></text:p>
      <text:p text:style-name="P2"><text:span text:style-name="T135">.filter('filterName',function(){ return filterFunction(argument){ return argument; }; }); -<text:s/></text:span><text:span text:style-name="T136">создать</text:span><text:span text:style-name="T137"><text:s/></text:span><text:span text:style-name="T138">в</text:span><text:span text:style-name="T139"><text:s/></text:span><text:span text:style-name="T140">модуле</text:span><text:span text:style-name="T141"><text:s/></text:span><text:span text:style-name="T142">фильтр</text:span><text:span text:style-name="T143">;</text:span></text:p>
      <text:p text:style-name="P2"><text:span text:style-name="T144">Методы</text:span><text:span text:style-name="T145"><text:s/></text:span><text:span text:style-name="T146">загрузки</text:span><text:span text:style-name="T147"><text:s/></text:span><text:span text:style-name="T148">модуля</text:span><text:span text:style-name="T149">:</text:span></text:p>
      <text:p text:style-name="P2"><text:span text:style-name="T150">.config(); -<text:s/></text:span><text:span text:style-name="T151">сюда</text:span><text:span text:style-name="T152"><text:s/></text:span><text:span text:style-name="T153">помещаются</text:span><text:span text:style-name="T154"><text:s/></text:span><text:span text:style-name="T155">настройки</text:span><text:span text:style-name="T156">,<text:s/></text:span><text:span text:style-name="T157">которые</text:span><text:span text:style-name="T158"><text:s/></text:span><text:span text:style-name="T159">будут</text:span><text:span text:style-name="T160"><text:s/></text:span><text:span text:style-name="T161">применены</text:span><text:span text:style-name="T162"><text:s/></text:span><text:span text:style-name="T163">перед</text:span><text:span text:style-name="T164"><text:s/></text:span><text:span text:style-name="T165">загрузкой</text:span><text:span text:style-name="T166"><text:s/></text:span><text:span text:style-name="T167">приложения</text:span><text:span text:style-name="T168">,<text:s/></text:span><text:span text:style-name="T169">часто</text:span><text:span text:style-name="T170"><text:s/></text:span><text:span text:style-name="T171">используется</text:span><text:span text:style-name="T172"><text:s/></text:span><text:span text:style-name="T173">для</text:span><text:span text:style-name="T174"><text:s/></text:span><text:span text:style-name="T175">роутинга</text:span><text:span text:style-name="T176">;</text:span></text:p>
      <text:p text:style-name="P2"><text:span text:style-name="T177">.run(); -<text:s/></text:span><text:span text:style-name="T178">выполняется</text:span><text:span text:style-name="T179"><text:s/></text:span><text:span text:style-name="T180">после</text:span><text:span text:style-name="T181"><text:s/></text:span><text:span text:style-name="T182">того</text:span><text:span text:style-name="T183">,<text:s/></text:span><text:span text:style-name="T184">как</text:span><text:span text:style-name="T185"><text:s/></text:span><text:span text:style-name="T186">создается</text:span><text:span text:style-name="T187"><text:s/>injector,<text:s/></text:span><text:span text:style-name="T188">то</text:span><text:span text:style-name="T189"><text:s/></text:span><text:span text:style-name="T190">есть</text:span><text:span text:style-name="T191">,<text:s/></text:span><text:span text:style-name="T192">после</text:span><text:span text:style-name="T193"><text:s/></text:span><text:span text:style-name="T194">инициализации</text:span><text:span text:style-name="T195"><text:s/></text:span><text:span text:style-name="T196">приложения</text:span><text:span text:style-name="T197">,<text:s/></text:span><text:span text:style-name="T198">может</text:span><text:span text:style-name="T199"><text:s/></text:span><text:span text:style-name="T200">использоваться</text:span><text:span text:style-name="T201"><text:s/></text:span><text:span text:style-name="T202">для</text:span><text:span text:style-name="T203"><text:s/></text:span><text:span text:style-name="T204">логики</text:span><text:span text:style-name="T205"><text:s/></text:span><text:span text:style-name="T206">проверок</text:span><text:span text:style-name="T207"><text:s/></text:span><text:span text:style-name="T208">на</text:span><text:span text:style-name="T209"><text:s/></text:span><text:span text:style-name="T210">аутентификацию</text:span><text:span text:style-name="T211">,<text:s/></text:span><text:span text:style-name="T212">сразу</text:span><text:span text:style-name="T213"><text:s/></text:span><text:span text:style-name="T214">после</text:span><text:span text:style-name="T215"><text:s/></text:span><text:span text:style-name="T216">загрузки</text:span><text:span text:style-name="T217"><text:s/></text:span><text:span text:style-name="T218">приложения</text:span><text:span text:style-name="T219">;</text:span></text:p>
      <text:p text:style-name="P2"><text:span text:style-name="T220"/></text:p>
      <text:p text:style-name="P2"><text:span text:style-name="T221">Контекст</text:span><text:span text:style-name="T222">:</text:span></text:p>
      <text:p text:style-name="P2"><text:span text:style-name="T223">$rootScope; -<text:s/></text:span><text:span text:style-name="T224">ссылка</text:span><text:span text:style-name="T225"><text:s/></text:span><text:span text:style-name="T226">на</text:span><text:span text:style-name="T227"><text:s/></text:span><text:span text:style-name="T228">основной</text:span><text:span text:style-name="T229"><text:s/></text:span><text:span text:style-name="T230">контекст</text:span><text:span text:style-name="T231">;</text:span></text:p>
      <text:p text:style-name="P2"><text:span text:style-name="T232">$scope; -<text:s/></text:span><text:span text:style-name="T233">контекст</text:span><text:span text:style-name="T234"><text:s/></text:span><text:span text:style-name="T235">контроллера</text:span><text:span text:style-name="T236">;</text:span></text:p>
      <text:p text:style-name="P2"><text:span text:style-name="T237">свойства</text:span><text:span text:style-name="T238">:</text:span></text:p>
      <text:p text:style-name="P2"><text:span text:style-name="T239">$apply($scope.expression); -<text:s/></text:span><text:span text:style-name="T240">если</text:span><text:span text:style-name="T241"><text:s/></text:span><text:span text:style-name="T242">выражение</text:span><text:span text:style-name="T243"><text:s/></text:span><text:span text:style-name="T244">выполняется</text:span><text:span text:style-name="T245"><text:s/></text:span><text:span text:style-name="T246">за</text:span><text:span text:style-name="T247"><text:s/></text:span><text:span text:style-name="T248">контекстом</text:span><text:span text:style-name="T249"><text:s/>Angular (<text:s/></text:span><text:span text:style-name="T250">например</text:span><text:span text:style-name="T251"><text:s/></text:span><text:span text:style-name="T252">вложенная</text:span><text:span text:style-name="T253"><text:s/></text:span><text:span text:style-name="T254">функция</text:span><text:span text:style-name="T255"><text:s/>setTimeout ),<text:s/></text:span><text:span text:style-name="T256">используем</text:span><text:span text:style-name="T257"><text:s/></text:span><text:span text:style-name="T258">этот</text:span><text:span text:style-name="T259"><text:s/></text:span><text:span text:style-name="T260">метод</text:span><text:span text:style-name="T261"><text:s/>(<text:s/></text:span><text:span text:style-name="T262">запускает</text:span><text:span text:style-name="T263"><text:s/>$digest );</text:span></text:p>
      <text:p text:style-name="P2"><text:span text:style-name="T264">$digest() -<text:s/></text:span><text:span text:style-name="T265">проверить</text:span><text:span text:style-name="T266"><text:s/></text:span><text:span text:style-name="T267">модель</text:span><text:span text:style-name="T268"><text:s/></text:span><text:span text:style-name="T269">на</text:span><text:span text:style-name="T270"><text:s/></text:span><text:span text:style-name="T271">обновление</text:span><text:span text:style-name="T272"><text:s/></text:span><text:span text:style-name="T273">значений</text:span><text:span text:style-name="T274">,<text:s/></text:span><text:span text:style-name="T275">и</text:span><text:span text:style-name="T276"><text:s/></text:span><text:span text:style-name="T277">обновить</text:span><text:span text:style-name="T278">;</text:span></text:p>
      <text:p text:style-name="P2"><text:span text:style-name="T279">$wath('prop',function(newVal){},true/false)<text:s/></text:span><text:span text:style-name="T280">–</text:span><text:span text:style-name="T281"><text:s/></text:span><text:span text:style-name="T282">создает</text:span><text:span text:style-name="T283"><text:s/></text:span><text:span text:style-name="T284">наблюдателя</text:span><text:span text:style-name="T285"><text:s/></text:span><text:span text:style-name="T286">за</text:span><text:span text:style-name="T287"><text:s/></text:span><text:span text:style-name="T288">свойством</text:span><text:span text:style-name="T289">/</text:span><text:span text:style-name="T290">объектом</text:span><text:span text:style-name="T291">,<text:s/></text:span><text:span text:style-name="T292">третье</text:span><text:span text:style-name="T293"><text:s/></text:span><text:span text:style-name="T294">свойство</text:span><text:span text:style-name="T295"><text:s/></text:span><text:span text:style-name="T296">активно</text:span><text:span text:style-name="T297"><text:s/></text:span><text:span text:style-name="T298">если</text:span><text:span text:style-name="T299"><text:s/></text:span><text:span text:style-name="T300">за</text:span><text:span text:style-name="T301"><text:s/></text:span><text:span text:style-name="T302">объектом</text:span><text:span text:style-name="T303">,<text:s/></text:span><text:span text:style-name="T304">возвращает</text:span><text:span text:style-name="T305"><text:s/>wathDestroyer<text:s/></text:span><text:span text:style-name="T306">функцию</text:span><text:span text:style-name="T307">,<text:s/></text:span><text:span text:style-name="T308">которая</text:span><text:span text:style-name="T309"><text:s/></text:span><text:span text:style-name="T310">убирает</text:span><text:span text:style-name="T311"><text:s/></text:span><text:span text:style-name="T312">наблюдение</text:span><text:span text:style-name="T313">;</text:span></text:p>
      <text:p text:style-name="P2"><text:span text:style-name="T314">механика</text:span><text:span text:style-name="T315">:</text:span><text:span text:style-name="T316"><text:line-break/></text:span><text:span text:style-name="T317">При</text:span><text:span text:style-name="T318"><text:s/></text:span><text:span text:style-name="T319">создании</text:span><text:span text:style-name="T320"><text:s/>controller<text:s/></text:span><text:span text:style-name="T321">или</text:span><text:span text:style-name="T322"><text:s/>directive<text:s/></text:span><text:span text:style-name="T323">мы</text:span><text:span text:style-name="T324"><text:s/></text:span><text:span text:style-name="T325">создаем</text:span><text:span text:style-name="T326"><text:s/></text:span><text:span text:style-name="T327">новый</text:span><text:span text:style-name="T328"><text:s/>scope<text:s/></text:span><text:span text:style-name="T329">и</text:span><text:span text:style-name="T330"><text:s/></text:span><text:span text:style-name="T331">передаем</text:span><text:span text:style-name="T332"><text:s/></text:span><text:span text:style-name="T333">его</text:span><text:span text:style-name="T334"><text:s/>$injector;</text:span></text:p>
      <text:p text:style-name="P2"><text:span text:style-name="T335">При</text:span><text:span text:style-name="T336"><text:s/></text:span><text:span text:style-name="T337">линковке</text:span><text:span text:style-name="T338"><text:s/></text:span><text:span text:style-name="T339">создаются</text:span><text:span text:style-name="T340"><text:s/>wathers<text:s/></text:span><text:span text:style-name="T341">в</text:span><text:span text:style-name="T342"><text:s/></text:span><text:span text:style-name="T343">родительской</text:span><text:span text:style-name="T344"><text:s/>scope,<text:s/></text:span><text:span text:style-name="T345">которые</text:span><text:span text:style-name="T346"><text:s/></text:span><text:span text:style-name="T347">наблюдают</text:span><text:span text:style-name="T348"><text:s/></text:span><text:span text:style-name="T349">за</text:span><text:span text:style-name="T350"><text:s/></text:span><text:span text:style-name="T351">изменениями</text:span><text:span text:style-name="T352"><text:s/></text:span><text:span text:style-name="T353">в</text:span><text:span text:style-name="T354"><text:s/>view<text:s/></text:span><text:span text:style-name="T355">и</text:span><text:span text:style-name="T356"><text:s/></text:span><text:span text:style-name="T357">обновляют</text:span><text:span text:style-name="T358"><text:s/></text:span><text:span text:style-name="T359">директивы</text:span><text:span text:style-name="T360">;</text:span></text:p>
      <text:p text:style-name="P2"><text:span text:style-name="T361">При</text:span><text:span text:style-name="T362"><text:s/></text:span><text:span text:style-name="T363">обновлении</text:span><text:span text:style-name="T364"><text:s/></text:span><text:span text:style-name="T365">в</text:span><text:span text:style-name="T366"><text:s/>$rootScope<text:s/></text:span><text:span text:style-name="T367">цикла</text:span><text:span text:style-name="T368"><text:s/>$digest<text:s/></text:span><text:span text:style-name="T369">проводится</text:span><text:span text:style-name="T370"><text:s/></text:span><text:span text:style-name="T371">его</text:span><text:span text:style-name="T372"><text:s/></text:span><text:span text:style-name="T373">проверка</text:span><text:span text:style-name="T374"><text:s/></text:span><text:span text:style-name="T375">на</text:span><text:span text:style-name="T376"><text:s/></text:span><text:span text:style-name="T377">изменения</text:span><text:span text:style-name="T378">,<text:s/></text:span><text:span text:style-name="T379">и</text:span><text:span text:style-name="T380"><text:s/></text:span><text:span text:style-name="T381">если</text:span><text:span text:style-name="T382"><text:s/></text:span><text:span text:style-name="T383">таковые</text:span><text:span text:style-name="T384"><text:s/></text:span><text:span text:style-name="T385">есть</text:span><text:span text:style-name="T386">,<text:s/></text:span><text:span text:style-name="T387">вызывается</text:span><text:span text:style-name="T388"><text:s/></text:span><text:span text:style-name="T389">функция</text:span><text:span text:style-name="T390"><text:s/></text:span><text:span text:style-name="T391">обратного</text:span><text:span text:style-name="T392"><text:s/></text:span><text:span text:style-name="T393">вызова</text:span><text:span text:style-name="T394"><text:s/></text:span><text:span text:style-name="T395">для</text:span><text:span text:style-name="T396"><text:s/></text:span><text:span text:style-name="T397">их</text:span><text:span text:style-name="T398"><text:s/></text:span><text:span text:style-name="T399">изменения</text:span><text:span text:style-name="T400">;<text:line-break/></text:span><text:span text:style-name="T401">Когда</text:span><text:span text:style-name="T402"><text:s/>scope<text:s/></text:span><text:span text:style-name="T403">больше</text:span><text:span text:style-name="T404"><text:s/></text:span><text:span text:style-name="T405">не</text:span><text:span text:style-name="T406"><text:s/></text:span><text:span text:style-name="T407">нужен</text:span><text:span text:style-name="T408">,<text:s/></text:span><text:span text:style-name="T409">вызывается</text:span><text:span text:style-name="T410"><text:s/></text:span><text:span text:style-name="T411">метод</text:span><text:span text:style-name="T412"><text:s/>$destroy();</text:span></text:p>
      <text:p text:style-name="P2"><text:span text:style-name="T413"/></text:p>
      <text:p text:style-name="P2"><text:span text:style-name="T414">Сервисы</text:span><text:span text:style-name="T415">:</text:span></text:p>
      <text:p text:style-name="P2"><text:span text:style-name="T416">angular.module('moduleFromService',[])</text:span></text:p>
      <text:p text:style-name="P2"><text:span text:style-name="T416">provider('nameServiceProvider',{</text:span></text:p>
      <text:p text:style-name="P2"><text:span text:style-name="T416"><text:tab/>$get: function(){</text:span></text:p>
      <text:p text:style-name="P2"><text:span text:style-name="T416"><text:tab/><text:tab/>return {</text:span></text:p>
      <text:p text:style-name="P2"><text:span text:style-name="T416"><text:tab/><text:tab/><text:tab/>prop1: val1</text:span></text:p>
      <text:p text:style-name="P2"><text:span text:style-name="T416"><text:tab/><text:tab/>}</text:span></text:p>
      <text:p text:style-name="P2"><text:span text:style-name="T416"><text:tab/>}</text:span></text:p>
      <text:p text:style-name="P2"><text:span text:style-name="T416">}/function(inject){</text:span></text:p>
      <text:p text:style-name="P2"><text:span text:style-name="T416"><text:tab/>var var1 = val1;</text:span></text:p>
      <text:p text:style-name="P2"><text:span text:style-name="T416"><text:tab/>return {</text:span></text:p>
      <text:p text:style-name="P2"><text:span text:style-name="T416"><text:tab/><text:tab/>$get: function(){</text:span></text:p>
      <text:p text:style-name="P2"><text:span text:style-name="T416"><text:tab/><text:tab/><text:tab/>return {</text:span></text:p>
      <text:p text:style-name="P2"><text:span text:style-name="T416"><text:tab/><text:tab/><text:tab/><text:tab/>prop1:var1</text:span></text:p>
      <text:p text:style-name="P2"><text:span text:style-name="T416"><text:tab/><text:tab/><text:tab/>} </text:span></text:p>
      <text:p text:style-name="P2"><text:span text:style-name="T416"><text:tab/><text:tab/>}</text:span></text:p>
      <text:p text:style-name="P2"><text:span text:style-name="T416"><text:tab/>}</text:span></text:p>
      <text:p text:style-name="P2"><text:span text:style-name="T416">}) -<text:s/></text:span><text:span text:style-name="T417">регистрирует</text:span><text:span text:style-name="T418"><text:s/></text:span><text:span text:style-name="T419">новый</text:span><text:span text:style-name="T420"><text:s/></text:span><text:span text:style-name="T421">сервис</text:span><text:span text:style-name="T422">,<text:s/></text:span><text:span text:style-name="T423">но</text:span><text:span text:style-name="T424"><text:s/></text:span><text:span text:style-name="T425">с</text:span><text:span text:style-name="T426"><text:s/></text:span><text:span text:style-name="T427">дополнительными</text:span><text:span text:style-name="T428"><text:s/></text:span><text:span text:style-name="T429">настройками</text:span><text:span text:style-name="T430"><text:s/>(<text:s/></text:span><text:span text:style-name="T431">такими</text:span><text:span text:style-name="T432"><text:s/></text:span><text:span text:style-name="T433">как</text:span><text:span text:style-name="T434"><text:s/>someMethod ),<text:s/></text:span><text:span text:style-name="T435">а</text:span><text:span text:style-name="T436"><text:s/>$get<text:s/></text:span><text:span text:style-name="T437">фактически</text:span><text:span text:style-name="T438"><text:s/></text:span><text:span text:style-name="T439">равняется</text:span><text:span text:style-name="T440"><text:s/>factory, nameService,<text:s/></text:span><text:span text:style-name="T441">как</text:span><text:span text:style-name="T442"><text:s/></text:span><text:span text:style-name="T443">объект</text:span><text:span text:style-name="T444">,<text:s/></text:span><text:span text:style-name="T445">возвращаемый</text:span><text:span text:style-name="T446"><text:s/></text:span><text:span text:style-name="T447">методом</text:span><text:span text:style-name="T448"><text:s/>$get<text:s/></text:span><text:span text:style-name="T449">будет</text:span><text:span text:style-name="T450"><text:s/></text:span><text:span text:style-name="T451">доступно</text:span><text:span text:style-name="T452"><text:s/></text:span><text:span text:style-name="T453">в</text:span><text:span text:style-name="T454"><text:s/>controller,<text:s/></text:span><text:span text:style-name="T455">а</text:span><text:span text:style-name="T456"><text:s/></text:span><text:span text:style-name="T457">провайдер</text:span><text:span text:style-name="T458"><text:s/>nameServiceProvider<text:s/></text:span><text:span text:style-name="T459">в</text:span><text:span text:style-name="T460"><text:s/>config,<text:s/></text:span><text:span text:style-name="T461">если</text:span><text:span text:style-name="T462"><text:s/></text:span><text:span text:style-name="T463">аргументом</text:span><text:span text:style-name="T464"><text:s/></text:span><text:span text:style-name="T465">является</text:span><text:span text:style-name="T466"><text:s/></text:span><text:span text:style-name="T467">функция</text:span><text:span text:style-name="T468">,<text:s/></text:span><text:span text:style-name="T469">она</text:span><text:span text:style-name="T470"><text:s/></text:span><text:span text:style-name="T471">должна</text:span><text:span text:style-name="T472"><text:s/></text:span><text:span text:style-name="T473">возвращать</text:span><text:span text:style-name="T474"><text:s/></text:span><text:span text:style-name="T475">объект</text:span><text:span text:style-name="T476">,<text:s/></text:span><text:span text:style-name="T477">который</text:span><text:span text:style-name="T478"><text:s/></text:span><text:span text:style-name="T479">будет</text:span><text:span text:style-name="T480"><text:s/></text:span><text:span text:style-name="T481">содержать</text:span><text:span text:style-name="T482"><text:s/></text:span><text:span text:style-name="T483">свойство</text:span><text:span text:style-name="T484"><text:s/>$get,<text:s/></text:span><text:span text:style-name="T485">значением</text:span><text:span text:style-name="T486"><text:s/></text:span><text:span text:style-name="T487">которого</text:span><text:span text:style-name="T488"><text:s/></text:span><text:span text:style-name="T489">должна</text:span><text:span text:style-name="T490"><text:s/></text:span><text:span text:style-name="T491">быть</text:span><text:span text:style-name="T492"><text:s/></text:span><text:span text:style-name="T493">функция</text:span><text:span text:style-name="T494">,<text:s/></text:span><text:span text:style-name="T495">возвращающая</text:span><text:span text:style-name="T496"><text:s/></text:span><text:span text:style-name="T497">объект</text:span><text:span text:style-name="T498"><text:s/></text:span><text:span text:style-name="T499">сервиса</text:span><text:span text:style-name="T500">;</text:span></text:p>
      <text:p text:style-name="P2"><text:span text:style-name="T501">.constant('appKey','valueKey')<text:s/></text:span><text:span text:style-name="T502">–</text:span><text:span text:style-name="T503"><text:s/></text:span><text:span text:style-name="T504">регистрирует</text:span><text:span text:style-name="T505"><text:s/></text:span><text:span text:style-name="T506">свойтсво</text:span><text:span text:style-name="T507"><text:s/></text:span><text:span text:style-name="T508">—</text:span><text:span text:style-name="T509"><text:s/></text:span><text:span text:style-name="T510">константу</text:span><text:span text:style-name="T511">,<text:s/></text:span><text:span text:style-name="T512">которая</text:span><text:span text:style-name="T513"><text:s/></text:span><text:span text:style-name="T514">будет</text:span><text:span text:style-name="T515"><text:s/></text:span><text:span text:style-name="T516">доступна</text:span><text:span text:style-name="T517"><text:s/></text:span><text:span text:style-name="T518">в</text:span><text:span text:style-name="T519"><text:s/></text:span><text:span text:style-name="T520">любом</text:span><text:span text:style-name="T521"><text:s/></text:span><text:span text:style-name="T522">коде</text:span><text:span text:style-name="T523"><text:s/></text:span><text:span text:style-name="T524">приложения</text:span><text:span text:style-name="T525">,<text:s/></text:span><text:span text:style-name="T526">включая</text:span><text:span text:style-name="T527"><text:s/>config (<text:s/></text:span><text:span text:style-name="T528">внедряемая</text:span><text:span text:style-name="T529"><text:s/></text:span><text:span text:style-name="T530">так</text:span><text:span text:style-name="T531"><text:s/></text:span><text:span text:style-name="T532">же</text:span><text:span text:style-name="T533">,<text:s/></text:span><text:span text:style-name="T534">как</text:span><text:span text:style-name="T535"><text:s/></text:span><text:span text:style-name="T536">и</text:span><text:span text:style-name="T537"><text:s/></text:span><text:span text:style-name="T538">сервис</text:span><text:span text:style-name="T539"><text:s/>);</text:span></text:p>
      <text:p text:style-name="P2"><text:span text:style-name="T540">Для</text:span><text:span text:style-name="T541"><text:s/></text:span><text:span text:style-name="T542">использования</text:span><text:span text:style-name="T543"><text:s/></text:span><text:span text:style-name="T544">общих</text:span><text:span text:style-name="T545"><text:s/></text:span><text:span text:style-name="T546">свойств</text:span><text:span text:style-name="T547"><text:s/></text:span><text:span text:style-name="T548">между</text:span><text:span text:style-name="T549"><text:s/></text:span><text:span text:style-name="T550">разными</text:span><text:span text:style-name="T551"><text:s/></text:span><text:span text:style-name="T552">контроллерами</text:span><text:span text:style-name="T553">,<text:s/></text:span><text:span text:style-name="T554">можем</text:span><text:span text:style-name="T555"><text:s/></text:span><text:span text:style-name="T556">манипулировать</text:span><text:span text:style-name="T557"><text:s/></text:span><text:span text:style-name="T558">этими</text:span><text:span text:style-name="T559"><text:s/></text:span><text:span text:style-name="T560">свойствами</text:span><text:span text:style-name="T561"><text:s/></text:span><text:span text:style-name="T562">в</text:span><text:span text:style-name="T563"><text:s/></text:span><text:span text:style-name="T564">сервисе</text:span><text:span text:style-name="T565"><text:s/>( factory ),<text:s/></text:span><text:span text:style-name="T566">а</text:span><text:span text:style-name="T567"><text:s/></text:span><text:span text:style-name="T568">в</text:span><text:span text:style-name="T569"><text:s/></text:span><text:span text:style-name="T570">контроллер</text:span><text:span text:style-name="T571"><text:s/></text:span><text:span text:style-name="T572">передавать</text:span><text:span text:style-name="T573"><text:s/></text:span><text:span text:style-name="T574">лишь</text:span><text:span text:style-name="T575"><text:s/></text:span><text:span text:style-name="T576">ссылку</text:span><text:span text:style-name="T577">;</text:span></text:p>
      <text:p text:style-name="P2"><text:span text:style-name="T578">.value('apiKey','value')<text:s/></text:span><text:span text:style-name="T579">–</text:span><text:span text:style-name="T580"><text:s/></text:span><text:span text:style-name="T581">если</text:span><text:span text:style-name="T582"><text:s/></text:span><text:span text:style-name="T583">значение</text:span><text:span text:style-name="T584"><text:s/></text:span><text:span text:style-name="T585">функции</text:span><text:span text:style-name="T586"><text:s/>$get<text:s/></text:span><text:span text:style-name="T587">является</text:span><text:span text:style-name="T588"><text:s/></text:span><text:span text:style-name="T589">статическим</text:span><text:span text:style-name="T590"><text:s/></text:span><text:span text:style-name="T591">значением</text:span><text:span text:style-name="T592">,<text:s/></text:span><text:span text:style-name="T593">используем</text:span><text:span text:style-name="T594"><text:s/></text:span><text:span text:style-name="T595">этот</text:span><text:span text:style-name="T596"><text:s/></text:span><text:span text:style-name="T597">метод</text:span><text:span text:style-name="T598"><text:s/>(<text:s/></text:span><text:span text:style-name="T599">не</text:span><text:span text:style-name="T600"><text:s/></text:span><text:span text:style-name="T601">будет</text:span><text:span text:style-name="T602"><text:s/></text:span><text:span text:style-name="T603">доступна</text:span><text:span text:style-name="T604"><text:s/></text:span><text:span text:style-name="T605">в</text:span><text:span text:style-name="T606"><text:s/>config );</text:span></text:p>
      <text:p text:style-name="P2"><text:span text:style-name="T607">.factory('nameNewService',function(){ var Service = {}; return Service; }); -<text:s/></text:span><text:span text:style-name="T608">самый</text:span><text:span text:style-name="T609"><text:s/></text:span><text:span text:style-name="T610">простой</text:span><text:span text:style-name="T611"><text:s/></text:span><text:span text:style-name="T612">способ</text:span><text:span text:style-name="T613"><text:s/></text:span><text:span text:style-name="T614">создать</text:span><text:span text:style-name="T615"><text:s/></text:span><text:span text:style-name="T616">новый</text:span><text:span text:style-name="T617"><text:s/></text:span><text:span text:style-name="T618">сервис</text:span><text:span text:style-name="T619">;</text:span></text:p>
      <text:p text:style-name="P2"><text:span text:style-name="T620">.service('name',function Constructor(){}) -<text:s/></text:span><text:span text:style-name="T621">если</text:span><text:span text:style-name="T622"><text:s/></text:span><text:span text:style-name="T623">мы</text:span><text:span text:style-name="T624"><text:s/></text:span><text:span text:style-name="T625">используем</text:span><text:span text:style-name="T626"><text:s/></text:span><text:span text:style-name="T627">просто</text:span><text:span text:style-name="T628"><text:s/></text:span><text:span text:style-name="T629">функцию</text:span><text:span text:style-name="T630"><text:s/></text:span><text:span text:style-name="T631">конструктор</text:span><text:span text:style-name="T632">,<text:s/></text:span><text:span text:style-name="T633">которая</text:span><text:span text:style-name="T634"><text:s/></text:span><text:span text:style-name="T635">после</text:span><text:span text:style-name="T636"><text:s/></text:span><text:span text:style-name="T637">инициализации</text:span><text:span text:style-name="T638"><text:s/></text:span><text:span text:style-name="T639">станет</text:span><text:span text:style-name="T640"><text:s/></text:span><text:span text:style-name="T641">классом</text:span><text:span text:style-name="T642">;</text:span></text:p>
      <text:p text:style-name="P2"><text:span text:style-name="T643"/></text:p>
      <text:p text:style-name="P2"><text:span text:style-name="T644">$digest(); -<text:s/></text:span><text:span text:style-name="T645">проводит</text:span><text:span text:style-name="T646"><text:s/></text:span><text:span text:style-name="T647">проверку</text:span><text:span text:style-name="T648">;</text:span></text:p>
      <text:p text:style-name="P2"><text:span text:style-name="T649">$parse(expression)(scope); -<text:s/></text:span><text:span text:style-name="T650">проводит</text:span><text:span text:style-name="T651"><text:s/></text:span><text:span text:style-name="T652">проверку</text:span><text:span text:style-name="T653"><text:s/>expression<text:s/></text:span><text:span text:style-name="T654">в</text:span><text:span text:style-name="T655"><text:s/></text:span><text:span text:style-name="T656">контексте</text:span><text:span text:style-name="T657"><text:s/>scope (Angular<text:s/></text:span><text:span text:style-name="T658">парсер</text:span><text:span text:style-name="T659">);</text:span></text:p>
      <text:p text:style-name="P2"><text:span text:style-name="T660">$interpolate(string)({propInContext: propNow}); -<text:s/></text:span><text:span text:style-name="T661">строка</text:span><text:span text:style-name="T662"><text:s/></text:span><text:span text:style-name="T663">которая</text:span><text:span text:style-name="T664"><text:s/></text:span><text:span text:style-name="T665">проверяется</text:span><text:span text:style-name="T666"><text:s/></text:span><text:span text:style-name="T667">на</text:span><text:span text:style-name="T668"><text:s/></text:span><text:span text:style-name="T669">содержимое</text:span><text:span text:style-name="T670"><text:s/></text:span><text:span text:style-name="T671">выражений</text:span><text:span text:style-name="T672"><text:s/></text:span><text:span text:style-name="T673">внутри</text:span><text:span text:style-name="T674"><text:s/></text:span><text:span text:style-name="T675">неё</text:span><text:span text:style-name="T676"><text:s/>string,<text:s/></text:span><text:span text:style-name="T677">найти</text:span><text:span text:style-name="T678"><text:s/>{{ propInContext }}<text:s/></text:span><text:span text:style-name="T679">в</text:span><text:span text:style-name="T680"><text:s/>string<text:s/></text:span><text:span text:style-name="T681">и</text:span><text:span text:style-name="T682"><text:s/></text:span><text:span text:style-name="T683">заменить</text:span><text:span text:style-name="T684"><text:s/></text:span><text:span text:style-name="T685">на</text:span><text:span text:style-name="T686"><text:s/></text:span><text:span text:style-name="T687">содержимое</text:span><text:span text:style-name="T688"><text:s/>propNow;</text:span></text:p>
      <text:p text:style-name="P2"><text:span text:style-name="T689">$interpolateProvider; -<text:s/></text:span><text:span text:style-name="T690">настройки</text:span><text:span text:style-name="T691"><text:s/></text:span><text:span text:style-name="T692">сервиса</text:span><text:span text:style-name="T693"><text:s/>interpolate;</text:span></text:p>
      <text:p text:style-name="P2"><text:span text:style-name="T694">методы</text:span><text:span text:style-name="T695">:</text:span></text:p>
      <text:p text:style-name="P2"><text:span text:style-name="T696">.startSymbol(“symbol”),</text:span></text:p>
      <text:p text:style-name="P2"><text:span text:style-name="T696">.endSymbol(“symbol”) -<text:s/></text:span><text:span text:style-name="T697">установить</text:span><text:span text:style-name="T698"><text:s/></text:span><text:span text:style-name="T699">свои</text:span><text:span text:style-name="T700"><text:s/></text:span><text:span text:style-name="T701">открывающие</text:span><text:span text:style-name="T702"><text:s/></text:span><text:span text:style-name="T703">и</text:span><text:span text:style-name="T704"><text:s/></text:span><text:span text:style-name="T705">закрывающие</text:span><text:span text:style-name="T706"><text:s/></text:span><text:span text:style-name="T707">символы</text:span><text:span text:style-name="T708"><text:s/>(<text:s/></text:span><text:span text:style-name="T709">стандартные</text:span><text:span text:style-name="T710">: {{ }} );</text:span></text:p>
      <text:p text:style-name="P2"><text:span text:style-name="T711">$filter('nameFilter')(dataNeedFiltred); -<text:s/></text:span><text:span text:style-name="T712">сервис</text:span><text:span text:style-name="T713"><text:s/></text:span><text:span text:style-name="T714">вызывает</text:span><text:span text:style-name="T715"><text:s/></text:span><text:span text:style-name="T716">и</text:span><text:span text:style-name="T717"><text:s/></text:span><text:span text:style-name="T718">применяет</text:span><text:span text:style-name="T719"><text:s/></text:span><text:span text:style-name="T720">необходимый</text:span><text:span text:style-name="T721"><text:s/></text:span><text:span text:style-name="T722">фильтр</text:span><text:span text:style-name="T723">;</text:span></text:p>
      <text:p text:style-name="P2"><text:span text:style-name="T724"/></text:p>
      <text:p text:style-name="P2"><text:span text:style-name="T725">Фильтры</text:span><text:span text:style-name="T726">:</text:span></text:p>
      <text:p text:style-name="P2"><text:span text:style-name="T727">$filter('name')(property)<text:s/></text:span><text:span text:style-name="T728">–</text:span><text:span text:style-name="T729"><text:s/></text:span><text:span text:style-name="T730">можно</text:span><text:span text:style-name="T731"><text:s/></text:span><text:span text:style-name="T732">использовать</text:span><text:span text:style-name="T733"><text:s/></text:span><text:span text:style-name="T734">фильтр</text:span><text:span text:style-name="T735"><text:s/></text:span><text:span text:style-name="T736">прямо</text:span><text:span text:style-name="T737"><text:s/></text:span><text:span text:style-name="T738">в</text:span><text:span text:style-name="T739"><text:s/></text:span><text:span text:style-name="T740">контроллере</text:span><text:span text:style-name="T741">;</text:span></text:p>
      <text:p text:style-name="P2"><text:span text:style-name="T742">currency<text:s/></text:span><text:span text:style-name="T743">–</text:span><text:span text:style-name="T744"><text:s/></text:span><text:span text:style-name="T745">валюта</text:span><text:span text:style-name="T746"><text:s/></text:span><text:span text:style-name="T747">соответствующая</text:span><text:span text:style-name="T748"><text:s/></text:span><text:span text:style-name="T749">текущей</text:span><text:span text:style-name="T750"><text:s/>local<text:s/></text:span><text:span text:style-name="T751">настройки</text:span><text:span text:style-name="T752">;</text:span></text:p>
      <text:p text:style-name="P2"><text:span text:style-name="T753">date<text:s/></text:span><text:span text:style-name="T754">–</text:span><text:span text:style-name="T755"><text:s/></text:span><text:span text:style-name="T756">отформатировать</text:span><text:span text:style-name="T757"><text:s/></text:span><text:span text:style-name="T758">объект</text:span><text:span text:style-name="T759"><text:s/>Date<text:s/></text:span><text:span text:style-name="T760">в</text:span><text:span text:style-name="T761"><text:s/></text:span><text:span text:style-name="T762">соответствии</text:span><text:span text:style-name="T763"><text:s/></text:span><text:span text:style-name="T764">с</text:span><text:span text:style-name="T765"><text:s/></text:span><text:span text:style-name="T766">параметрами</text:span><text:span text:style-name="T767">:<text:line-break/></text:span><text:span text:style-name="T768">Общие</text:span><text:span text:style-name="T769">: 'mediumDate'/'medium'/'short'/'fullDate'/'longDate'/'shortDate'/'mediumTime'/'shortTime';</text:span></text:p>
      <text:p text:style-name="P2"><text:span text:style-name="T770">Year Formatting: 'yyyy' 2013 / 'yy' 13 / 'y' 2013;</text:span></text:p>
      <text:p text:style-name="P2"><text:span text:style-name="T770">Month Formatting: 'MMMM' August / 'MMM' Aug / 'MM' 08 / 'M' 8;</text:span></text:p>
      <text:p text:style-name="P2"><text:span text:style-name="T770">Day Formatting: 'dd' 09 / 'd' 9 / 'EEEE' Thursday / 'EEE' Thu;</text:span></text:p>
      <text:p text:style-name="P2"><text:span text:style-name="T770">Hour Formatting: 'HH' 00 / 'H' 0 / 'hh' 12 / 'h' 12;</text:span></text:p>
      <text:p text:style-name="P2"><text:span text:style-name="T770">Minute Formatting: 'mm' 09 / 'm' 9;</text:span></text:p>
      <text:p text:style-name="P2"><text:span text:style-name="T770">Second Formatting: 'ss' 02 / 's' 2 / '.sss' .995;</text:span></text:p>
      <text:p text:style-name="P2"><text:span text:style-name="T770">String Formatting: 'a' AM / 'Z' -0700.</text:span></text:p>
      <text:p text:style-name="P2"><text:span text:style-name="T770">filter:string:object:function; -<text:s/></text:span><text:span text:style-name="T771">отфильтрует</text:span><text:span text:style-name="T772"><text:s/></text:span><text:span text:style-name="T773">массив</text:span><text:span text:style-name="T774"><text:s/></text:span><text:span text:style-name="T775">соответственно</text:span><text:span text:style-name="T776"><text:s/></text:span><text:span text:style-name="T777">значениям</text:span><text:span text:style-name="T778"><text:s/></text:span><text:span text:style-name="T779">в</text:span><text:span text:style-name="T780"><text:s/></text:span><text:span text:style-name="T781">аргументах</text:span><text:span text:style-name="T782">:</text:span></text:p>
      <text:p text:style-name="P2"><text:span text:style-name="T783">первый</text:span><text:span text:style-name="T784"><text:s/></text:span><text:span text:style-name="T785">аргумент</text:span><text:span text:style-name="T786"><text:s/>string<text:s/></text:span><text:span text:style-name="T787">–</text:span><text:span text:style-name="T788"><text:s/></text:span><text:span text:style-name="T789">отфильтровать</text:span><text:span text:style-name="T790"><text:s/></text:span><text:span text:style-name="T791">массив</text:span><text:span text:style-name="T792"><text:s/></text:span><text:span text:style-name="T793">по</text:span><text:span text:style-name="T794"><text:s/></text:span><text:span text:style-name="T795">значению</text:span><text:span text:style-name="T796"><text:s/>string; object<text:s/></text:span><text:span text:style-name="T797">–</text:span><text:span text:style-name="T798"><text:s/></text:span><text:span text:style-name="T799">найти</text:span><text:span text:style-name="T800"><text:s/></text:span><text:span text:style-name="T801">в</text:span><text:span text:style-name="T802"><text:s/></text:span><text:span text:style-name="T803">объектах</text:span><text:span text:style-name="T804"><text:s/></text:span><text:span text:style-name="T805">объект</text:span><text:span text:style-name="T806"><text:s/></text:span><text:span text:style-name="T807">с</text:span><text:span text:style-name="T808"><text:s/></text:span><text:span text:style-name="T809">таким</text:span><text:span text:style-name="T810"><text:s/></text:span><text:span text:style-name="T811">же</text:span><text:span text:style-name="T812"><text:s/></text:span><text:span text:style-name="T813">свойством</text:span><text:span text:style-name="T814">,<text:s/></text:span><text:span text:style-name="T815">второй</text:span><text:span text:style-name="T816"><text:s/></text:span><text:span text:style-name="T817">аргумент</text:span><text:span text:style-name="T818">: true<text:s/></text:span><text:span text:style-name="T819">–</text:span><text:span text:style-name="T820"><text:s/></text:span><text:span text:style-name="T821">пройдет</text:span><text:span text:style-name="T822"><text:s/></text:span><text:span text:style-name="T823">доп</text:span><text:span text:style-name="T824"><text:s/></text:span><text:span text:style-name="T825">проверку</text:span><text:span text:style-name="T826"><text:s/>angular.equal(now,old), false<text:s/></text:span><text:span text:style-name="T827">–</text:span><text:span text:style-name="T828"><text:s/></text:span><text:span text:style-name="T829">что</text:span><text:span text:style-name="T830">-</text:span><text:span text:style-name="T831">то</text:span><text:span text:style-name="T832"><text:s/></text:span><text:span text:style-name="T833">связанное</text:span><text:span text:style-name="T834"><text:s/></text:span><text:span text:style-name="T835">с</text:span><text:span text:style-name="T836"><text:s/></text:span><text:span text:style-name="T837">нижним</text:span><text:span text:style-name="T838"><text:s/>/<text:s/></text:span><text:span text:style-name="T839">верхним</text:span><text:span text:style-name="T840"><text:s/></text:span><text:span text:style-name="T841">регистром</text:span><text:span text:style-name="T842"><text:s/></text:span><text:span text:style-name="T843">строк</text:span><text:span text:style-name="T844">, function<text:s/></text:span><text:span text:style-name="T845">–</text:span><text:span text:style-name="T846"><text:s/></text:span><text:span text:style-name="T847">прогоняет</text:span><text:span text:style-name="T848"><text:s/></text:span><text:span text:style-name="T849">через</text:span><text:span text:style-name="T850"><text:s/></text:span><text:span text:style-name="T851">еще</text:span><text:span text:style-name="T852"><text:s/></text:span><text:span text:style-name="T853">одну</text:span><text:span text:style-name="T854"><text:s/></text:span><text:span text:style-name="T855">строку</text:span><text:span text:style-name="T856">;</text:span></text:p>
      <text:p text:style-name="P2"><text:span text:style-name="T857">json<text:s/></text:span><text:span text:style-name="T858">–</text:span><text:span text:style-name="T859"><text:s/></text:span><text:span text:style-name="T860">отфильтрует</text:span><text:span text:style-name="T861"><text:s/>JSON<text:s/></text:span><text:span text:style-name="T862">данные</text:span><text:span text:style-name="T863"><text:s/></text:span><text:span text:style-name="T864">или</text:span><text:span text:style-name="T865"><text:s/></text:span><text:span text:style-name="T866">просто</text:span><text:span text:style-name="T867"><text:s/></text:span><text:span text:style-name="T868">объект</text:span><text:span text:style-name="T869"><text:s/></text:span><text:span text:style-name="T870">в</text:span><text:span text:style-name="T871"><text:s/></text:span><text:span text:style-name="T872">формат</text:span><text:span text:style-name="T873"><text:s/>JSON;<text:line-break/>limitTo:index<text:s/></text:span><text:span text:style-name="T874">–</text:span><text:span text:style-name="T875"><text:s/></text:span><text:span text:style-name="T876">оставит</text:span><text:span text:style-name="T877"><text:s/></text:span><text:span text:style-name="T878">только</text:span><text:span text:style-name="T879"><text:s/></text:span><text:span text:style-name="T880">элементы</text:span><text:span text:style-name="T881"><text:s/></text:span><text:span text:style-name="T882">по</text:span><text:span text:style-name="T883"><text:s/>index,<text:s/></text:span><text:span text:style-name="T884">принимает</text:span><text:span text:style-name="T885"><text:s/></text:span><text:span text:style-name="T886">как</text:span><text:span text:style-name="T887"><text:s/></text:span><text:span text:style-name="T888">отрицательные</text:span><text:span text:style-name="T889"><text:s/></text:span><text:span text:style-name="T890">значения</text:span><text:span text:style-name="T891"><text:s/>(<text:s/></text:span><text:span text:style-name="T892">с</text:span><text:span text:style-name="T893"><text:s/></text:span><text:span text:style-name="T894">конца</text:span><text:span text:style-name="T895"><text:s/>),<text:s/></text:span><text:span text:style-name="T896">так</text:span><text:span text:style-name="T897"><text:s/></text:span><text:span text:style-name="T898">и</text:span><text:span text:style-name="T899"><text:s/></text:span><text:span text:style-name="T900">положительные</text:span><text:span text:style-name="T901"><text:s/>(<text:s/></text:span><text:span text:style-name="T902">с</text:span><text:span text:style-name="T903"><text:s/></text:span><text:span text:style-name="T904">начала</text:span><text:span text:style-name="T905"><text:s/>);</text:span></text:p>
      <text:p text:style-name="P2"><text:span text:style-name="T906">lowercase,</text:span></text:p>
      <text:p text:style-name="P2"><text:span text:style-name="T906">uppercase<text:s/></text:span><text:span text:style-name="T907">–</text:span><text:span text:style-name="T908"><text:s/></text:span><text:span text:style-name="T909">сделает</text:span><text:span text:style-name="T910"><text:s/></text:span><text:span text:style-name="T911">строку</text:span><text:span text:style-name="T912"><text:s/></text:span><text:span text:style-name="T913">в</text:span><text:span text:style-name="T914"><text:s/></text:span><text:span text:style-name="T915">нижнем</text:span><text:span text:style-name="T916"><text:s/>/<text:s/></text:span><text:span text:style-name="T917">верхнем</text:span><text:span text:style-name="T918"><text:s/></text:span><text:span text:style-name="T919">регистре</text:span><text:span text:style-name="T920">;</text:span></text:p>
      <text:p text:style-name="P2"><text:span text:style-name="T921">number:quantity<text:s/></text:span><text:span text:style-name="T922">–</text:span><text:span text:style-name="T923"><text:s/></text:span><text:span text:style-name="T924">переведет</text:span><text:span text:style-name="T925"><text:s/></text:span><text:span text:style-name="T926">обычное</text:span><text:span text:style-name="T927"><text:s/></text:span><text:span text:style-name="T928">число</text:span><text:span text:style-name="T929"><text:s/></text:span><text:span text:style-name="T930">в</text:span><text:span text:style-name="T931"><text:s/></text:span><text:span text:style-name="T932">формат</text:span><text:span text:style-name="T933"><text:s/></text:span><text:span text:style-name="T934">строки</text:span><text:span text:style-name="T935">, quantity<text:s/></text:span><text:span text:style-name="T936">скажет</text:span><text:span text:style-name="T937"><text:s/></text:span><text:span text:style-name="T938">сколько</text:span><text:span text:style-name="T939"><text:s/></text:span><text:span text:style-name="T940">символов</text:span><text:span text:style-name="T941"><text:s/></text:span><text:span text:style-name="T942">оставить</text:span><text:span text:style-name="T943"><text:s/></text:span><text:span text:style-name="T944">после</text:span><text:span text:style-name="T945"><text:s/></text:span><text:span text:style-name="T946">точки</text:span><text:span text:style-name="T947"><text:s/>(<text:s/></text:span><text:span text:style-name="T948">не</text:span><text:span text:style-name="T949"><text:s/></text:span><text:span text:style-name="T950">целое</text:span><text:span text:style-name="T951"><text:s/></text:span><text:span text:style-name="T952">число</text:span><text:span text:style-name="T953"><text:s/>) ;</text:span></text:p>
      <text:p text:style-name="P2"><text:span text:style-name="T954">orederBy: 'propName' : boolean<text:s/></text:span><text:span text:style-name="T955">–</text:span><text:span text:style-name="T956"><text:s/></text:span><text:span text:style-name="T957">отсортирует</text:span><text:span text:style-name="T958"><text:s/></text:span><text:span text:style-name="T959">массив</text:span><text:span text:style-name="T960"><text:s/></text:span><text:span text:style-name="T961">объектов</text:span><text:span text:style-name="T962"><text:s/></text:span><text:span text:style-name="T963">по</text:span><text:span text:style-name="T964"><text:s/></text:span><text:span text:style-name="T965">параметру</text:span><text:span text:style-name="T966"><text:s text:c="2"/>propName,<text:s/></text:span><text:span text:style-name="T967">вторым</text:span><text:span text:style-name="T968"><text:s/></text:span><text:span text:style-name="T969">аргументом</text:span><text:span text:style-name="T970"><text:s/></text:span><text:span text:style-name="T971">передается</text:span><text:span text:style-name="T972"><text:s/>true (<text:s/></text:span><text:span text:style-name="T973">реверсироваться</text:span><text:span text:style-name="T974"><text:s/></text:span><text:span text:style-name="T975">сортировку</text:span><text:span text:style-name="T976"><text:s/>) false (<text:s/></text:span><text:span text:style-name="T977">оставить</text:span><text:span text:style-name="T978"><text:s/></text:span><text:span text:style-name="T979">как</text:span><text:span text:style-name="T980"><text:s/></text:span><text:span text:style-name="T981">есть</text:span><text:span text:style-name="T982"><text:s/>);</text:span></text:p>
      <text:p text:style-name="P2"><text:span text:style-name="T983">Фильтры</text:span><text:span text:style-name="T984"><text:s/></text:span><text:span text:style-name="T985">формы</text:span><text:span text:style-name="T986">:</text:span></text:p>
      <text:p text:style-name="P2"><text:span text:style-name="T987">name=”formName” -<text:s/></text:span><text:span text:style-name="T988">задавая</text:span><text:span text:style-name="T989"><text:s/></text:span><text:span text:style-name="T990">имя</text:span><text:span text:style-name="T991"><text:s/></text:span><text:span text:style-name="T992">формы</text:span><text:span text:style-name="T993">,<text:s/></text:span><text:span text:style-name="T994">автоматически</text:span><text:span text:style-name="T995"><text:s/></text:span><text:span text:style-name="T996">создаем</text:span><text:span text:style-name="T997"><text:s/></text:span><text:span text:style-name="T998">для</text:span><text:span text:style-name="T999"><text:s/></text:span><text:span text:style-name="T1000">неё</text:span><text:span text:style-name="T1001"><text:s/></text:span><text:span text:style-name="T1002">возможность</text:span><text:span text:style-name="T1003"><text:s/></text:span><text:span text:style-name="T1004">проверки</text:span><text:span text:style-name="T1005"><text:s/></text:span><text:span text:style-name="T1006">на</text:span><text:span text:style-name="T1007"><text:s/></text:span><text:span text:style-name="T1008">типы</text:span><text:span text:style-name="T1009"><text:s/></text:span><text:span text:style-name="T1010">полей</text:span><text:span text:style-name="T1011">;<text:line-break/>novalidate<text:s/></text:span><text:span text:style-name="T1012">–</text:span><text:span text:style-name="T1013"><text:s/></text:span><text:span text:style-name="T1014">отключить</text:span><text:span text:style-name="T1015"><text:s/></text:span><text:span text:style-name="T1016">стандартную</text:span><text:span text:style-name="T1017"><text:s/></text:span><text:span text:style-name="T1018">проверку</text:span><text:span text:style-name="T1019"><text:s/></text:span><text:span text:style-name="T1020">формы</text:span><text:span text:style-name="T1021"><text:s/></text:span><text:span text:style-name="T1022">браузером</text:span><text:span text:style-name="T1023">;</text:span></text:p>
      <text:p text:style-name="P2"><text:span text:style-name="T1024">required<text:s/></text:span><text:span text:style-name="T1025">–</text:span><text:span text:style-name="T1026"><text:s/></text:span><text:span text:style-name="T1027">обязательное</text:span><text:span text:style-name="T1028"><text:s/></text:span><text:span text:style-name="T1029">поле</text:span><text:span text:style-name="T1030"><text:s/></text:span><text:span text:style-name="T1031">для</text:span><text:span text:style-name="T1032"><text:s/></text:span><text:span text:style-name="T1033">заполнения</text:span><text:span text:style-name="T1034">;</text:span></text:p>
      <text:p text:style-name="P2"><text:span text:style-name="T1035">ng-minlenght,</text:span></text:p>
      <text:p text:style-name="P2"><text:span text:style-name="T1035">ng-maxlength=”number” -<text:s/></text:span><text:span text:style-name="T1036">минимальное</text:span><text:span text:style-name="T1037"><text:s/>/<text:s/></text:span><text:span text:style-name="T1038">максимальное</text:span><text:span text:style-name="T1039"><text:s/></text:span><text:span text:style-name="T1040">количество</text:span><text:span text:style-name="T1041"><text:s/></text:span><text:span text:style-name="T1042">символов</text:span><text:span text:style-name="T1043"><text:s/></text:span><text:span text:style-name="T1044">допустимое</text:span><text:span text:style-name="T1045"><text:s/></text:span><text:span text:style-name="T1046">в</text:span><text:span text:style-name="T1047"><text:s/></text:span><text:span text:style-name="T1048">поле</text:span><text:span text:style-name="T1049"><text:s/></text:span><text:span text:style-name="T1050">для</text:span><text:span text:style-name="T1051"><text:s/></text:span><text:span text:style-name="T1052">ввода</text:span><text:span text:style-name="T1053">;</text:span></text:p>
      <text:p text:style-name="P2"><text:span text:style-name="T1054">ng-pattern=”regExp” -<text:s/></text:span><text:span text:style-name="T1055">проверить</text:span><text:span text:style-name="T1056"><text:s/></text:span><text:span text:style-name="T1057">ввод</text:span><text:span text:style-name="T1058"><text:s/></text:span><text:span text:style-name="T1059">на</text:span><text:span text:style-name="T1060"><text:s/></text:span><text:span text:style-name="T1061">соответствие</text:span><text:span text:style-name="T1062"><text:s/></text:span><text:span text:style-name="T1063">значению</text:span><text:span text:style-name="T1064"><text:s/>regExp;</text:span></text:p>
      <text:p text:style-name="P2"><text:span text:style-name="T1065">type=”email”,</text:span></text:p>
      <text:p text:style-name="P2"><text:span text:style-name="T1065">type=”number”,</text:span></text:p>
      <text:p text:style-name="P2"><text:span text:style-name="T1065">type=”url” -<text:s/></text:span><text:span text:style-name="T1066">будет</text:span><text:span text:style-name="T1067"><text:s/></text:span><text:span text:style-name="T1068">осуществлена</text:span><text:span text:style-name="T1069"><text:s/></text:span><text:span text:style-name="T1070">проверка</text:span><text:span text:style-name="T1071"><text:s/></text:span><text:span text:style-name="T1072">на</text:span><text:span text:style-name="T1073"><text:s/></text:span><text:span text:style-name="T1074">тип</text:span><text:span text:style-name="T1075"><text:s/></text:span><text:span text:style-name="T1076">вводы</text:span><text:span text:style-name="T1077"><text:s/>email / number / url;</text:span></text:p>
      <text:p text:style-name="P2"><text:span text:style-name="T1078">Свойства</text:span><text:span text:style-name="T1079"><text:s/></text:span><text:span text:style-name="T1080">формы</text:span><text:span text:style-name="T1081"><text:s/></text:span><text:span text:style-name="T1082">доступны</text:span><text:span text:style-name="T1083"><text:s/></text:span><text:span text:style-name="T1084">в</text:span><text:span text:style-name="T1085"><text:s/></text:span><text:span text:style-name="T1086">контроллере</text:span><text:span text:style-name="T1087"><text:s/></text:span><text:span text:style-name="T1088">по</text:span><text:span text:style-name="T1089"><text:s/></text:span><text:span text:style-name="T1090">пути</text:span><text:span text:style-name="T1091"><text:s/>formName.fieldName:</text:span></text:p>
      <text:p text:style-name="P2"><text:span text:style-name="T1092">$pristine=”false/true” -<text:s/></text:span><text:span text:style-name="T1093">не</text:span><text:span text:style-name="T1094"><text:s/></text:span><text:span text:style-name="T1095">касался</text:span><text:span text:style-name="T1096"><text:s/></text:span><text:span text:style-name="T1097">пользователь</text:span><text:span text:style-name="T1098"><text:s/></text:span><text:span text:style-name="T1099">формы</text:span><text:span text:style-name="T1100"><text:s/>(<text:s/></text:span><text:span text:style-name="T1101">класс</text:span><text:span text:style-name="T1102"><text:s/>ng-pristine );<text:line-break/>$dirty=”false/true” -<text:s/></text:span><text:span text:style-name="T1103">касался</text:span><text:span text:style-name="T1104"><text:s/></text:span><text:span text:style-name="T1105">ли</text:span><text:span text:style-name="T1106"><text:s/></text:span><text:span text:style-name="T1107">пользователь</text:span><text:span text:style-name="T1108"><text:s/></text:span><text:span text:style-name="T1109">формы</text:span><text:span text:style-name="T1110"><text:s/>(<text:s/></text:span><text:span text:style-name="T1111">класс</text:span><text:span text:style-name="T1112"><text:s/>ng-dirty );</text:span></text:p>
      <text:p text:style-name="P2"><text:span text:style-name="T1113">$valid=”false/true” -<text:s/></text:span><text:span text:style-name="T1114">все</text:span><text:span text:style-name="T1115"><text:s/></text:span><text:span text:style-name="T1116">ли</text:span><text:span text:style-name="T1117"><text:s/></text:span><text:span text:style-name="T1118">правильно</text:span><text:span text:style-name="T1119"><text:s/></text:span><text:span text:style-name="T1120">в</text:span><text:span text:style-name="T1121"><text:s/></text:span><text:span text:style-name="T1122">форме</text:span><text:span text:style-name="T1123"><text:s/>(<text:s/></text:span><text:span text:style-name="T1124">класс</text:span><text:span text:style-name="T1125"><text:s/>ng-valid );<text:line-break/>$invalid<text:s text:c="2"/>-<text:s/></text:span><text:span text:style-name="T1126">есть</text:span><text:span text:style-name="T1127"><text:s/></text:span><text:span text:style-name="T1128">ли</text:span><text:span text:style-name="T1129"><text:s/></text:span><text:span text:style-name="T1130">неправильно</text:span><text:span text:style-name="T1131"><text:s/></text:span><text:span text:style-name="T1132">заполненные</text:span><text:span text:style-name="T1133"><text:s/></text:span><text:span text:style-name="T1134">поля</text:span><text:span text:style-name="T1135"><text:s/></text:span><text:span text:style-name="T1136">в</text:span><text:span text:style-name="T1137"><text:s/></text:span><text:span text:style-name="T1138">форме</text:span><text:span text:style-name="T1139"><text:s/>(<text:s/></text:span><text:span text:style-name="T1140">класс</text:span><text:span text:style-name="T1141"><text:s/>ng-invalid );</text:span></text:p>
      <text:p text:style-name="P2"><text:span text:style-name="T1142">$error<text:s/></text:span><text:span text:style-name="T1143">–</text:span><text:span text:style-name="T1144"><text:s/></text:span><text:span text:style-name="T1145">объект</text:span><text:span text:style-name="T1146"><text:s/></text:span><text:span text:style-name="T1147">ошибки</text:span><text:span text:style-name="T1148"><text:s/></text:span><text:span text:style-name="T1149">если</text:span><text:span text:style-name="T1150"><text:s/></text:span><text:span text:style-name="T1151">они</text:span><text:span text:style-name="T1152"><text:s/></text:span><text:span text:style-name="T1153">есть</text:span><text:span text:style-name="T1154"><text:s/></text:span><text:span text:style-name="T1155">в</text:span><text:span text:style-name="T1156"><text:s/></text:span><text:span text:style-name="T1157">форме</text:span><text:span text:style-name="T1158">;</text:span></text:p>
      <text:p text:style-name="P2"><text:span text:style-name="T1159"/></text:p>
      <text:p text:style-name="P2"><text:span text:style-name="T1160">Директива</text:span><text:span text:style-name="T1161">:</text:span></text:p>
      <text:p text:style-name="P2"><text:span text:style-name="T1162">directive('directiveName',function(){</text:span></text:p>
      <text:p text:style-name="P2"><text:span text:style-name="T1162"><text:tab/>return {</text:span></text:p>
      <text:p text:style-name="P2"><text:span text:style-name="T1162"><text:tab/><text:tab/>restrict: 'ECAM', // -<text:s/></text:span><text:span text:style-name="T1163">формат</text:span><text:span text:style-name="T1164"><text:s/></text:span><text:span text:style-name="T1165">директивы</text:span><text:span text:style-name="T1166">:</text:span></text:p>
      <text:p text:style-name="P2"><text:span text:style-name="T1167"><text:tab/><text:tab/><text:tab/><text:tab/><text:s text:c="4"/>//<text:tab/>E<text:s/></text:span><text:span text:style-name="T1168">–</text:span><text:span text:style-name="T1169"><text:s/></text:span><text:span text:style-name="T1170">в</text:span><text:span text:style-name="T1171"><text:s/></text:span><text:span text:style-name="T1172">качестве</text:span><text:span text:style-name="T1173"><text:s/></text:span><text:span text:style-name="T1174">элемента</text:span><text:span text:style-name="T1175">;</text:span></text:p>
      <text:p text:style-name="P2"><text:span text:style-name="T1176"><text:tab/><text:tab/><text:tab/><text:tab/><text:s text:c="4"/>//<text:tab/>C<text:s/></text:span><text:span text:style-name="T1177">–</text:span><text:span text:style-name="T1178"><text:s/></text:span><text:span text:style-name="T1179">класса</text:span><text:span text:style-name="T1180">;</text:span></text:p>
      <text:p text:style-name="P2"><text:span text:style-name="T1181"><text:tab/><text:tab/><text:tab/><text:tab/><text:s text:c="4"/>//<text:tab/>A<text:s/></text:span><text:span text:style-name="T1182">–</text:span><text:span text:style-name="T1183"><text:s/></text:span><text:span text:style-name="T1184">атрибута</text:span><text:span text:style-name="T1185"><text:s/></text:span><text:span text:style-name="T1186">элемента</text:span><text:span text:style-name="T1187">;</text:span></text:p>
      <text:p text:style-name="P2"><text:span text:style-name="T1188"><text:tab/><text:tab/><text:tab/><text:tab/><text:s text:c="4"/>//<text:tab/>M<text:s/></text:span><text:span text:style-name="T1189">–</text:span><text:span text:style-name="T1190"><text:s/></text:span><text:span text:style-name="T1191">комментария</text:span><text:span text:style-name="T1192"><text:s/>( &lt;!-- directive: directiveName --&gt; );</text:span></text:p>
      <text:p text:style-name="P2"><text:span text:style-name="T1193"><text:tab/><text:tab/>priority: number, // -<text:s/></text:span><text:span text:style-name="T1194">приоритет</text:span><text:span text:style-name="T1195"><text:s/></text:span><text:span text:style-name="T1196">директивы</text:span><text:span text:style-name="T1197"><text:s/>(<text:s/></text:span><text:span text:style-name="T1198">две</text:span><text:span text:style-name="T1199"><text:s/></text:span><text:span text:style-name="T1200">директивы</text:span><text:span text:style-name="T1201"><text:s/></text:span><text:span text:style-name="T1202">с</text:span><text:span text:style-name="T1203"><text:s/></text:span><text:span text:style-name="T1204">одинаковым</text:span><text:span text:style-name="T1205"><text:s/><text:tab/><text:tab/><text:tab/><text:tab/><text:s text:c="5"/>//<text:s/></text:span><text:span text:style-name="T1206">приоритетом</text:span><text:span text:style-name="T1207"><text:s/></text:span><text:span text:style-name="T1208">будут</text:span><text:span text:style-name="T1209"><text:s/></text:span><text:span text:style-name="T1210">вызваны</text:span><text:span text:style-name="T1211"><text:s/></text:span><text:span text:style-name="T1212">по</text:span><text:span text:style-name="T1213"><text:s/></text:span><text:span text:style-name="T1214">порядку</text:span><text:span text:style-name="T1215"><text:s/>);</text:span></text:p>
      <text:p text:style-name="P2"><text:span text:style-name="T1216"><text:tab/><text:tab/>terminal: boolean, // -<text:s/></text:span><text:span text:style-name="T1217">если</text:span><text:span text:style-name="T1218"><text:s/></text:span><text:span text:style-name="T1219">активировать</text:span><text:span text:style-name="T1220">,<text:s/></text:span><text:span text:style-name="T1221">то</text:span><text:span text:style-name="T1222"><text:s/></text:span><text:span text:style-name="T1223">эта</text:span><text:span text:style-name="T1224"><text:s/></text:span><text:span text:style-name="T1225">директива</text:span><text:span text:style-name="T1226"><text:s/></text:span><text:span text:style-name="T1227">запрещает</text:span><text:span text:style-name="T1228"><text:s/></text:span><text:span text:style-name="T1229">вызов</text:span><text:span text:style-name="T1230"><text:s/><text:tab/><text:tab/><text:tab/><text:tab/><text:s text:c="6"/>//<text:s/></text:span><text:span text:style-name="T1231">других</text:span><text:span text:style-name="T1232"><text:s/></text:span><text:span text:style-name="T1233">директив</text:span><text:span text:style-name="T1234">,<text:s/></text:span><text:span text:style-name="T1235">приоритет</text:span><text:span text:style-name="T1236"><text:s/></text:span><text:span text:style-name="T1237">которых</text:span><text:span text:style-name="T1238"><text:s/></text:span><text:span text:style-name="T1239">выше</text:span><text:span text:style-name="T1240">;</text:span></text:p>
      <text:p text:style-name="P2"><text:span text:style-name="T1241"><text:tab/><text:tab/>template: 'string'<text:s text:c="3"/>// -<text:s/></text:span><text:span text:style-name="T1242">строка</text:span><text:span text:style-name="T1243"><text:s/></text:span><text:span text:style-name="T1244">с</text:span><text:span text:style-name="T1245"><text:s/>HTML,<text:s/></text:span><text:span text:style-name="T1246">если</text:span><text:span text:style-name="T1247"><text:s/></text:span><text:span text:style-name="T1248">элементов</text:span><text:span text:style-name="T1249"><text:s/></text:span><text:span text:style-name="T1250">несколько</text:span><text:span text:style-name="T1251"><text:s/></text:span><text:span text:style-name="T1252">или</text:span><text:span text:style-name="T1253"><text:s/></text:span><text:span text:style-name="T1254">просто</text:span><text:span text:style-name="T1255"><text:s/><text:tab/><text:tab/><text:tab/><text:tab/><text:s text:c="5"/>//<text:s/></text:span><text:span text:style-name="T1256">текст</text:span><text:span text:style-name="T1257"><text:s/></text:span><text:span text:style-name="T1258">то</text:span><text:span text:style-name="T1259"><text:s/></text:span><text:span text:style-name="T1260">необходимо</text:span><text:span text:style-name="T1261"><text:s/></text:span><text:span text:style-name="T1262">обернуть</text:span><text:span text:style-name="T1263"><text:s/></text:span><text:span text:style-name="T1264">это</text:span><text:span text:style-name="T1265"><text:s/></text:span><text:span text:style-name="T1266">одним</text:span><text:span text:style-name="T1267"><text:s/></text:span><text:span text:style-name="T1268">элементом</text:span><text:span text:style-name="T1269">;</text:span></text:p>
      <text:p text:style-name="P2"><text:span text:style-name="T1270"><text:tab/><text:tab/><text:tab/><text:s text:c="4"/>function(tElement,tAttrs){}, // -<text:s/></text:span><text:span text:style-name="T1271">функция</text:span><text:span text:style-name="T1272">,<text:s/></text:span><text:span text:style-name="T1273">которая</text:span><text:span text:style-name="T1274"><text:s/></text:span><text:span text:style-name="T1275">возвращает</text:span><text:span text:style-name="T1276"><text:s/></text:span><text:span text:style-name="T1277">строку</text:span><text:span text:style-name="T1278"><text:s text:c="3"/><text:tab/><text:tab/><text:tab/><text:tab/><text:s text:c="5"/><text:tab/><text:tab/><text:tab/><text:s text:c="3"/>//<text:s/></text:span><text:span text:style-name="T1279">с</text:span><text:span text:style-name="T1280"><text:s/>HTML;</text:span></text:p>
      <text:p text:style-name="P2"><text:span text:style-name="T1281"><text:tab/><text:tab/>templateUrl: 'url' // -<text:s/></text:span><text:span text:style-name="T1282">строка</text:span><text:span text:style-name="T1283"><text:s/></text:span><text:span text:style-name="T1284">к</text:span><text:span text:style-name="T1285"><text:s/></text:span><text:span text:style-name="T1286">загрузке</text:span><text:span text:style-name="T1287"><text:s/></text:span><text:span text:style-name="T1288">шаблона</text:span><text:span text:style-name="T1289"><text:s/></text:span><text:span text:style-name="T1290">по</text:span><text:span text:style-name="T1291"><text:s/></text:span><text:span text:style-name="T1292">адресу</text:span><text:span text:style-name="T1293"><text:s/>url;</text:span></text:p>
      <text:p text:style-name="P2"><text:span text:style-name="T1294"><text:tab/><text:tab/><text:tab/><text:s text:c="10"/>function(tElement,eAttrs){}, // -<text:s/></text:span><text:span text:style-name="T1295">функция</text:span><text:span text:style-name="T1296">,<text:s/></text:span><text:span text:style-name="T1297">возвращающая</text:span><text:span text:style-name="T1298"><text:s/>url;</text:span></text:p>
      <text:p text:style-name="P2"><text:span text:style-name="T1299"><text:tab/><text:tab/>replace: boolean,<text:s text:c="2"/>// -<text:s/></text:span><text:span text:style-name="T1300">заменять</text:span><text:span text:style-name="T1301"><text:s/></text:span><text:span text:style-name="T1302">ли</text:span><text:span text:style-name="T1303"><text:s/></text:span><text:span text:style-name="T1304">тэг</text:span><text:span text:style-name="T1305"><text:s/></text:span><text:span text:style-name="T1306">директивы</text:span><text:span text:style-name="T1307"><text:s/></text:span><text:span text:style-name="T1308">шаблоном</text:span><text:span text:style-name="T1309"><text:s/>( true/false );</text:span></text:p>
      <text:p text:style-name="P2"><text:span text:style-name="T1310"><text:tab/><text:tab/>transclude: true, // -<text:s/></text:span><text:span text:style-name="T1311">эта</text:span><text:span text:style-name="T1312"><text:s/></text:span><text:span text:style-name="T1313">директива</text:span><text:span text:style-name="T1314">,<text:s/></text:span><text:span text:style-name="T1315">будет</text:span><text:span text:style-name="T1316"><text:s/></text:span><text:span text:style-name="T1317">создавать</text:span><text:span text:style-name="T1318"><text:s/></text:span><text:span text:style-name="T1319">новую</text:span><text:span text:style-name="T1320"><text:s/></text:span><text:span text:style-name="T1321">область</text:span><text:span text:style-name="T1322"><text:s/><text:tab/><text:tab/><text:tab/><text:tab/><text:tab/><text:s text:c="3"/>//<text:s/></text:span><text:span text:style-name="T1323">видимости</text:span><text:span text:style-name="T1324"><text:s/>(<text:s/></text:span><text:span text:style-name="T1325">клоном</text:span><text:span text:style-name="T1326"><text:s/></text:span><text:span text:style-name="T1327">или</text:span><text:span text:style-name="T1328"><text:s/></text:span><text:span text:style-name="T1329">независимую</text:span><text:span text:style-name="T1330"><text:s/>),<text:s/></text:span><text:span text:style-name="T1331">создавать</text:span><text:span text:style-name="T1332"><text:s/><text:tab/><text:tab/><text:tab/><text:tab/><text:tab/><text:s text:c="3"/>//<text:s/></text:span><text:span text:style-name="T1333">шаблон</text:span><text:span text:style-name="T1334"><text:s/>template,<text:s/></text:span><text:span text:style-name="T1335">и</text:span><text:span text:style-name="T1336"><text:s/></text:span><text:span text:style-name="T1337">обертывать</text:span><text:span text:style-name="T1338"><text:s/></text:span><text:span text:style-name="T1339">им</text:span><text:span text:style-name="T1340"><text:s/></text:span><text:span text:style-name="T1341">содержание</text:span><text:span text:style-name="T1342"><text:s/><text:tab/><text:tab/><text:tab/><text:tab/><text:tab/><text:s text:c="3"/><text:tab/><text:s text:c="3"/>//<text:s/></text:span><text:span text:style-name="T1343">директивы</text:span><text:span text:style-name="T1344">,<text:s/></text:span><text:span text:style-name="T1345">контент</text:span><text:span text:style-name="T1346"><text:s/></text:span><text:span text:style-name="T1347">вставляется</text:span><text:span text:style-name="T1348"><text:s/></text:span><text:span text:style-name="T1349">в</text:span><text:span text:style-name="T1350"><text:s/></text:span><text:span text:style-name="T1351">контейер</text:span><text:span text:style-name="T1352"><text:s/></text:span><text:span text:style-name="T1353">в</text:span><text:span text:style-name="T1354"><text:s/>temlate<text:s/></text:span><text:span text:style-name="T1355">с</text:span><text:span text:style-name="T1356"><text:s/><text:tab/><text:tab/><text:tab/><text:tab/><text:s text:c="3"/><text:tab/><text:s text:c="3"/>//<text:s/></text:span><text:span text:style-name="T1357">директивой</text:span><text:span text:style-name="T1358"><text:s/></text:span><text:span text:style-name="T1359">тп</text:span><text:span text:style-name="T1360">-</text:span><text:span text:style-name="T1361">екфтісдгву</text:span><text:span text:style-name="T1362"><text:s/>(<text:s/></text:span><text:span text:style-name="T1363">обязательно</text:span><text:span text:style-name="T1364"><text:s/></text:span><text:span text:style-name="T1365">ставить</text:span><text:span text:style-name="T1366"><text:s/>scope <text:tab/><text:tab/><text:tab/><text:tab/><text:s text:c="2"/><text:tab/><text:s text:c="3"/>// true<text:s/></text:span><text:span text:style-name="T1367">или</text:span><text:span text:style-name="T1368"><text:s/>{}<text:s/></text:span><text:span text:style-name="T1369">для</text:span><text:span text:style-name="T1370"><text:s/></text:span><text:span text:style-name="T1371">создания</text:span><text:span text:style-name="T1372"><text:s/></text:span><text:span text:style-name="T1373">новой</text:span><text:span text:style-name="T1374"><text:s/></text:span><text:span text:style-name="T1375">области</text:span><text:span text:style-name="T1376"><text:s/></text:span><text:span text:style-name="T1377">видимости</text:span><text:span text:style-name="T1378"><text:s/>),</text:span></text:p>
      <text:p text:style-name="P2"><text:span text:style-name="T1379"><text:tab/><text:tab/><text:tab/><text:tab/><text:s text:c="3"/>//<text:s/></text:span><text:span text:style-name="T1380">некоторые</text:span><text:span text:style-name="T1381"><text:s/></text:span><text:span text:style-name="T1382">свойства</text:span><text:span text:style-name="T1383"><text:s/></text:span><text:span text:style-name="T1384">связи</text:span><text:span text:style-name="T1385"><text:s/></text:span><text:span text:style-name="T1386">со</text:span><text:span text:style-name="T1387"><text:s/>scope<text:s/></text:span><text:span text:style-name="T1388">не</text:span><text:span text:style-name="T1389"><text:s/></text:span><text:span text:style-name="T1390">будут</text:span><text:span text:style-name="T1391"><text:s/></text:span><text:span text:style-name="T1392">работать</text:span><text:span text:style-name="T1393">;</text:span></text:p>
      <text:p text:style-name="P2"><text:span text:style-name="T1394"><text:tab/><text:tab/>controller: function($scope,$element,$attrs,$transclude){</text:span></text:p>
      <text:p text:style-name="P2"><text:span text:style-name="T1394"><text:tab/><text:tab/>}, // -<text:s/></text:span><text:span text:style-name="T1395">создает</text:span><text:span text:style-name="T1396"><text:s/></text:span><text:span text:style-name="T1397">свой</text:span><text:span text:style-name="T1398"><text:s/></text:span><text:span text:style-name="T1399">контроллер</text:span><text:span text:style-name="T1400"><text:s/></text:span><text:span text:style-name="T1401">для</text:span><text:span text:style-name="T1402"><text:s/></text:span><text:span text:style-name="T1403">данной</text:span><text:span text:style-name="T1404"><text:s/></text:span><text:span text:style-name="T1405">области</text:span><text:span text:style-name="T1406"><text:s/></text:span><text:span text:style-name="T1407">видимости</text:span><text:span text:style-name="T1408">,<text:s/></text:span><text:span text:style-name="T1409">как</text:span><text:span text:style-name="T1410"><text:s/><text:tab/><text:tab/><text:tab/><text:s text:c="4"/>//<text:s/></text:span><text:span text:style-name="T1411">параметры</text:span><text:span text:style-name="T1412"><text:s/></text:span><text:span text:style-name="T1413">передаются</text:span><text:span text:style-name="T1414">:<text:s/></text:span><text:span text:style-name="T1415">текущая</text:span><text:span text:style-name="T1416"><text:s/></text:span><text:span text:style-name="T1417">область</text:span><text:span text:style-name="T1418"><text:s/></text:span><text:span text:style-name="T1419">видимости</text:span><text:span text:style-name="T1420">,<text:s/></text:span><text:span text:style-name="T1421">ссылка</text:span><text:span text:style-name="T1422"><text:s/></text:span><text:span text:style-name="T1423">на</text:span><text:span text:style-name="T1424"><text:s/><text:tab/><text:tab/><text:s text:c="4"/><text:tab/><text:s text:c="4"/>//<text:s/></text:span><text:span text:style-name="T1425">текущий</text:span><text:span text:style-name="T1426"><text:s/></text:span><text:span text:style-name="T1427">элемент</text:span><text:span text:style-name="T1428">,<text:s/></text:span><text:span text:style-name="T1429">объект</text:span><text:span text:style-name="T1430"><text:s/></text:span><text:span text:style-name="T1431">в</text:span><text:span text:style-name="T1432"><text:s/></text:span><text:span text:style-name="T1433">атрибутами</text:span><text:span text:style-name="T1434"><text:s/></text:span><text:span text:style-name="T1435">и</text:span><text:span text:style-name="T1436"><text:s/></text:span><text:span text:style-name="T1437">их</text:span><text:span text:style-name="T1438"><text:s/></text:span><text:span text:style-name="T1439">значениями</text:span><text:span text:style-name="T1440">, transclude <text:tab/><text:tab/><text:s text:c="4"/>//<text:s/></text:span><text:span text:style-name="T1441">сервис</text:span><text:span text:style-name="T1442"><text:s/></text:span><text:span text:style-name="T1443">копирующий</text:span><text:span text:style-name="T1444"><text:s/></text:span><text:span text:style-name="T1445">текущий</text:span><text:span text:style-name="T1446"><text:s/></text:span><text:span text:style-name="T1447">элемент</text:span><text:span text:style-name="T1448">: transclude(function(clone){ }) - <text:tab/><text:tab/><text:s text:c="4"/>//<text:s/></text:span><text:span text:style-name="T1449">где</text:span><text:span text:style-name="T1450"><text:s/>clone<text:s/></text:span><text:span text:style-name="T1451">содержимое</text:span><text:span text:style-name="T1452"><text:s/></text:span><text:span text:style-name="T1453">директивы</text:span><text:span text:style-name="T1454">;<text:s/></text:span><text:span text:style-name="T1455">контроллер</text:span><text:span text:style-name="T1456"><text:s/></text:span><text:span text:style-name="T1457">будет</text:span><text:span text:style-name="T1458"><text:s/></text:span><text:span text:style-name="T1459">определять</text:span><text:span text:style-name="T1460"><text:s/><text:tab/><text:tab/><text:s text:c="4"/><text:tab/><text:s text:c="4"/>//<text:s/></text:span><text:span text:style-name="T1461">совместное</text:span><text:span text:style-name="T1462"><text:s/></text:span><text:span text:style-name="T1463">поведение</text:span><text:span text:style-name="T1464"><text:s/></text:span><text:span text:style-name="T1465">для</text:span><text:span text:style-name="T1466"><text:s/></text:span><text:span text:style-name="T1467">всех</text:span><text:span text:style-name="T1468"><text:s/></text:span><text:span text:style-name="T1469">директив</text:span><text:span text:style-name="T1470"><text:s/>(<text:s/></text:span><text:span text:style-name="T1471">т</text:span><text:span text:style-name="T1472">.</text:span><text:span text:style-name="T1473">е</text:span><text:span text:style-name="T1474">.<text:s/></text:span><text:span text:style-name="T1475">Все</text:span><text:span text:style-name="T1476"><text:s/></text:span><text:span text:style-name="T1477">такие</text:span><text:span text:style-name="T1478"><text:s/></text:span><text:span text:style-name="T1479">же</text:span><text:span text:style-name="T1480"><text:s/><text:tab/><text:tab/><text:tab/><text:s text:c="4"/>//<text:s/></text:span><text:span text:style-name="T1481">директивы</text:span><text:span text:style-name="T1482"><text:s/></text:span><text:span text:style-name="T1483">будут</text:span><text:span text:style-name="T1484"><text:s/></text:span><text:span text:style-name="T1485">иметь</text:span><text:span text:style-name="T1486"><text:s/></text:span><text:span text:style-name="T1487">один</text:span><text:span text:style-name="T1488"><text:s/></text:span><text:span text:style-name="T1489">этот</text:span><text:span text:style-name="T1490"><text:s/></text:span><text:span text:style-name="T1491">контроллер</text:span><text:span text:style-name="T1492"><text:s/>),<text:s/></text:span><text:span text:style-name="T1493">в</text:span><text:span text:style-name="T1494"><text:s/></text:span><text:span text:style-name="T1495">отличие</text:span><text:span text:style-name="T1496"><text:s/></text:span><text:span text:style-name="T1497">от</text:span><text:span text:style-name="T1498"><text:s/>link,<text:s/></text:span><text:span text:style-name="T1499">и</text:span><text:span text:style-name="T1500"><text:s/><text:tab/><text:tab/><text:s text:c="4"/>//<text:s/></text:span><text:span text:style-name="T1501">рекомендуется</text:span><text:span text:style-name="T1502"><text:s/></text:span><text:span text:style-name="T1503">только</text:span><text:span text:style-name="T1504"><text:s/></text:span><text:span text:style-name="T1505">для</text:span><text:span text:style-name="T1506"><text:s/></text:span><text:span text:style-name="T1507">этого</text:span><text:span text:style-name="T1508">;</text:span></text:p>
      <text:p text:style-name="P2"><text:span text:style-name="T1509"><text:tab/><text:tab/>controllerAs: 'nameController', // -<text:s/></text:span><text:span text:style-name="T1510">будет</text:span><text:span text:style-name="T1511"><text:s/></text:span><text:span text:style-name="T1512">обслуживаться</text:span><text:span text:style-name="T1513"><text:s/></text:span><text:span text:style-name="T1514">контроллером</text:span><text:span text:style-name="T1515"><text:s/><text:tab/><text:tab/><text:tab/><text:tab/><text:tab/><text:tab/><text:tab/><text:s text:c="3"/>// nameController,<text:s/></text:span><text:span text:style-name="T1516">который</text:span><text:span text:style-name="T1517"><text:s/></text:span><text:span text:style-name="T1518">можно</text:span><text:span text:style-name="T1519"><text:s/></text:span><text:span text:style-name="T1520">создавать</text:span><text:span text:style-name="T1521"><text:s/></text:span><text:span text:style-name="T1522">как</text:span><text:span text:style-name="T1523"><text:s/><text:tab/><text:tab/><text:tab/><text:tab/><text:tab/><text:tab/>//<text:s/></text:span><text:span text:style-name="T1524">отдельно</text:span><text:span text:style-name="T1525">,<text:s/></text:span><text:span text:style-name="T1526">так</text:span><text:span text:style-name="T1527"><text:s/></text:span><text:span text:style-name="T1528">и</text:span><text:span text:style-name="T1529"><text:s/></text:span><text:span text:style-name="T1530">прямо</text:span><text:span text:style-name="T1531"><text:s/></text:span><text:span text:style-name="T1532">в</text:span><text:span text:style-name="T1533"><text:s/></text:span><text:span text:style-name="T1534">директиве</text:span><text:span text:style-name="T1535">;<text:s/></text:span><text:span text:style-name="T1536">место</text:span><text:span text:style-name="T1537"><text:s/><text:tab/><text:tab/><text:tab/><text:tab/><text:tab/><text:tab/><text:tab/>// $scope<text:s/></text:span><text:span text:style-name="T1538">обращение</text:span><text:span text:style-name="T1539"><text:s/></text:span><text:span text:style-name="T1540">в</text:span><text:span text:style-name="T1541"><text:s/></text:span><text:span text:style-name="T1542">таком</text:span><text:span text:style-name="T1543"><text:s/></text:span><text:span text:style-name="T1544">контроллере</text:span><text:span text:style-name="T1545"><text:s/></text:span><text:span text:style-name="T1546">будет</text:span><text:span text:style-name="T1547"><text:s/><text:tab/><text:tab/><text:tab/><text:tab/><text:tab/><text:tab/>// this,<text:s/></text:span><text:span text:style-name="T1548">а</text:span><text:span text:style-name="T1549"><text:s/></text:span><text:span text:style-name="T1550">вызвать</text:span><text:span text:style-name="T1551"><text:s/></text:span><text:span text:style-name="T1552">его</text:span><text:span text:style-name="T1553"><text:s/></text:span><text:span text:style-name="T1554">в</text:span><text:span text:style-name="T1555"><text:s/></text:span><text:span text:style-name="T1556">элементе</text:span><text:span text:style-name="T1557"><text:s/></text:span><text:span text:style-name="T1558">можно</text:span><text:span text:style-name="T1559"><text:s/></text:span><text:span text:style-name="T1560">будет</text:span><text:span text:style-name="T1561"><text:s/>ng-<text:tab/><text:tab/><text:tab/><text:tab/><text:tab/><text:tab/>// controller=”main as nameController”,<text:s/></text:span><text:span text:style-name="T1562">где</text:span><text:span text:style-name="T1563"><text:s/>main<text:s/></text:span><text:span text:style-name="T1564">и</text:span><text:span text:style-name="T1565"><text:s/><text:tab/><text:tab/><text:tab/><text:tab/><text:tab/><text:tab/>//<text:s/></text:span><text:span text:style-name="T1566">есть</text:span><text:span text:style-name="T1567"><text:s/>$scope;</text:span></text:p>
      <text:p text:style-name="P2"><text:span text:style-name="T1568"><text:tab/><text:tab/>scope: false // -<text:s/></text:span><text:span text:style-name="T1569">прототипически</text:span><text:span text:style-name="T1570"><text:s/></text:span><text:span text:style-name="T1571">наследуется</text:span><text:span text:style-name="T1572"><text:s/>(<text:s/></text:span><text:span text:style-name="T1573">т</text:span><text:span text:style-name="T1574">.</text:span><text:span text:style-name="T1575">е</text:span><text:span text:style-name="T1576">.<text:s/></text:span><text:span text:style-name="T1577">внутренняя</text:span><text:span text:style-name="T1578"><text:s/></text:span><text:span text:style-name="T1579">область</text:span><text:span text:style-name="T1580"><text:s/><text:tab/><text:tab/><text:tab/><text:tab/><text:s text:c="6"/>//<text:s/></text:span><text:span text:style-name="T1581">видимости</text:span><text:span text:style-name="T1582"><text:s/>-<text:s/></text:span><text:span text:style-name="T1583">и</text:span><text:span text:style-name="T1584"><text:s/></text:span><text:span text:style-name="T1585">есть</text:span><text:span text:style-name="T1586"><text:s/></text:span><text:span text:style-name="T1587">внешняя</text:span><text:span text:style-name="T1588"><text:s/>);</text:span></text:p>
      <text:p text:style-name="P2"><text:span text:style-name="T1589"><text:tab/><text:tab/><text:s text:c="11"/>true // -<text:s/></text:span><text:span text:style-name="T1590">скопированные</text:span><text:span text:style-name="T1591"><text:s/></text:span><text:span text:style-name="T1592">свойства</text:span><text:span text:style-name="T1593">,<text:s/></text:span><text:span text:style-name="T1594">но</text:span><text:span text:style-name="T1595"><text:s/></text:span><text:span text:style-name="T1596">область</text:span><text:span text:style-name="T1597"><text:s/></text:span><text:span text:style-name="T1598">не</text:span><text:span text:style-name="T1599"><text:s/></text:span><text:span text:style-name="T1600">изменяет</text:span><text:span text:style-name="T1601"><text:s/></text:span><text:span text:style-name="T1602">внешнюю</text:span><text:span text:style-name="T1603">;</text:span></text:p>
      <text:p text:style-name="P2"><text:span text:style-name="T1604"><text:tab/><text:tab/>{</text:span></text:p>
      <text:p text:style-name="P2"><text:span text:style-name="T1604"><text:tab/><text:tab/><text:tab/>someAttr:<text:s/></text:span><text:a xlink:href="mailto:'@attrInRootScope"><text:span text:style-name="T1606">'</text:span></text:a><text:span text:style-name="T1607"><text:s/></text:span><text:a xlink:href="mailto:'@attrInRootScope"><text:span text:style-name="T1609">HYPERLINK "mailto:'@attrInRootScope"</text:span><text:span text:style-name="T1610"><text:s/>HYPERLINK "mailto:'@attrInRootScope"</text:span><text:span text:style-name="T1611">@attrInRootScope</text:span></text:a><text:span text:style-name="T1612">' //<text:s/></text:span><text:span text:style-name="T1613">собственные</text:span><text:span text:style-name="T1614"><text:s/></text:span><text:span text:style-name="T1615">свойства</text:span><text:span text:style-name="T1616"><text:s/></text:span><text:span text:style-name="T1617">в</text:span><text:span text:style-name="T1618"><text:s/><text:tab/><text:tab/><text:tab/><text:tab/><text:tab/><text:tab/><text:tab/>//<text:s/></text:span><text:span text:style-name="T1619">изолированной</text:span><text:span text:style-name="T1620"><text:s/></text:span><text:span text:style-name="T1621">области</text:span><text:span text:style-name="T1622">,<text:s/></text:span><text:span text:style-name="T1623">которые</text:span><text:span text:style-name="T1624"><text:s/><text:tab/><text:tab/><text:tab/><text:tab/><text:tab/><text:tab/><text:tab/><text:tab/> <text:tab/><text:tab/>//<text:s/></text:span><text:span text:style-name="T1625">ставится</text:span><text:span text:style-name="T1626"><text:s/></text:span><text:span text:style-name="T1627">как</text:span><text:span text:style-name="T1628"><text:s/></text:span><text:span text:style-name="T1629">итрибут</text:span><text:span text:style-name="T1630"><text:s/></text:span><text:span text:style-name="T1631">на</text:span><text:span text:style-name="T1632"><text:s/></text:span><text:span text:style-name="T1633">новой</text:span><text:span text:style-name="T1634"><text:s/></text:span><text:span text:style-name="T1635">директиве</text:span><text:span text:style-name="T1636">,<text:s/></text:span><text:span text:style-name="T1637">и</text:span><text:span text:style-name="T1638"><text:s/></text:span><text:span text:style-name="T1639">получает</text:span><text:span text:style-name="T1640"><text:s/></text:span><text:span text:style-name="T1641">в</text:span><text:span text:style-name="T1642"><text:s/></text:span><text:span text:style-name="T1643">аргументы</text:span><text:span text:style-name="T1644"><text:s/></text:span><text:span text:style-name="T1645">значение</text:span><text:span text:style-name="T1646"><text:s/><text:tab/><text:tab/><text:tab/>//<text:s/></text:span><text:span text:style-name="T1647">которое</text:span><text:span text:style-name="T1648"><text:s/></text:span><text:span text:style-name="T1649">нужно</text:span><text:span text:style-name="T1650"><text:s/></text:span><text:span text:style-name="T1651">передать</text:span><text:span text:style-name="T1652">;</text:span></text:p>
      <text:p text:style-name="P2"><text:span text:style-name="T1653"><text:tab/><text:tab/><text:tab/>// @<text:s/></text:span><text:span text:style-name="T1654">односторонняя</text:span><text:span text:style-name="T1655"><text:s/></text:span><text:span text:style-name="T1656">связь</text:span><text:span text:style-name="T1657">,</text:span></text:p>
      <text:p text:style-name="P2"><text:span text:style-name="T1658"><text:tab/><text:tab/><text:tab/>// =<text:s/></text:span><text:span text:style-name="T1659">двусторонняя</text:span><text:span text:style-name="T1660"><text:s/></text:span><text:span text:style-name="T1661">связь</text:span><text:span text:style-name="T1662">,</text:span></text:p>
      <text:p text:style-name="P2"><text:span text:style-name="T1663"><text:tab/><text:tab/>},</text:span></text:p>
      <text:p text:style-name="P2"><text:span text:style-name="T1663"><text:tab/><text:tab/>compile: function(tEle,tAttrs,transcludeFn){</text:span></text:p>
      <text:p text:style-name="P2"><text:span text:style-name="T1663"><text:tab/><text:tab/><text:tab/>//<text:s/></text:span><text:span text:style-name="T1664">здесь</text:span><text:span text:style-name="T1665"><text:s/></text:span><text:span text:style-name="T1666">мы</text:span><text:span text:style-name="T1667"><text:s/></text:span><text:span text:style-name="T1668">можем</text:span><text:span text:style-name="T1669"><text:s/></text:span><text:span text:style-name="T1670">изменять</text:span><text:span text:style-name="T1671"><text:s/>DOM;</text:span></text:p>
      <text:p text:style-name="P2"><text:span text:style-name="T1672"><text:tab/><text:tab/><text:tab/>return function(scope,ele,attrs){</text:span></text:p>
      <text:p text:style-name="P2"><text:span text:style-name="T1673"/></text:p>
      <text:p text:style-name="P2"><text:span text:style-name="T1674"><text:tab/><text:tab/><text:tab/>}; // -<text:s/></text:span><text:span text:style-name="T1675">обязательная</text:span><text:span text:style-name="T1676"><text:s/></text:span><text:span text:style-name="T1677">возвращаемая</text:span><text:span text:style-name="T1678"><text:s/></text:span><text:span text:style-name="T1679">функция</text:span><text:span text:style-name="T1680"><text:s/></text:span><text:span text:style-name="T1681">линковки</text:span><text:span text:style-name="T1682">;</text:span></text:p>
      <text:p text:style-name="P2"><text:span text:style-name="T1683"><text:tab/><text:tab/>}, // -<text:s text:c="2"/></text:span><text:span text:style-name="T1684">эта</text:span><text:span text:style-name="T1685"><text:s/></text:span><text:span text:style-name="T1686">функция</text:span><text:span text:style-name="T1687"><text:s/></text:span><text:span text:style-name="T1688">происходит</text:span><text:span text:style-name="T1689"><text:s/></text:span><text:span text:style-name="T1690">на</text:span><text:span text:style-name="T1691"><text:s/></text:span><text:span text:style-name="T1692">стадии</text:span><text:span text:style-name="T1693"><text:s/></text:span><text:span text:style-name="T1694">формирования</text:span><text:span text:style-name="T1695"><text:s/></text:span><text:span text:style-name="T1696">шаблона</text:span><text:span text:style-name="T1697"><text:s text:c="3"/><text:tab/><text:tab/><text:tab/><text:s text:c="4"/>//<text:s/></text:span><text:span text:style-name="T1698">директивы</text:span><text:span text:style-name="T1699">;</text:span></text:p>
      <text:p text:style-name="P2"><text:span text:style-name="T1700"><text:tab/><text:tab/>reqiure: 'someRequireController/ngModel',</text:span></text:p>
      <text:p text:style-name="P2"><text:span text:style-name="T1700"><text:tab/><text:tab/>link: function(scope,ele,attrs,someRequireController/ngModel){</text:span></text:p>
      <text:p text:style-name="P2"><text:span text:style-name="T1700"><text:tab/><text:tab/><text:s text:c="8"/>ngModel; // -<text:s/></text:span><text:span text:style-name="T1701">связь</text:span><text:span text:style-name="T1702"><text:s/></text:span><text:span text:style-name="T1703">с</text:span><text:span text:style-name="T1704"><text:s/>ngModel<text:s/></text:span><text:span text:style-name="T1705">директивой</text:span><text:span text:style-name="T1706"><text:s/></text:span><text:span text:style-name="T1707">внутри</text:span><text:span text:style-name="T1708"><text:s/></text:span><text:span text:style-name="T1709">связующей</text:span><text:span text:style-name="T1710"><text:s/></text:span><text:span text:style-name="T1711">функции</text:span><text:span text:style-name="T1712">, <text:tab/><text:tab/><text:tab/><text:tab/>//<text:s/></text:span><text:span text:style-name="T1713">есть</text:span><text:span text:style-name="T1714"><text:s/></text:span><text:span text:style-name="T1715">метод</text:span><text:span text:style-name="T1716"><text:s/>$setViewValue('string')<text:s/></text:span><text:span text:style-name="T1717">–</text:span><text:span text:style-name="T1718"><text:s/></text:span><text:span text:style-name="T1719">который</text:span><text:span text:style-name="T1720"><text:s/></text:span><text:span text:style-name="T1721">записывает</text:span><text:span text:style-name="T1722"><text:s/><text:tab/><text:tab/><text:tab/><text:tab/><text:tab/>//<text:s/></text:span><text:span text:style-name="T1723">значение</text:span><text:span text:style-name="T1724"><text:s/></text:span><text:span text:style-name="T1725">на</text:span><text:span text:style-name="T1726"><text:s/></text:span><text:span text:style-name="T1727">стадии</text:span><text:span text:style-name="T1728"><text:s/></text:span><text:span text:style-name="T1729">линковки</text:span><text:span text:style-name="T1730">, $render<text:s/></text:span><text:span text:style-name="T1731">–</text:span><text:span text:style-name="T1732"><text:s/></text:span><text:span text:style-name="T1733">метод</text:span><text:span text:style-name="T1734">,<text:s/></text:span><text:span text:style-name="T1735">вызываемый</text:span><text:span text:style-name="T1736"><text:s/><text:tab/><text:tab/><text:tab/><text:tab/>//<text:s/></text:span><text:span text:style-name="T1737">после</text:span><text:span text:style-name="T1738"><text:s/></text:span><text:span text:style-name="T1739">прохождения</text:span><text:span text:style-name="T1740"><text:s/>$parse<text:s/></text:span><text:span text:style-name="T1741">функции</text:span><text:span text:style-name="T1742">, $viewValue() -<text:s/></text:span><text:span text:style-name="T1743">отобразит</text:span><text:span text:style-name="T1744"><text:s/><text:tab/><text:tab/><text:tab/><text:tab/>//<text:s/></text:span><text:span text:style-name="T1745">актуальное</text:span><text:span text:style-name="T1746"><text:s/></text:span><text:span text:style-name="T1747">значение</text:span><text:span text:style-name="T1748">, $modelValue() -<text:s/></text:span><text:span text:style-name="T1749">отобразит</text:span><text:span text:style-name="T1750"><text:s/></text:span><text:span text:style-name="T1751">значение</text:span><text:span text:style-name="T1752"><text:s/></text:span><text:span text:style-name="T1753">в</text:span><text:span text:style-name="T1754"><text:s/><text:tab/><text:tab/><text:tab/><text:tab/>//<text:s/></text:span><text:span text:style-name="T1755">модели</text:span><text:span text:style-name="T1756"><text:s/></text:span><text:span text:style-name="T1757">до</text:span><text:span text:style-name="T1758"><text:s/>$parse, $parsers<text:s/></text:span><text:span text:style-name="T1759">массив</text:span><text:span text:style-name="T1760"><text:s/></text:span><text:span text:style-name="T1761">функций</text:span><text:span text:style-name="T1762"><text:s/></text:span><text:span text:style-name="T1763">для</text:span><text:span text:style-name="T1764"><text:s/></text:span><text:span text:style-name="T1765">изменения</text:span><text:span text:style-name="T1766"><text:s/><text:tab/><text:tab/><text:tab/><text:tab/>//<text:s/></text:span><text:span text:style-name="T1767">значения</text:span><text:span text:style-name="T1768">, $formatters<text:s/></text:span><text:span text:style-name="T1769">массив</text:span><text:span text:style-name="T1770"><text:s/></text:span><text:span text:style-name="T1771">функций</text:span><text:span text:style-name="T1772"><text:s/></text:span><text:span text:style-name="T1773">который</text:span><text:span text:style-name="T1774"><text:s/></text:span><text:span text:style-name="T1775">вызывается</text:span><text:span text:style-name="T1776"><text:s/><text:tab/><text:tab/><text:tab/><text:tab/>//<text:s/></text:span><text:span text:style-name="T1777">после</text:span><text:span text:style-name="T1778"><text:s/>$parsers<text:s/></text:span><text:span text:style-name="T1779">для</text:span><text:span text:style-name="T1780"><text:s/></text:span><text:span text:style-name="T1781">форматирования</text:span><text:span text:style-name="T1782"><text:s/></text:span><text:span text:style-name="T1783">вводимых</text:span><text:span text:style-name="T1784"><text:s/></text:span><text:span text:style-name="T1785">данных</text:span><text:span text:style-name="T1786">, <text:tab/><text:tab/><text:tab/><text:tab/><text:tab/>// $viewChangeListener<text:s/></text:span><text:span text:style-name="T1787">массив</text:span><text:span text:style-name="T1788"><text:s/></text:span><text:span text:style-name="T1789">функций</text:span><text:span text:style-name="T1790"><text:s/></text:span><text:span text:style-name="T1791">для</text:span><text:span text:style-name="T1792"><text:s/></text:span><text:span text:style-name="T1793">декапсуляяции</text:span><text:span text:style-name="T1794"><text:s/><text:tab/><text:tab/><text:tab/><text:tab/><text:tab/>// $watch, $error<text:s/></text:span><text:span text:style-name="T1795">объект</text:span><text:span text:style-name="T1796"><text:s/></text:span><text:span text:style-name="T1797">ошибок</text:span><text:span text:style-name="T1798">, $pristine, $dirty, $valid, $invalid;</text:span></text:p>
      <text:p text:style-name="P2"><text:span text:style-name="T1799"><text:tab/><text:tab/><text:tab/>return {</text:span></text:p>
      <text:p text:style-name="P2"><text:span text:style-name="T1799"><text:tab/><text:tab/><text:tab/><text:tab/>pre: function(tElement,tAttrs,transclude){</text:span></text:p>
      <text:p text:style-name="P2"><text:span text:style-name="T1800"/></text:p>
      <text:p text:style-name="P2"><text:span text:style-name="T1801"><text:tab/><text:tab/><text:tab/><text:tab/>},</text:span></text:p>
      <text:p text:style-name="P2"><text:span text:style-name="T1801"><text:tab/><text:tab/><text:tab/><text:tab/>post: function(scope,iElement,iAttrs,controller){</text:span></text:p>
      <text:p text:style-name="P2"><text:span text:style-name="T1802"/></text:p>
      <text:p text:style-name="P2"><text:span text:style-name="T1803"><text:tab/><text:tab/><text:tab/><text:tab/>}</text:span></text:p>
      <text:p text:style-name="P2"><text:span text:style-name="T1803"><text:tab/><text:tab/><text:tab/>};</text:span></text:p>
      <text:p text:style-name="P2"><text:span text:style-name="T1803"><text:tab/><text:tab/>} // -<text:s/></text:span><text:span text:style-name="T1804">функция</text:span><text:span text:style-name="T1805"><text:s/></text:span><text:span text:style-name="T1806">линковки</text:span><text:span text:style-name="T1807">,<text:s/></text:span><text:span text:style-name="T1808">применяется</text:span><text:span text:style-name="T1809"><text:s/></text:span><text:span text:style-name="T1810">на</text:span><text:span text:style-name="T1811"><text:s/></text:span><text:span text:style-name="T1812">стадии</text:span><text:span text:style-name="T1813"><text:s/></text:span><text:span text:style-name="T1814">соединения</text:span><text:span text:style-name="T1815"><text:s/><text:tab/><text:tab/><text:tab/><text:tab/>//<text:s/></text:span><text:span text:style-name="T1816">сформированного</text:span><text:span text:style-name="T1817"><text:s/>compile<text:s/></text:span><text:span text:style-name="T1818">шаблона</text:span><text:span text:style-name="T1819"><text:s/></text:span><text:span text:style-name="T1820">с</text:span><text:span text:style-name="T1821"><text:s/>scope<text:s/></text:span><text:span text:style-name="T1822">областью</text:span><text:span text:style-name="T1823"><text:s/></text:span><text:span text:style-name="T1824">видимости</text:span><text:span text:style-name="T1825">;</text:span></text:p>
      <text:p text:style-name="P2"><text:span text:style-name="T1826"><text:tab/>};</text:span></text:p>
      <text:p text:style-name="P2"><text:span text:style-name="T1826">});</text:span></text:p>
      <text:p text:style-name="P2"><text:span text:style-name="T1827"/></text:p>
      <text:p text:style-name="P2"><text:span text:style-name="T1828">Базовые</text:span><text:span text:style-name="T1829"><text:s/></text:span><text:span text:style-name="T1830">директивы</text:span><text:span text:style-name="T1831">:</text:span></text:p>
      <text:p text:style-name="P2"><text:span text:style-name="T1832">Стандартные</text:span><text:span text:style-name="T1833"><text:s/></text:span><text:span text:style-name="T1834">директивы</text:span></text:p>
      <text:p text:style-name="P2"><text:span text:style-name="T1835">ng-disabled=”expression” -<text:s/></text:span><text:span text:style-name="T1836">активировать</text:span><text:span text:style-name="T1837"><text:s/></text:span><text:span text:style-name="T1838">или</text:span><text:span text:style-name="T1839"><text:s/></text:span><text:span text:style-name="T1840">дезактивировать</text:span><text:span text:style-name="T1841"><text:s/></text:span><text:span text:style-name="T1842">поля</text:span><text:span text:style-name="T1843"><text:s/></text:span><text:span text:style-name="T1844">формы</text:span><text:span text:style-name="T1845">;</text:span></text:p>
      <text:p text:style-name="P2"><text:span text:style-name="T1846">ng-readonly=”expression” -<text:s/></text:span><text:span text:style-name="T1847">элемент</text:span><text:span text:style-name="T1848"><text:s/></text:span><text:span text:style-name="T1849">только</text:span><text:span text:style-name="T1850"><text:s/></text:span><text:span text:style-name="T1851">для</text:span><text:span text:style-name="T1852"><text:s/></text:span><text:span text:style-name="T1853">чтения</text:span><text:span text:style-name="T1854">;</text:span></text:p>
      <text:p text:style-name="P2"><text:span text:style-name="T1855">ng-checked=”expression” -<text:s/></text:span><text:span text:style-name="T1856">сделать</text:span><text:span text:style-name="T1857"><text:s/></text:span><text:span text:style-name="T1858">поле</text:span><text:span text:style-name="T1859"><text:s/></text:span><text:span text:style-name="T1860">активным</text:span><text:span text:style-name="T1861">;</text:span></text:p>
      <text:p text:style-name="P2"><text:span text:style-name="T1862">ng-selected=”expression” -<text:s/></text:span><text:span text:style-name="T1863">сделать</text:span><text:span text:style-name="T1864"><text:s/></text:span><text:span text:style-name="T1865">поле</text:span><text:span text:style-name="T1866"><text:s/>option<text:s/></text:span><text:span text:style-name="T1867">активным</text:span><text:span text:style-name="T1868">;</text:span></text:p>
      <text:p text:style-name="P2"><text:span text:style-name="T1869">ng-href=”{{ expression }}” -<text:s/></text:span><text:span text:style-name="T1870">ссылка</text:span><text:span text:style-name="T1871"><text:s/></text:span><text:span text:style-name="T1872">будет</text:span><text:span text:style-name="T1873"><text:s/></text:span><text:span text:style-name="T1874">готова</text:span><text:span text:style-name="T1875"><text:s/></text:span><text:span text:style-name="T1876">только</text:span><text:span text:style-name="T1877"><text:s/></text:span><text:span text:style-name="T1878">после</text:span><text:span text:style-name="T1879"><text:s/></text:span><text:span text:style-name="T1880">того</text:span><text:span text:style-name="T1881">,<text:s/></text:span><text:span text:style-name="T1882">как</text:span><text:span text:style-name="T1883"><text:s/></text:span><text:span text:style-name="T1884">будет</text:span><text:span text:style-name="T1885"><text:s/></text:span><text:span text:style-name="T1886">сформирована</text:span><text:span text:style-name="T1887">;</text:span></text:p>
      <text:p text:style-name="P2"><text:span text:style-name="T1888">Директивы</text:span><text:span text:style-name="T1889">,<text:s/></text:span><text:span text:style-name="T1890">создающие</text:span><text:span text:style-name="T1891"><text:s/></text:span><text:span text:style-name="T1892">свою</text:span><text:span text:style-name="T1893"><text:s/></text:span><text:span text:style-name="T1894">область</text:span><text:span text:style-name="T1895"><text:s/></text:span><text:span text:style-name="T1896">видимости</text:span><text:span text:style-name="T1897">:</text:span></text:p>
      <text:p text:style-name="P2"><text:span text:style-name="T1898">ng-include=”href.html” -<text:s/></text:span><text:span text:style-name="T1899">загружает</text:span><text:span text:style-name="T1900"><text:s/></text:span><text:span text:style-name="T1901">шаблон</text:span><text:span text:style-name="T1902">,<text:s/></text:span><text:span text:style-name="T1903">если</text:span><text:span text:style-name="T1904"><text:s/></text:span><text:span text:style-name="T1905">нужен</text:span><text:span text:style-name="T1906"><text:s/></text:span><text:span text:style-name="T1907">контроллер</text:span><text:span text:style-name="T1908"><text:s/></text:span><text:span text:style-name="T1909">нужно</text:span><text:span text:style-name="T1910"><text:s/></text:span><text:span text:style-name="T1911">его</text:span><text:span text:style-name="T1912"><text:s/></text:span><text:span text:style-name="T1913">назначить</text:span><text:span text:style-name="T1914"><text:s/></text:span><text:span text:style-name="T1915">в</text:span><text:span text:style-name="T1916"><text:s/></text:span><text:span text:style-name="T1917">этом</text:span><text:span text:style-name="T1918"><text:s/></text:span><text:span text:style-name="T1919">же</text:span><text:span text:style-name="T1920"><text:s/></text:span><text:span text:style-name="T1921">элементе</text:span><text:span text:style-name="T1922">;</text:span></text:p>
      <text:p text:style-name="P2"><text:span text:style-name="T1923">ng-switch on=”expression” -<text:s/></text:span><text:span text:style-name="T1924">в</text:span><text:span text:style-name="T1925"><text:s/></text:span><text:span text:style-name="T1926">взаимодействии</text:span><text:span text:style-name="T1927"><text:s/></text:span><text:span text:style-name="T1928">с</text:span><text:span text:style-name="T1929"><text:s/>ng-switch-when=</text:span><text:span text:style-name="T1930">”</text:span><text:span text:style-name="T1931">value</text:span><text:span text:style-name="T1932">”</text:span><text:span text:style-name="T1933"><text:s/></text:span><text:span text:style-name="T1934">вставит</text:span><text:span text:style-name="T1935"><text:s/></text:span><text:span text:style-name="T1936">элементы</text:span><text:span text:style-name="T1937"><text:s text:c="2"/></text:span><text:span text:style-name="T1938">этой</text:span><text:span text:style-name="T1939"><text:s/></text:span><text:span text:style-name="T1940">директивы</text:span><text:span text:style-name="T1941">, ng-switch-default<text:s/></text:span><text:span text:style-name="T1942">будет</text:span><text:span text:style-name="T1943"><text:s/></text:span><text:span text:style-name="T1944">отображено</text:span><text:span text:style-name="T1945"><text:s/></text:span><text:span text:style-name="T1946">если</text:span><text:span text:style-name="T1947"><text:s/></text:span><text:span text:style-name="T1948">ни</text:span><text:span text:style-name="T1949"><text:s/></text:span><text:span text:style-name="T1950">одно</text:span><text:span text:style-name="T1951"><text:s/></text:span><text:span text:style-name="T1952">из</text:span><text:span text:style-name="T1953"><text:s/></text:span><text:span text:style-name="T1954">значений</text:span><text:span text:style-name="T1955"><text:s/></text:span><text:span text:style-name="T1956">не</text:span><text:span text:style-name="T1957"><text:s/></text:span><text:span text:style-name="T1958">является</text:span><text:span text:style-name="T1959"><text:s/></text:span><text:span text:style-name="T1960">верным</text:span><text:span text:style-name="T1961">;</text:span></text:p>
      <text:p text:style-name="P2"><text:span text:style-name="T1962">ng-repeat=”massive” -<text:s/></text:span><text:span text:style-name="T1963">помещается</text:span><text:span text:style-name="T1964"><text:s/></text:span><text:span text:style-name="T1965">в</text:span><text:span text:style-name="T1966"><text:s/></text:span><text:span text:style-name="T1967">шаблон</text:span><text:span text:style-name="T1968">,<text:s/></text:span><text:span text:style-name="T1969">и</text:span><text:span text:style-name="T1970"><text:s/></text:span><text:span text:style-name="T1971">создает</text:span><text:span text:style-name="T1972"><text:s/></text:span><text:span text:style-name="T1973">шаблон</text:span><text:span text:style-name="T1974"><text:s/>(<text:s/></text:span><text:span text:style-name="T1975">и</text:span><text:span text:style-name="T1976"><text:s/>scope )<text:s/></text:span><text:span text:style-name="T1977">для</text:span><text:span text:style-name="T1978"><text:s/></text:span><text:span text:style-name="T1979">каждого</text:span><text:span text:style-name="T1980"><text:s/></text:span><text:span text:style-name="T1981">элемента</text:span><text:span text:style-name="T1982"><text:s/></text:span><text:span text:style-name="T1983">массива</text:span><text:span text:style-name="T1984">;</text:span></text:p>
      <text:p text:style-name="P2"><text:span text:style-name="T1985">ng-view<text:s/></text:span><text:span text:style-name="T1986">–</text:span><text:span text:style-name="T1987"><text:s/></text:span><text:span text:style-name="T1988">с</text:span><text:span text:style-name="T1989"><text:s/></text:span><text:span text:style-name="T1990">сервисом</text:span><text:span text:style-name="T1991"><text:s/>$route<text:s/></text:span><text:span text:style-name="T1992">помещает</text:span><text:span text:style-name="T1993"><text:s/></text:span><text:span text:style-name="T1994">текущее</text:span><text:span text:style-name="T1995"><text:s/></text:span><text:span text:style-name="T1996">содержимое</text:span><text:span text:style-name="T1997">;</text:span></text:p>
      <text:p text:style-name="P2"><text:span text:style-name="T1998">ng-if=”expressin” -<text:s/></text:span><text:span text:style-name="T1999">удаляет</text:span><text:span text:style-name="T2000"><text:s/></text:span><text:span text:style-name="T2001">или</text:span><text:span text:style-name="T2002"><text:s/></text:span><text:span text:style-name="T2003">вставляет</text:span><text:span text:style-name="T2004"><text:s/></text:span><text:span text:style-name="T2005">элемент</text:span><text:span text:style-name="T2006"><text:s/></text:span><text:span text:style-name="T2007">в</text:span><text:span text:style-name="T2008"><text:s/></text:span><text:span text:style-name="T2009">зависимости</text:span><text:span text:style-name="T2010"><text:s/></text:span><text:span text:style-name="T2011">от</text:span><text:span text:style-name="T2012"><text:s/></text:span><text:span text:style-name="T2013">выражения</text:span><text:span text:style-name="T2014"><text:s/>(<text:s/></text:span><text:span text:style-name="T2015">вставляет</text:span><text:span text:style-name="T2016"><text:s/></text:span><text:span text:style-name="T2017">первичную</text:span><text:span text:style-name="T2018"><text:s/></text:span><text:span text:style-name="T2019">копию</text:span><text:span text:style-name="T2020">,<text:s/></text:span><text:span text:style-name="T2021">не</text:span><text:span text:style-name="T2022"><text:s/></text:span><text:span text:style-name="T2023">последнюю</text:span><text:span text:style-name="T2024"><text:s/>);</text:span></text:p>
      <text:p text:style-name="P2"><text:span text:style-name="T2025">ng-app=”nameModule” -<text:s/></text:span><text:span text:style-name="T2026">инициализация</text:span><text:span text:style-name="T2027"><text:s/></text:span><text:span text:style-name="T2028">главной</text:span><text:span text:style-name="T2029"><text:s/></text:span><text:span text:style-name="T2030">области</text:span><text:span text:style-name="T2031"><text:s/></text:span><text:span text:style-name="T2032">видимости</text:span><text:span text:style-name="T2033"><text:s/>$rootScope;</text:span></text:p>
      <text:p text:style-name="P2"><text:span text:style-name="T2034">ng-init=”expression=value” -<text:s/></text:span><text:span text:style-name="T2035">создает</text:span><text:span text:style-name="T2036"><text:s/></text:span><text:span text:style-name="T2037">выражения</text:span><text:span text:style-name="T2038"><text:s/></text:span><text:span text:style-name="T2039">перед</text:span><text:span text:style-name="T2040"><text:s/></text:span><text:span text:style-name="T2041">отображением</text:span><text:span text:style-name="T2042"><text:s/></text:span><text:span text:style-name="T2043">шаблона</text:span><text:span text:style-name="T2044">;</text:span></text:p>
      <text:p text:style-name="P2"><text:span text:style-name="T2045">ng-bind=”expression” -<text:s/></text:span><text:span text:style-name="T2046">вставляет</text:span><text:span text:style-name="T2047"><text:s/></text:span><text:span text:style-name="T2048">содержимое</text:span><text:span text:style-name="T2049"><text:s/></text:span><text:span text:style-name="T2050">выражения</text:span><text:span text:style-name="T2051"><text:s/></text:span><text:span text:style-name="T2052">внутрь</text:span><text:span text:style-name="T2053"><text:s/></text:span><text:span text:style-name="T2054">текущего</text:span><text:span text:style-name="T2055"><text:s/></text:span><text:span text:style-name="T2056">элемента</text:span><text:span text:style-name="T2057">,<text:s/></text:span><text:span text:style-name="T2058">только</text:span><text:span text:style-name="T2059"><text:s/></text:span><text:span text:style-name="T2060">после</text:span><text:span text:style-name="T2061"><text:s/></text:span><text:span text:style-name="T2062">полной</text:span><text:span text:style-name="T2063"><text:s/></text:span><text:span text:style-name="T2064">загрузки</text:span><text:span text:style-name="T2065"><text:s/></text:span><text:span text:style-name="T2066">всего</text:span><text:span text:style-name="T2067"><text:s/></text:span><text:span text:style-name="T2068">приложения</text:span><text:span text:style-name="T2069">,<text:s/></text:span><text:span text:style-name="T2070">т</text:span><text:span text:style-name="T2071">.</text:span><text:span text:style-name="T2072">е</text:span><text:span text:style-name="T2073">.<text:s/></text:span><text:span text:style-name="T2074">необработанные</text:span><text:span text:style-name="T2075"><text:s/>{{ }}<text:s/></text:span><text:span text:style-name="T2076">перед</text:span><text:span text:style-name="T2077"><text:s/></text:span><text:span text:style-name="T2078">полной</text:span><text:span text:style-name="T2079"><text:s/></text:span><text:span text:style-name="T2080">загрузкой</text:span><text:span text:style-name="T2081"><text:s/></text:span><text:span text:style-name="T2082">не</text:span><text:span text:style-name="T2083"><text:s/></text:span><text:span text:style-name="T2084">будут</text:span><text:span text:style-name="T2085"><text:s/></text:span><text:span text:style-name="T2086">отображены</text:span><text:span text:style-name="T2087">,<text:s/></text:span><text:span text:style-name="T2088">а</text:span><text:span text:style-name="T2089"><text:s/></text:span><text:span text:style-name="T2090">будут</text:span><text:span text:style-name="T2091"><text:s/></text:span><text:span text:style-name="T2092">отображены</text:span><text:span text:style-name="T2093"><text:s/></text:span><text:span text:style-name="T2094">только</text:span><text:span text:style-name="T2095"><text:s/></text:span><text:span text:style-name="T2096">когда</text:span><text:span text:style-name="T2097"><text:s/></text:span><text:span text:style-name="T2098">будут</text:span><text:span text:style-name="T2099"><text:s/></text:span><text:span text:style-name="T2100">готовы</text:span><text:span text:style-name="T2101">;</text:span></text:p>
      <text:p text:style-name="P2"><text:span text:style-name="T2102">ng-clock<text:s/></text:span><text:span text:style-name="T2103">–</text:span><text:span text:style-name="T2104"><text:s/></text:span><text:span text:style-name="T2105">служит</text:span><text:span text:style-name="T2106"><text:s/></text:span><text:span text:style-name="T2107">для</text:span><text:span text:style-name="T2108"><text:s/></text:span><text:span text:style-name="T2109">тех</text:span><text:span text:style-name="T2110"><text:s/></text:span><text:span text:style-name="T2111">же</text:span><text:span text:style-name="T2112"><text:s/></text:span><text:span text:style-name="T2113">целей</text:span><text:span text:style-name="T2114">;</text:span></text:p>
      <text:p text:style-name="P2"><text:span text:style-name="T2115">ng-bind-template=”{{ expression }} {{ expression }}” -<text:s/></text:span><text:span text:style-name="T2116">то</text:span><text:span text:style-name="T2117"><text:s/></text:span><text:span text:style-name="T2118">же</text:span><text:span text:style-name="T2119"><text:s/></text:span><text:span text:style-name="T2120">самое</text:span><text:span text:style-name="T2121">,<text:s/></text:span><text:span text:style-name="T2122">только</text:span><text:span text:style-name="T2123"><text:s/></text:span><text:span text:style-name="T2124">для</text:span><text:span text:style-name="T2125"><text:s/></text:span><text:span text:style-name="T2126">множественных</text:span><text:span text:style-name="T2127"><text:s/></text:span><text:span text:style-name="T2128">выражений</text:span><text:span text:style-name="T2129">;</text:span></text:p>
      <text:p text:style-name="P2"><text:span text:style-name="T2130">ng-model=”property” -<text:s/></text:span><text:span text:style-name="T2131">создает</text:span><text:span text:style-name="T2132"><text:s/></text:span><text:span text:style-name="T2133">двухстороннюю</text:span><text:span text:style-name="T2134"><text:s/></text:span><text:span text:style-name="T2135">связь</text:span><text:span text:style-name="T2136"><text:s/></text:span><text:span text:style-name="T2137">со</text:span><text:span text:style-name="T2138"><text:s/>scope,<text:s/></text:span><text:span text:style-name="T2139">дает</text:span><text:span text:style-name="T2140"><text:s/></text:span><text:span text:style-name="T2141">класс</text:span><text:span text:style-name="T2142"><text:s/>ng-valid<text:s/></text:span><text:span text:style-name="T2143">или</text:span><text:span text:style-name="T2144"><text:s/>ng-invalid<text:s/></text:span><text:span text:style-name="T2145">полю</text:span><text:span text:style-name="T2146"><text:s/></text:span><text:span text:style-name="T2147">формы</text:span><text:span text:style-name="T2148">;</text:span></text:p>
      <text:p text:style-name="P2"><text:span text:style-name="T2149">ng-show,</text:span></text:p>
      <text:p text:style-name="P2"><text:span text:style-name="T2149">ng-hide=”expression” -<text:s/></text:span><text:span text:style-name="T2150">скрывает</text:span><text:span text:style-name="T2151"><text:s/></text:span><text:span text:style-name="T2152">или</text:span><text:span text:style-name="T2153"><text:s/></text:span><text:span text:style-name="T2154">показывает</text:span><text:span text:style-name="T2155"><text:s/></text:span><text:span text:style-name="T2156">элемент</text:span><text:span text:style-name="T2157"><text:s/></text:span><text:span text:style-name="T2158">прибавляя</text:span><text:span text:style-name="T2159"><text:s/></text:span><text:span text:style-name="T2160">к</text:span><text:span text:style-name="T2161"><text:s/></text:span><text:span text:style-name="T2162">нему</text:span><text:span text:style-name="T2163"><text:s/></text:span><text:span text:style-name="T2164">класс</text:span><text:span text:style-name="T2165"><text:s/>ng-hide ( display: block !important );</text:span></text:p>
      <text:p text:style-name="P2"><text:span text:style-name="T2166">ng-change=”expression” -<text:s/></text:span><text:span text:style-name="T2167">выполняет</text:span><text:span text:style-name="T2168"><text:s/></text:span><text:span text:style-name="T2169">выражение</text:span><text:span text:style-name="T2170"><text:s/></text:span><text:span text:style-name="T2171">когда</text:span><text:span text:style-name="T2172"><text:s/></text:span><text:span text:style-name="T2173">производится</text:span><text:span text:style-name="T2174"><text:s/></text:span><text:span text:style-name="T2175">ввод</text:span><text:span text:style-name="T2176"><text:s/></text:span><text:span text:style-name="T2177">в</text:span><text:span text:style-name="T2178"><text:s/></text:span><text:span text:style-name="T2179">поле</text:span><text:span text:style-name="T2180"><text:s/></text:span><text:span text:style-name="T2181">типа</text:span><text:span text:style-name="T2182"><text:s/>input (<text:s/></text:span><text:span text:style-name="T2183">взаимно</text:span><text:span text:style-name="T2184"><text:s/></text:span><text:span text:style-name="T2185">используется</text:span><text:span text:style-name="T2186"><text:s/></text:span><text:span text:style-name="T2187">с</text:span><text:span text:style-name="T2188"><text:s/></text:span><text:span text:style-name="T2189">директивой</text:span><text:span text:style-name="T2190"><text:s/>ng-model );</text:span></text:p>
      <text:p text:style-name="P2"><text:span text:style-name="T2191">ng-form=”name_inside_form” -<text:s/></text:span><text:span text:style-name="T2192">позволяет</text:span><text:span text:style-name="T2193"><text:s/></text:span><text:span text:style-name="T2194">содержать</text:span><text:span text:style-name="T2195"><text:s/></text:span><text:span text:style-name="T2196">вложенные</text:span><text:span text:style-name="T2197"><text:s/></text:span><text:span text:style-name="T2198">формы</text:span><text:span text:style-name="T2199">,<text:s/></text:span><text:span text:style-name="T2200">и</text:span><text:span text:style-name="T2201"><text:s/></text:span><text:span text:style-name="T2202">обслуживать</text:span><text:span text:style-name="T2203"><text:s/></text:span><text:span text:style-name="T2204">их</text:span><text:span text:style-name="T2205">,<text:s/></text:span><text:span text:style-name="T2206">классы</text:span><text:span text:style-name="T2207"><text:s/>ng-valid, ng-invalid, ng-pristine, ng-dirty,<text:s/></text:span><text:span text:style-name="T2208">свойства</text:span><text:span text:style-name="T2209"><text:s/>$valid, $invalid, $pristine, $dirty,<text:s/></text:span><text:span text:style-name="T2210">отправка</text:span><text:span text:style-name="T2211"><text:s/></text:span><text:span text:style-name="T2212">формы</text:span><text:span text:style-name="T2213"><text:s/></text:span><text:span text:style-name="T2214">обслуживается</text:span><text:span text:style-name="T2215"><text:s/></text:span><text:span text:style-name="T2216">директивами</text:span><text:span text:style-name="T2217"><text:s/>ng-submit<text:s/></text:span><text:span text:style-name="T2218">в</text:span><text:span text:style-name="T2219"><text:s/></text:span><text:span text:style-name="T2220">теле</text:span><text:span text:style-name="T2221"><text:s/></text:span><text:span text:style-name="T2222">тега</text:span><text:span text:style-name="T2223"><text:s/></text:span><text:span text:style-name="T2224">формы</text:span><text:span text:style-name="T2225">,<text:s/></text:span><text:span text:style-name="T2226">или</text:span><text:span text:style-name="T2227"><text:s/>ng-click<text:s/></text:span><text:span text:style-name="T2228">в</text:span><text:span text:style-name="T2229"><text:s/></text:span><text:span text:style-name="T2230">теле</text:span><text:span text:style-name="T2231"><text:s/></text:span><text:span text:style-name="T2232">первой</text:span><text:span text:style-name="T2233"><text:s/></text:span><text:span text:style-name="T2234">кнопки</text:span><text:span text:style-name="T2235"><text:s/>button[type='submit'];</text:span></text:p>
      <text:p text:style-name="P2"><text:span text:style-name="T2236">ng-click=”expression” -<text:s/></text:span><text:span text:style-name="T2237">вешает</text:span><text:span text:style-name="T2238"><text:s/></text:span><text:span text:style-name="T2239">обработчик</text:span><text:span text:style-name="T2240"><text:s/></text:span><text:span text:style-name="T2241">события</text:span><text:span text:style-name="T2242"><text:s/>click<text:s/></text:span><text:span text:style-name="T2243">на</text:span><text:span text:style-name="T2244"><text:s/></text:span><text:span text:style-name="T2245">элемент</text:span><text:span text:style-name="T2246"><text:s/></text:span><text:span text:style-name="T2247">и</text:span><text:span text:style-name="T2248"><text:s/></text:span><text:span text:style-name="T2249">выражение</text:span><text:span text:style-name="T2250"><text:s/></text:span><text:span text:style-name="T2251">которое</text:span><text:span text:style-name="T2252"><text:s/></text:span><text:span text:style-name="T2253">должно</text:span><text:span text:style-name="T2254"><text:s/></text:span><text:span text:style-name="T2255">будет</text:span><text:span text:style-name="T2256"><text:s/></text:span><text:span text:style-name="T2257">выполнится</text:span><text:span text:style-name="T2258"><text:s/></text:span><text:span text:style-name="T2259">в</text:span><text:span text:style-name="T2260"><text:s/></text:span><text:span text:style-name="T2261">случае</text:span><text:span text:style-name="T2262"><text:s/></text:span><text:span text:style-name="T2263">клика</text:span><text:span text:style-name="T2264">;</text:span></text:p>
      <text:p text:style-name="P2"><text:span text:style-name="T2265">ng-select=”option.data for option in select” -<text:s/></text:span><text:span text:style-name="T2266">принимает</text:span><text:span text:style-name="T2267"><text:s/></text:span><text:span text:style-name="T2268">массив</text:span><text:span text:style-name="T2269"><text:s/></text:span><text:span text:style-name="T2270">объектов</text:span><text:span text:style-name="T2271"><text:s/>(<text:s/></text:span><text:span text:style-name="T2272">или</text:span><text:span text:style-name="T2273"><text:s/></text:span><text:span text:style-name="T2274">объект</text:span><text:span text:style-name="T2275"><text:s/>),<text:s/></text:span><text:span text:style-name="T2276">в</text:span><text:span text:style-name="T2277"><text:s/></text:span><text:span text:style-name="T2278">котором</text:span><text:span text:style-name="T2279"><text:s/>select<text:s/></text:span><text:span text:style-name="T2280">массив</text:span><text:span text:style-name="T2281"><text:s/></text:span><text:span text:style-name="T2282">объектов</text:span><text:span text:style-name="T2283">, option<text:s/></text:span><text:span text:style-name="T2284">объект</text:span><text:span text:style-name="T2285">,<text:s/></text:span><text:span text:style-name="T2286">а</text:span><text:span text:style-name="T2287"><text:s/>option.data<text:s/></text:span><text:span text:style-name="T2288">текст</text:span><text:span text:style-name="T2289"><text:s/></text:span><text:span text:style-name="T2290">в</text:span><text:span text:style-name="T2291"><text:s/></text:span><text:span text:style-name="T2292">поле</text:span><text:span text:style-name="T2293"><text:s/></text:span><text:span text:style-name="T2294">для</text:span><text:span text:style-name="T2295"><text:s/></text:span><text:span text:style-name="T2296">будущего</text:span><text:span text:style-name="T2297"><text:s/></text:span><text:span text:style-name="T2298">тега</text:span><text:span text:style-name="T2299"><text:s/>option;</text:span></text:p>
      <text:p text:style-name="P2"><text:span text:style-name="T2300">ng-submit=”expression” -<text:s/></text:span><text:span text:style-name="T2301">активация</text:span><text:span text:style-name="T2302"><text:s/></text:span><text:span text:style-name="T2303">выражения</text:span><text:span text:style-name="T2304"><text:s/>(<text:s/></text:span><text:span text:style-name="T2305">функции</text:span><text:span text:style-name="T2306"><text:s/>),<text:s/></text:span><text:span text:style-name="T2307">когда</text:span><text:span text:style-name="T2308"><text:s/></text:span><text:span text:style-name="T2309">оправляется</text:span><text:span text:style-name="T2310"><text:s/></text:span><text:span text:style-name="T2311">форма</text:span><text:span text:style-name="T2312">;</text:span></text:p>
      <text:p text:style-name="P2"><text:span text:style-name="T2313">ng-class=”{ nameClass1: expression; nameClass2: expression }” -<text:s/></text:span><text:span text:style-name="T2314">позволяет</text:span><text:span text:style-name="T2315"><text:s/></text:span><text:span text:style-name="T2316">внедрять</text:span><text:span text:style-name="T2317"><text:s text:c="2"/>/<text:s/></text:span><text:span text:style-name="T2318">убирать</text:span><text:span text:style-name="T2319"><text:s/></text:span><text:span text:style-name="T2320">классы</text:span><text:span text:style-name="T2321"><text:s/></text:span><text:span text:style-name="T2322">в</text:span><text:span text:style-name="T2323"><text:s/></text:span><text:span text:style-name="T2324">соответствии</text:span><text:span text:style-name="T2325"><text:s/></text:span><text:span text:style-name="T2326">с</text:span><text:span text:style-name="T2327"><text:s/></text:span><text:span text:style-name="T2328">выражениями</text:span><text:span text:style-name="T2329"><text:s/>( boolean ) ;</text:span></text:p>
      <text:p text:style-name="P2"><text:span text:style-name="T2330">ng-attr-AttributeName=”{{ expression }}” -<text:s/></text:span><text:span text:style-name="T2331">позволяет</text:span><text:span text:style-name="T2332"><text:s/></text:span><text:span text:style-name="T2333">правильно</text:span><text:span text:style-name="T2334"><text:s/></text:span><text:span text:style-name="T2335">загрузить</text:span><text:span text:style-name="T2336"><text:s/></text:span><text:span text:style-name="T2337">выражение</text:span><text:span text:style-name="T2338"><text:s/></text:span><text:span text:style-name="T2339">в</text:span><text:span text:style-name="T2340"><text:s/></text:span><text:span text:style-name="T2341">требуемый</text:span><text:span text:style-name="T2342"><text:s/></text:span><text:span text:style-name="T2343">атрибут</text:span><text:span text:style-name="T2344">;</text:span></text:p>
      <text:p text:style-name="P2"><text:span text:style-name="T2345"/></text:p>
      <text:p text:style-name="P2"><text:span text:style-name="T2346">Роутинг</text:span><text:span text:style-name="T2347">:</text:span></text:p>
      <text:p text:style-name="P2"><text:span text:style-name="T2348">Модуль</text:span><text:span text:style-name="T2349"><text:s/>angular-route.min.js,<text:s/></text:span><text:span text:style-name="T2350">внедряется</text:span><text:span text:style-name="T2351"><text:s/></text:span><text:span text:style-name="T2352">в</text:span><text:span text:style-name="T2353"><text:s/></text:span><text:span text:style-name="T2354">приложение</text:span><text:span text:style-name="T2355"><text:s/></text:span><text:span text:style-name="T2356">как</text:span><text:span text:style-name="T2357"><text:s/></text:span><text:span text:style-name="T2358">модуль</text:span><text:span text:style-name="T2359"><text:s/>ngRoute,<text:s/></text:span><text:span text:style-name="T2360">и</text:span><text:span text:style-name="T2361"><text:s/></text:span><text:span text:style-name="T2362">доступна</text:span><text:span text:style-name="T2363"><text:s/></text:span><text:span text:style-name="T2364">как</text:span><text:span text:style-name="T2365"><text:s/></text:span><text:span text:style-name="T2366">сервис</text:span><text:span text:style-name="T2367"><text:s/>$routeProvider.</text:span></text:p>
      <text:p text:style-name="P2"><text:span text:style-name="T2368">$routeProvider<text:s/></text:span><text:span text:style-name="T2369">методы</text:span><text:span text:style-name="T2370">:</text:span></text:p>
      <text:p text:style-name="P2"><text:span text:style-name="T2371">.when('url:key',{ // -<text:s/></text:span><text:span text:style-name="T2372">адрес</text:span><text:span text:style-name="T2373"><text:s/></text:span><text:span text:style-name="T2374">страницы</text:span><text:span text:style-name="T2375">,<text:s/></text:span><text:span text:style-name="T2376">обслуживаемый</text:span><text:span text:style-name="T2377"><text:s/>$location.path,<text:s/></text:span><text:span text:style-name="T2378">к</text:span><text:span text:style-name="T2379"><text:s/></text:span><text:span text:style-name="T2380">которому</text:span><text:span text:style-name="T2381"><text:s/></text:span><text:span text:style-name="T2382">будут</text:span><text:span text:style-name="T2383"><text:s/><text:tab/><text:tab/><text:s text:c="4"/>//<text:s/></text:span><text:span text:style-name="T2384">применены</text:span><text:span text:style-name="T2385"><text:s/></text:span><text:span text:style-name="T2386">настройки</text:span><text:span text:style-name="T2387">,<text:s/></text:span><text:span text:style-name="T2388">значение</text:span><text:span text:style-name="T2389"><text:s/>key<text:s/></text:span><text:span text:style-name="T2390">будет</text:span><text:span text:style-name="T2391"><text:s/></text:span><text:span text:style-name="T2392">передано</text:span><text:span text:style-name="T2393"><text:s/></text:span><text:span text:style-name="T2394">в</text:span><text:span text:style-name="T2395"><text:s/>controller, <text:tab/><text:tab/><text:tab/><text:s text:c="4"/>//<text:s/></text:span><text:span text:style-name="T2396">объектом</text:span><text:span text:style-name="T2397"><text:s/>$routeParams;</text:span></text:p>
      <text:p text:style-name="P2"><text:span text:style-name="T2398"><text:tab/>controller: 'NameController'<text:s text:c="2"/>// -<text:s/></text:span><text:span text:style-name="T2399">имя</text:span><text:span text:style-name="T2400"><text:s/></text:span><text:span text:style-name="T2401">контроллера</text:span><text:span text:style-name="T2402">,<text:s/></text:span><text:span text:style-name="T2403">который</text:span><text:span text:style-name="T2404"><text:s/></text:span><text:span text:style-name="T2405">будет</text:span><text:span text:style-name="T2406"><text:s/></text:span><text:span text:style-name="T2407">применен</text:span><text:span text:style-name="T2408"><text:s/></text:span><text:span text:style-name="T2409">к</text:span><text:span text:style-name="T2410"><text:s/><text:tab/><text:tab/><text:tab/><text:tab/><text:tab/><text:tab/>//<text:s/></text:span><text:span text:style-name="T2411">данной</text:span><text:span text:style-name="T2412"><text:s/></text:span><text:span text:style-name="T2413">странице</text:span><text:span text:style-name="T2414">;</text:span></text:p>
      <text:p text:style-name="P2"><text:span text:style-name="T2415"><text:tab/><text:tab/><text:s text:c="6"/>function($scope,$routeParams){}, // -<text:s/></text:span><text:span text:style-name="T2416">функция</text:span><text:span text:style-name="T2417">,<text:s/></text:span><text:span text:style-name="T2418">которая</text:span><text:span text:style-name="T2419"><text:s/></text:span><text:span text:style-name="T2420">будет</text:span><text:span text:style-name="T2421"><text:s/><text:tab/><text:tab/><text:tab/><text:tab/><text:tab/><text:tab/><text:tab/><text:tab/><text:tab/><text:s text:c="2"/>//<text:s/></text:span><text:span text:style-name="T2422">контроллером</text:span><text:span text:style-name="T2423"><text:s/></text:span><text:span text:style-name="T2424">в</text:span><text:span text:style-name="T2425"><text:s/></text:span><text:span text:style-name="T2426">этом</text:span><text:span text:style-name="T2427"><text:s/></text:span><text:span text:style-name="T2428">шаблоне</text:span><text:span text:style-name="T2429">,<text:s/></text:span><text:span text:style-name="T2430">так</text:span><text:span text:style-name="T2431"><text:s/></text:span><text:span text:style-name="T2432">же</text:span><text:span text:style-name="T2433"><text:s/><text:tab/><text:tab/><text:tab/><text:tab/><text:tab/><text:tab/><text:tab/><text:s text:c="2"/>//<text:s/></text:span><text:span text:style-name="T2434">сюда</text:span><text:span text:style-name="T2435"><text:s/></text:span><text:span text:style-name="T2436">можно</text:span><text:span text:style-name="T2437"><text:s/></text:span><text:span text:style-name="T2438">передать</text:span><text:span text:style-name="T2439"><text:s/></text:span><text:span text:style-name="T2440">параметры</text:span><text:span text:style-name="T2441"><text:s/><text:tab/><text:tab/><text:tab/><text:tab/><text:tab/><text:tab/><text:tab/><text:tab/><text:s text:c="2"/>// $routeParams;</text:span></text:p>
      <text:p text:style-name="P2"><text:span text:style-name="T2442"><text:tab/>template: '&lt;tag&gt;Template&lt;/tag&gt;', // -<text:s/></text:span><text:span text:style-name="T2443">шаблон</text:span><text:span text:style-name="T2444">,<text:s/></text:span><text:span text:style-name="T2445">который</text:span><text:span text:style-name="T2446"><text:s/></text:span><text:span text:style-name="T2447">будет</text:span><text:span text:style-name="T2448"><text:s/></text:span><text:span text:style-name="T2449">загружен</text:span><text:span text:style-name="T2450"><text:s/></text:span><text:span text:style-name="T2451">на</text:span><text:span text:style-name="T2452"><text:s/></text:span><text:span text:style-name="T2453">странице</text:span><text:span text:style-name="T2454">;</text:span></text:p>
      <text:p text:style-name="P2"><text:span text:style-name="T2455"><text:tab/>templateUrl: 'html.url', // -<text:s/></text:span><text:span text:style-name="T2456">загрузит</text:span><text:span text:style-name="T2457"><text:s/></text:span><text:span text:style-name="T2458">шаблон</text:span><text:span text:style-name="T2459"><text:s/>XHR<text:s/></text:span><text:span text:style-name="T2460">по</text:span><text:span text:style-name="T2461"><text:s/></text:span><text:span text:style-name="T2462">указанному</text:span><text:span text:style-name="T2463"><text:s/>URL;</text:span></text:p>
      <text:p text:style-name="P2"><text:span text:style-name="T2464"><text:tab/>resolve: { // -<text:s/></text:span><text:span text:style-name="T2465">данные</text:span><text:span text:style-name="T2466">,<text:s/></text:span><text:span text:style-name="T2467">которые</text:span><text:span text:style-name="T2468"><text:s/></text:span><text:span text:style-name="T2469">будут</text:span><text:span text:style-name="T2470"><text:s/></text:span><text:span text:style-name="T2471">обработаны</text:span><text:span text:style-name="T2472"><text:s/></text:span><text:span text:style-name="T2473">перед</text:span><text:span text:style-name="T2474"><text:s/></text:span><text:span text:style-name="T2475">стартом</text:span><text:span text:style-name="T2476"><text:s/></text:span><text:span text:style-name="T2477">контроллера</text:span><text:span text:style-name="T2478">,<text:s/></text:span><text:span text:style-name="T2479">и</text:span><text:span text:style-name="T2480"><text:s/><text:tab/><text:tab/><text:s text:c="4"/>//<text:s/></text:span><text:span text:style-name="T2481">будут</text:span><text:span text:style-name="T2482"><text:s/></text:span><text:span text:style-name="T2483">доступны</text:span><text:span text:style-name="T2484"><text:s/></text:span><text:span text:style-name="T2485">в</text:span><text:span text:style-name="T2486"><text:s/></text:span><text:span text:style-name="T2487">нем</text:span><text:span text:style-name="T2488">;</text:span></text:p>
      <text:p text:style-name="P2"><text:span text:style-name="T2489"><text:tab/><text:tab/>key: ['service',function(service){<text:s text:c="2"/>// -<text:s/></text:span><text:span text:style-name="T2490">свойства</text:span><text:span text:style-name="T2491">,<text:s/></text:span><text:span text:style-name="T2492">которые</text:span><text:span text:style-name="T2493"><text:s/></text:span><text:span text:style-name="T2494">будут</text:span><text:span text:style-name="T2495"><text:s/></text:span><text:span text:style-name="T2496">доступны</text:span><text:span text:style-name="T2497"><text:s/></text:span><text:span text:style-name="T2498">в</text:span><text:span text:style-name="T2499"><text:s/><text:tab/><text:tab/><text:tab/><text:tab/><text:tab/><text:tab/><text:tab/><text:s text:c="5"/>//<text:s/></text:span><text:span text:style-name="T2500">контроллере</text:span><text:span text:style-name="T2501">,<text:s/></text:span><text:span text:style-name="T2502">запускается</text:span><text:span text:style-name="T2503"><text:s/></text:span><text:span text:style-name="T2504">фабрика</text:span><text:span text:style-name="T2505"><text:s/></text:span><text:span text:style-name="T2506">и</text:span><text:span text:style-name="T2507"><text:s/><text:tab/><text:tab/><text:tab/><text:tab/><text:tab/><text:tab/><text:tab/><text:s text:c="5"/>//<text:s/></text:span><text:span text:style-name="T2508">возвращаем</text:span><text:span text:style-name="T2509"><text:s/></text:span><text:span text:style-name="T2510">обещание</text:span><text:span text:style-name="T2511"><text:s/></text:span><text:span text:style-name="T2512">о</text:span><text:span text:style-name="T2513">_</text:span><text:span text:style-name="T2514">О</text:span><text:span text:style-name="T2515"><text:s/></text:span><text:span text:style-name="T2516">разобратся</text:span><text:span text:style-name="T2517">;</text:span></text:p>
      <text:p text:style-name="P2"><text:span text:style-name="T2518"><text:tab/><text:tab/><text:tab/>return value;</text:span></text:p>
      <text:p text:style-name="P2"><text:span text:style-name="T2518"><text:tab/><text:tab/>}],</text:span></text:p>
      <text:p text:style-name="P2"><text:span text:style-name="T2518"><text:tab/>redirectTo: '/url', // -<text:s/></text:span><text:span text:style-name="T2519">перенаправить</text:span><text:span text:style-name="T2520"><text:s/></text:span><text:span text:style-name="T2521">на</text:span><text:span text:style-name="T2522"><text:s/>url;</text:span></text:p>
      <text:p text:style-name="P2"><text:span text:style-name="T2523"><text:tab/><text:tab/><text:tab/><text:s text:c="8"/>function(route,path,search){ return '/url' }; // -<text:s/></text:span><text:span text:style-name="T2524">перенаправит</text:span><text:span text:style-name="T2525"><text:s/></text:span><text:span text:style-name="T2526">на</text:span><text:span text:style-name="T2527"><text:s/><text:tab/><text:tab/><text:tab/><text:tab/><text:tab/><text:tab/><text:tab/><text:tab/><text:tab/><text:tab/><text:s text:c="6"/>//<text:s/></text:span><text:span text:style-name="T2528">полученный</text:span><text:span text:style-name="T2529"><text:s/>url;</text:span></text:p>
      <text:p text:style-name="P2"><text:span text:style-name="T2530"><text:tab/>reloadOnSearch: boolean, // -<text:s/></text:span><text:span text:style-name="T2531">если</text:span><text:span text:style-name="T2532"><text:s/></text:span><text:span text:style-name="T2533">включить</text:span><text:span text:style-name="T2534"><text:s/></text:span><text:span text:style-name="T2535">значение</text:span><text:span text:style-name="T2536">,<text:s/></text:span><text:span text:style-name="T2537">страница</text:span><text:span text:style-name="T2538"><text:s/></text:span><text:span text:style-name="T2539">будет</text:span><text:span text:style-name="T2540"><text:s/><text:tab/><text:tab/><text:tab/><text:tab/><text:tab/><text:tab/><text:s text:c="7"/>//<text:s/></text:span><text:span text:style-name="T2541">перезагружаться</text:span><text:span text:style-name="T2542"><text:s/></text:span><text:span text:style-name="T2543">после</text:span><text:span text:style-name="T2544"><text:s/></text:span><text:span text:style-name="T2545">всякого</text:span><text:span text:style-name="T2546"><text:s/></text:span><text:span text:style-name="T2547">изменения</text:span><text:span text:style-name="T2548"><text:s/><text:tab/><text:tab/><text:tab/><text:tab/><text:tab/><text:tab/><text:s text:c="7"/>// $location.search(),<text:s/></text:span><text:span text:style-name="T2549">пока</text:span><text:span text:style-name="T2550"><text:s/></text:span><text:span text:style-name="T2551">нипонятно</text:span><text:span text:style-name="T2552">;</text:span></text:p>
      <text:p text:style-name="P2"><text:span text:style-name="T2553"><text:tab/>}</text:span></text:p>
      <text:p text:style-name="P2"><text:span text:style-name="T2553">}); // -<text:s/></text:span><text:span text:style-name="T2554">сервис</text:span><text:span text:style-name="T2555"><text:s/></text:span><text:span text:style-name="T2556">настройки</text:span><text:span text:style-name="T2557"><text:s/></text:span><text:span text:style-name="T2558">роутинга</text:span><text:span text:style-name="T2559"><text:s/></text:span><text:span text:style-name="T2560">и</text:span><text:span text:style-name="T2561"><text:s/></text:span><text:span text:style-name="T2562">шаблонов</text:span><text:span text:style-name="T2563">; </text:span></text:p>
      <text:p text:style-name="P2"><text:span text:style-name="T2564"/></text:p>
      <text:p text:style-name="P2"><text:span text:style-name="T2565">$location<text:s/></text:span><text:span text:style-name="T2566">–</text:span><text:span text:style-name="T2567"><text:s/></text:span><text:span text:style-name="T2568">сервис</text:span><text:span text:style-name="T2569"><text:s/></text:span><text:span text:style-name="T2570">для</text:span><text:span text:style-name="T2571"><text:s/></text:span><text:span text:style-name="T2572">перенаправления</text:span><text:span text:style-name="T2573"><text:s/></text:span><text:span text:style-name="T2574">внутри</text:span><text:span text:style-name="T2575"><text:s/></text:span><text:span text:style-name="T2576">страницы</text:span><text:span text:style-name="T2577"><text:s/>(<text:s/></text:span><text:span text:style-name="T2578">без</text:span><text:span text:style-name="T2579"><text:s/></text:span><text:span text:style-name="T2580">перезагрузки</text:span><text:span text:style-name="T2581"><text:s/>),<text:s/></text:span><text:span text:style-name="T2582">поддерживается</text:span><text:span text:style-name="T2583"><text:s/></text:span><text:span text:style-name="T2584">история</text:span><text:span text:style-name="T2585"><text:s/>HTML5;</text:span></text:p>
      <text:p text:style-name="P2"><text:span text:style-name="T2586">свойства</text:span><text:span text:style-name="T2587">:</text:span></text:p>
      <text:p text:style-name="P2"><text:span text:style-name="T2588">path('newPath')<text:s/></text:span><text:span text:style-name="T2589">–</text:span><text:span text:style-name="T2590"><text:s/></text:span><text:span text:style-name="T2591">без</text:span><text:span text:style-name="T2592"><text:s/></text:span><text:span text:style-name="T2593">аргумента</text:span><text:span text:style-name="T2594"><text:s/></text:span><text:span text:style-name="T2595">возвращает</text:span><text:span text:style-name="T2596"><text:s/></text:span><text:span text:style-name="T2597">текущий</text:span><text:span text:style-name="T2598"><text:s/></text:span><text:span text:style-name="T2599">путь</text:span><text:span text:style-name="T2600">,<text:s/></text:span><text:span text:style-name="T2601">с</text:span><text:span text:style-name="T2602"><text:s/></text:span><text:span text:style-name="T2603">аргументом</text:span><text:span text:style-name="T2604"><text:s/></text:span><text:span text:style-name="T2605">записывает</text:span><text:span text:style-name="T2606"><text:s/></text:span><text:span text:style-name="T2607">новый</text:span><text:span text:style-name="T2608"><text:s/></text:span><text:span text:style-name="T2609">путь</text:span><text:span text:style-name="T2610"><text:s/>(<text:s/></text:span><text:span text:style-name="T2611">сохраняя</text:span><text:span text:style-name="T2612"><text:s/></text:span><text:span text:style-name="T2613">в</text:span><text:span text:style-name="T2614"><text:s/></text:span><text:span text:style-name="T2615">истории</text:span><text:span text:style-name="T2616"><text:s/>);</text:span></text:p>
      <text:p text:style-name="P2"><text:span text:style-name="T2617">replace() -<text:s/></text:span><text:span text:style-name="T2618">перезаписать</text:span><text:span text:style-name="T2619"><text:s/></text:span><text:span text:style-name="T2620">перенаправление</text:span><text:span text:style-name="T2621">,<text:s/></text:span><text:span text:style-name="T2622">стереть</text:span><text:span text:style-name="T2623"><text:s/></text:span><text:span text:style-name="T2624">историю</text:span><text:span text:style-name="T2625">;</text:span></text:p>
      <text:p text:style-name="P2"><text:span text:style-name="T2626">absUrl() -<text:s/></text:span><text:span text:style-name="T2627">вернуть</text:span><text:span text:style-name="T2628"><text:s/></text:span><text:span text:style-name="T2629">полный</text:span><text:span text:style-name="T2630"><text:s/>URL;</text:span></text:p>
      <text:p text:style-name="P2"><text:span text:style-name="T2631">hash('Hash')<text:s/></text:span><text:span text:style-name="T2632">–</text:span><text:span text:style-name="T2633"><text:s/></text:span><text:span text:style-name="T2634">прочитать</text:span><text:span text:style-name="T2635"><text:s/>(<text:s/></text:span><text:span text:style-name="T2636">без</text:span><text:span text:style-name="T2637"><text:s/></text:span><text:span text:style-name="T2638">аргумента</text:span><text:span text:style-name="T2639"><text:s/>),<text:s/></text:span><text:span text:style-name="T2640">записать</text:span><text:span text:style-name="T2641"><text:s/>(<text:s/></text:span><text:span text:style-name="T2642">с</text:span><text:span text:style-name="T2643"><text:s/></text:span><text:span text:style-name="T2644">аргументом</text:span><text:span text:style-name="T2645"><text:s/>)<text:s/></text:span><text:span text:style-name="T2646">значение</text:span><text:span text:style-name="T2647"><text:s/></text:span><text:span text:style-name="T2648">хеша</text:span><text:span text:style-name="T2649">;</text:span></text:p>
      <text:p text:style-name="P2"><text:span text:style-name="T2650">host() -<text:s/></text:span><text:span text:style-name="T2651">получить</text:span><text:span text:style-name="T2652"><text:s/></text:span><text:span text:style-name="T2653">хост</text:span><text:span text:style-name="T2654">;</text:span></text:p>
      <text:p text:style-name="P2"><text:span text:style-name="T2655">port() -<text:s/></text:span><text:span text:style-name="T2656">получить</text:span><text:span text:style-name="T2657"><text:s/></text:span><text:span text:style-name="T2658">порт</text:span><text:span text:style-name="T2659">;</text:span></text:p>
      <text:p text:style-name="P2"><text:span text:style-name="T2660">protocol() -<text:s/></text:span><text:span text:style-name="T2661">получить</text:span><text:span text:style-name="T2662"><text:s/></text:span><text:span text:style-name="T2663">протокол</text:span><text:span text:style-name="T2664">;</text:span></text:p>
      <text:p text:style-name="P2"><text:span text:style-name="T2665">search({'key':'value'}/'key=value')<text:s/></text:span><text:span text:style-name="T2666">–</text:span><text:span text:style-name="T2667"><text:s/></text:span><text:span text:style-name="T2668">поисковый</text:span><text:span text:style-name="T2669"><text:s/></text:span><text:span text:style-name="T2670">запрос</text:span><text:span text:style-name="T2671"><text:s/></text:span><text:span text:style-name="T2672">в</text:span><text:span text:style-name="T2673"><text:s/></text:span><text:span text:style-name="T2674">строке</text:span><text:span text:style-name="T2675"><text:s/>url,<text:s/></text:span><text:span text:style-name="T2676">или</text:span><text:span text:style-name="T2677"><text:s/></text:span><text:span text:style-name="T2678">сформированный</text:span><text:span text:style-name="T2679"><text:s/></text:span><text:span text:style-name="T2680">в</text:span><text:span text:style-name="T2681"><text:s/></text:span><text:span text:style-name="T2682">виде</text:span><text:span text:style-name="T2683"><text:s/></text:span><text:span text:style-name="T2684">второго</text:span><text:span text:style-name="T2685"><text:s/></text:span><text:span text:style-name="T2686">аргумента</text:span><text:span text:style-name="T2687"><text:s/>(<text:s/></text:span><text:span text:style-name="T2688">строки</text:span><text:span text:style-name="T2689"><text:s/>);</text:span></text:p>
      <text:p text:style-name="P2"><text:span text:style-name="T2690">url('url/name=value#hash')<text:s/></text:span><text:span text:style-name="T2691">–</text:span><text:span text:style-name="T2692"><text:s/></text:span><text:span text:style-name="T2693">изменит</text:span><text:span text:style-name="T2694"><text:s/>url<text:s/></text:span><text:span text:style-name="T2695">со</text:span><text:span text:style-name="T2696"><text:s/></text:span><text:span text:style-name="T2697">всеми</text:span><text:span text:style-name="T2698"><text:s/></text:span><text:span text:style-name="T2699">параметрами</text:span><text:span text:style-name="T2700">,<text:s/></text:span><text:span text:style-name="T2701">так</text:span><text:span text:style-name="T2702"><text:s/></text:span><text:span text:style-name="T2703">де</text:span><text:span text:style-name="T2704"><text:s/></text:span><text:span text:style-name="T2705">поддерживает</text:span><text:span text:style-name="T2706"><text:s/></text:span><text:span text:style-name="T2707">метод</text:span><text:span text:style-name="T2708"><text:s/>replace();</text:span></text:p>
      <text:p text:style-name="P2"><text:span text:style-name="T2709"/></text:p>
      <text:p text:style-name="P2"><text:span text:style-name="T2710">События</text:span></text:p>
      <text:p text:style-name="P2"><text:span text:style-name="T2711">$routeChangeStart<text:s/></text:span><text:span text:style-name="T2712">–</text:span><text:span text:style-name="T2713"><text:s/></text:span><text:span text:style-name="T2714">биндится</text:span><text:span text:style-name="T2715"><text:s/></text:span><text:span text:style-name="T2716">в</text:span><text:span text:style-name="T2717"><text:s/>$rootScope.$on('$routeChangeStart',function(evt,next,current){})<text:s/></text:span><text:span text:style-name="T2718">и</text:span><text:span text:style-name="T2719"><text:s/></text:span><text:span text:style-name="T2720">выполняется</text:span><text:span text:style-name="T2721"><text:s/></text:span><text:span text:style-name="T2722">перед</text:span><text:span text:style-name="T2723"><text:s/></text:span><text:span text:style-name="T2724">изменением</text:span><text:span text:style-name="T2725"><text:s/>url, evt<text:s/></text:span><text:span text:style-name="T2726">объект</text:span><text:span text:style-name="T2727"><text:s/></text:span><text:span text:style-name="T2728">события</text:span><text:span text:style-name="T2729">, next<text:s/></text:span><text:span text:style-name="T2730">настройки</text:span><text:span text:style-name="T2731"><text:s/></text:span><text:span text:style-name="T2732">вкладки</text:span><text:span text:style-name="T2733"><text:s/></text:span><text:span text:style-name="T2734">на</text:span><text:span text:style-name="T2735"><text:s/></text:span><text:span text:style-name="T2736">которую</text:span><text:span text:style-name="T2737"><text:s/></text:span><text:span text:style-name="T2738">переходим</text:span><text:span text:style-name="T2739">, current<text:s/></text:span><text:span text:style-name="T2740">настройки</text:span><text:span text:style-name="T2741"><text:s/></text:span><text:span text:style-name="T2742">текущей</text:span><text:span text:style-name="T2743"><text:s/></text:span><text:span text:style-name="T2744">вкладки</text:span><text:span text:style-name="T2745">;</text:span></text:p>
      <text:p text:style-name="P2"><text:span text:style-name="T2746">$routeChangeSuccess<text:s/></text:span><text:span text:style-name="T2747">–</text:span><text:span text:style-name="T2748"><text:s/></text:span><text:span text:style-name="T2749">при</text:span><text:span text:style-name="T2750"><text:s/></text:span><text:span text:style-name="T2751">удовлетворительном</text:span><text:span text:style-name="T2752"><text:s/></text:span><text:span text:style-name="T2753">роутинге</text:span><text:span text:style-name="T2754">;</text:span></text:p>
      <text:p text:style-name="P2"><text:span text:style-name="T2755">$routeChangeError<text:s/></text:span><text:span text:style-name="T2756">–</text:span><text:span text:style-name="T2757"><text:s/></text:span><text:span text:style-name="T2758">при</text:span><text:span text:style-name="T2759"><text:s/></text:span><text:span text:style-name="T2760">возникновении</text:span><text:span text:style-name="T2761"><text:s/></text:span><text:span text:style-name="T2762">ошибки</text:span><text:span text:style-name="T2763"><text:s/>(<text:s/></text:span><text:span text:style-name="T2764">третьим</text:span><text:span text:style-name="T2765"><text:s/></text:span><text:span text:style-name="T2766">аргументом</text:span><text:span text:style-name="T2767"><text:s/>rejection<text:s/></text:span><text:span text:style-name="T2768">–</text:span><text:span text:style-name="T2769"><text:s/></text:span><text:span text:style-name="T2770">объект</text:span><text:span text:style-name="T2771"><text:s/></text:span><text:span text:style-name="T2772">ошибки</text:span><text:span text:style-name="T2773"><text:s/>);</text:span></text:p>
      <text:p text:style-name="P2"><text:span text:style-name="T2774">$routeUpdate<text:s/></text:span><text:span text:style-name="T2775">—</text:span><text:span text:style-name="T2776"><text:s/></text:span><text:span text:style-name="T2777">если</text:span><text:span text:style-name="T2778"><text:s/>reloadOnSearch<text:s/></text:span><text:span text:style-name="T2779">было</text:span><text:span text:style-name="T2780"><text:s/></text:span><text:span text:style-name="T2781">установлено</text:span><text:span text:style-name="T2782"><text:s/></text:span><text:span text:style-name="T2783">в</text:span><text:span text:style-name="T2784"><text:s/></text:span><text:span text:style-name="T2785">ложь</text:span><text:span text:style-name="T2786">,<text:s/></text:span><text:span text:style-name="T2787">и</text:span><text:span text:style-name="T2788"><text:s/></text:span><text:span text:style-name="T2789">мы</text:span><text:span text:style-name="T2790"><text:s/></text:span><text:span text:style-name="T2791">снова</text:span><text:span text:style-name="T2792"><text:s/></text:span><text:span text:style-name="T2793">вынуждены</text:span><text:span text:style-name="T2794"><text:s/></text:span><text:span text:style-name="T2795">использовать</text:span><text:span text:style-name="T2796"><text:s/></text:span><text:span text:style-name="T2797">тот</text:span><text:span text:style-name="T2798"><text:s/></text:span><text:span text:style-name="T2799">же</text:span><text:span text:style-name="T2800"><text:s/></text:span><text:span text:style-name="T2801">самый</text:span><text:span text:style-name="T2802"><text:s/></text:span><text:span text:style-name="T2803">контроллер</text:span><text:span text:style-name="T2804">;</text:span></text:p>
      <text:p text:style-name="P2"><text:span text:style-name="T2805"/></text:p>
      <text:p text:style-name="P2"><text:span text:style-name="T2806">&lt;meta name="fragment" content="!" /&gt;<text:s/></text:span><text:span text:style-name="T2807">для</text:span><text:span text:style-name="T2808"><text:s/></text:span><text:span text:style-name="T2809">установки</text:span><text:span text:style-name="T2810"><text:s/></text:span><text:span text:style-name="T2811">правильного</text:span><text:span text:style-name="T2812"><text:s/></text:span><text:span text:style-name="T2813">поиска</text:span><text:span text:style-name="T2814">;</text:span></text:p>
      <text:p text:style-name="P2"><text:span text:style-name="T2815"/></text:p>
      <text:p text:style-name="P2"><text:span text:style-name="T2816">Внедрение</text:span><text:span text:style-name="T2817"><text:s/></text:span><text:span text:style-name="T2818">зависимостей</text:span><text:span text:style-name="T2819">:</text:span></text:p>
      <text:p text:style-name="P2"><text:span text:style-name="T2820">Для</text:span><text:span text:style-name="T2821"><text:s/></text:span><text:span text:style-name="T2822">лояльного</text:span><text:span text:style-name="T2823"><text:s/></text:span><text:span text:style-name="T2824">к</text:span><text:span text:style-name="T2825"><text:s/></text:span><text:span text:style-name="T2826">минификации</text:span><text:span text:style-name="T2827"><text:s/></text:span><text:span text:style-name="T2828">и</text:span><text:span text:style-name="T2829"><text:s/></text:span><text:span text:style-name="T2830">сжатию</text:span><text:span text:style-name="T2831"><text:s/></text:span><text:span text:style-name="T2832">кода</text:span><text:span text:style-name="T2833">,<text:s/></text:span><text:span text:style-name="T2834">нужно</text:span><text:span text:style-name="T2835"><text:s/></text:span><text:span text:style-name="T2836">использовать</text:span><text:span text:style-name="T2837"><text:s/>'inline annotation'<text:s/></text:span><text:span text:style-name="T2838">для</text:span><text:span text:style-name="T2839"><text:s/></text:span><text:span text:style-name="T2840">внедрения</text:span><text:span text:style-name="T2841"><text:s/></text:span><text:span text:style-name="T2842">необходимых</text:span><text:span text:style-name="T2843"><text:s/></text:span><text:span text:style-name="T2844">зависимостей</text:span><text:span text:style-name="T2845"><text:s/>(<text:s/></text:span><text:span text:style-name="T2846">сервиса</text:span><text:span text:style-name="T2847"><text:s/>),<text:s/></text:span><text:span text:style-name="T2848">который</text:span><text:span text:style-name="T2849"><text:s/></text:span><text:span text:style-name="T2850">имеет</text:span><text:span text:style-name="T2851"><text:s/></text:span><text:span text:style-name="T2852">вид</text:span><text:span text:style-name="T2853"><text:s/></text:span><text:span text:style-name="T2854">массива</text:span><text:span text:style-name="T2855"><text:s/></text:span><text:span text:style-name="T2856">с</text:span><text:span text:style-name="T2857"><text:s/></text:span><text:span text:style-name="T2858">именами</text:span><text:span text:style-name="T2859"><text:s/></text:span><text:span text:style-name="T2860">зависимостей</text:span><text:span text:style-name="T2861">,<text:s/></text:span><text:span text:style-name="T2862">последним</text:span><text:span text:style-name="T2863"><text:s/></text:span><text:span text:style-name="T2864">аргументом</text:span><text:span text:style-name="T2865"><text:s/></text:span><text:span text:style-name="T2866">которого</text:span><text:span text:style-name="T2867"><text:s/></text:span><text:span text:style-name="T2868">будет</text:span><text:span text:style-name="T2869"><text:s/></text:span><text:span text:style-name="T2870">функция</text:span><text:span text:style-name="T2871">,<text:s/></text:span><text:span text:style-name="T2872">аргументами</text:span><text:span text:style-name="T2873"><text:s/></text:span><text:span text:style-name="T2874">которой</text:span><text:span text:style-name="T2875"><text:s/></text:span><text:span text:style-name="T2876">будут</text:span><text:span text:style-name="T2877"><text:s/></text:span><text:span text:style-name="T2878">эти</text:span><text:span text:style-name="T2879"><text:s/></text:span><text:span text:style-name="T2880">зависимости</text:span><text:span text:style-name="T2881"><text:s/>(<text:s/></text:span><text:span text:style-name="T2882">вида</text:span><text:span text:style-name="T2883"><text:s/>.controller('nameController',['$scope','$service', function($scope,$service){}]) );</text:span></text:p>
      <text:p text:style-name="P2"><text:span text:style-name="T2884"/></text:p>
      <text:p text:style-name="P2"><text:span text:style-name="T2885">Injector:</text:span></text:p>
      <text:p text:style-name="P2"><text:span text:style-name="T2886">angular.injector(['']) -<text:s/></text:span><text:span text:style-name="T2887">создание</text:span><text:span text:style-name="T2888"><text:s/></text:span><text:span text:style-name="T2889">нового</text:span><text:span text:style-name="T2890"><text:s/></text:span><text:span text:style-name="T2891">инжектора</text:span><text:span text:style-name="T2892">,<text:s/></text:span><text:span text:style-name="T2893">работающий</text:span><text:span text:style-name="T2894"><text:s/></text:span><text:span text:style-name="T2895">с</text:span><text:span text:style-name="T2896"><text:s/></text:span><text:span text:style-name="T2897">внедренными</text:span><text:span text:style-name="T2898"><text:s/></text:span><text:span text:style-name="T2899">зависимостями</text:span><text:span text:style-name="T2900"><text:s/>(<text:s/></text:span><text:span text:style-name="T2901">сервис</text:span><text:span text:style-name="T2902"><text:s/>factory,<text:s text:c="4"/></text:span><text:span text:style-name="T2903">который</text:span><text:span text:style-name="T2904"><text:s/></text:span><text:span text:style-name="T2905">фактически</text:span><text:span text:style-name="T2906"><text:s/></text:span><text:span text:style-name="T2907">является</text:span><text:span text:style-name="T2908"><text:s/></text:span><text:span text:style-name="T2909">нашим</text:span><text:span text:style-name="T2910"><text:s/></text:span><text:span text:style-name="T2911">классом</text:span><text:span text:style-name="T2912"><text:s/></text:span><text:span text:style-name="T2913">как</text:span><text:span text:style-name="T2914"><text:s/></text:span><text:span text:style-name="T2915">Объектно</text:span><text:span text:style-name="T2916"><text:s/></text:span><text:span text:style-name="T2917">Ориентированном</text:span><text:span text:style-name="T2918"><text:s/></text:span><text:span text:style-name="T2919">Программировании</text:span><text:span text:style-name="T2920">, injector<text:s/></text:span><text:span text:style-name="T2921">отвечает</text:span><text:span text:style-name="T2922"><text:s/></text:span><text:span text:style-name="T2923">за</text:span><text:span text:style-name="T2924"><text:s/></text:span><text:span text:style-name="T2925">внедрение</text:span><text:span text:style-name="T2926"><text:s/></text:span><text:span text:style-name="T2927">зависимостей</text:span><text:span text:style-name="T2928"><text:s/></text:span><text:span text:style-name="T2929">в</text:span><text:span text:style-name="T2930"><text:s/></text:span><text:span text:style-name="T2931">него</text:span><text:span text:style-name="T2932">,<text:s/></text:span><text:span text:style-name="T2933">и</text:span><text:span text:style-name="T2934"><text:s/></text:span><text:span text:style-name="T2935">управления</text:span><text:span text:style-name="T2936"><text:s/></text:span><text:span text:style-name="T2937">с</text:span><text:span text:style-name="T2938"><text:s/></text:span><text:span text:style-name="T2939">ними</text:span><text:span text:style-name="T2940"><text:s/>);</text:span></text:p>
      <text:p text:style-name="P2"><text:span text:style-name="T2941">methods:</text:span></text:p>
      <text:p text:style-name="P2"><text:span text:style-name="T2942">annotate(fonction(){ return ['service'] } | ['service'])<text:s/></text:span><text:span text:style-name="T2943">–</text:span><text:span text:style-name="T2944"><text:s/>;</text:span></text:p>
      <text:p text:style-name="P2"><text:span text:style-name="T2945">get('serviceName')<text:s/></text:span><text:span text:style-name="T2946">–</text:span><text:span text:style-name="T2947"><text:s/></text:span><text:span text:style-name="T2948">получить</text:span><text:span text:style-name="T2949"><text:s/></text:span><text:span text:style-name="T2950">данные</text:span><text:span text:style-name="T2951"><text:s/></text:span><text:span text:style-name="T2952">зависимости</text:span><text:span text:style-name="T2953"><text:s/>( factory('name',fn(){}) );</text:span></text:p>
      <text:p text:style-name="P2"><text:span text:style-name="T2954">has('serviceName')<text:s/></text:span><text:span text:style-name="T2955">–</text:span><text:span text:style-name="T2956"><text:s/></text:span><text:span text:style-name="T2957">проверить</text:span><text:span text:style-name="T2958">,<text:s/></text:span><text:span text:style-name="T2959">существует</text:span><text:span text:style-name="T2960"><text:s/></text:span><text:span text:style-name="T2961">ли</text:span><text:span text:style-name="T2962"><text:s/></text:span><text:span text:style-name="T2963">данная</text:span><text:span text:style-name="T2964"><text:s/></text:span><text:span text:style-name="T2965">зависимость</text:span><text:span text:style-name="T2966">;</text:span></text:p>
      <text:p text:style-name="P2"><text:span text:style-name="T2967">instaniate(function Constructor(){},{property:'value'})<text:s/></text:span><text:span text:style-name="T2968">–</text:span><text:span text:style-name="T2969"><text:s/></text:span><text:span text:style-name="T2970">создать</text:span><text:span text:style-name="T2971"><text:s/></text:span><text:span text:style-name="T2972">новый</text:span><text:span text:style-name="T2973"><text:s/></text:span><text:span text:style-name="T2974">сервис</text:span><text:span text:style-name="T2975">;</text:span></text:p>
      <text:p text:style-name="P2"><text:span text:style-name="T2976">invoke(fn,{ arg1;”value” },{ locals:'localPropertie' }) -<text:s/></text:span><text:span text:style-name="T2977">создать</text:span><text:span text:style-name="T2978"><text:s/></text:span><text:span text:style-name="T2979">новый</text:span><text:span text:style-name="T2980"><text:s/></text:span><text:span text:style-name="T2981">метод</text:span><text:span text:style-name="T2982"><text:s/></text:span><text:span text:style-name="T2983">в</text:span><text:span text:style-name="T2984"><text:s/></text:span><text:span text:style-name="T2985">инжекторе</text:span><text:span text:style-name="T2986">;</text:span></text:p>
      <text:p text:style-name="P2"><text:span text:style-name="T2987"/></text:p>
      <text:p text:style-name="P2"><text:span text:style-name="T2988">Communicating with the Outside World: XHR and Server-Side Communication:</text:span></text:p>
      <text:p text:style-name="P2"><text:span text:style-name="T2989">$http({</text:span></text:p>
      <text:p text:style-name="P2"><text:span text:style-name="T2989"><text:tab/>method: 'GET/POST',</text:span></text:p>
      <text:p text:style-name="P2"><text:span text:style-name="T2989"><text:tab/>url: 'urlAddres.json'</text:span></text:p>
      <text:p text:style-name="P2"><text:span text:style-name="T2989">}).then(function(object){</text:span></text:p>
      <text:p text:style-name="P2"><text:span text:style-name="T2989"><text:tab/>//<text:s/></text:span><text:span text:style-name="T2990">удачный</text:span><text:span text:style-name="T2991"><text:s/></text:span><text:span text:style-name="T2992">запрос</text:span><text:span text:style-name="T2993">,<text:s/></text:span><text:span text:style-name="T2994">ответ</text:span><text:span text:style-name="T2995"><text:s/>object.data</text:span></text:p>
      <text:p text:style-name="P2"><text:span text:style-name="T2996">},function(object){</text:span></text:p>
      <text:p text:style-name="P2"><text:span text:style-name="T2996"><text:tab/>//<text:s/></text:span><text:span text:style-name="T2997">запрос</text:span><text:span text:style-name="T2998">,<text:s/></text:span><text:span text:style-name="T2999">закончившийся</text:span><text:span text:style-name="T3000"><text:s/></text:span><text:span text:style-name="T3001">неудачей</text:span><text:span text:style-name="T3002">,<text:s/></text:span><text:span text:style-name="T3003">данные</text:span><text:span text:style-name="T3004"><text:s/></text:span><text:span text:style-name="T3005">в</text:span><text:span text:style-name="T3006"><text:s/></text:span><text:span text:style-name="T3007">объекте</text:span></text:p>
      <text:p text:style-name="P2"><text:span text:style-name="T3008">}).success(function(data,status,headers,config){</text:span></text:p>
      <text:p text:style-name="P2"><text:span text:style-name="T3008"><text:tab/>//<text:s/></text:span><text:span text:style-name="T3009">удачный</text:span><text:span text:style-name="T3010"><text:s/></text:span><text:span text:style-name="T3011">запрос</text:span><text:span text:style-name="T3012">,<text:s/></text:span><text:span text:style-name="T3013">ответ</text:span><text:span text:style-name="T3014"><text:s/>object.data</text:span></text:p>
      <text:p text:style-name="P2"><text:span text:style-name="T3015"><text:tab/>// headers(,'header') -<text:s/></text:span><text:span text:style-name="T3016">данные</text:span><text:span text:style-name="T3017"><text:s/></text:span><text:span text:style-name="T3018">об</text:span><text:span text:style-name="T3019"><text:s/></text:span><text:span text:style-name="T3020">объекте</text:span><text:span text:style-name="T3021"><text:s/>(<text:s/></text:span><text:span text:style-name="T3022">заголовки</text:span><text:span text:style-name="T3023">,<text:s/></text:span><text:span text:style-name="T3024">время</text:span><text:span text:style-name="T3025"><text:s/></text:span><text:span text:style-name="T3026">и</text:span><text:span text:style-name="T3027"><text:s/></text:span><text:span text:style-name="T3028">т</text:span><text:span text:style-name="T3029">.</text:span><text:span text:style-name="T3030">д</text:span><text:span text:style-name="T3031">. ),<text:s/></text:span><text:span text:style-name="T3032">или</text:span><text:span text:style-name="T3033"><text:s/><text:tab/><text:tab/>//<text:s/></text:span><text:span text:style-name="T3034">отдельно</text:span><text:span text:style-name="T3035"><text:s/></text:span><text:span text:style-name="T3036">какой</text:span><text:span text:style-name="T3037"><text:s/></text:span><text:span text:style-name="T3038">то</text:span><text:span text:style-name="T3039"><text:s/></text:span><text:span text:style-name="T3040">из</text:span><text:span text:style-name="T3041"><text:s/></text:span><text:span text:style-name="T3042">заголовков</text:span><text:span text:style-name="T3043">;</text:span></text:p>
      <text:p text:style-name="P2"><text:span text:style-name="T3044"><text:tab/>// config<text:s text:c="2"/>-<text:s/></text:span><text:span text:style-name="T3045">объект</text:span><text:span text:style-name="T3046"><text:s/></text:span><text:span text:style-name="T3047">конфигурации</text:span><text:span text:style-name="T3048">;</text:span></text:p>
      <text:p text:style-name="P2"><text:span text:style-name="T3049">}).error(function(data,status,headers,config){</text:span></text:p>
      <text:p text:style-name="P2"><text:span text:style-name="T3049"><text:tab/>//<text:s/></text:span><text:span text:style-name="T3050">запрос</text:span><text:span text:style-name="T3051">,<text:s/></text:span><text:span text:style-name="T3052">закончившийся</text:span><text:span text:style-name="T3053"><text:s/></text:span><text:span text:style-name="T3054">неудачей</text:span><text:span text:style-name="T3055">,<text:s/></text:span><text:span text:style-name="T3056">данные</text:span><text:span text:style-name="T3057"><text:s/></text:span><text:span text:style-name="T3058">в</text:span><text:span text:style-name="T3059"><text:s/></text:span><text:span text:style-name="T3060">объекте</text:span></text:p>
      <text:p text:style-name="P2"><text:span text:style-name="T3061">}) -<text:s/></text:span><text:span text:style-name="T3062">обернутый</text:span><text:span text:style-name="T3063"><text:s/></text:span><text:span text:style-name="T3064">дополнительным</text:span><text:span text:style-name="T3065"><text:s/></text:span><text:span text:style-name="T3066">функционалом</text:span><text:span text:style-name="T3067"><text:s/></text:span><text:span text:style-name="T3068">сервис</text:span><text:span text:style-name="T3069"><text:s/>XMLHttpRequest,<text:s/></text:span><text:span text:style-name="T3070">для</text:span><text:span text:style-name="T3071"><text:s/></text:span><text:span text:style-name="T3072">того</text:span><text:span text:style-name="T3073"><text:s/></text:span><text:span text:style-name="T3074">чтобы</text:span><text:span text:style-name="T3075"><text:s/></text:span><text:span text:style-name="T3076">послать</text:span><text:span text:style-name="T3077"><text:s/></text:span><text:span text:style-name="T3078">запросы</text:span><text:span text:style-name="T3079"><text:s/></text:span><text:span text:style-name="T3080">на</text:span><text:span text:style-name="T3081"><text:s/></text:span><text:span text:style-name="T3082">сервер</text:span><text:span text:style-name="T3083">,<text:s/></text:span><text:span text:style-name="T3084">получает</text:span><text:span text:style-name="T3085"><text:s/></text:span><text:span text:style-name="T3086">ответ</text:span><text:span text:style-name="T3087"><text:s/></text:span><text:span text:style-name="T3088">вида</text:span><text:span text:style-name="T3089"><text:s/>success<text:s/></text:span><text:span text:style-name="T3090">и</text:span><text:span text:style-name="T3091"><text:s/>error,<text:s/></text:span><text:span text:style-name="T3092">или</text:span><text:span text:style-name="T3093"><text:s/></text:span><text:span text:style-name="T3094">общий</text:span><text:span text:style-name="T3095"><text:s/></text:span><text:span text:style-name="T3096">метод</text:span><text:span text:style-name="T3097"><text:s/>then,<text:s/></text:span><text:span text:style-name="T3098">обрабатывающий</text:span><text:span text:style-name="T3099"><text:s/></text:span><text:span text:style-name="T3100">две</text:span><text:span text:style-name="T3101"><text:s/></text:span><text:span text:style-name="T3102">аналогичные</text:span><text:span text:style-name="T3103"><text:s/></text:span><text:span text:style-name="T3104">функции</text:span><text:span text:style-name="T3105"><text:s/>(<text:s/></text:span><text:span text:style-name="T3106">разница</text:span><text:span text:style-name="T3107"><text:s/></text:span><text:span text:style-name="T3108">лишь</text:span><text:span text:style-name="T3109"><text:s/></text:span><text:span text:style-name="T3110">в</text:span><text:span text:style-name="T3111"><text:s/></text:span><text:span text:style-name="T3112">том</text:span><text:span text:style-name="T3113">,<text:s/></text:span><text:span text:style-name="T3114">что</text:span><text:span text:style-name="T3115"><text:s/>then<text:s/></text:span><text:span text:style-name="T3116">получает</text:span><text:span text:style-name="T3117"><text:s/></text:span><text:span text:style-name="T3118">данные</text:span><text:span text:style-name="T3119"><text:s/></text:span><text:span text:style-name="T3120">в</text:span><text:span text:style-name="T3121"><text:s/></text:span><text:span text:style-name="T3122">виде</text:span><text:span text:style-name="T3123"><text:s/></text:span><text:span text:style-name="T3124">одного</text:span><text:span text:style-name="T3125"><text:s/></text:span><text:span text:style-name="T3126">объекта</text:span><text:span text:style-name="T3127">,<text:s/></text:span><text:span text:style-name="T3128">а</text:span><text:span text:style-name="T3129"><text:s/>success<text:s/></text:span><text:span text:style-name="T3130">и</text:span><text:span text:style-name="T3131"><text:s/>error<text:s/></text:span><text:span text:style-name="T3132">по</text:span><text:span text:style-name="T3133"><text:s/></text:span><text:span text:style-name="T3134">отдельности</text:span><text:span text:style-name="T3135"><text:s/>); </text:span></text:p>
      <text:p text:style-name="P2"><text:span text:style-name="T3136">методы</text:span><text:span text:style-name="T3137">:</text:span></text:p>
      <text:p text:style-name="P2"><text:span text:style-name="T3138">get('urlAddres',configObject),</text:span></text:p>
      <text:p text:style-name="P2"><text:span text:style-name="T3138">delete('urlAddres',configObject),</text:span></text:p>
      <text:p text:style-name="P2"><text:span text:style-name="T3138">head('urlAddres',configObject),</text:span></text:p>
      <text:p text:style-name="P2"><text:span text:style-name="T3138">jsonp('jsonFile.json?callback=JSON_CALLBACK',configObject), -<text:s/></text:span><text:span text:style-name="T3139">функция</text:span><text:span text:style-name="T3140"><text:s text:c="2"/>JSON_CALLBACK<text:s/></text:span><text:span text:style-name="T3141">–</text:span><text:span text:style-name="T3142"><text:s/></text:span><text:span text:style-name="T3143">шаблонная</text:span><text:span text:style-name="T3144"><text:s/></text:span><text:span text:style-name="T3145">функция</text:span><text:span text:style-name="T3146"><text:s/></text:span><text:span text:style-name="T3147">пустышка</text:span><text:span text:style-name="T3148">,<text:s/></text:span><text:span text:style-name="T3149">если</text:span><text:span text:style-name="T3150"><text:s/></text:span><text:span text:style-name="T3151">хотим</text:span><text:span text:style-name="T3152"><text:s/></text:span><text:span text:style-name="T3153">обернуть</text:span><text:span text:style-name="T3154"><text:s/></text:span><text:span text:style-name="T3155">ответ</text:span><text:span text:style-name="T3156"><text:s/></text:span><text:span text:style-name="T3157">настоящей</text:span><text:span text:style-name="T3158"><text:s/></text:span><text:span text:style-name="T3159">функцией</text:span><text:span text:style-name="T3160"><text:s/></text:span><text:span text:style-name="T3161">—</text:span><text:span text:style-name="T3162"><text:s/></text:span><text:span text:style-name="T3163">создаем</text:span><text:span text:style-name="T3164"><text:s/></text:span><text:span text:style-name="T3165">её</text:span><text:span text:style-name="T3166"><text:s/></text:span><text:span text:style-name="T3167">в</text:span><text:span text:style-name="T3168"><text:s/>angular.callbacks.nameFunction<text:s/></text:span><text:span text:style-name="T3169">или</text:span><text:span text:style-name="T3170"><text:s/></text:span><text:span text:style-name="T3171">другом</text:span><text:span text:style-name="T3172"><text:s/></text:span><text:span text:style-name="T3173">месте</text:span><text:span text:style-name="T3174"><text:s/></text:span><text:span text:style-name="T3175">в</text:span><text:span text:style-name="T3176"><text:s/></text:span><text:span text:style-name="T3177">данной</text:span><text:span text:style-name="T3178"><text:s/></text:span><text:span text:style-name="T3179">области</text:span><text:span text:style-name="T3180"><text:s/></text:span><text:span text:style-name="T3181">видимости</text:span><text:span text:style-name="T3182">,<text:s/></text:span><text:span text:style-name="T3183">если</text:span><text:span text:style-name="T3184"><text:s/></text:span><text:span text:style-name="T3185">поставить</text:span><text:span text:style-name="T3186"><text:s/></text:span><text:span text:style-name="T3187">шаблонную</text:span><text:span text:style-name="T3188"><text:s/></text:span><text:span text:style-name="T3189">функцию</text:span><text:span text:style-name="T3190">,<text:s/></text:span><text:span text:style-name="T3191">будет</text:span><text:span text:style-name="T3192"><text:s/></text:span><text:span text:style-name="T3193">доступен</text:span><text:span text:style-name="T3194"><text:s/></text:span><text:span text:style-name="T3195">функционал</text:span><text:span text:style-name="T3196"><text:s/></text:span><text:span text:style-name="T3197">обещаний</text:span><text:span text:style-name="T3198"><text:s/>( success<text:s/></text:span><text:span text:style-name="T3199">и</text:span><text:span text:style-name="T3200"><text:s/>error );</text:span></text:p>
      <text:p text:style-name="P2"><text:span text:style-name="T3201">post('urlAddres',data,configObject)<text:s/></text:span><text:span text:style-name="T3202">–</text:span><text:span text:style-name="T3203"><text:s/></text:span><text:span text:style-name="T3204">запрос</text:span><text:span text:style-name="T3205">,<text:s/></text:span><text:span text:style-name="T3206">отправляющий</text:span><text:span text:style-name="T3207"><text:s/></text:span><text:span text:style-name="T3208">данные</text:span><text:span text:style-name="T3209"><text:s/>data;</text:span></text:p>
      <text:p text:style-name="P2"><text:span text:style-name="T3210">put('urlAddres',data,configObject)<text:s/></text:span><text:span text:style-name="T3211">—</text:span><text:span text:style-name="T3212"><text:s/></text:span><text:span text:style-name="T3213">короткая</text:span><text:span text:style-name="T3214"><text:s/></text:span><text:span text:style-name="T3215">запись</text:span><text:span text:style-name="T3216"><text:s/></text:span><text:span text:style-name="T3217">методов</text:span><text:span text:style-name="T3218"><text:s/></text:span><text:span text:style-name="T3219">для</text:span><text:span text:style-name="T3220"><text:s/></text:span><text:span text:style-name="T3221">послания</text:span><text:span text:style-name="T3222"><text:s/></text:span><text:span text:style-name="T3223">запросов</text:span><text:span text:style-name="T3224"><text:s/></text:span><text:span text:style-name="T3225">на</text:span><text:span text:style-name="T3226"><text:s/>back-end,<text:s/></text:span><text:span text:style-name="T3227">в</text:span><text:span text:style-name="T3228"><text:s/></text:span><text:span text:style-name="T3229">которой</text:span><text:span text:style-name="T3230"><text:s/>urlAddres<text:s/></text:span><text:span text:style-name="T3231">адрес</text:span><text:span text:style-name="T3232"><text:s/></text:span><text:span text:style-name="T3233">а</text:span><text:span text:style-name="T3234"><text:s/>configObject<text:s/></text:span><text:span text:style-name="T3235">необязательный</text:span><text:span text:style-name="T3236"><text:s/></text:span><text:span text:style-name="T3237">конфигурационный</text:span><text:span text:style-name="T3238"><text:s/></text:span><text:span text:style-name="T3239">объект</text:span><text:span text:style-name="T3240">,<text:s/></text:span><text:span text:style-name="T3241">для</text:span><text:span text:style-name="T3242"><text:s/></text:span><text:span text:style-name="T3243">обработки</text:span><text:span text:style-name="T3244"><text:s/></text:span><text:span text:style-name="T3245">ответа</text:span><text:span text:style-name="T3246">: {</text:span></text:p>
      <text:p text:style-name="P2"><text:span text:style-name="T3247"><text:tab/>method: ‘GET’, ‘DELETE’, ‘HEAD’, ‘JSONP’, ‘POST’, ‘PUT’,</text:span></text:p>
      <text:p text:style-name="P2"><text:span text:style-name="T3247"><text:tab/>url: 'urlAddres',</text:span></text:p>
      <text:p text:style-name="P2"><text:span text:style-name="T3247"><text:tab/>params: '?param1=value' / { 'prop': 'value' }, // -<text:s/></text:span><text:span text:style-name="T3248">параметры</text:span><text:span text:style-name="T3249">,<text:s/></text:span><text:span text:style-name="T3250">которые</text:span><text:span text:style-name="T3251"><text:s/></text:span><text:span text:style-name="T3252">будут</text:span><text:span text:style-name="T3253"><text:s/><text:tab/><text:tab/><text:tab/><text:tab/><text:tab/><text:tab/><text:tab/><text:tab/><text:s text:c="4"/>//<text:s/></text:span><text:span text:style-name="T3254">переданы</text:span><text:span text:style-name="T3255">;</text:span></text:p>
      <text:p text:style-name="P2"><text:span text:style-name="T3256"><text:tab/>data: 'value1' / { 'prop': 'value' } // -<text:s/></text:span><text:span text:style-name="T3257">данные</text:span><text:span text:style-name="T3258">,<text:s/></text:span><text:span text:style-name="T3259">которые</text:span><text:span text:style-name="T3260"><text:s/></text:span><text:span text:style-name="T3261">будут</text:span><text:span text:style-name="T3262"><text:s/></text:span><text:span text:style-name="T3263">отправлены</text:span><text:span text:style-name="T3264"><text:s/></text:span><text:span text:style-name="T3265">на</text:span><text:span text:style-name="T3266"><text:s/><text:tab/><text:tab/><text:tab/><text:tab/><text:tab/><text:s text:c="7"/><text:tab/><text:s text:c="7"/>//<text:s/></text:span><text:span text:style-name="T3267">сервер</text:span><text:span text:style-name="T3268">;</text:span></text:p>
      <text:p text:style-name="P2"><text:span text:style-name="T3269"><text:tab/>headers: { 'prop': '' },</text:span></text:p>
      <text:p text:style-name="P2"><text:span text:style-name="T3269"><text:tab/>xsrfHeaderName: 'string',</text:span></text:p>
      <text:p text:style-name="P2"><text:span text:style-name="T3269"><text:tab/>xsrfCookieName: 'string',</text:span></text:p>
      <text:p text:style-name="P2"><text:span text:style-name="T3269"><text:tab/>transformRequest: function(data,headers){} / [fn1(data,headers){},fn2(data,headers){}], // -<text:s/></text:span><text:span text:style-name="T3270">преобразовать</text:span><text:span text:style-name="T3271"><text:s/></text:span><text:span text:style-name="T3272">тело</text:span><text:span text:style-name="T3273"><text:s/></text:span><text:span text:style-name="T3274">запроса</text:span><text:span text:style-name="T3275">,<text:s/></text:span><text:span text:style-name="T3276">и</text:span><text:span text:style-name="T3277"><text:s/></text:span><text:span text:style-name="T3278">заголовки</text:span><text:span text:style-name="T3279"><text:s/></text:span><text:span text:style-name="T3280">перед</text:span><text:span text:style-name="T3281"><text:s/></text:span><text:span text:style-name="T3282">отправкой</text:span><text:span text:style-name="T3283"><text:s/></text:span><text:span text:style-name="T3284">на</text:span><text:span text:style-name="T3285"><text:s/></text:span><text:span text:style-name="T3286">сервер</text:span><text:span text:style-name="T3287"><text:s/>(<text:s/></text:span><text:span text:style-name="T3288">функция</text:span><text:span text:style-name="T3289">,<text:s/></text:span><text:span text:style-name="T3290">или</text:span><text:span text:style-name="T3291"><text:s/></text:span><text:span text:style-name="T3292">массив</text:span><text:span text:style-name="T3293"><text:s/></text:span><text:span text:style-name="T3294">функций</text:span><text:span text:style-name="T3295"><text:s/>);</text:span></text:p>
      <text:p text:style-name="P2"><text:span text:style-name="T3296"><text:tab/>transformResponse: function(data,headers){} / [fn1(data,headers){},fn2(data,headers)<text:tab/>{}], // -<text:s/></text:span><text:span text:style-name="T3297">преобразовать</text:span><text:span text:style-name="T3298"><text:s/></text:span><text:span text:style-name="T3299">тело</text:span><text:span text:style-name="T3300"><text:s/></text:span><text:span text:style-name="T3301">ответа</text:span><text:span text:style-name="T3302"><text:s/></text:span><text:span text:style-name="T3303">с</text:span><text:span text:style-name="T3304"><text:s/></text:span><text:span text:style-name="T3305">сервера</text:span><text:span text:style-name="T3306"><text:s/></text:span><text:span text:style-name="T3307">или</text:span><text:span text:style-name="T3308"><text:s/></text:span><text:span text:style-name="T3309">заголовок</text:span><text:span text:style-name="T3310">;</text:span></text:p>
      <text:p text:style-name="P2"><text:span text:style-name="T3311"><text:tab/>cache: boolean / cacheFactory, // -<text:s/></text:span><text:span text:style-name="T3312">если</text:span><text:span text:style-name="T3313"><text:s/>true<text:s/></text:span><text:span text:style-name="T3314">кеширует</text:span><text:span text:style-name="T3315"><text:s/></text:span><text:span text:style-name="T3316">полученный</text:span><text:span text:style-name="T3317"><text:s/></text:span><text:span text:style-name="T3318">ответ</text:span><text:span text:style-name="T3319">,<text:s/></text:span><text:span text:style-name="T3320">или</text:span><text:span text:style-name="T3321"><text:s/>$cacheFactory<text:s/></text:span><text:span text:style-name="T3322">объект</text:span><text:span text:style-name="T3323">,<text:s/></text:span><text:span text:style-name="T3324">обрабатывающий</text:span><text:span text:style-name="T3325"><text:s/></text:span><text:span text:style-name="T3326">и</text:span><text:span text:style-name="T3327"><text:s/><text:tab/></text:span><text:span text:style-name="T3328">кэширующий</text:span><text:span text:style-name="T3329"><text:s/></text:span><text:span text:style-name="T3330">ответ</text:span><text:span text:style-name="T3331"><text:s/>(<text:s/></text:span><text:span text:style-name="T3332">пример</text:span><text:span text:style-name="T3333">{</text:span></text:p>
      <text:p text:style-name="P2"><text:span text:style-name="T3334"><text:tab/>copacity: 20 //<text:s/></text:span><text:span text:style-name="T3335">хранить</text:span><text:span text:style-name="T3336"><text:s/></text:span><text:span text:style-name="T3337">историю</text:span><text:span text:style-name="T3338"><text:s/>20<text:s/></text:span><text:span text:style-name="T3339">уникальных</text:span><text:span text:style-name="T3340"><text:s/></text:span><text:span text:style-name="T3341">значений</text:span></text:p>
      <text:p text:style-name="P2"><text:span text:style-name="T3342">} );</text:span></text:p>
      <text:p text:style-name="P2"><text:span text:style-name="T3342"><text:tab/>timeout: number / promise, // -<text:s/></text:span><text:span text:style-name="T3343">если</text:span><text:span text:style-name="T3344"><text:s/>number<text:s/></text:span><text:span text:style-name="T3345">то</text:span><text:span text:style-name="T3346"><text:s/></text:span><text:span text:style-name="T3347">прервать</text:span><text:span text:style-name="T3348"><text:s/></text:span><text:span text:style-name="T3349">запрос</text:span><text:span text:style-name="T3350"><text:s/></text:span><text:span text:style-name="T3351">через</text:span><text:span text:style-name="T3352">,<text:s/></text:span><text:span text:style-name="T3353">если</text:span><text:span text:style-name="T3354"><text:s/></text:span><text:span text:style-name="T3355">обещание</text:span><text:span text:style-name="T3356"><text:s/></text:span><text:span text:style-name="T3357">то</text:span><text:span text:style-name="T3358"><text:s/></text:span><text:span text:style-name="T3359">прервать</text:span><text:span text:style-name="T3360"><text:s/></text:span><text:span text:style-name="T3361">как</text:span><text:span text:style-name="T3362"><text:s/></text:span><text:span text:style-name="T3363">только</text:span><text:span text:style-name="T3364"><text:s/></text:span><text:span text:style-name="T3365">обещание</text:span><text:span text:style-name="T3366"><text:s/></text:span><text:span text:style-name="T3367">выполнено</text:span><text:span text:style-name="T3368">; </text:span></text:p>
      <text:p text:style-name="P2"><text:span text:style-name="T3369"><text:tab/>withCredentials: 'boolean', // - CORS<text:s/></text:span><text:span text:style-name="T3370">запросы</text:span><text:span text:style-name="T3371">;</text:span></text:p>
      <text:p text:style-name="P2"><text:span text:style-name="T3372"><text:tab/>responseType: ””, “arraybuffer”, “blob”, “document”, “json”, “text”, “moz-blob”, <text:tab/><text:tab/><text:tab/><text:s text:c="2"/>“moz-chunked-text”, “moz-chunked-arraybuffer”, // -<text:s/></text:span><text:span text:style-name="T3373">тип</text:span><text:span text:style-name="T3374"><text:s/></text:span><text:span text:style-name="T3375">получаемого</text:span><text:span text:style-name="T3376"><text:s/></text:span><text:span text:style-name="T3377">ответа</text:span><text:span text:style-name="T3378">;</text:span></text:p>
      <text:p text:style-name="P2"><text:span text:style-name="T3379">};</text:span></text:p>
      <text:p text:style-name="P2"><text:span text:style-name="T3379">defaults<text:s/></text:span><text:span text:style-name="T3380">–</text:span><text:span text:style-name="T3381"><text:s/></text:span><text:span text:style-name="T3382">доступ</text:span><text:span text:style-name="T3383"><text:s/></text:span><text:span text:style-name="T3384">к</text:span><text:span text:style-name="T3385"><text:s/></text:span><text:span text:style-name="T3386">настройкам</text:span><text:span text:style-name="T3387"><text:s/></text:span><text:span text:style-name="T3388">сервиса</text:span><text:span text:style-name="T3389"><text:s/>$http,<text:s/></text:span><text:span text:style-name="T3390">методы</text:span></text:p>
      <text:p text:style-name="P2"><text:span text:style-name="T3391"><text:tab/></text:span><text:span text:style-name="T3392">common['nameHeader'] = 'RandomString',</text:span></text:p>
      <text:p text:style-name="P2"><text:span text:style-name="T3392"><text:tab/>patch['nameHeader'] = 'RandomString',</text:span></text:p>
      <text:p text:style-name="P2"><text:span text:style-name="T3392"><text:tab/>post['nameHeader'] = 'RandomString',</text:span></text:p>
      <text:p text:style-name="P2"><text:span text:style-name="T3392"><text:tab/>put['nameHeader'] = 'RandomString'; // -<text:s/></text:span><text:span text:style-name="T3393">добавить</text:span><text:span text:style-name="T3394"><text:s/></text:span><text:span text:style-name="T3395">заголовок</text:span><text:span text:style-name="T3396"><text:s/></text:span><text:span text:style-name="T3397">для</text:span><text:span text:style-name="T3398"><text:s/></text:span><text:span text:style-name="T3399">запроса</text:span><text:span text:style-name="T3400">;</text:span></text:p>
      <text:p text:style-name="P2"><text:span text:style-name="T3401"/></text:p>
      <text:p text:style-name="P2"><text:span text:style-name="T3401"/></text:p>
      <text:p text:style-name="P2"><text:span text:style-name="T3402">$httpProvider<text:s/></text:span><text:span text:style-name="T3403">–</text:span><text:span text:style-name="T3404"><text:s/></text:span><text:span text:style-name="T3405">конфиг</text:span><text:span text:style-name="T3406"><text:s/></text:span><text:span text:style-name="T3407">для</text:span><text:span text:style-name="T3408"><text:s/></text:span><text:span text:style-name="T3409">сервиса</text:span><text:span text:style-name="T3410"><text:s/>$http;</text:span></text:p>
      <text:p text:style-name="P2"><text:span text:style-name="T3411">методы</text:span></text:p>
      <text:p text:style-name="P2"><text:span text:style-name="T3412">deafaults.cache<text:s/></text:span><text:span text:style-name="T3413">–</text:span><text:span text:style-name="T3414"><text:s/></text:span><text:span text:style-name="T3415">сюда</text:span><text:span text:style-name="T3416"><text:s/></text:span><text:span text:style-name="T3417">можно</text:span><text:span text:style-name="T3418"><text:s/></text:span><text:span text:style-name="T3419">присвоить</text:span><text:span text:style-name="T3420"><text:s/></text:span><text:span text:style-name="T3421">объект</text:span><text:span text:style-name="T3422"><text:s/>$cacheFactoru('name', { capacity: n }),<text:s/></text:span><text:span text:style-name="T3423">который</text:span><text:span text:style-name="T3424"><text:s/></text:span><text:span text:style-name="T3425">будет</text:span><text:span text:style-name="T3426"><text:s/></text:span><text:span text:style-name="T3427">добавлен</text:span><text:span text:style-name="T3428"><text:s/></text:span><text:span text:style-name="T3429">и</text:span><text:span text:style-name="T3430"><text:s/></text:span><text:span text:style-name="T3431">идти</text:span><text:span text:style-name="T3432"><text:s/></text:span><text:span text:style-name="T3433">как</text:span><text:span text:style-name="T3434"><text:s/></text:span><text:span text:style-name="T3435">надстройка</text:span><text:span text:style-name="T3436"><text:s/></text:span><text:span text:style-name="T3437">для</text:span><text:span text:style-name="T3438"><text:s/></text:span><text:span text:style-name="T3439">каждого</text:span><text:span text:style-name="T3440"><text:s/></text:span><text:span text:style-name="T3441">запроса</text:span><text:span text:style-name="T3442"><text:s/>$http<text:s/></text:span><text:span text:style-name="T3443">сервиса</text:span><text:span text:style-name="T3444">;</text:span></text:p>
      <text:p text:style-name="P2"><text:span text:style-name="T3445">interceptor<text:s/></text:span><text:span text:style-name="T3446">–</text:span><text:span text:style-name="T3447"><text:s/></text:span><text:span text:style-name="T3448">перехватчики</text:span><text:span text:style-name="T3449"><text:s/></text:span><text:span text:style-name="T3450">для</text:span><text:span text:style-name="T3451"><text:s/>$http<text:s/></text:span><text:span text:style-name="T3452">запросов</text:span><text:span text:style-name="T3453">,<text:s/></text:span><text:span text:style-name="T3454">свойства</text:span><text:span text:style-name="T3455">,<text:s/></text:span><text:span text:style-name="T3456">которые</text:span><text:span text:style-name="T3457"><text:s/></text:span><text:span text:style-name="T3458">обрабатывают</text:span><text:span text:style-name="T3459"><text:s/>{</text:span></text:p>
      <text:p text:style-name="P2"><text:span text:style-name="T3460"><text:tab/>request: function(requestObj){ return requestObj; } // -<text:s/></text:span><text:span text:style-name="T3461">обработать</text:span><text:span text:style-name="T3462"><text:s/></text:span><text:span text:style-name="T3463">запрос</text:span><text:span text:style-name="T3464"><text:s/></text:span><text:span text:style-name="T3465">перед</text:span><text:span text:style-name="T3466"><text:s/><text:tab/><text:tab/><text:tab/><text:tab/><text:tab/><text:tab/><text:tab/><text:tab/><text:s text:c="7"/>//<text:s/></text:span><text:span text:style-name="T3467">отправкой</text:span><text:span text:style-name="T3468">;</text:span></text:p>
      <text:p text:style-name="P2"><text:span text:style-name="T3469"><text:tab/>response: function(requestObj){ return requestObj; } // -<text:s/></text:span><text:span text:style-name="T3470">ответ</text:span><text:span text:style-name="T3471">;</text:span></text:p>
      <text:p text:style-name="P2"><text:span text:style-name="T3472"><text:tab/>requestError: function(requestObj){ return requestObj; } // -<text:s/></text:span><text:span text:style-name="T3473">ошибка</text:span><text:span text:style-name="T3474"><text:s/></text:span><text:span text:style-name="T3475">запроса</text:span><text:span text:style-name="T3476">;</text:span></text:p>
      <text:p text:style-name="P2"><text:span text:style-name="T3477"><text:tab/>responseError: function(requestObj){ return requestObj; } // -<text:s/></text:span><text:span text:style-name="T3478">ошибка</text:span><text:span text:style-name="T3479"><text:s/></text:span><text:span text:style-name="T3480">ответа</text:span><text:span text:style-name="T3481">;</text:span></text:p>
      <text:p text:style-name="P2"><text:span text:style-name="T3482">},<text:s/></text:span><text:span text:style-name="T3483">просто</text:span><text:span text:style-name="T3484"><text:s/></text:span><text:span text:style-name="T3485">добавляем</text:span><text:span text:style-name="T3486"><text:s/></text:span><text:span text:style-name="T3487">объект</text:span><text:span text:style-name="T3488"><text:s/></text:span><text:span text:style-name="T3489">в</text:span><text:span text:style-name="T3490"><text:s/></text:span><text:span text:style-name="T3491">этот</text:span><text:span text:style-name="T3492"><text:s/></text:span><text:span text:style-name="T3493">массив</text:span><text:span text:style-name="T3494"><text:s/></text:span><text:span text:style-name="T3495">обработчиками</text:span><text:span text:style-name="T3496"><text:s/></text:span><text:span text:style-name="T3497">перехватчиков</text:span><text:span text:style-name="T3498">;</text:span></text:p>
      <text:p text:style-name="P2"><text:span text:style-name="T3499"/></text:p>
      <text:p text:style-name="P2"><text:span text:style-name="T3500">$resource</text:span></text:p>
      <text:p text:style-name="P2"><text:span text:style-name="T3501">$resource('urlAddres:params',{ //<text:s/></text:span><text:span text:style-name="T3502">–</text:span><text:span text:style-name="T3503"><text:s/></text:span><text:span text:style-name="T3504">сервис</text:span><text:span text:style-name="T3505"><text:s/></text:span><text:span text:style-name="T3506">для</text:span><text:span text:style-name="T3507"><text:s/>RESTful<text:s/></text:span><text:span text:style-name="T3508">запросов</text:span><text:span text:style-name="T3509"><text:s/></text:span><text:span text:style-name="T3510">с</text:span><text:span text:style-name="T3511"><text:s/></text:span><text:span text:style-name="T3512">сервером</text:span><text:span text:style-name="T3513">;</text:span></text:p>
      <text:p text:style-name="P2"><text:span text:style-name="T3514"><text:tab/>params: @</text:span><text:span text:style-name="T3515">param</text:span><text:span text:style-name="T3516"><text:s text:c="2"/>// -<text:s/></text:span><text:span text:style-name="T3517">параметр</text:span><text:span text:style-name="T3518">,<text:s/></text:span><text:span text:style-name="T3519">ключ</text:span><text:span text:style-name="T3520"><text:s/></text:span><text:span text:style-name="T3521">для</text:span><text:span text:style-name="T3522"><text:s/></text:span><text:span text:style-name="T3523">которого</text:span><text:span text:style-name="T3524"><text:s/></text:span><text:span text:style-name="T3525">должен</text:span><text:span text:style-name="T3526"><text:s/></text:span><text:span text:style-name="T3527">быть</text:span><text:span text:style-name="T3528"><text:s/></text:span><text:span text:style-name="T3529">определен</text:span><text:span text:style-name="T3530"><text:s/></text:span><text:span text:style-name="T3531">функцией</text:span><text:span text:style-name="T3532"><text:s/></text:span><text:span text:style-name="T3533">запроса</text:span><text:span text:style-name="T3534"><text:s/>(<text:s/></text:span><text:span text:style-name="T3535">если</text:span><text:span text:style-name="T3536"><text:s/></text:span><text:span text:style-name="T3537">параметр</text:span><text:span text:style-name="T3538"><text:s/></text:span><text:span text:style-name="T3539">не</text:span><text:span text:style-name="T3540"><text:s/></text:span><text:span text:style-name="T3541">идентифицирован</text:span><text:span text:style-name="T3542"><text:s/>url,<text:s/></text:span><text:span text:style-name="T3543">то</text:span><text:span text:style-name="T3544"><text:s/></text:span><text:span text:style-name="T3545">он</text:span><text:span text:style-name="T3546"><text:s/></text:span><text:span text:style-name="T3547">автоматически</text:span><text:span text:style-name="T3548"><text:s/></text:span><text:span text:style-name="T3549">становится</text:span><text:span text:style-name="T3550"><text:s/></text:span><text:span text:style-name="T3551">параметрами</text:span><text:span text:style-name="T3552"><text:s/></text:span><text:span text:style-name="T3553">запроса</text:span><text:span text:style-name="T3554"><text:s/>),<text:s/></text:span><text:span text:style-name="T3555">если</text:span><text:span text:style-name="T3556"><text:s/></text:span><text:span text:style-name="T3557">поставить</text:span><text:span text:style-name="T3558"><text:s/></text:span><text:span text:style-name="T3559">префикс</text:span><text:span text:style-name="T3560"><text:s/>@,<text:s/></text:span><text:span text:style-name="T3561">то</text:span><text:span text:style-name="T3562"><text:s/></text:span><text:span text:style-name="T3563">параметр</text:span><text:span text:style-name="T3564"><text:s/></text:span><text:span text:style-name="T3565">становится</text:span><text:span text:style-name="T3566"><text:s/></text:span><text:span text:style-name="T3567">динамическим</text:span><text:span text:style-name="T3568">;</text:span></text:p>
      <text:p text:style-name="P2"><text:span text:style-name="T3569">},{</text:span></text:p>
      <text:p text:style-name="P2"><text:span text:style-name="T3569"><text:tab/>addMethod: { // -<text:s/></text:span><text:span text:style-name="T3570">объект</text:span><text:span text:style-name="T3571"><text:s/></text:span><text:span text:style-name="T3572">конфигурации</text:span><text:span text:style-name="T3573">;</text:span></text:p>
      <text:p text:style-name="P2"><text:span text:style-name="T3574"><text:tab/><text:tab/>method: 'POST',</text:span></text:p>
      <text:p text:style-name="P2"><text:span text:style-name="T3574"><text:tab/><text:tab/>array: true</text:span></text:p>
      <text:p text:style-name="P2"><text:span text:style-name="T3574"><text:tab/>}</text:span></text:p>
      <text:p text:style-name="P2"><text:span text:style-name="T3574">}).</text:span></text:p>
      <text:p text:style-name="P2"><text:span text:style-name="T3574">get({<text:s/></text:span><text:span text:style-name="T3575">param</text:span><text:span text:style-name="T3576">: 'name' },function(success){},function(error){}). // - get<text:s/></text:span><text:span text:style-name="T3577">запрос</text:span><text:span text:style-name="T3578"><text:s/></text:span><text:span text:style-name="T3579">по</text:span><text:span text:style-name="T3580"><text:s/></text:span><text:span text:style-name="T3581">адресу</text:span><text:span text:style-name="T3582"><text:s/>urlAddres/name;</text:span></text:p>
      <text:p text:style-name="P2"><text:span text:style-name="T3583">query() // -<text:s/></text:span><text:span text:style-name="T3584">то</text:span><text:span text:style-name="T3585"><text:s/></text:span><text:span text:style-name="T3586">же</text:span><text:span text:style-name="T3587">,<text:s/></text:span><text:span text:style-name="T3588">что</text:span><text:span text:style-name="T3589"><text:s/></text:span><text:span text:style-name="T3590">и</text:span><text:span text:style-name="T3591"><text:s/>get,<text:s/></text:span><text:span text:style-name="T3592">только</text:span><text:span text:style-name="T3593"><text:s/></text:span><text:span text:style-name="T3594">запрос</text:span><text:span text:style-name="T3595"><text:s/></text:span><text:span text:style-name="T3596">должен</text:span><text:span text:style-name="T3597"><text:s/></text:span><text:span text:style-name="T3598">возвращать</text:span><text:span text:style-name="T3599"><text:s/></text:span><text:span text:style-name="T3600">массив</text:span><text:span text:style-name="T3601">;</text:span></text:p>
      <text:p text:style-name="P2"><text:span text:style-name="T3602">save({params:'value'},{info:'key'},function(yes){},function(err){}),delete,remove // -<text:s/></text:span><text:span text:style-name="T3603">то</text:span><text:span text:style-name="T3604"><text:s/></text:span><text:span text:style-name="T3605">же</text:span><text:span text:style-name="T3606"><text:s/></text:span><text:span text:style-name="T3607">самое</text:span><text:span text:style-name="T3608">,<text:s/></text:span><text:span text:style-name="T3609">только</text:span><text:span text:style-name="T3610"><text:s/></text:span><text:span text:style-name="T3611">отправляет</text:span><text:span text:style-name="T3612"><text:s/></text:span><text:span text:style-name="T3613">еще</text:span><text:span text:style-name="T3614"><text:s/></text:span><text:span text:style-name="T3615">и</text:span><text:span text:style-name="T3616"><text:s/></text:span><text:span text:style-name="T3617">объект</text:span><text:span text:style-name="T3618"><text:s/></text:span><text:span text:style-name="T3619">с</text:span><text:span text:style-name="T3620"><text:s/></text:span><text:span text:style-name="T3621">данными</text:span><text:span text:style-name="T3622">,<text:s/></text:span><text:span text:style-name="T3623">у</text:span><text:span text:style-name="T3624"><text:s/>yes<text:s/></text:span><text:span text:style-name="T3625">есть</text:span><text:span text:style-name="T3626"><text:s/></text:span><text:span text:style-name="T3627">три</text:span><text:span text:style-name="T3628"><text:s/></text:span><text:span text:style-name="T3629">одноименных</text:span><text:span text:style-name="T3630"><text:s/></text:span><text:span text:style-name="T3631">метода</text:span><text:span text:style-name="T3632">: $save, $delete, $remove,<text:s/></text:span><text:span text:style-name="T3633">которые</text:span><text:span text:style-name="T3634"><text:s/></text:span><text:span text:style-name="T3635">тут</text:span><text:span text:style-name="T3636"><text:s/></text:span><text:span text:style-name="T3637">же</text:span><text:span text:style-name="T3638"><text:s/></text:span><text:span text:style-name="T3639">сохранят</text:span><text:span text:style-name="T3640">,<text:s/></text:span><text:span text:style-name="T3641">если</text:span><text:span text:style-name="T3642"><text:s/></text:span><text:span text:style-name="T3643">мы</text:span><text:span text:style-name="T3644"><text:s/></text:span><text:span text:style-name="T3645">изменим</text:span><text:span text:style-name="T3646"><text:s/></text:span><text:span text:style-name="T3647">значение</text:span><text:span text:style-name="T3648">,<text:s/></text:span><text:span text:style-name="T3649">или</text:span><text:span text:style-name="T3650"><text:s/></text:span><text:span text:style-name="T3651">удалят</text:span><text:span text:style-name="T3652">,<text:s/></text:span><text:span text:style-name="T3653">так</text:span><text:span text:style-name="T3654"><text:s/></text:span><text:span text:style-name="T3655">же</text:span><text:span text:style-name="T3656"><text:s/></text:span><text:span text:style-name="T3657">свойства</text:span><text:span text:style-name="T3658"><text:s/>$promise,<text:s/></text:span><text:span text:style-name="T3659">функция</text:span><text:span text:style-name="T3660"><text:s/></text:span><text:span text:style-name="T3661">обещания</text:span><text:span text:style-name="T3662"><text:s/></text:span><text:span text:style-name="T3663">и</text:span><text:span text:style-name="T3664"><text:s/>$resolved<text:s/></text:span><text:span text:style-name="T3665">которое</text:span><text:span text:style-name="T3666"><text:s/></text:span><text:span text:style-name="T3667">устанавливается</text:span><text:span text:style-name="T3668"><text:s/></text:span><text:span text:style-name="T3669">в</text:span><text:span text:style-name="T3670"><text:s/></text:span><text:span text:style-name="T3671">истину</text:span><text:span text:style-name="T3672">,<text:s/></text:span><text:span text:style-name="T3673">после</text:span><text:span text:style-name="T3674"><text:s/></text:span><text:span text:style-name="T3675">первого</text:span><text:span text:style-name="T3676"><text:s/></text:span><text:span text:style-name="T3677">взаимодействия</text:span><text:span text:style-name="T3678"><text:s/></text:span><text:span text:style-name="T3679">с</text:span><text:span text:style-name="T3680"><text:s/></text:span><text:span text:style-name="T3681">сервером</text:span><text:span text:style-name="T3682">,<text:s/></text:span><text:span text:style-name="T3683">так</text:span><text:span text:style-name="T3684"><text:s/></text:span><text:span text:style-name="T3685">же</text:span><text:span text:style-name="T3686"><text:s/></text:span><text:span text:style-name="T3687">можно</text:span><text:span text:style-name="T3688"><text:s/></text:span><text:span text:style-name="T3689">создавать</text:span><text:span text:style-name="T3690"><text:s/></text:span><text:span text:style-name="T3691">свои</text:span><text:span text:style-name="T3692"><text:s/></text:span><text:span text:style-name="T3693">методы</text:span><text:span text:style-name="T3694"><text:s/></text:span><text:span text:style-name="T3695">запросов</text:span><text:span text:style-name="T3696"><text:s/></text:span><text:span text:style-name="T3697">к</text:span><text:span text:style-name="T3698"><text:s/></text:span><text:span text:style-name="T3699">серверу</text:span><text:span text:style-name="T3700"><text:s/></text:span><text:span text:style-name="T3701">с</text:span><text:span text:style-name="T3702"><text:s/></text:span><text:span text:style-name="T3703">помощью</text:span><text:span text:style-name="T3704"><text:s/></text:span><text:span text:style-name="T3705">третьего</text:span><text:span text:style-name="T3706"><text:s/></text:span><text:span text:style-name="T3707">аргумента</text:span><text:span text:style-name="T3708"><text:s/></text:span><text:span text:style-name="T3709">сервиса</text:span><text:span text:style-name="T3710"><text:s/>$resource<text:s/></text:span><text:span text:style-name="T3711">объекта</text:span><text:span text:style-name="T3712"><text:s/>{</text:span></text:p>
      <text:p text:style-name="P2"><text:span text:style-name="T3713"><text:tab/>someMethod: { // -<text:s/></text:span><text:span text:style-name="T3714">где</text:span><text:span text:style-name="T3715"><text:s/></text:span><text:span text:style-name="T3716">метод</text:span><text:span text:style-name="T3717"><text:s/></text:span><text:span text:style-name="T3718">будет</text:span><text:span text:style-name="T3719"><text:s/></text:span><text:span text:style-name="T3720">методом</text:span><text:span text:style-name="T3721"><text:s/></text:span><text:span text:style-name="T3722">запроса</text:span><text:span text:style-name="T3723">,<text:s/></text:span><text:span text:style-name="T3724">а</text:span><text:span text:style-name="T3725"><text:s/></text:span><text:span text:style-name="T3726">свойства</text:span><text:span text:style-name="T3727"><text:s/></text:span><text:span text:style-name="T3728">настройками</text:span><text:span text:style-name="T3729"><text:s/></text:span><text:span text:style-name="T3730">конфигурации</text:span><text:span text:style-name="T3731">;</text:span></text:p>
      <text:p text:style-name="P2"><text:span text:style-name="T3732"><text:tab/><text:tab/>method: 'POST',</text:span></text:p>
      <text:p text:style-name="P2"><text:span text:style-name="T3732"><text:tab/><text:tab/><text:tab/><text:s text:c="4"/>‘GET’,</text:span></text:p>
      <text:p text:style-name="P2"><text:span text:style-name="T3732"><text:tab/><text:tab/><text:tab/><text:s text:c="4"/>‘DELETE’,</text:span></text:p>
      <text:p text:style-name="P2"><text:span text:style-name="T3732"><text:tab/><text:tab/><text:tab/><text:s text:c="4"/>‘JSONP’,</text:span></text:p>
      <text:p text:style-name="P2"><text:span text:style-name="T3732"><text:tab/><text:tab/><text:tab/><text:s text:c="4"/>‘POST’,<text:line-break/><text:tab/><text:tab/><text:tab/><text:s text:c="4"/>‘PUT’, // -<text:s/></text:span><text:span text:style-name="T3733">тип</text:span><text:span text:style-name="T3734"><text:s/></text:span><text:span text:style-name="T3735">запроса</text:span><text:span text:style-name="T3736">;</text:span></text:p>
      <text:p text:style-name="P2"><text:span text:style-name="T3737"><text:tab/><text:tab/>url: 'newUrlAddres', // -<text:s/></text:span><text:span text:style-name="T3738">перезаписать</text:span><text:span text:style-name="T3739"><text:s/>url<text:s/></text:span><text:span text:style-name="T3740">для</text:span><text:span text:style-name="T3741"><text:s/></text:span><text:span text:style-name="T3742">этого</text:span><text:span text:style-name="T3743"><text:s/></text:span><text:span text:style-name="T3744">метода</text:span><text:span text:style-name="T3745">;</text:span></text:p>
      <text:p text:style-name="P2"><text:span text:style-name="T3746"><text:tab/><text:tab/>params: [function(){}],</text:span></text:p>
      <text:p text:style-name="P2"><text:span text:style-name="T3746"><text:tab/><text:tab/><text:tab/><text:s text:c="2"/>{}, // -<text:s/></text:span><text:span text:style-name="T3747">предварительно</text:span><text:span text:style-name="T3748"><text:s/></text:span><text:span text:style-name="T3749">связанные</text:span><text:span text:style-name="T3750"><text:s/></text:span><text:span text:style-name="T3751">параметры</text:span><text:span text:style-name="T3752"><text:s/></text:span><text:span text:style-name="T3753">или</text:span><text:span text:style-name="T3754"><text:s/></text:span><text:span text:style-name="T3755">функции</text:span><text:span text:style-name="T3756">;</text:span></text:p>
      <text:p text:style-name="P2"><text:span text:style-name="T3757"><text:tab/><text:tab/>array: true, // -<text:s/></text:span><text:span text:style-name="T3758">значение</text:span><text:span text:style-name="T3759">,<text:s/></text:span><text:span text:style-name="T3760">возвращаемое</text:span><text:span text:style-name="T3761"><text:s/></text:span><text:span text:style-name="T3762">этим</text:span><text:span text:style-name="T3763"><text:s/></text:span><text:span text:style-name="T3764">методом</text:span><text:span text:style-name="T3765">,<text:s/></text:span><text:span text:style-name="T3766">будет</text:span><text:span text:style-name="T3767"><text:s/></text:span><text:span text:style-name="T3768">массив</text:span><text:span text:style-name="T3769">;</text:span></text:p>
      <text:p text:style-name="P2"><text:span text:style-name="T3770"><text:tab/><text:tab/>transformRequest: function(data,header){}, </text:span></text:p>
      <text:p text:style-name="P2"><text:span text:style-name="T3770"><text:tab/><text:tab/><text:tab/><text:tab/><text:s text:c="9"/>[fn(),fn()], // -<text:s/></text:span><text:span text:style-name="T3771">функция</text:span><text:span text:style-name="T3772"><text:s/></text:span><text:span text:style-name="T3773">для</text:span><text:span text:style-name="T3774"><text:s/></text:span><text:span text:style-name="T3775">переформатирования</text:span><text:span text:style-name="T3776"><text:s/><text:tab/><text:tab/><text:tab/><text:tab/><text:tab/><text:tab/><text:tab/><text:s text:c="3"/>//<text:s/></text:span><text:span text:style-name="T3777">запроса</text:span><text:span text:style-name="T3778">;</text:span></text:p>
      <text:p text:style-name="P2"><text:span text:style-name="T3779"><text:tab/><text:tab/>cache: true,</text:span></text:p>
      <text:p text:style-name="P2"><text:span text:style-name="T3779"><text:tab/><text:tab/><text:tab/>$cacheFactory, // -<text:s/></text:span><text:span text:style-name="T3780">ответ</text:span><text:span text:style-name="T3781"><text:s/></text:span><text:span text:style-name="T3782">будет</text:span><text:span text:style-name="T3783"><text:s/></text:span><text:span text:style-name="T3784">кэшироватся</text:span><text:span text:style-name="T3785">,<text:s/></text:span><text:span text:style-name="T3786">или</text:span><text:span text:style-name="T3787"><text:s/></text:span><text:span text:style-name="T3788">с</text:span><text:span text:style-name="T3789"><text:s/></text:span><text:span text:style-name="T3790">параметрами</text:span><text:span text:style-name="T3791"><text:s/><text:tab/><text:tab/><text:tab/><text:tab/><text:tab/><text:s text:c="3"/>// $cacheFactory;</text:span></text:p>
      <text:p text:style-name="P2"><text:span text:style-name="T3792"><text:tab/><text:tab/>timeout: number,</text:span></text:p>
      <text:p text:style-name="P2"><text:span text:style-name="T3792"><text:tab/><text:tab/><text:tab/><text:s text:c="4"/>promise, // -<text:s/></text:span><text:span text:style-name="T3793">если</text:span><text:span text:style-name="T3794"><text:s/></text:span><text:span text:style-name="T3795">число</text:span><text:span text:style-name="T3796">,<text:s/></text:span><text:span text:style-name="T3797">то</text:span><text:span text:style-name="T3798"><text:s/></text:span><text:span text:style-name="T3799">запрос</text:span><text:span text:style-name="T3800"><text:s/></text:span><text:span text:style-name="T3801">отправится</text:span><text:span text:style-name="T3802"><text:s/></text:span><text:span text:style-name="T3803">через</text:span><text:span text:style-name="T3804">,<text:s/></text:span><text:span text:style-name="T3805">если</text:span><text:span text:style-name="T3806"><text:s/></text:span><text:span text:style-name="T3807">обещание</text:span><text:span text:style-name="T3808">,<text:s/></text:span><text:span text:style-name="T3809">то</text:span><text:span text:style-name="T3810"><text:s/></text:span><text:span text:style-name="T3811">запрос</text:span><text:span text:style-name="T3812"><text:s/></text:span><text:span text:style-name="T3813">оборвется</text:span><text:span text:style-name="T3814"><text:s/></text:span><text:span text:style-name="T3815">после</text:span><text:span text:style-name="T3816"><text:s/></text:span><text:span text:style-name="T3817">того</text:span><text:span text:style-name="T3818"><text:s/></text:span><text:span text:style-name="T3819">как</text:span><text:span text:style-name="T3820"><text:s/></text:span><text:span text:style-name="T3821">это</text:span><text:span text:style-name="T3822"><text:s/></text:span><text:span text:style-name="T3823">обещание</text:span><text:span text:style-name="T3824"><text:s/></text:span><text:span text:style-name="T3825">будет</text:span><text:span text:style-name="T3826"><text:s/></text:span><text:span text:style-name="T3827">разрешено</text:span><text:span text:style-name="T3828">;</text:span></text:p>
      <text:p text:style-name="P2"><text:span text:style-name="T3829"><text:tab/><text:tab/>withCredentials: true, // -<text:s/></text:span><text:span text:style-name="T3830">включить</text:span><text:span text:style-name="T3831"><text:s/></text:span><text:span text:style-name="T3832">опцию</text:span><text:span text:style-name="T3833">;</text:span></text:p>
      <text:p text:style-name="P2"><text:span text:style-name="T3834"><text:tab/><text:tab/>responseType: ””,</text:span></text:p>
      <text:p text:style-name="P2"><text:span text:style-name="T3834"><text:tab/><text:tab/><text:tab/><text:tab/><text:s text:c="2"/>“arraybuffer”,</text:span></text:p>
      <text:p text:style-name="P2"><text:span text:style-name="T3834"><text:tab/><text:tab/><text:tab/><text:tab/><text:s text:c="2"/>“blob”,</text:span></text:p>
      <text:p text:style-name="P2"><text:span text:style-name="T3834"><text:tab/><text:tab/><text:tab/><text:tab/><text:s text:c="2"/>“document”,</text:span></text:p>
      <text:p text:style-name="P2"><text:span text:style-name="T3834"><text:tab/><text:tab/><text:tab/><text:tab/><text:s text:c="4"/>“json”,</text:span></text:p>
      <text:p text:style-name="P2"><text:span text:style-name="T3834"><text:tab/><text:tab/><text:tab/><text:tab/><text:s text:c="4"/>“text”,</text:span></text:p>
      <text:p text:style-name="P2"><text:span text:style-name="T3834"><text:tab/><text:tab/><text:tab/><text:tab/><text:s text:c="4"/>“moz-blob”,</text:span></text:p>
      <text:p text:style-name="P2"><text:span text:style-name="T3834"><text:tab/><text:tab/><text:tab/><text:tab/><text:s text:c="4"/>“moz-chunked-text”,</text:span></text:p>
      <text:p text:style-name="P2"><text:span text:style-name="T3834"><text:tab/><text:tab/><text:tab/><text:tab/><text:s text:c="4"/>“moz-chunked-arraybuffer” // -<text:s/></text:span><text:span text:style-name="T3835">устанавливает</text:span><text:span text:style-name="T3836"><text:s/></text:span><text:span text:style-name="T3837">свойство</text:span><text:span text:style-name="T3838"><text:s/>XMLHttpRequestResponseType,<text:s/></text:span><text:span text:style-name="T3839">тип</text:span><text:span text:style-name="T3840"><text:s/></text:span><text:span text:style-name="T3841">ответа</text:span><text:span text:style-name="T3842"><text:s/></text:span><text:span text:style-name="T3843">с</text:span><text:span text:style-name="T3844"><text:s/></text:span><text:span text:style-name="T3845">сервера</text:span><text:span text:style-name="T3846">;</text:span></text:p>
      <text:p text:style-name="P2"><text:span text:style-name="T3847"><text:tab/><text:tab/>interceptor: {</text:span></text:p>
      <text:p text:style-name="P2"><text:span text:style-name="T3847"><text:tab/><text:tab/><text:tab/>request: func(data){},</text:span></text:p>
      <text:p text:style-name="P2"><text:span text:style-name="T3847"><text:tab/><text:tab/><text:tab/>response: func(data){},</text:span></text:p>
      <text:p text:style-name="P2"><text:span text:style-name="T3847"><text:tab/><text:tab/><text:tab/>requestError: func(data){},</text:span></text:p>
      <text:p text:style-name="P2"><text:span text:style-name="T3847"><text:tab/><text:tab/><text:tab/>responseError: func(data){}</text:span></text:p>
      <text:p text:style-name="P2"><text:span text:style-name="T3847"><text:tab/><text:tab/>} // -<text:s/></text:span><text:span text:style-name="T3848">перехватчики</text:span><text:span text:style-name="T3849"><text:s/>(<text:s/></text:span><text:span text:style-name="T3850">см</text:span><text:span text:style-name="T3851"><text:s/></text:span><text:span text:style-name="T3852">раздел</text:span><text:span text:style-name="T3853"><text:s/>$http );</text:span></text:p>
      <text:p text:style-name="P2"><text:span text:style-name="T3854"><text:tab/>}</text:span></text:p>
      <text:p text:style-name="P2"><text:span text:style-name="T3854">};</text:span></text:p>
      <text:p text:style-name="P2"><text:span text:style-name="T3855"/></text:p>
      <text:p text:style-name="P2"><text:span text:style-name="T3856">Restangular</text:span><text:span text:style-name="T3857"><text:s/></text:span><text:span text:style-name="T3858">–</text:span><text:span text:style-name="T3859"><text:s/></text:span><text:span text:style-name="T3860">дополнительная</text:span><text:span text:style-name="T3861"><text:s/></text:span><text:span text:style-name="T3862">библиотека</text:span><text:span text:style-name="T3863">,<text:s/></text:span><text:span text:style-name="T3864">для</text:span><text:span text:style-name="T3865"><text:s/></text:span><text:span text:style-name="T3866">работы</text:span><text:span text:style-name="T3867"><text:s/></text:span><text:span text:style-name="T3868">с</text:span><text:span text:style-name="T3869"><text:s/></text:span><text:span text:style-name="T3870">бэк</text:span><text:span text:style-name="T3871">-</text:span><text:span text:style-name="T3872">эндом</text:span><text:span text:style-name="T3873">.<text:s/></text:span><text:span text:style-name="T3874">Для</text:span><text:span text:style-name="T3875"><text:s/></text:span><text:span text:style-name="T3876">её</text:span><text:span text:style-name="T3877"><text:s/></text:span><text:span text:style-name="T3878">правильной</text:span><text:span text:style-name="T3879"><text:s/></text:span><text:span text:style-name="T3880">работы</text:span><text:span text:style-name="T3881">,<text:s/></text:span><text:span text:style-name="T3882">необходимо</text:span><text:span text:style-name="T3883"><text:s/></text:span><text:span text:style-name="T3884">установить</text:span><text:span text:style-name="T3885"><text:s/>restangular.min.js<text:s/></text:span><text:span text:style-name="T3886">и</text:span><text:span text:style-name="T3887"><text:s/>lodash.compat.min.js;</text:span></text:p>
      <text:p text:style-name="P3"><text:span text:style-name="T3888">настройка</text:span><text:span text:style-name="T3889"><text:s/></text:span><text:span text:style-name="T3890">адреса</text:span><text:span text:style-name="T3891">:<text:line-break/></text:span></text:p>
      <text:p text:style-name="P4"><text:span text:style-name="T3892">.one('addres1','addres2')<text:s text:c="2"/>-<text:s/></text:span><text:span text:style-name="T3893">настроить</text:span><text:span text:style-name="T3894"><text:s/></text:span><text:span text:style-name="T3895">единичный</text:span><text:span text:style-name="T3896"><text:s/></text:span><text:span text:style-name="T3897">запрос</text:span><text:span text:style-name="T3898">,<text:s/></text:span><text:span text:style-name="T3899">где</text:span><text:span text:style-name="T3900"><text:s/>addres1/addres2;</text:span></text:p>
      <text:p text:style-name="P4"><text:span text:style-name="T3901"><text:tab/></text:span><text:span text:style-name="T3902">методы</text:span><text:span text:style-name="T3903">:</text:span></text:p>
      <text:p text:style-name="P4"><text:span text:style-name="T3904"><text:tab/></text:span><text:span text:style-name="T3905">.get('name')<text:s/></text:span><text:span text:style-name="T3906">–</text:span><text:span text:style-name="T3907"><text:s/></text:span><text:span text:style-name="T3908">попросить</text:span><text:span text:style-name="T3909"><text:s/></text:span><text:span text:style-name="T3910">данные</text:span><text:span text:style-name="T3911">,<text:s/></text:span><text:span text:style-name="T3912">где</text:span><text:span text:style-name="T3913"><text:s/>addres1/addres2/name;</text:span></text:p>
      <text:p text:style-name="P4"><text:span text:style-name="T3914"><text:tab/>.post('name',{}) -<text:s/></text:span><text:span text:style-name="T3915">отправить</text:span><text:span text:style-name="T3916"><text:s/></text:span><text:span text:style-name="T3917">данные</text:span><text:span text:style-name="T3918"><text:s/>{},<text:s/></text:span><text:span text:style-name="T3919">где</text:span><text:span text:style-name="T3920"><text:s/>addres1/addres2/name;</text:span></text:p>
      <text:p text:style-name="P4"><text:span text:style-name="T3921"><text:tab/>.remove() -<text:s/></text:span><text:span text:style-name="T3922">отправить</text:span><text:span text:style-name="T3923"><text:s/></text:span><text:span text:style-name="T3924">данные</text:span><text:span text:style-name="T3925"><text:s/></text:span><text:span text:style-name="T3926">на</text:span><text:span text:style-name="T3927"><text:s/></text:span><text:span text:style-name="T3928">удаление</text:span><text:span text:style-name="T3929">;</text:span></text:p>
      <text:p text:style-name="P4"><text:span text:style-name="T3930"><text:tab/></text:span><text:span text:style-name="T3931">.getList('name') -<text:s/></text:span><text:span text:style-name="T3932">получить</text:span><text:span text:style-name="T3933"><text:s/></text:span><text:span text:style-name="T3934">объект</text:span><text:span text:style-name="T3935"><text:s/></text:span><text:span text:style-name="T3936">обработки</text:span><text:span text:style-name="T3937"><text:s/></text:span><text:span text:style-name="T3938">данных</text:span><text:span text:style-name="T3939">,<text:s/></text:span><text:span text:style-name="T3940">где</text:span><text:span text:style-name="T3941"><text:s/>addres1/addres2/name;</text:span></text:p>
      <text:p text:style-name="P4"><text:span text:style-name="T3942"><text:tab/>.put();</text:span></text:p>
      <text:p text:style-name="P4"><text:span text:style-name="T3942"><text:tab/>.head();</text:span></text:p>
      <text:p text:style-name="P4"><text:span text:style-name="T3942"><text:tab/>.trace();</text:span></text:p>
      <text:p text:style-name="P4"><text:span text:style-name="T3942"><text:tab/>.path();</text:span></text:p>
      <text:p text:style-name="P4"><text:span text:style-name="T3942"><text:tab/>.options();</text:span></text:p>
      <text:p text:style-name="P4"><text:span text:style-name="T3942"><text:tab/></text:span><text:span text:style-name="T3943">собственные</text:span><text:span text:style-name="T3944">:</text:span></text:p>
      <text:p text:style-name="P4"><text:span text:style-name="T3945"><text:tab/>.customPOST(</text:span></text:p>
      <text:p text:style-name="P4"><text:span text:style-name="T3945"><text:tab/><text:tab/>{body: 'Ari`s Bio'},</text:span></text:p>
      <text:p text:style-name="P4"><text:span text:style-name="T3945"><text:tab/><text:tab/>'name',</text:span></text:p>
      <text:p text:style-name="P4"><text:span text:style-name="T3945"><text:tab/><text:tab/>{params: param1},</text:span></text:p>
      <text:p text:style-name="P4"><text:span text:style-name="T3945"><text:tab/><text:tab/>{headers: header1}) -<text:s/></text:span><text:span text:style-name="T3946">попросить</text:span><text:span text:style-name="T3947"><text:s/></text:span><text:span text:style-name="T3948">данные</text:span><text:span text:style-name="T3949">,<text:s/></text:span><text:span text:style-name="T3950">где</text:span><text:span text:style-name="T3951"><text:s/>addres1/addres2/name;</text:span></text:p>
      <text:p text:style-name="P4"><text:span text:style-name="T3952"><text:tab/><text:tab/></text:span><text:span text:style-name="T3953">методы</text:span><text:span text:style-name="T3954">:</text:span></text:p>
      <text:p text:style-name="P4"><text:span text:style-name="T3955"><text:tab/><text:tab/></text:span><text:span text:style-name="T3956">$object<text:s/></text:span><text:span text:style-name="T3957">–</text:span><text:span text:style-name="T3958"><text:s/></text:span><text:span text:style-name="T3959">массив</text:span><text:span text:style-name="T3960"><text:s/></text:span><text:span text:style-name="T3961">с</text:span><text:span text:style-name="T3962"><text:s/></text:span><text:span text:style-name="T3963">данными</text:span><text:span text:style-name="T3964">,<text:s/></text:span><text:span text:style-name="T3965">сначала</text:span><text:span text:style-name="T3966"><text:s/></text:span><text:span text:style-name="T3967">он</text:span><text:span text:style-name="T3968"><text:s/></text:span><text:span text:style-name="T3969">пустой</text:span><text:span text:style-name="T3970">,<text:s/></text:span><text:span text:style-name="T3971">а</text:span><text:span text:style-name="T3972"><text:s/></text:span><text:span text:style-name="T3973">заполняется</text:span><text:span text:style-name="T3974"><text:s/></text:span><text:span text:style-name="T3975">только</text:span><text:span text:style-name="T3976"><text:s/></text:span><text:span text:style-name="T3977">после</text:span><text:span text:style-name="T3978"><text:s/><text:tab/><text:tab/><text:tab/><text:tab/><text:s text:c="5"/></text:span><text:span text:style-name="T3979">того</text:span><text:span text:style-name="T3980">,<text:s/></text:span><text:span text:style-name="T3981">как</text:span><text:span text:style-name="T3982"><text:s/></text:span><text:span text:style-name="T3983">получает</text:span><text:span text:style-name="T3984"><text:s/></text:span><text:span text:style-name="T3985">данные</text:span><text:span text:style-name="T3986"><text:s/></text:span><text:span text:style-name="T3987">с</text:span><text:span text:style-name="T3988"><text:s/></text:span><text:span text:style-name="T3989">бэк</text:span><text:span text:style-name="T3990">-</text:span><text:span text:style-name="T3991">энда</text:span><text:span text:style-name="T3992">;</text:span></text:p>
      <text:p text:style-name="P4"><text:span text:style-name="T3993"><text:tab/><text:tab/>$then(function(data){},function(error){}) -<text:s/></text:span><text:span text:style-name="T3994">обещание</text:span><text:span text:style-name="T3995"><text:s/></text:span><text:span text:style-name="T3996">в</text:span><text:span text:style-name="T3997"><text:s/></text:span><text:span text:style-name="T3998">случае</text:span><text:span text:style-name="T3999"><text:s/></text:span><text:span text:style-name="T4000">удачи</text:span><text:span text:style-name="T4001"><text:s/></text:span><text:span text:style-name="T4002">или</text:span><text:span text:style-name="T4003"><text:s/></text:span><text:span text:style-name="T4004">ошибки</text:span><text:span text:style-name="T4005">;</text:span></text:p>
      <text:p text:style-name="P4"><text:span text:style-name="T4006">config:</text:span></text:p>
      <text:p text:style-name="P4"><text:span text:style-name="T4007">.setBaseUrl('/baseUrl')<text:s/></text:span><text:span text:style-name="T4008">–</text:span><text:span text:style-name="T4009"><text:s/></text:span><text:span text:style-name="T4010">установить</text:span><text:span text:style-name="T4011"><text:s/></text:span><text:span text:style-name="T4012">начальный</text:span><text:span text:style-name="T4013"><text:s/>url<text:s/></text:span><text:span text:style-name="T4014">аддрес</text:span><text:span text:style-name="T4015">;</text:span></text:p>
      <text:p text:style-name="P4"><text:span text:style-name="T4016">.addElementTransformer(</text:span></text:p>
      <text:p text:style-name="P4"><text:span text:style-name="T4016"><text:tab/>'route',</text:span></text:p>
      <text:p text:style-name="P4"><text:span text:style-name="T4016"><text:tab/>boolean,</text:span></text:p>
      <text:p text:style-name="P4"><text:span text:style-name="T4016"><text:tab/>fn(element){</text:span></text:p>
      <text:p text:style-name="P4"><text:span text:style-name="T4016"><text:tab/><text:tab/>element.prop1 = value1;</text:span></text:p>
      <text:p text:style-name="P4"><text:span text:style-name="T4016"><text:tab/><text:tab/>return element;</text:span></text:p>
      <text:p text:style-name="P4"><text:span text:style-name="T4016">}) -<text:s/></text:span><text:span text:style-name="T4017">добавить</text:span><text:span text:style-name="T4018"><text:s/></text:span><text:span text:style-name="T4019">свойства</text:span><text:span text:style-name="T4020"><text:s/></text:span><text:span text:style-name="T4021">в</text:span><text:span text:style-name="T4022"><text:s/></text:span><text:span text:style-name="T4023">объект</text:span><text:span text:style-name="T4024"><text:s/></text:span><text:span text:style-name="T4025">который</text:span><text:span text:style-name="T4026"><text:s/></text:span><text:span text:style-name="T4027">отвечает</text:span><text:span text:style-name="T4028"><text:s/></text:span><text:span text:style-name="T4029">за</text:span><text:span text:style-name="T4030"><text:s/></text:span><text:span text:style-name="T4031">маршрут</text:span><text:span text:style-name="T4032"><text:s/>route;</text:span></text:p>
      <text:p text:style-name="P4"><text:span text:style-name="T4033">.setResponseIntercaptor(function(data,operation,what,url,response,deferred){ return data }) -<text:s/></text:span><text:span text:style-name="T4034">изменить</text:span><text:span text:style-name="T4035"><text:s/></text:span><text:span text:style-name="T4036">ответ</text:span><text:span text:style-name="T4037"><text:s/></text:span><text:span text:style-name="T4038">с</text:span><text:span text:style-name="T4039"><text:s/></text:span><text:span text:style-name="T4040">сервера</text:span><text:span text:style-name="T4041">,<text:s/></text:span><text:span text:style-name="T4042">до</text:span><text:span text:style-name="T4043"><text:s/></text:span><text:span text:style-name="T4044">того</text:span><text:span text:style-name="T4045">,<text:s/></text:span><text:span text:style-name="T4046">как</text:span><text:span text:style-name="T4047"><text:s/></text:span><text:span text:style-name="T4048">он</text:span><text:span text:style-name="T4049"><text:s/></text:span><text:span text:style-name="T4050">отобразится</text:span><text:span text:style-name="T4051"><text:s/></text:span><text:span text:style-name="T4052">в</text:span><text:span text:style-name="T4053"><text:s/></text:span><text:span text:style-name="T4054">контроллере</text:span><text:span text:style-name="T4055">,<text:s/></text:span><text:span text:style-name="T4056">но</text:span><text:span text:style-name="T4057"><text:s/></text:span><text:span text:style-name="T4058">сразу</text:span><text:span text:style-name="T4059"><text:s/></text:span><text:span text:style-name="T4060">же</text:span><text:span text:style-name="T4061"><text:s/></text:span><text:span text:style-name="T4062">как</text:span><text:span text:style-name="T4063"><text:s/></text:span><text:span text:style-name="T4064">только</text:span><text:span text:style-name="T4065"><text:s/></text:span><text:span text:style-name="T4066">он</text:span><text:span text:style-name="T4067"><text:s/></text:span><text:span text:style-name="T4068">придет</text:span><text:span text:style-name="T4069"><text:s/></text:span><text:span text:style-name="T4070">с</text:span><text:span text:style-name="T4071"><text:s/></text:span><text:span text:style-name="T4072">сервера</text:span><text:span text:style-name="T4073">;</text:span></text:p>
      <text:p text:style-name="P4"><text:span text:style-name="T4074">.setRequestIntercaptor(function(elem,operation,what){ return elem; }) -<text:s/></text:span><text:span text:style-name="T4075">можно</text:span><text:span text:style-name="T4076"><text:s/></text:span><text:span text:style-name="T4077">обработать</text:span><text:span text:style-name="T4078"><text:s/></text:span><text:span text:style-name="T4079">объект</text:span><text:span text:style-name="T4080"><text:s/></text:span><text:span text:style-name="T4081">до</text:span><text:span text:style-name="T4082"><text:s/></text:span><text:span text:style-name="T4083">отправки</text:span><text:span text:style-name="T4084"><text:s/>(<text:s/></text:span><text:span text:style-name="T4085">вызывается</text:span><text:span text:style-name="T4086"><text:s/></text:span><text:span text:style-name="T4087">перед</text:span><text:span text:style-name="T4088"><text:s/></text:span><text:span text:style-name="T4089">отправкой</text:span><text:span text:style-name="T4090">,<text:s/></text:span><text:span text:style-name="T4091">так</text:span><text:span text:style-name="T4092"><text:s/></text:span><text:span text:style-name="T4093">что</text:span><text:span text:style-name="T4094"><text:s/></text:span><text:span text:style-name="T4095">можно</text:span><text:span text:style-name="T4096"><text:s/></text:span><text:span text:style-name="T4097">ставить</text:span><text:span text:style-name="T4098"><text:s/></text:span><text:span text:style-name="T4099">лоадер</text:span><text:span text:style-name="T4100"><text:s/></text:span><text:span text:style-name="T4101">на</text:span><text:span text:style-name="T4102"><text:s/></text:span><text:span text:style-name="T4103">страницу</text:span><text:span text:style-name="T4104">,<text:s/></text:span><text:span text:style-name="T4105">а</text:span><text:span text:style-name="T4106"><text:s/></text:span><text:span text:style-name="T4107">как</text:span><text:span text:style-name="T4108"><text:s/></text:span><text:span text:style-name="T4109">только</text:span><text:span text:style-name="T4110"><text:s/></text:span><text:span text:style-name="T4111">данные</text:span><text:span text:style-name="T4112"><text:s/></text:span><text:span text:style-name="T4113">мы</text:span><text:span text:style-name="T4114"><text:s/></text:span><text:span text:style-name="T4115">получим</text:span><text:span text:style-name="T4116">,<text:s/></text:span><text:span text:style-name="T4117">убирать</text:span><text:span text:style-name="T4118"><text:s/>);</text:span></text:p>
      <text:p text:style-name="P4"><text:span text:style-name="T4119">.setRestangularFields({</text:span></text:p>
      <text:p text:style-name="P4"><text:span text:style-name="T4119"><text:tab/>field1: “data”</text:span></text:p>
      <text:p text:style-name="P4"><text:span text:style-name="T4119">}) -<text:s/></text:span><text:span text:style-name="T4120">изменить</text:span><text:span text:style-name="T4121"><text:s/></text:span><text:span text:style-name="T4122">стандартное</text:span><text:span text:style-name="T4123"><text:s/></text:span><text:span text:style-name="T4124">поле</text:span><text:span text:style-name="T4125"><text:s/></text:span><text:span text:style-name="T4126">объекта</text:span><text:span text:style-name="T4127">,<text:s/></text:span><text:span text:style-name="T4128">обрабатывающего</text:span><text:span text:style-name="T4129"><text:s/></text:span><text:span text:style-name="T4130">адрес</text:span><text:span text:style-name="T4131"><text:s/>(<text:s/></text:span><text:span text:style-name="T4132">к</text:span><text:span text:style-name="T4133"><text:s/></text:span><text:span text:style-name="T4134">примеру</text:span><text:span text:style-name="T4135"><text:s/>id<text:s/></text:span><text:span text:style-name="T4136">на</text:span><text:span text:style-name="T4137"><text:s/>addres1 );</text:span></text:p>
      <text:p text:style-name="P4"><text:span text:style-name="T4138">.setErrorInterceptor(fn(error){ return false; }) -<text:s/></text:span><text:span text:style-name="T4139">для</text:span><text:span text:style-name="T4140"><text:s/></text:span><text:span text:style-name="T4141">отлова</text:span><text:span text:style-name="T4142"><text:s/></text:span><text:span text:style-name="T4143">и</text:span><text:span text:style-name="T4144"><text:s/></text:span><text:span text:style-name="T4145">обработки</text:span><text:span text:style-name="T4146"><text:s/></text:span><text:span text:style-name="T4147">ошибок</text:span><text:span text:style-name="T4148">,<text:s/></text:span><text:span text:style-name="T4149">если</text:span><text:span text:style-name="T4150"><text:s/></text:span><text:span text:style-name="T4151">возвращаем</text:span><text:span text:style-name="T4152"><text:s/>false,<text:s/></text:span><text:span text:style-name="T4153">то</text:span><text:span text:style-name="T4154">,<text:s/></text:span><text:span text:style-name="T4155">останавливаем</text:span><text:span text:style-name="T4156"><text:s/></text:span><text:span text:style-name="T4157">цепочку</text:span><text:span text:style-name="T4158"><text:s/></text:span><text:span text:style-name="T4159">обещаний</text:span><text:span text:style-name="T4160">;</text:span></text:p>
      <text:p text:style-name="P4"><text:span text:style-name="T4161">.setParetless(true/['less0','less1'])<text:s/></text:span><text:span text:style-name="T4162">–</text:span><text:span text:style-name="T4163"><text:s/></text:span><text:span text:style-name="T4164">что</text:span><text:span text:style-name="T4165"><text:s/></text:span><text:span text:style-name="T4166">то</text:span><text:span text:style-name="T4167"><text:s/></text:span><text:span text:style-name="T4168">связанное</text:span><text:span text:style-name="T4169"><text:s/></text:span><text:span text:style-name="T4170">с</text:span><text:span text:style-name="T4171"><text:s/></text:span><text:span text:style-name="T4172">вложенным</text:span><text:span text:style-name="T4173"><text:s/>url;</text:span></text:p>
      <text:p text:style-name="P4"><text:span text:style-name="T4174">.setDefaultRequestParams({</text:span></text:p>
      <text:p text:style-name="P4"><text:span text:style-name="T4174"><text:tab/>apiKey: apiKey</text:span></text:p>
      <text:p text:style-name="P4"><text:span text:style-name="T4174">}) -<text:s/></text:span><text:span text:style-name="T4175">добавить</text:span><text:span text:style-name="T4176"><text:s/></text:span><text:span text:style-name="T4177">параметры</text:span><text:span text:style-name="T4178"><text:s/></text:span><text:span text:style-name="T4179">к</text:span><text:span text:style-name="T4180"><text:s/></text:span><text:span text:style-name="T4181">запросу</text:span><text:span text:style-name="T4182">;</text:span></text:p>
      <text:p text:style-name="P4"><text:span text:style-name="T4183"/></text:p>
      <text:p text:style-name="P4"><text:span text:style-name="T4184">CORS</text:span></text:p>
      <text:p text:style-name="P4"><text:span text:style-name="T4185">$httpProvider</text:span></text:p>
      <text:p text:style-name="P4"><text:span text:style-name="T4185"><text:tab/>.defaults</text:span></text:p>
      <text:p text:style-name="P4"><text:span text:style-name="T4185"><text:tab/><text:tab/>.useXDomains = true;<text:s/></text:span><text:span text:style-name="T4186">–</text:span><text:span text:style-name="T4187"><text:s/></text:span><text:span text:style-name="T4188">включаем</text:span><text:span text:style-name="T4189"><text:s/></text:span><text:span text:style-name="T4190">поддержку</text:span><text:span text:style-name="T4191"><text:s/>CORS<text:s/></text:span><text:span text:style-name="T4192">в</text:span><text:span text:style-name="T4193"><text:s/>Angular;</text:span></text:p>
      <text:p text:style-name="P4"><text:span text:style-name="T4194"><text:tab/><text:tab/>delete .headers.common['X-Requested-With']<text:s/></text:span><text:span text:style-name="T4195">–</text:span><text:span text:style-name="T4196"><text:s/></text:span><text:span text:style-name="T4197">и</text:span><text:span text:style-name="T4198"><text:s/></text:span><text:span text:style-name="T4199">удаляем</text:span><text:span text:style-name="T4200"><text:s/></text:span><text:span text:style-name="T4201">ненужные</text:span><text:span text:style-name="T4202"><text:s/></text:span><text:span text:style-name="T4203">нам</text:span><text:span text:style-name="T4204"><text:s/></text:span><text:span text:style-name="T4205">заголовки</text:span><text:span text:style-name="T4206">;</text:span></text:p>
      <text:p text:style-name="P4"><text:span text:style-name="T4207"/></text:p>
      <text:p text:style-name="P4"><text:span text:style-name="T4208">XML<text:line-break/><text:line-break/></text:span><text:span text:style-name="T4209">Используем</text:span><text:span text:style-name="T4210"><text:s/></text:span><text:span text:style-name="T4211">библиотеку</text:span><text:span text:style-name="T4212"><text:s/>xml2json.js<text:s/></text:span><text:span text:style-name="T4213">для</text:span><text:span text:style-name="T4214"><text:s/></text:span><text:span text:style-name="T4215">преобразования</text:span><text:span text:style-name="T4216">;</text:span></text:p>
      <text:p text:style-name="P4"><text:span text:style-name="T4217"/></text:p>
      <text:p text:style-name="P4"><text:span text:style-name="T4218">Promises:<text:line-break/></text:span><text:span text:style-name="T4219">$parseProvider.unwrapPromises(true)<text:s/></text:span><text:span text:style-name="T4220">—</text:span><text:span text:style-name="T4221"><text:s/></text:span><text:span text:style-name="T4222">настроить</text:span><text:span text:style-name="T4223"><text:s/></text:span><text:span text:style-name="T4224">сервис</text:span><text:span text:style-name="T4225"><text:s/></text:span><text:span text:style-name="T4226">так</text:span><text:span text:style-name="T4227">,<text:s/></text:span><text:span text:style-name="T4228">чтобы</text:span><text:span text:style-name="T4229"><text:s/></text:span><text:span text:style-name="T4230">при</text:span><text:span text:style-name="T4231"><text:s/></text:span><text:span text:style-name="T4232">удачной</text:span><text:span text:style-name="T4233"><text:s/>(<text:s/></text:span><text:span text:style-name="T4234">т</text:span><text:span text:style-name="T4235">.</text:span><text:span text:style-name="T4236">е</text:span><text:span text:style-name="T4237">.<text:s/></text:span><text:span text:style-name="T4238">перед</text:span><text:span text:style-name="T4239"><text:s/></text:span><text:span text:style-name="T4240">этим</text:span><text:span text:style-name="T4241"><text:s/></text:span><text:span text:style-name="T4242">она</text:span><text:span text:style-name="T4243"><text:s/></text:span><text:span text:style-name="T4244">была</text:span><text:span text:style-name="T4245"><text:s/></text:span><text:span text:style-name="T4246">неудачной</text:span><text:span text:style-name="T4247">,<text:s/></text:span><text:span text:style-name="T4248">но</text:span><text:span text:style-name="T4249"><text:s/></text:span><text:span text:style-name="T4250">соединение</text:span><text:span text:style-name="T4251"><text:s/></text:span><text:span text:style-name="T4252">появилось</text:span><text:span text:style-name="T4253"><text:s/>)<text:s/></text:span><text:span text:style-name="T4254">загрузке</text:span><text:span text:style-name="T4255"><text:s/></text:span><text:span text:style-name="T4256">контента</text:span><text:span text:style-name="T4257"><text:s/></text:span><text:span text:style-name="T4258">в</text:span><text:span text:style-name="T4259"><text:s/>then<text:s/></text:span><text:span text:style-name="T4260">он</text:span><text:span text:style-name="T4261"><text:s/></text:span><text:span text:style-name="T4262">тут</text:span><text:span text:style-name="T4263"><text:s/></text:span><text:span text:style-name="T4264">же</text:span><text:span text:style-name="T4265"><text:s/></text:span><text:span text:style-name="T4266">обновлялся</text:span><text:span text:style-name="T4267"><text:s/>(<text:s/></text:span><text:span text:style-name="T4268">стандартно</text:span><text:span text:style-name="T4269"><text:s/></text:span><text:span text:style-name="T4270">это</text:span><text:span text:style-name="T4271"><text:s/></text:span><text:span text:style-name="T4272">невозможно</text:span><text:span text:style-name="T4273"><text:s/>);</text:span></text:p>
      <text:p text:style-name="P4"><text:span text:style-name="T4274">$q<text:s/></text:span><text:span text:style-name="T4275">–</text:span><text:span text:style-name="T4276"><text:s/></text:span><text:span text:style-name="T4277">фабрика</text:span><text:span text:style-name="T4278"><text:s/></text:span><text:span text:style-name="T4279">для</text:span><text:span text:style-name="T4280"><text:s/></text:span><text:span text:style-name="T4281">обещаний</text:span><text:span text:style-name="T4282">;</text:span></text:p>
      <text:p text:style-name="P4"><text:span text:style-name="T4283">методы</text:span></text:p>
      <text:p text:style-name="P4"><text:span text:style-name="T4284"><text:tab/></text:span><text:span text:style-name="T4285">defer() -<text:s/></text:span><text:span text:style-name="T4286">создать</text:span><text:span text:style-name="T4287"><text:s/></text:span><text:span text:style-name="T4288">отложенный</text:span><text:span text:style-name="T4289"><text:s/></text:span><text:span text:style-name="T4290">объект</text:span><text:span text:style-name="T4291"><text:s/>(<text:s/></text:span><text:span text:style-name="T4292">готовый</text:span><text:span text:style-name="T4293"><text:s/></text:span><text:span text:style-name="T4294">объект</text:span><text:span text:style-name="T4295"><text:s/></text:span><text:span text:style-name="T4296">не</text:span><text:span text:style-name="T4297"><text:s/></text:span><text:span text:style-name="T4298">поддерживает</text:span><text:span text:style-name="T4299"><text:s/></text:span><text:span text:style-name="T4300">цепочки</text:span><text:span text:style-name="T4301"><text:s/>),<text:s/></text:span><text:span text:style-name="T4302">для</text:span><text:span text:style-name="T4303"><text:s/></text:span><text:span text:style-name="T4304">выполнения</text:span><text:span text:style-name="T4305"><text:s/></text:span><text:span text:style-name="T4306">после</text:span><text:span text:style-name="T4307">;</text:span></text:p>
      <text:p text:style-name="P4"><text:span text:style-name="T4308"><text:tab/>all([promise1,promise2] / { promise1: promise1, promise2: promise2 }) -<text:s/></text:span><text:span text:style-name="T4309">обработает</text:span><text:span text:style-name="T4310"><text:s/></text:span><text:span text:style-name="T4311">группу</text:span><text:span text:style-name="T4312"><text:s/></text:span><text:span text:style-name="T4313">обещаний</text:span><text:span text:style-name="T4314">,<text:s/></text:span><text:span text:style-name="T4315">и</text:span><text:span text:style-name="T4316"><text:s/></text:span><text:span text:style-name="T4317">если</text:span><text:span text:style-name="T4318"><text:s/></text:span><text:span text:style-name="T4319">хоть</text:span><text:span text:style-name="T4320"><text:s/></text:span><text:span text:style-name="T4321">одно</text:span><text:span text:style-name="T4322"><text:s/></text:span><text:span text:style-name="T4323">даст</text:span><text:span text:style-name="T4324"><text:s/>reject,<text:s/></text:span><text:span text:style-name="T4325">то</text:span><text:span text:style-name="T4326"><text:s/></text:span><text:span text:style-name="T4327">все</text:span><text:span text:style-name="T4328"><text:s/></text:span><text:span text:style-name="T4329">остальные</text:span><text:span text:style-name="T4330"><text:s/></text:span><text:span text:style-name="T4331">тоже</text:span><text:span text:style-name="T4332"><text:s/></text:span><text:span text:style-name="T4333">получат</text:span><text:span text:style-name="T4334"><text:s/>reject;</text:span></text:p>
      <text:p text:style-name="P4"><text:span text:style-name="T4335"><text:tab/>reject(reason)<text:s/></text:span><text:span text:style-name="T4336">–</text:span><text:span text:style-name="T4337"><text:s/></text:span><text:span text:style-name="T4338">генерирует</text:span><text:span text:style-name="T4339"><text:s/></text:span><text:span text:style-name="T4340">сразу</text:span><text:span text:style-name="T4341"><text:s/></text:span><text:span text:style-name="T4342">исключение</text:span><text:span text:style-name="T4343"><text:s/>(<text:s/></text:span><text:span text:style-name="T4344">обрабатывается</text:span><text:span text:style-name="T4345"><text:s/>catch<text:s/></text:span><text:span text:style-name="T4346">или</text:span><text:span text:style-name="T4347"><text:s/>then(fn(){},fn(er){</text:span><text:span text:style-name="T4348">тут</text:span><text:span text:style-name="T4349">}) ),<text:s/></text:span><text:span text:style-name="T4350">бросает</text:span><text:span text:style-name="T4351"><text:s/>reason<text:s/></text:span><text:span text:style-name="T4352">в</text:span><text:span text:style-name="T4353"><text:s/></text:span><text:span text:style-name="T4354">консоль</text:span><text:span text:style-name="T4355">,<text:s/></text:span><text:span text:style-name="T4356">или</text:span><text:span text:style-name="T4357"><text:s/></text:span><text:span text:style-name="T4358">во</text:span><text:span text:style-name="T4359"><text:s/></text:span><text:span text:style-name="T4360">все</text:span><text:span text:style-name="T4361"><text:s/></text:span><text:span text:style-name="T4362">обработчики</text:span><text:span text:style-name="T4363"><text:s/>then error<text:s/></text:span><text:span text:style-name="T4364">если</text:span><text:span text:style-name="T4365"><text:s/></text:span><text:span text:style-name="T4366">это</text:span><text:span text:style-name="T4367"><text:s/></text:span><text:span text:style-name="T4368">методом</text:span><text:span text:style-name="T4369"><text:s/>all;</text:span></text:p>
      <text:p text:style-name="P4"><text:span text:style-name="T4370"><text:tab/>when(value)<text:s/></text:span><text:span text:style-name="T4371">–</text:span><text:span text:style-name="T4372"><text:s/></text:span><text:span text:style-name="T4373">бросит</text:span><text:span text:style-name="T4374"><text:s/></text:span><text:span text:style-name="T4375">обработчик</text:span><text:span text:style-name="T4376"><text:s/></text:span><text:span text:style-name="T4377">так</text:span><text:span text:style-name="T4378">,<text:s/></text:span><text:span text:style-name="T4379">как</text:span><text:span text:style-name="T4380"><text:s/></text:span><text:span text:style-name="T4381">будто</text:span><text:span text:style-name="T4382"><text:s/></text:span><text:span text:style-name="T4383">бы</text:span><text:span text:style-name="T4384"><text:s/></text:span><text:span text:style-name="T4385">мы</text:span><text:span text:style-name="T4386"><text:s/></text:span><text:span text:style-name="T4387">сделали</text:span><text:span text:style-name="T4388"><text:s/>resolve(value)<text:s/></text:span><text:span text:style-name="T4389">и</text:span><text:span text:style-name="T4390"><text:s/></text:span><text:span text:style-name="T4391">оно</text:span><text:span text:style-name="T4392"><text:s/></text:span><text:span text:style-name="T4393">выполнилось</text:span><text:span text:style-name="T4394">;</text:span></text:p>
      <text:p text:style-name="P4"><text:span text:style-name="T4395"><text:tab/></text:span><text:span text:style-name="T4396">методы</text:span></text:p>
      <text:p text:style-name="P4"><text:span text:style-name="T4397"><text:tab/><text:tab/></text:span><text:span text:style-name="T4398">resolve({ name: value }) -<text:s/></text:span><text:span text:style-name="T4399">как</text:span><text:span text:style-name="T4400"><text:s/></text:span><text:span text:style-name="T4401">только</text:span><text:span text:style-name="T4402"><text:s/></text:span><text:span text:style-name="T4403">выражение</text:span><text:span text:style-name="T4404"><text:s/></text:span><text:span text:style-name="T4405">выполнено</text:span><text:span text:style-name="T4406">,<text:s/></text:span><text:span text:style-name="T4407">заполняем</text:span><text:span text:style-name="T4408"><text:s/></text:span><text:span text:style-name="T4409">этот</text:span><text:span text:style-name="T4410"><text:s/></text:span><text:span text:style-name="T4411">метод</text:span><text:span text:style-name="T4412"><text:s/></text:span><text:span text:style-name="T4413">результатом</text:span><text:span text:style-name="T4414">,<text:s/></text:span><text:span text:style-name="T4415">который</text:span><text:span text:style-name="T4416"><text:s/></text:span><text:span text:style-name="T4417">отсылает</text:span><text:span text:style-name="T4418"><text:s/></text:span><text:span text:style-name="T4419">в</text:span><text:span text:style-name="T4420"><text:s/></text:span><text:span text:style-name="T4421">первую</text:span><text:span text:style-name="T4422"><text:s/></text:span><text:span text:style-name="T4423">функцию</text:span><text:span text:style-name="T4424"><text:s/>then;</text:span></text:p>
      <text:p text:style-name="P4"><text:span text:style-name="T4425"><text:tab/><text:tab/>reject('Reason now')<text:s/></text:span><text:span text:style-name="T4426">–</text:span><text:span text:style-name="T4427"><text:s/></text:span><text:span text:style-name="T4428">если</text:span><text:span text:style-name="T4429"><text:s/></text:span><text:span text:style-name="T4430">хотим</text:span><text:span text:style-name="T4431"><text:s/></text:span><text:span text:style-name="T4432">послать</text:span><text:span text:style-name="T4433"><text:s/></text:span><text:span text:style-name="T4434">результат</text:span><text:span text:style-name="T4435"><text:s/></text:span><text:span text:style-name="T4436">он</text:span><text:span text:style-name="T4437"><text:s/></text:span><text:span text:style-name="T4438">невыполнении</text:span><text:span text:style-name="T4439">,<text:s/></text:span><text:span text:style-name="T4440">можем</text:span><text:span text:style-name="T4441"><text:s/></text:span><text:span text:style-name="T4442">отослать</text:span><text:span text:style-name="T4443"><text:s/></text:span><text:span text:style-name="T4444">причину</text:span><text:span text:style-name="T4445"><text:s/></text:span><text:span text:style-name="T4446">во</text:span><text:span text:style-name="T4447"><text:s/></text:span><text:span text:style-name="T4448">вторую</text:span><text:span text:style-name="T4449"><text:s/></text:span><text:span text:style-name="T4450">функцию</text:span><text:span text:style-name="T4451"><text:s/>then (<text:s/></text:span><text:span text:style-name="T4452">эквивалентно</text:span><text:span text:style-name="T4453"><text:s/>resolve($q.reject('Reason now')) );</text:span></text:p>
      <text:p text:style-name="P4"><text:span text:style-name="T4454"><text:tab/><text:tab/>notify(value)<text:s/></text:span><text:span text:style-name="T4455">–</text:span><text:span text:style-name="T4456"><text:s/></text:span><text:span text:style-name="T4457">это</text:span><text:span text:style-name="T4458"><text:s/></text:span><text:span text:style-name="T4459">значение</text:span><text:span text:style-name="T4460"><text:s/></text:span><text:span text:style-name="T4461">отсылается</text:span><text:span text:style-name="T4462"><text:s/></text:span><text:span text:style-name="T4463">в</text:span><text:span text:style-name="T4464"><text:s/></text:span><text:span text:style-name="T4465">третью</text:span><text:span text:style-name="T4466"><text:s/></text:span><text:span text:style-name="T4467">функцию</text:span><text:span text:style-name="T4468"><text:s/>then,<text:s/></text:span><text:span text:style-name="T4469">отсылает</text:span><text:span text:style-name="T4470"><text:s/></text:span><text:span text:style-name="T4471">просто</text:span><text:span text:style-name="T4472"><text:s/></text:span><text:span text:style-name="T4473">любое</text:span><text:span text:style-name="T4474"><text:s/></text:span><text:span text:style-name="T4475">значение</text:span><text:span text:style-name="T4476"><text:s/>(<text:s/></text:span><text:span text:style-name="T4477">бывает</text:span><text:span text:style-name="T4478"><text:s/></text:span><text:span text:style-name="T4479">используется</text:span><text:span text:style-name="T4480"><text:s/></text:span><text:span text:style-name="T4481">как</text:span><text:span text:style-name="T4482"><text:s/></text:span><text:span text:style-name="T4483">лоадер</text:span><text:span text:style-name="T4484"><text:s/>);</text:span></text:p>
      <text:p text:style-name="P4"><text:span text:style-name="T4485"><text:tab/><text:tab/>promise -</text:span><text:span text:style-name="T4486">обещание</text:span><text:span text:style-name="T4487">,<text:s/></text:span><text:span text:style-name="T4488">несет</text:span><text:span text:style-name="T4489"><text:s/></text:span><text:span text:style-name="T4490">в</text:span><text:span text:style-name="T4491"><text:s/></text:span><text:span text:style-name="T4492">себе</text:span><text:span text:style-name="T4493"><text:s/></text:span><text:span text:style-name="T4494">и</text:span><text:span text:style-name="T4495"><text:s/></text:span><text:span text:style-name="T4496">обрабатывает</text:span><text:span text:style-name="T4497"><text:s/></text:span><text:span text:style-name="T4498">предыдущие</text:span><text:span text:style-name="T4499"><text:s/></text:span><text:span text:style-name="T4500">параметры</text:span><text:span text:style-name="T4501">.</text:span></text:p>
      <text:p text:style-name="P4"><text:span text:style-name="T4502"><text:tab/><text:tab/></text:span><text:span text:style-name="T4503">Методы</text:span></text:p>
      <text:p text:style-name="P4"><text:span text:style-name="T4504"><text:tab/><text:tab/><text:tab/>then(fn(data){},fn(err){},fn(notify){}) -<text:s/></text:span><text:span text:style-name="T4505">обработчик</text:span><text:span text:style-name="T4506"><text:s/></text:span><text:span text:style-name="T4507">службы</text:span><text:span text:style-name="T4508"><text:s/></text:span><text:span text:style-name="T4509">выполнения</text:span><text:span text:style-name="T4510"><text:s/></text:span><text:span text:style-name="T4511">обещания</text:span><text:span text:style-name="T4512">,<text:s/></text:span><text:span text:style-name="T4513">как</text:span><text:span text:style-name="T4514"><text:s/></text:span><text:span text:style-name="T4515">только</text:span><text:span text:style-name="T4516"><text:s/></text:span><text:span text:style-name="T4517">устанавливаются</text:span><text:span text:style-name="T4518"><text:s/></text:span><text:span text:style-name="T4519">методы</text:span><text:span text:style-name="T4520"><text:s/>resolve, reject<text:s/></text:span><text:span text:style-name="T4521">или</text:span><text:span text:style-name="T4522"><text:s/>notify<text:s/></text:span><text:span text:style-name="T4523">он</text:span><text:span text:style-name="T4524"><text:s/></text:span><text:span text:style-name="T4525">выполняет</text:span><text:span text:style-name="T4526"><text:s/></text:span><text:span text:style-name="T4527">свои</text:span><text:span text:style-name="T4528"><text:s/></text:span><text:span text:style-name="T4529">обязанности</text:span><text:span text:style-name="T4530"><text:s/></text:span><text:span text:style-name="T4531">в</text:span><text:span text:style-name="T4532"><text:s/></text:span><text:span text:style-name="T4533">средине</text:span><text:span text:style-name="T4534"><text:s/></text:span><text:span text:style-name="T4535">функции</text:span><text:span text:style-name="T4536">,<text:s/></text:span><text:span text:style-name="T4537">обрабатывающие</text:span><text:span text:style-name="T4538"><text:s/></text:span><text:span text:style-name="T4539">функции</text:span><text:span text:style-name="T4540"><text:s/></text:span><text:span text:style-name="T4541">расположены</text:span><text:span text:style-name="T4542"><text:s/></text:span><text:span text:style-name="T4543">в</text:span><text:span text:style-name="T4544"><text:s/></text:span><text:span text:style-name="T4545">таком</text:span><text:span text:style-name="T4546"><text:s/></text:span><text:span text:style-name="T4547">же</text:span><text:span text:style-name="T4548"><text:s/></text:span><text:span text:style-name="T4549">порядке</text:span><text:span text:style-name="T4550"><text:s/>(<text:s/></text:span><text:span text:style-name="T4551">возвращает</text:span><text:span text:style-name="T4552"><text:s/>promise<text:s/></text:span><text:span text:style-name="T4553">–</text:span><text:span text:style-name="T4554"><text:s/></text:span><text:span text:style-name="T4555">можно</text:span><text:span text:style-name="T4556"><text:s/></text:span><text:span text:style-name="T4557">сделать</text:span><text:span text:style-name="T4558"><text:s/></text:span><text:span text:style-name="T4559">цепочку</text:span><text:span text:style-name="T4560">,<text:s/></text:span><text:span text:style-name="T4561">но</text:span><text:span text:style-name="T4562"><text:s/></text:span><text:span text:style-name="T4563">нужно</text:span><text:span text:style-name="T4564"><text:s/></text:span><text:span text:style-name="T4565">обязательно</text:span><text:span text:style-name="T4566"><text:s/></text:span><text:span text:style-name="T4567">возвращать</text:span><text:span text:style-name="T4568"><text:s/></text:span><text:span text:style-name="T4569">значения</text:span><text:span text:style-name="T4570"><text:s/></text:span><text:span text:style-name="T4571">из</text:span><text:span text:style-name="T4572"><text:s/></text:span><text:span text:style-name="T4573">предыдущего</text:span><text:span text:style-name="T4574"><text:s/></text:span><text:span text:style-name="T4575">вызова</text:span><text:span text:style-name="T4576"><text:s/>then return );</text:span></text:p>
      <text:p text:style-name="P4"><text:span text:style-name="T4577"><text:tab/><text:tab/><text:tab/>catch(fn(err){}) -<text:s/></text:span><text:span text:style-name="T4578">несет</text:span><text:span text:style-name="T4579"><text:s/></text:span><text:span text:style-name="T4580">в</text:span><text:span text:style-name="T4581"><text:s/></text:span><text:span text:style-name="T4582">себе</text:span><text:span text:style-name="T4583"><text:s/></text:span><text:span text:style-name="T4584">ту</text:span><text:span text:style-name="T4585"><text:s/></text:span><text:span text:style-name="T4586">же</text:span><text:span text:style-name="T4587"><text:s/></text:span><text:span text:style-name="T4588">функцию</text:span><text:span text:style-name="T4589">,<text:s/></text:span><text:span text:style-name="T4590">что</text:span><text:span text:style-name="T4591"><text:s/></text:span><text:span text:style-name="T4592">и</text:span><text:span text:style-name="T4593"><text:s/></text:span><text:span text:style-name="T4594">второй</text:span><text:span text:style-name="T4595"><text:s/></text:span><text:span text:style-name="T4596">аргумент</text:span><text:span text:style-name="T4597"><text:s/>then;</text:span></text:p>
      <text:p text:style-name="P4"><text:span text:style-name="T4598"><text:tab/><text:tab/><text:tab/>finally(fn(){}) -<text:s/></text:span><text:span text:style-name="T4599">функция</text:span><text:span text:style-name="T4600"><text:s/></text:span><text:span text:style-name="T4601">без</text:span><text:span text:style-name="T4602"><text:s/></text:span><text:span text:style-name="T4603">аргументов</text:span><text:span text:style-name="T4604">,<text:s/></text:span><text:span text:style-name="T4605">которая</text:span><text:span text:style-name="T4606"><text:s/></text:span><text:span text:style-name="T4607">выполнится</text:span><text:span text:style-name="T4608"><text:s/></text:span><text:span text:style-name="T4609">после</text:span><text:span text:style-name="T4610"><text:s/></text:span><text:span text:style-name="T4611">решения</text:span><text:span text:style-name="T4612"><text:s/></text:span><text:span text:style-name="T4613">всех</text:span><text:span text:style-name="T4614"><text:s/></text:span><text:span text:style-name="T4615">предыдущих</text:span><text:span text:style-name="T4616"><text:s/></text:span><text:span text:style-name="T4617">методов</text:span><text:span text:style-name="T4618">;</text:span></text:p>
      <text:p text:style-name="P4"><text:span text:style-name="T4619">Базы</text:span><text:span text:style-name="T4620"><text:s/></text:span><text:span text:style-name="T4621">данных</text:span><text:span text:style-name="T4622">:<text:line-break/></text:span><text:span text:style-name="T4623">firebase.com<text:s/></text:span><text:span text:style-name="T4624">–</text:span><text:span text:style-name="T4625"><text:s/></text:span><text:span text:style-name="T4626">сервис</text:span><text:span text:style-name="T4627"><text:s/></text:span><text:span text:style-name="T4628">для</text:span><text:span text:style-name="T4629"><text:s/></text:span><text:span text:style-name="T4630">хранения</text:span><text:span text:style-name="T4631"><text:s/></text:span><text:span text:style-name="T4632">базы</text:span><text:span text:style-name="T4633"><text:s/></text:span><text:span text:style-name="T4634">с</text:span><text:span text:style-name="T4635"><text:s/></text:span><text:span text:style-name="T4636">данными</text:span><text:span text:style-name="T4637">;</text:span></text:p>
      <text:p text:style-name="P4"><text:span text:style-name="T4638">Требования</text:span></text:p>
      <text:p text:style-name="P4"><text:span text:style-name="T4639">firebase.js</text:span></text:p>
      <text:p text:style-name="P5"><text:span text:style-name="T4640">angularfire.min.js</text:span><text:span text:style-name="T4641"><text:s/></text:span></text:p>
      <text:p text:style-name="P6"><text:span text:style-name="T4642">Внедрение</text:span></text:p>
      <text:p text:style-name="P6"><text:span text:style-name="T4643">angular.module('myApp',['firebase']),</text:span></text:p>
      <text:p text:style-name="P6"><text:span text:style-name="T4643">controller('Name',function($firebase){})</text:span></text:p>
      <text:p text:style-name="P6"><text:span text:style-name="T4644">Создание</text:span><text:span text:style-name="T4645"><text:s/></text:span><text:span text:style-name="T4646">объекта</text:span><text:span text:style-name="T4647"><text:s/></text:span><text:span text:style-name="T4648">управления</text:span></text:p>
      <text:p text:style-name="P6"><text:span text:style-name="T4649">$firebase(new Firebase("https://&lt;name base&gt;.firebaseio.com/people"))</text:span></text:p>
      <text:p text:style-name="P6"><text:span text:style-name="T4650">Управление</text:span><text:span text:style-name="T4651"><text:line-break/></text:span><text:span text:style-name="T4652">$add({ prop: value }) -<text:s/></text:span><text:span text:style-name="T4653">занести</text:span><text:span text:style-name="T4654"><text:s/></text:span><text:span text:style-name="T4655">объект</text:span><text:span text:style-name="T4656"><text:s/></text:span><text:span text:style-name="T4657">в</text:span><text:span text:style-name="T4658"><text:s/></text:span><text:span text:style-name="T4659">базу</text:span><text:span text:style-name="T4660"><text:s/></text:span><text:span text:style-name="T4661">данных</text:span><text:span text:style-name="T4662">;</text:span></text:p>
      <text:p text:style-name="P6"><text:span text:style-name="T4663">$remove('key')<text:s/></text:span><text:span text:style-name="T4664">–</text:span><text:span text:style-name="T4665"><text:s/></text:span><text:span text:style-name="T4666">удалить</text:span><text:span text:style-name="T4667"><text:s/></text:span><text:span text:style-name="T4668">объект</text:span><text:span text:style-name="T4669"><text:s/></text:span><text:span text:style-name="T4670">с</text:span><text:span text:style-name="T4671"><text:s/></text:span><text:span text:style-name="T4672">ключом</text:span><text:span text:style-name="T4673"><text:s/></text:span><text:span text:style-name="T4674">базы</text:span><text:span text:style-name="T4675"><text:s/></text:span><text:span text:style-name="T4676">данных</text:span><text:span text:style-name="T4677"><text:s/>(<text:s/></text:span><text:span text:style-name="T4678">если</text:span><text:span text:style-name="T4679"><text:s/></text:span><text:span text:style-name="T4680">без</text:span><text:span text:style-name="T4681"><text:s/></text:span><text:span text:style-name="T4682">аргументов</text:span><text:span text:style-name="T4683"><text:s/></text:span><text:span text:style-name="T4684">очищает</text:span><text:span text:style-name="T4685"><text:s/></text:span><text:span text:style-name="T4686">объект</text:span><text:span text:style-name="T4687"><text:s/></text:span><text:span text:style-name="T4688">с</text:span><text:span text:style-name="T4689"><text:s/></text:span><text:span text:style-name="T4690">данными</text:span><text:span text:style-name="T4691"><text:s/>);</text:span></text:p>
      <text:p text:style-name="P6"><text:span text:style-name="T4692">$save('key')<text:s/></text:span><text:span text:style-name="T4693">–</text:span><text:span text:style-name="T4694"><text:s/></text:span><text:span text:style-name="T4695">сохранит</text:span><text:span text:style-name="T4696"><text:s/></text:span><text:span text:style-name="T4697">и</text:span><text:span text:style-name="T4698"><text:s/></text:span><text:span text:style-name="T4699">обновит</text:span><text:span text:style-name="T4700"><text:s/></text:span><text:span text:style-name="T4701">свойство</text:span><text:span text:style-name="T4702"><text:s/></text:span><text:span text:style-name="T4703">с</text:span><text:span text:style-name="T4704"><text:s/></text:span><text:span text:style-name="T4705">именем</text:span><text:span text:style-name="T4706"><text:s/>key<text:s/></text:span><text:span text:style-name="T4707">в</text:span><text:span text:style-name="T4708"><text:s/></text:span><text:span text:style-name="T4709">базе</text:span><text:span text:style-name="T4710"><text:s/></text:span><text:span text:style-name="T4711">данных</text:span><text:span text:style-name="T4712"><text:s/>(<text:s text:c="2"/></text:span><text:span text:style-name="T4713">без</text:span><text:span text:style-name="T4714"><text:s/></text:span><text:span text:style-name="T4715">аргументов</text:span><text:span text:style-name="T4716"><text:s/></text:span><text:span text:style-name="T4717">сохранит</text:span><text:span text:style-name="T4718"><text:s/></text:span><text:span text:style-name="T4719">все</text:span><text:span text:style-name="T4720"><text:s/>),<text:s/></text:span><text:span text:style-name="T4721">свойство</text:span><text:span text:style-name="T4722"><text:s/>$priority<text:s/></text:span><text:span text:style-name="T4723">–</text:span><text:span text:style-name="T4724"><text:s/></text:span><text:span text:style-name="T4725">установить</text:span><text:span text:style-name="T4726"><text:s/></text:span><text:span text:style-name="T4727">соответствующий</text:span><text:span text:style-name="T4728"><text:s/></text:span><text:span text:style-name="T4729">приоритет</text:span><text:span text:style-name="T4730"><text:s/></text:span><text:span text:style-name="T4731">в</text:span><text:span text:style-name="T4732"><text:s/></text:span><text:span text:style-name="T4733">базе</text:span><text:span text:style-name="T4734"><text:s/></text:span><text:span text:style-name="T4735">данных</text:span><text:span text:style-name="T4736">;</text:span></text:p>
      <text:p text:style-name="P6"><text:span text:style-name="T4737">$child('key')<text:s/></text:span><text:span text:style-name="T4738">–</text:span><text:span text:style-name="T4739"><text:s/></text:span><text:span text:style-name="T4740">найдет</text:span><text:span text:style-name="T4741"><text:s/></text:span><text:span text:style-name="T4742">и</text:span><text:span text:style-name="T4743"><text:s/></text:span><text:span text:style-name="T4744">примет</text:span><text:span text:style-name="T4745"><text:s/></text:span><text:span text:style-name="T4746">на</text:span><text:span text:style-name="T4747"><text:s/></text:span><text:span text:style-name="T4748">себя</text:span><text:span text:style-name="T4749"><text:s/></text:span><text:span text:style-name="T4750">управление</text:span><text:span text:style-name="T4751"><text:s/></text:span><text:span text:style-name="T4752">свойством</text:span><text:span text:style-name="T4753"><text:s/>key;</text:span></text:p>
      <text:p text:style-name="P6"><text:span text:style-name="T4754">$set({ prop: value }) -<text:s/></text:span><text:span text:style-name="T4755">перезаписать</text:span><text:span text:style-name="T4756"><text:s/></text:span><text:span text:style-name="T4757">значение</text:span><text:span text:style-name="T4758"><text:s/>prop<text:s/></text:span><text:span text:style-name="T4759">на</text:span><text:span text:style-name="T4760"><text:s/></text:span><text:span text:style-name="T4761">новое</text:span><text:span text:style-name="T4762">;</text:span></text:p>
      <text:p text:style-name="P6"><text:span text:style-name="T4763">события</text:span><text:span text:style-name="T4764"><text:line-break/></text:span><text:span text:style-name="T4765">$on('event',function(){}) -<text:s/></text:span><text:span text:style-name="T4766">добавить</text:span><text:span text:style-name="T4767"><text:s/></text:span><text:span text:style-name="T4768">события</text:span><text:span text:style-name="T4769"><text:s/></text:span><text:span text:style-name="T4770">к</text:span><text:span text:style-name="T4771"><text:s/></text:span><text:span text:style-name="T4772">объекту</text:span><text:span text:style-name="T4773"><text:s/></text:span><text:span text:style-name="T4774">базы</text:span><text:span text:style-name="T4775"><text:s/></text:span><text:span text:style-name="T4776">данных</text:span><text:span text:style-name="T4777">;</text:span></text:p>
      <text:p text:style-name="P6"><text:span text:style-name="T4778">event</text:span></text:p>
      <text:p text:style-name="P6"><text:span text:style-name="T4779">loaded<text:s/></text:span><text:span text:style-name="T4780">–</text:span><text:span text:style-name="T4781"><text:s/></text:span><text:span text:style-name="T4782">событие</text:span><text:span text:style-name="T4783"><text:s/></text:span><text:span text:style-name="T4784">возникающее</text:span><text:span text:style-name="T4785"><text:s/></text:span><text:span text:style-name="T4786">однажды</text:span><text:span text:style-name="T4787">,<text:s/></text:span><text:span text:style-name="T4788">при</text:span><text:span text:style-name="T4789"><text:s/></text:span><text:span text:style-name="T4790">загрузке</text:span><text:span text:style-name="T4791"><text:s/></text:span><text:span text:style-name="T4792">базы</text:span><text:span text:style-name="T4793">;</text:span></text:p>
      <text:p text:style-name="P6"><text:span text:style-name="T4794">change<text:s/></text:span><text:span text:style-name="T4795">–</text:span><text:span text:style-name="T4796"><text:s/></text:span><text:span text:style-name="T4797">изменение</text:span><text:span text:style-name="T4798"><text:s/></text:span><text:span text:style-name="T4799">чего</text:span><text:span text:style-name="T4800"><text:s/></text:span><text:span text:style-name="T4801">либо</text:span><text:span text:style-name="T4802"><text:s/></text:span><text:span text:style-name="T4803">в</text:span><text:span text:style-name="T4804"><text:s/></text:span><text:span text:style-name="T4805">базе</text:span><text:span text:style-name="T4806"><text:s/></text:span><text:span text:style-name="T4807">данных</text:span><text:span text:style-name="T4808"><text:s/></text:span><text:span text:style-name="T4809">приводит</text:span><text:span text:style-name="T4810"><text:s/></text:span><text:span text:style-name="T4811">к</text:span><text:span text:style-name="T4812"><text:s/></text:span><text:span text:style-name="T4813">этому</text:span><text:span text:style-name="T4814"><text:s/></text:span><text:span text:style-name="T4815">событию</text:span><text:span text:style-name="T4816">;</text:span></text:p>
      <text:p text:style-name="P6"><text:span text:style-name="T4817">двухсторонняя</text:span><text:span text:style-name="T4818"><text:s/></text:span><text:span text:style-name="T4819">локальная</text:span><text:span text:style-name="T4820"><text:s/></text:span><text:span text:style-name="T4821">привязка</text:span></text:p>
      <text:p text:style-name="P6"><text:span text:style-name="T4822">dataNow.$bind(dataNew,'onProp')<text:s/></text:span><text:span text:style-name="T4823">–</text:span><text:span text:style-name="T4824"><text:s/></text:span><text:span text:style-name="T4825">забиндит</text:span><text:span text:style-name="T4826"><text:s/></text:span><text:span text:style-name="T4827">данные</text:span><text:span text:style-name="T4828"><text:s/>dataNow<text:s/></text:span><text:span text:style-name="T4829">на</text:span><text:span text:style-name="T4830"><text:s/></text:span><text:span text:style-name="T4831">свойство</text:span><text:span text:style-name="T4832"><text:s/>onProp<text:s/></text:span><text:span text:style-name="T4833">объекта</text:span><text:span text:style-name="T4834"><text:s/>dataNew ( .then(function(unbind){ unbind(); }) -<text:s/></text:span><text:span text:style-name="T4835">разбиндить</text:span><text:span text:style-name="T4836"><text:s/></text:span><text:span text:style-name="T4837">данные</text:span><text:span text:style-name="T4838"><text:s/>);</text:span></text:p>
      <text:p text:style-name="P6"><text:span text:style-name="T4839"/></text:p>
      <text:p text:style-name="P6"><text:span text:style-name="T4840">Unit testing</text:span></text:p>
      <text:list text:style-name="L7">
        <text:list-item>
          <text:p text:style-name="P7"><text:span text:style-name="T4841">используется</text:span><text:span text:style-name="T4842"><text:s/></text:span><text:span text:style-name="T4843">для</text:span><text:span text:style-name="T4844"><text:s/></text:span><text:span text:style-name="T4845">тестирования</text:span><text:span text:style-name="T4846"><text:s/></text:span><text:span text:style-name="T4847">отдельной</text:span><text:span text:style-name="T4848"><text:s/></text:span><text:span text:style-name="T4849">“</text:span><text:span text:style-name="T4850">изолированной”</text:span><text:span text:style-name="T4851"><text:s/></text:span><text:span text:style-name="T4852">части</text:span><text:span text:style-name="T4853"><text:s/></text:span><text:span text:style-name="T4854">приложения</text:span><text:span text:style-name="T4855">;</text:span></text:p>
        </text:list-item>
      </text:list>
      <text:p text:style-name="P8"><text:span text:style-name="T4856">E2E tests</text:span></text:p>
      <text:p text:style-name="P8"><text:span text:style-name="T4857"><text:s text:c="6"/>-<text:s text:c="4"/></text:span><text:span text:style-name="T4858">тесты</text:span><text:span text:style-name="T4859"><text:s/></text:span><text:span text:style-name="T4860">общего</text:span><text:span text:style-name="T4861"><text:s/></text:span><text:span text:style-name="T4862">назначения</text:span><text:span text:style-name="T4863">,<text:s/></text:span><text:span text:style-name="T4864">которые</text:span><text:span text:style-name="T4865"><text:s/></text:span><text:span text:style-name="T4866">не</text:span><text:span text:style-name="T4867"><text:s/></text:span><text:span text:style-name="T4868">входят</text:span><text:span text:style-name="T4869"><text:s/></text:span><text:span text:style-name="T4870">в</text:span><text:span text:style-name="T4871"><text:s/></text:span><text:span text:style-name="T4872">проверку</text:span><text:span text:style-name="T4873"><text:s/></text:span><text:span text:style-name="T4874">деталей</text:span><text:span text:style-name="T4875">,<text:s/></text:span><text:span text:style-name="T4876">но</text:span><text:span text:style-name="T4877"><text:s/></text:span><text:span text:style-name="T4878">проверяют</text:span><text:span text:style-name="T4879"><text:s/></text:span><text:span text:style-name="T4880">все</text:span><text:span text:style-name="T4881"><text:s/></text:span><text:span text:style-name="T4882">в</text:span><text:span text:style-name="T4883"><text:s/></text:span><text:span text:style-name="T4884">общих</text:span><text:span text:style-name="T4885"><text:s/></text:span><text:span text:style-name="T4886">чертах</text:span><text:span text:style-name="T4887">;</text:span></text:p>
      <text:p text:style-name="P8"><text:span text:style-name="T4888"/></text:p>
      <text:p text:style-name="P8"><text:span text:style-name="T4889">Установка</text:span></text:p>
      <text:p text:style-name="P8"><text:span text:style-name="T4890">npm install karma</text:span></text:p>
      <text:p text:style-name="P8"><text:span text:style-name="T4891">Создать</text:span><text:span text:style-name="T4892"><text:s/></text:span><text:span text:style-name="T4893">конфиг</text:span></text:p>
      <text:p text:style-name="P8"><text:span text:style-name="T4894">npm init folder/config.js</text:span></text:p>
      <text:p text:style-name="P8"><text:span text:style-name="T4894"><text:tab/></text:span><text:span text:style-name="T4895">настройки</text:span></text:p>
      <text:p text:style-name="P8"><text:span text:style-name="T4896"><text:tab/>frameworks: ['jasmine ( def )','mocha','quint'], // -<text:s/></text:span><text:span text:style-name="T4897">какой</text:span><text:span text:style-name="T4898"><text:s/></text:span><text:span text:style-name="T4899">движок</text:span><text:span text:style-name="T4900"><text:s/></text:span><text:span text:style-name="T4901">используем</text:span><text:span text:style-name="T4902">;</text:span></text:p>
      <text:p text:style-name="P8"><text:span text:style-name="T4903"><text:tab/>browsers: ['chrome','mozilla','ie','safari'], // -<text:s/></text:span><text:span text:style-name="T4904">какие</text:span><text:span text:style-name="T4905"><text:s/></text:span><text:span text:style-name="T4906">браузеры</text:span><text:span text:style-name="T4907"><text:s/></text:span><text:span text:style-name="T4908">включать</text:span><text:span text:style-name="T4909">;</text:span></text:p>
      <text:p text:style-name="P8"><text:span text:style-name="T4910"><text:tab/>files: ['nameFile','**/filename','folder/**/filename',</text:span></text:p>
      <text:p text:style-name="P8"><text:span text:style-name="T4910"><text:tab/><text:s text:c="10"/>{ pattern: 'url', // - url<text:s/></text:span><text:span text:style-name="T4911">файла</text:span><text:span text:style-name="T4912">;</text:span></text:p>
      <text:p text:style-name="P8"><text:span text:style-name="T4913"><text:tab/><text:tab/>watched: true / false, // -<text:s/></text:span><text:span text:style-name="T4914">если</text:span><text:span text:style-name="T4915"><text:s/>true<text:s/></text:span><text:span text:style-name="T4916">тесты</text:span><text:span text:style-name="T4917"><text:s/></text:span><text:span text:style-name="T4918">будут</text:span><text:span text:style-name="T4919"><text:s/></text:span><text:span text:style-name="T4920">обновляться</text:span><text:span text:style-name="T4921"><text:s/></text:span><text:span text:style-name="T4922">после</text:span><text:span text:style-name="T4923"><text:s/></text:span><text:span text:style-name="T4924">изменения</text:span><text:span text:style-name="T4925"><text:s/></text:span><text:span text:style-name="T4926">файла</text:span><text:span text:style-name="T4927"><text:s/>(<text:s/></text:span><text:span text:style-name="T4928">по</text:span><text:span text:style-name="T4929"><text:s/></text:span><text:span text:style-name="T4930">умолчанию</text:span><text:span text:style-name="T4931"><text:s/>);</text:span></text:p>
      <text:p text:style-name="P8"><text:span text:style-name="T4932"><text:tab/><text:tab/>included: true / false, // -<text:s/></text:span><text:span text:style-name="T4933">подключаются</text:span><text:span text:style-name="T4934"><text:s/></text:span><text:span text:style-name="T4935">и</text:span><text:span text:style-name="T4936"><text:s/></text:span><text:span text:style-name="T4937">выполняются</text:span><text:span text:style-name="T4938"><text:s/></text:span><text:span text:style-name="T4939">ли</text:span><text:span text:style-name="T4940"><text:s/></text:span><text:span text:style-name="T4941">тесты</text:span><text:span text:style-name="T4942"><text:s/></text:span><text:span text:style-name="T4943">сразу</text:span><text:span text:style-name="T4944"><text:s/>(<text:s/></text:span><text:span text:style-name="T4945">по</text:span><text:span text:style-name="T4946"><text:s/></text:span><text:span text:style-name="T4947">умолчанию</text:span><text:span text:style-name="T4948"><text:s/>true );</text:span></text:p>
      <text:p text:style-name="P8"><text:span text:style-name="T4949"><text:tab/><text:tab/>served: true / false // -<text:s/></text:span><text:span text:style-name="T4950">будут</text:span><text:span text:style-name="T4951"><text:s/></text:span><text:span text:style-name="T4952">ли</text:span><text:span text:style-name="T4953"><text:s/></text:span><text:span text:style-name="T4954">установлен</text:span><text:span text:style-name="T4955"><text:s/></text:span><text:span text:style-name="T4956">этот</text:span><text:span text:style-name="T4957"><text:s/></text:span><text:span text:style-name="T4958">файл</text:span><text:span text:style-name="T4959"><text:s/></text:span><text:span text:style-name="T4960">на</text:span><text:span text:style-name="T4961"><text:s/></text:span><text:span text:style-name="T4962">реальном</text:span><text:span text:style-name="T4963"><text:s/></text:span><text:span text:style-name="T4964">сервере</text:span><text:span text:style-name="T4965"><text:s/>(<text:s/></text:span><text:span text:style-name="T4966">по</text:span><text:span text:style-name="T4967"><text:s/></text:span><text:span text:style-name="T4968">умолчанию</text:span><text:span text:style-name="T4969"><text:s/>true );</text:span></text:p>
      <text:p text:style-name="P8"><text:span text:style-name="T4970"><text:tab/>}],<text:s/></text:span><text:span text:style-name="T4971">–</text:span><text:span text:style-name="T4972"><text:s/></text:span><text:span text:style-name="T4973">файлы</text:span><text:span text:style-name="T4974">,<text:s/></text:span><text:span text:style-name="T4975">которые</text:span><text:span text:style-name="T4976"><text:s/></text:span><text:span text:style-name="T4977">будут</text:span><text:span text:style-name="T4978"><text:s/></text:span><text:span text:style-name="T4979">загружены</text:span><text:span text:style-name="T4980"><text:s/></text:span><text:span text:style-name="T4981">относительно</text:span><text:span text:style-name="T4982"><text:s/>basePath;</text:span></text:p>
      <text:p text:style-name="P8"><text:span text:style-name="T4983"><text:tab/>exclude: ['someurl'], // -<text:s/></text:span><text:span text:style-name="T4984">всегда</text:span><text:span text:style-name="T4985"><text:s/></text:span><text:span text:style-name="T4986">исключать</text:span><text:span text:style-name="T4987"><text:s/></text:span><text:span text:style-name="T4988">некоторые</text:span><text:span text:style-name="T4989"><text:s/></text:span><text:span text:style-name="T4990">файлы</text:span><text:span text:style-name="T4991"><text:s/></text:span><text:span text:style-name="T4992">для</text:span><text:span text:style-name="T4993"><text:s/></text:span><text:span text:style-name="T4994">загрузки</text:span><text:span text:style-name="T4995">;</text:span></text:p>
      <text:p text:style-name="P8"><text:span text:style-name="T4996"><text:tab/>autoWatch: true / false, // -<text:s/></text:span><text:span text:style-name="T4997">установить</text:span><text:span text:style-name="T4998"><text:s/></text:span><text:span text:style-name="T4999">ли</text:span><text:span text:style-name="T5000"><text:s/></text:span><text:span text:style-name="T5001">наблюдателей</text:span><text:span text:style-name="T5002"><text:s/></text:span><text:span text:style-name="T5003">на</text:span><text:span text:style-name="T5004"><text:s/></text:span><text:span text:style-name="T5005">файлы</text:span><text:span text:style-name="T5006"><text:s/>(<text:s/></text:span><text:span text:style-name="T5007">по</text:span><text:span text:style-name="T5008"><text:s/></text:span><text:span text:style-name="T5009">умолчанию</text:span><text:span text:style-name="T5010"><text:s/>true );</text:span></text:p>
      <text:p text:style-name="P8"><text:span text:style-name="T5011"><text:tab/>captureTimeout: time, // -<text:s/></text:span><text:span text:style-name="T5012">если</text:span><text:span text:style-name="T5013"><text:s/></text:span><text:span text:style-name="T5014">тест</text:span><text:span text:style-name="T5015"><text:s/></text:span><text:span text:style-name="T5016">не</text:span><text:span text:style-name="T5017"><text:s/></text:span><text:span text:style-name="T5018">выполнится</text:span><text:span text:style-name="T5019"><text:s/></text:span><text:span text:style-name="T5020">за</text:span><text:span text:style-name="T5021"><text:s/>time,<text:s/></text:span><text:span text:style-name="T5022">начнется</text:span><text:span text:style-name="T5023"><text:s/></text:span><text:span text:style-name="T5024">заново</text:span><text:span text:style-name="T5025"><text:s/>(<text:s/></text:span><text:span text:style-name="T5026">после</text:span><text:span text:style-name="T5027"><text:s/></text:span><text:span text:style-name="T5028">трех</text:span><text:span text:style-name="T5029"><text:s/></text:span><text:span text:style-name="T5030">попыток</text:span><text:span text:style-name="T5031"><text:s/></text:span><text:span text:style-name="T5032">попытки</text:span><text:span text:style-name="T5033"><text:s/></text:span><text:span text:style-name="T5034">прекращаются</text:span><text:span text:style-name="T5035"><text:s/>);</text:span></text:p>
      <text:p text:style-name="P8"><text:span text:style-name="T5036"><text:tab/>colors: true / false, // -<text:s/></text:span><text:span text:style-name="T5037">будет</text:span><text:span text:style-name="T5038"><text:s/></text:span><text:span text:style-name="T5039">ли</text:span><text:span text:style-name="T5040"><text:s/></text:span><text:span text:style-name="T5041">выводится</text:span><text:span text:style-name="T5042"><text:s/></text:span><text:span text:style-name="T5043">цвет</text:span><text:span text:style-name="T5044"><text:s/></text:span><text:span text:style-name="T5045">в</text:span><text:span text:style-name="T5046"><text:s/></text:span><text:span text:style-name="T5047">терминал</text:span><text:span text:style-name="T5048"><text:s/>(<text:s/></text:span><text:span text:style-name="T5049">по</text:span><text:span text:style-name="T5050"><text:s/></text:span><text:span text:style-name="T5051">умолчанию</text:span><text:span text:style-name="T5052"><text:s/></text:span><text:span text:style-name="T5053">да</text:span><text:span text:style-name="T5054"><text:s/>);</text:span></text:p>
      <text:p text:style-name="P8"><text:span text:style-name="T5055"><text:tab/>hostname: 'localhost', // -<text:s/></text:span><text:span text:style-name="T5056">будет</text:span><text:span text:style-name="T5057"><text:s/></text:span><text:span text:style-name="T5058">записано</text:span><text:span text:style-name="T5059"><text:s/></text:span><text:span text:style-name="T5060">имя</text:span><text:span text:style-name="T5061"><text:s/></text:span><text:span text:style-name="T5062">хоста</text:span><text:span text:style-name="T5063"><text:s/></text:span><text:span text:style-name="T5064">для</text:span><text:span text:style-name="T5065"><text:s/></text:span><text:span text:style-name="T5066">этого</text:span><text:span text:style-name="T5067"><text:s/></text:span><text:span text:style-name="T5068">тестирования</text:span><text:span text:style-name="T5069">;</text:span></text:p>
      <text:p text:style-name="P8"><text:span text:style-name="T5070"><text:tab/>logLevel: config.LOG_DISABLE / config.LOG_ERROR / config.LOG_WARN / config.LOG_INFO / config.LOG_DEBUG, // -<text:s/></text:span><text:span text:style-name="T5071">какой</text:span><text:span text:style-name="T5072"><text:s/></text:span><text:span text:style-name="T5073">лог</text:span><text:span text:style-name="T5074"><text:s/></text:span><text:span text:style-name="T5075">приложения</text:span><text:span text:style-name="T5076"><text:s/></text:span><text:span text:style-name="T5077">мы</text:span><text:span text:style-name="T5078"><text:s/></text:span><text:span text:style-name="T5079">хотим</text:span><text:span text:style-name="T5080"><text:s/></text:span><text:span text:style-name="T5081">читать</text:span><text:span text:style-name="T5082">;</text:span></text:p>
      <text:p text:style-name="P8"><text:span text:style-name="T5083"><text:tab/>port: 0000, // -<text:s/></text:span><text:span text:style-name="T5084">номер</text:span><text:span text:style-name="T5085"><text:s/></text:span><text:span text:style-name="T5086">порта</text:span><text:span text:style-name="T5087"><text:s/></text:span><text:span text:style-name="T5088">для</text:span><text:span text:style-name="T5089"><text:s/></text:span><text:span text:style-name="T5090">нашей</text:span><text:span text:style-name="T5091"><text:s/></text:span><text:span text:style-name="T5092">тестовой</text:span><text:span text:style-name="T5093"><text:s/></text:span><text:span text:style-name="T5094">страницы</text:span><text:span text:style-name="T5095">;</text:span></text:p>
      <text:p text:style-name="P8"><text:span text:style-name="T5096"><text:tab/>processors: { '**/*.coffee' }, // -<text:s/></text:span><text:span text:style-name="T5097">парсер</text:span><text:span text:style-name="T5098"><text:s/></text:span><text:span text:style-name="T5099">до</text:span><text:span text:style-name="T5100"><text:s/></text:span><text:span text:style-name="T5101">обслуживания</text:span><text:span text:style-name="T5102"><text:s/></text:span><text:span text:style-name="T5103">кода</text:span><text:span text:style-name="T5104"><text:s/>(<text:s/></text:span><text:span text:style-name="T5105">есть</text:span><text:span text:style-name="T5106"><text:s/>CoffeeScript, html2js,<text:s/></text:span><text:span text:style-name="T5107">дополнительно</text:span><text:span text:style-name="T5108"><text:s/>coverage, ng-html2js, ember );</text:span></text:p>
      <text:p text:style-name="P8"><text:span text:style-name="T5109"><text:tab/>proxies: { '/': '</text:span><text:a xlink:href="http://localhost:9000/"><text:span text:style-name="T5111">http://localhost:9000</text:span></text:a><text:span text:style-name="T5112">' }, // -<text:s/></text:span><text:span text:style-name="T5113">прокси</text:span><text:span text:style-name="T5114"><text:s/></text:span><text:span text:style-name="T5115">для</text:span><text:span text:style-name="T5116"><text:s/></text:span><text:span text:style-name="T5117">реального</text:span><text:span text:style-name="T5118"><text:s/></text:span><text:span text:style-name="T5119">сервера</text:span><text:span text:style-name="T5120">,<text:s/></text:span><text:span text:style-name="T5121">т</text:span><text:span text:style-name="T5122">.</text:span><text:span text:style-name="T5123">е</text:span><text:span text:style-name="T5124">.<text:s/></text:span><text:span text:style-name="T5125">будет</text:span><text:span text:style-name="T5126"><text:s/></text:span><text:span text:style-name="T5127">перенаправлять</text:span><text:span text:style-name="T5128"><text:s/></text:span><text:span text:style-name="T5129">на</text:span><text:span text:style-name="T5130">;</text:span></text:p>
      <text:p text:style-name="P8"><text:span text:style-name="T5131"><text:tab/>reporters: ['progress'], // -<text:s/></text:span><text:span text:style-name="T5132">тип</text:span><text:span text:style-name="T5133"><text:s/></text:span><text:span text:style-name="T5134">отчетности</text:span><text:span text:style-name="T5135"><text:s/></text:span><text:span text:style-name="T5136">который</text:span><text:span text:style-name="T5137"><text:s/></text:span><text:span text:style-name="T5138">будут</text:span><text:span text:style-name="T5139"><text:s/></text:span><text:span text:style-name="T5140">давать</text:span><text:span text:style-name="T5141"><text:s/></text:span><text:span text:style-name="T5142">нам</text:span><text:span text:style-name="T5143"><text:s/></text:span><text:span text:style-name="T5144">тесты</text:span><text:span text:style-name="T5145">;</text:span></text:p>
      <text:p text:style-name="P8"><text:span text:style-name="T5146"><text:tab/>singleRun: true / false, // -<text:s/></text:span><text:span text:style-name="T5147">выполнить</text:span><text:span text:style-name="T5148"><text:s/></text:span><text:span text:style-name="T5149">этот</text:span><text:span text:style-name="T5150"><text:s/></text:span><text:span text:style-name="T5151">тест</text:span><text:span text:style-name="T5152"><text:s/></text:span><text:span text:style-name="T5153">один</text:span><text:span text:style-name="T5154"><text:s/></text:span><text:span text:style-name="T5155">раз</text:span><text:span text:style-name="T5156">,<text:s/></text:span><text:span text:style-name="T5157">и</text:span><text:span text:style-name="T5158"><text:s/></text:span><text:span text:style-name="T5159">остановить</text:span><text:span text:style-name="T5160"><text:s/>(<text:s/></text:span><text:span text:style-name="T5161">по</text:span><text:span text:style-name="T5162"><text:s/></text:span><text:span text:style-name="T5163">умолчанию</text:span><text:span text:style-name="T5164"><text:s/>false );</text:span></text:p>
      <text:p text:style-name="P8"><text:span text:style-name="T5165"><text:tab/>urlRoot: '\url' // -<text:s/></text:span><text:span text:style-name="T5166">префикс</text:span><text:span text:style-name="T5167"><text:s/></text:span><text:span text:style-name="T5168">под</text:span><text:span text:style-name="T5169"><text:s/></text:span><text:span text:style-name="T5170">базовый</text:span><text:span text:style-name="T5171"><text:s/>url<text:s/></text:span><text:span text:style-name="T5172">для</text:span><text:span text:style-name="T5173"><text:s/></text:span><text:span text:style-name="T5174">тестов</text:span><text:span text:style-name="T5175">;</text:span></text:p>
      <text:p text:style-name="P8"><text:span text:style-name="T5176">Запустить</text:span><text:span text:style-name="T5177"><text:s/></text:span><text:span text:style-name="T5178">платформу</text:span><text:span text:style-name="T5179"><text:s/></text:span><text:span text:style-name="T5180">с</text:span><text:span text:style-name="T5181"><text:s/></text:span><text:span text:style-name="T5182">конфигом</text:span><text:span text:style-name="T5183"><text:line-break/></text:span><text:span text:style-name="T5184">npm start folder/config.js</text:span></text:p>
      <text:p text:style-name="P8"><text:span text:style-name="T5185"/></text:p>
      <text:p text:style-name="P8"><text:span text:style-name="T5186">Jasmine</text:span></text:p>
      <text:p text:style-name="P8"><text:span text:style-name="T5186">unit</text:span></text:p>
      <text:p text:style-name="P8"><text:span text:style-name="T5187">describe('title of describe', function() { code from this describe }) -<text:s/></text:span><text:span text:style-name="T5188">это функция для отделения блоков с тестами, она так же может разделятся на блоки внутри ( в таком случае title всех describe будут собираться в одну строчку );</text:span></text:p>
      <text:p text:style-name="P8"><text:span text:style-name="T5189"><text:tab/></text:span><text:span text:style-name="T5190">методы this</text:span></text:p>
      <text:p text:style-name="P8"><text:span text:style-name="T5191"><text:tab/></text:span><text:span text:style-name="T5192">addMatchers({</text:span></text:p>
      <text:p text:style-name="P8"><text:span text:style-name="T5192"><text:tab/><text:tab/>toBeName: function(value) { return expression }</text:span></text:p>
      <text:p text:style-name="P8"><text:span text:style-name="T5192"><text:tab/>}) -<text:s/></text:span><text:span text:style-name="T5193">создать собственный метод проверки;</text:span></text:p>
      <text:p text:style-name="P8"><text:span text:style-name="T5194"><text:tab/></text:span><text:span text:style-name="T5195">содержимое</text:span></text:p>
      <text:p text:style-name="P8"><text:span text:style-name="T5196"><text:tab/></text:span><text:span text:style-name="T5197">beforeEach(function() {</text:span></text:p>
      <text:p text:style-name="P8"><text:span text:style-name="T5197"><text:tab/><text:tab/>expression;</text:span></text:p>
      <text:p text:style-name="P8"><text:span text:style-name="T5197"><text:tab/>}) -<text:s/></text:span><text:span text:style-name="T5198">выполнить выражение перед каждым вызовом функции if ( выражение можно использовать и в if );</text:span></text:p>
      <text:p text:style-name="P8"><text:span text:style-name="T5199"><text:tab/>afterEach<text:s/></text:span><text:span text:style-name="T5200">–</text:span><text:span text:style-name="T5201"><text:s/></text:span><text:span text:style-name="T5202">после;</text:span></text:p>
      <text:p text:style-name="P8"><text:span text:style-name="T5203"><text:tab/>it('title testing', function(){ return test result }) -<text:s/></text:span><text:span text:style-name="T5204">создание тестирование функционала здесь, если возвращает что все тесты прошли удачно, считается что все прошло хорошо, если хоть один тест не проходится, то тест не прошли;</text:span></text:p>
      <text:p text:style-name="P8"><text:span text:style-name="T5205"><text:tab/><text:tab/>expect(expression)<text:s/></text:span><text:span text:style-name="T5206">–</text:span><text:span text:style-name="T5207"><text:s/></text:span><text:span text:style-name="T5208">функция ожидания, задаем значение что мы ожидаем получить, аргументом может так же принимать browser();</text:span></text:p>
      <text:p text:style-name="P8"><text:span text:style-name="T5209"><text:tab/><text:tab/><text:tab/>toBe(expression)<text:s/></text:span><text:span text:style-name="T5210">–</text:span><text:span text:style-name="T5211"><text:s/></text:span><text:span text:style-name="T5212">функция которая сравнивает значение с ожиданием ( сравнивается оператором === );</text:span></text:p>
      <text:p text:style-name="P8"><text:span text:style-name="T5213"><text:tab/><text:tab/><text:tab/>toEqual<text:s/></text:span><text:span text:style-name="T5214">–</text:span><text:span text:style-name="T5215"><text:s/></text:span><text:span text:style-name="T5216">то же самое;</text:span></text:p>
      <text:p text:style-name="P8"><text:span text:style-name="T5217"><text:tab/><text:tab/><text:tab/>toMatch(regExp)<text:s/></text:span><text:span text:style-name="T5218">–</text:span><text:span text:style-name="T5219"><text:s/></text:span><text:span text:style-name="T5220">проверить на значение regExp;</text:span></text:p>
      <text:p text:style-name="P8"><text:span text:style-name="T5221"><text:tab/><text:tab/><text:tab/>toBeDefined() -<text:s/></text:span><text:span text:style-name="T5222">сравнивает с undefined;</text:span></text:p>
      <text:p text:style-name="P8"><text:span text:style-name="T5223"><text:tab/><text:tab/><text:tab/>toBeUndefined() -<text:s/></text:span><text:span text:style-name="T5224">наоборот;</text:span></text:p>
      <text:p text:style-name="P8"><text:span text:style-name="T5225"><text:tab/><text:tab/><text:tab/>toBeNull() -<text:s/></text:span><text:span text:style-name="T5226">сравнивает с null;</text:span></text:p>
      <text:p text:style-name="P8"><text:span text:style-name="T5227"><text:tab/><text:tab/><text:tab/>toBeTruthy() -<text:s/></text:span><text:span text:style-name="T5228">сравнивает с true;</text:span></text:p>
      <text:p text:style-name="P8"><text:span text:style-name="T5229"><text:tab/><text:tab/><text:tab/>toBeFalse() -<text:s/></text:span><text:span text:style-name="T5230">сравнивает с false;</text:span></text:p>
      <text:p text:style-name="P8"><text:span text:style-name="T5231"><text:tab/><text:tab/><text:tab/>toContain(value) -<text:s/></text:span><text:span text:style-name="T5232">проверяет на наличие в массиве value;</text:span></text:p>
      <text:p text:style-name="P8"><text:span text:style-name="T5233"><text:tab/><text:tab/><text:tab/>toBeLessThan(number)<text:s/></text:span><text:span text:style-name="T5234">–</text:span><text:span text:style-name="T5235"><text:s/></text:span><text:span text:style-name="T5236">ожидание должно быть меньше чем number;</text:span></text:p>
      <text:p text:style-name="P8"><text:span text:style-name="T5237"><text:tab/><text:tab/><text:tab/><text:tab/>not() -<text:s/></text:span><text:span text:style-name="T5238">если вызываем перед toBe, получается !=;</text:span></text:p>
      <text:p text:style-name="P8"><text:span text:style-name="T5239"><text:tab/><text:tab/><text:tab/>toBeGreaterThan(number)<text:s/></text:span><text:span text:style-name="T5240">–</text:span><text:span text:style-name="T5241"><text:s/></text:span><text:span text:style-name="T5242">быть больше;</text:span></text:p>
      <text:p text:style-name="P8"><text:span text:style-name="T5243"><text:tab/><text:tab/><text:tab/>toBeCloseTo(number,length)<text:s/></text:span><text:span text:style-name="T5244">–</text:span><text:span text:style-name="T5245"><text:s/></text:span><text:span text:style-name="T5246">сравнивает дробные числа, length на количество знаков после запятой;</text:span></text:p>
      <text:p text:style-name="P8"><text:span text:style-name="T5247"><text:tab/><text:tab/><text:tab/>toThrow() -<text:s/></text:span><text:span text:style-name="T5248">бросает ли функция исключение;</text:span></text:p>
      <text:p text:style-name="P8"><text:span text:style-name="T5249">E2E</text:span></text:p>
      <text:p text:style-name="P8"><text:span text:style-name="T5250">browser() -<text:s/></text:span><text:span text:style-name="T5251">основной метод для обращения к браузеру;</text:span></text:p>
      <text:p text:style-name="P8"><text:span text:style-name="T5252"><text:tab/>navigateTo('url',function(){ return url })<text:s/></text:span><text:span text:style-name="T5253">–</text:span><text:span text:style-name="T5254"><text:s/></text:span><text:span text:style-name="T5255">сымитировать навигацию по сайту ( или генерировать url в функции );</text:span></text:p>
      <text:p text:style-name="P8"><text:span text:style-name="T5256"><text:tab/>reload() -<text:s/></text:span><text:span text:style-name="T5257">перезагрузить страницу;</text:span></text:p>
      <text:p text:style-name="P8"><text:span text:style-name="T5258"><text:tab/>window()</text:span></text:p>
      <text:p text:style-name="P8"><text:span text:style-name="T5258"><text:tab/><text:tab/>href() -<text:s/></text:span><text:span text:style-name="T5259">получить текущий адрес страницы;</text:span></text:p>
      <text:p text:style-name="P8"><text:span text:style-name="T5260"><text:tab/><text:tab/>path() -<text:s/></text:span><text:span text:style-name="T5261">текущий путь страницы;</text:span></text:p>
      <text:p text:style-name="P8"><text:span text:style-name="T5262"><text:tab/><text:tab/>search() -<text:s/></text:span><text:span text:style-name="T5263">поиск ( ?key=val );</text:span></text:p>
      <text:p text:style-name="P8"><text:span text:style-name="T5264"><text:tab/><text:tab/>hash() -<text:s/></text:span><text:span text:style-name="T5265">окончание ( #hash );</text:span></text:p>
      <text:p text:style-name="P8"><text:span text:style-name="T5266"><text:tab/>location()</text:span></text:p>
      <text:p text:style-name="P8"><text:span text:style-name="T5266"><text:tab/><text:tab/>url() -<text:s/></text:span><text:span text:style-name="T5267">текущий url;</text:span></text:p>
      <text:p text:style-name="P8"><text:span text:style-name="T5268"><text:tab/><text:tab/>path() -<text:s/></text:span><text:span text:style-name="T5269">текущий \path;</text:span></text:p>
      <text:p text:style-name="P8"><text:span text:style-name="T5270"><text:tab/><text:tab/>search() - ?key=value;</text:span></text:p>
      <text:p text:style-name="P8"><text:span text:style-name="T5270"><text:tab/><text:tab/>hash() - #hash;</text:span></text:p>
      <text:p text:style-name="P8"><text:span text:style-name="T5270"><text:tab/>element('jQselector','title')<text:s/></text:span><text:span text:style-name="T5271">–</text:span><text:span text:style-name="T5272"><text:s/></text:span><text:span text:style-name="T5273">выбрать jQuery селектор элемент, title будут выведены в командной строке или браузере;</text:span></text:p>
      <text:p text:style-name="P8"><text:span text:style-name="T5274"><text:tab/><text:tab/>count() -<text:s/></text:span><text:span text:style-name="T5275">число элементов в селекторе;</text:span></text:p>
      <text:p text:style-name="P8"><text:span text:style-name="T5276"><text:tab/><text:tab/>click() -<text:s/></text:span><text:span text:style-name="T5277">событие клика по элементу;</text:span></text:p>
      <text:p text:style-name="P8"><text:span text:style-name="T5278"><text:tab/><text:tab/>query(function(elements,done){}) -<text:s/></text:span><text:span text:style-name="T5279">выполнит функцию с этими элементами;</text:span></text:p>
      <text:p text:style-name="P8"><text:span text:style-name="T5280"><text:tab/><text:tab/>val(value)<text:s/></text:span><text:span text:style-name="T5281">–</text:span><text:span text:style-name="T5282"><text:s/></text:span><text:span text:style-name="T5283">прочитать / записать значение;</text:span></text:p>
      <text:p text:style-name="P8"><text:span text:style-name="T5284"><text:tab/><text:tab/>text(string)<text:s/></text:span><text:span text:style-name="T5285">–</text:span><text:span text:style-name="T5286"><text:s/></text:span><text:span text:style-name="T5287">прочитать / записать текст;</text:span></text:p>
      <text:p text:style-name="P8"><text:span text:style-name="T5288"><text:tab/><text:tab/>html(string)<text:s/></text:span><text:span text:style-name="T5289">–</text:span><text:span text:style-name="T5290"><text:s/></text:span><text:span text:style-name="T5291">прочитать / записать html;</text:span></text:p>
      <text:p text:style-name="P8"><text:span text:style-name="T5292"><text:tab/><text:tab/>height(string)<text:s/></text:span><text:span text:style-name="T5293">–</text:span><text:span text:style-name="T5294"><text:s/></text:span><text:span text:style-name="T5295">прочитать / записать высоту элемента;</text:span></text:p>
      <text:p text:style-name="P8"><text:span text:style-name="T5296"><text:tab/><text:tab/>innerHeight(string)<text:s/></text:span><text:span text:style-name="T5297">–</text:span><text:span text:style-name="T5298"><text:s/></text:span><text:span text:style-name="T5299">прочитать / записать внутреннюю высоту;</text:span></text:p>
      <text:p text:style-name="P8"><text:span text:style-name="T5300"><text:tab/><text:tab/>outerHeight(string)<text:s/></text:span><text:span text:style-name="T5301">–</text:span><text:span text:style-name="T5302"><text:s/></text:span><text:span text:style-name="T5303">прочитать / записать внешнюю высоту;</text:span></text:p>
      <text:p text:style-name="P8"><text:span text:style-name="T5304"><text:tab/><text:tab/>width(string)<text:s/></text:span><text:span text:style-name="T5305">–</text:span><text:span text:style-name="T5306"><text:s/></text:span><text:span text:style-name="T5307">прочитать / записать ширину элемента;</text:span></text:p>
      <text:p text:style-name="P8"><text:span text:style-name="T5308"><text:tab/><text:tab/>innerWidth(string)<text:s/></text:span><text:span text:style-name="T5309">–</text:span><text:span text:style-name="T5310"><text:s/></text:span><text:span text:style-name="T5311">прочитать / записать внутреннюю ширину;</text:span></text:p>
      <text:p text:style-name="P8"><text:span text:style-name="T5312"><text:tab/><text:tab/>outerWidth(string)<text:s/></text:span><text:span text:style-name="T5313">–</text:span><text:span text:style-name="T5314"><text:s/></text:span><text:span text:style-name="T5315">прочитать / записать внешнюю ширину;</text:span></text:p>
      <text:p text:style-name="P8"><text:span text:style-name="T5316"><text:tab/><text:tab/>position(string)<text:s/></text:span><text:span text:style-name="T5317">–</text:span><text:span text:style-name="T5318"><text:s/></text:span><text:span text:style-name="T5319">прочитать / записать общее позиционирование;</text:span></text:p>
      <text:p text:style-name="P8"><text:span text:style-name="T5320"><text:tab/><text:tab/>scrollLeft(number)<text:s/></text:span><text:span text:style-name="T5321">–</text:span><text:span text:style-name="T5322"><text:s/></text:span><text:span text:style-name="T5323">прочитать / записать горизонтальное положение скролла;</text:span></text:p>
      <text:p text:style-name="P8"><text:span text:style-name="T5324"><text:tab/><text:tab/>scrollTop(number)<text:s/></text:span><text:span text:style-name="T5325">–</text:span><text:span text:style-name="T5326"><text:s/></text:span><text:span text:style-name="T5327">прочитать / записать вертикальное положение скролла;</text:span></text:p>
      <text:p text:style-name="P8"><text:span text:style-name="T5328"><text:tab/><text:tab/>offset(number)<text:s/></text:span><text:span text:style-name="T5329">–</text:span><text:span text:style-name="T5330"><text:s/></text:span><text:span text:style-name="T5331">прочитать / записать смещение;</text:span></text:p>
      <text:p text:style-name="P8"><text:span text:style-name="T5332"><text:tab/><text:tab/>attr('name','value') -<text:s/></text:span><text:span text:style-name="T5333">прочитать / записать значение;</text:span></text:p>
      <text:p text:style-name="P8"><text:span text:style-name="T5334"><text:tab/><text:tab/>prop('name','value') -<text:s/></text:span><text:span text:style-name="T5335">прочитать / записать свойство;</text:span></text:p>
      <text:p text:style-name="P8"><text:span text:style-name="T5336"><text:tab/><text:tab/>css('name','value') -<text:s/></text:span><text:span text:style-name="T5337">прочитать / записать стили;</text:span></text:p>
      <text:p text:style-name="P8"><text:span text:style-name="T5338"><text:tab/>using('jQuery selector','title')<text:s/></text:span><text:span text:style-name="T5339">–</text:span><text:span text:style-name="T5340"><text:s/></text:span><text:span text:style-name="T5341">то же самое, только на более низком уровне;</text:span></text:p>
      <text:p text:style-name="P8"><text:span text:style-name="T5342"><text:tab/><text:tab/>binding('depemdence')<text:s/></text:span><text:span text:style-name="T5343">–</text:span><text:span text:style-name="T5344"><text:s/></text:span><text:span text:style-name="T5345">найти элемент по привязке данных в $scope;</text:span></text:p>
      <text:p text:style-name="P8"><text:span text:style-name="T5346"><text:tab/>input('dependence')<text:s/></text:span><text:span text:style-name="T5347">–</text:span><text:span text:style-name="T5348"><text:s/></text:span><text:span text:style-name="T5349">сынициировать элемент input по привязке данных в $scope;</text:span></text:p>
      <text:p text:style-name="P8"><text:span text:style-name="T5350"><text:tab/><text:tab/>enter(string)<text:s/></text:span><text:span text:style-name="T5351">–</text:span><text:span text:style-name="T5352"><text:s/></text:span><text:span text:style-name="T5353">ввести строку в поле;</text:span></text:p>
      <text:p text:style-name="P8"><text:span text:style-name="T5354"><text:tab/><text:tab/>check() -<text:s/></text:span><text:span text:style-name="T5355">прочекать checkbox;</text:span></text:p>
      <text:p text:style-name="P8"><text:span text:style-name="T5356"><text:tab/><text:tab/>select(val)<text:s/></text:span><text:span text:style-name="T5357">–</text:span><text:span text:style-name="T5358"><text:s/></text:span><text:span text:style-name="T5359">выбрать radio по свойству value, которое равняется val;</text:span></text:p>
      <text:p text:style-name="P8"><text:span text:style-name="T5360"><text:tab/><text:tab/>val() -<text:s/></text:span><text:span text:style-name="T5361">получить текущее значение;</text:span></text:p>
      <text:p text:style-name="P8"><text:span text:style-name="T5362"><text:tab/>select(val,val)<text:s/></text:span><text:span text:style-name="T5363">–</text:span><text:span text:style-name="T5364"><text:s/></text:span><text:span text:style-name="T5365">выбрать option по свойству value, которое равняется val;</text:span></text:p>
      <text:p text:style-name="P8"><text:span text:style-name="T5366"><text:tab/><text:tab/>option(val)<text:s/></text:span><text:span text:style-name="T5367">–</text:span><text:span text:style-name="T5368"><text:s/></text:span><text:span text:style-name="T5369">выбрать единичный option из общего списка;</text:span></text:p>
      <text:p text:style-name="P8"><text:span text:style-name="T5370"><text:tab/><text:tab/><text:tab/>value(string)<text:s/></text:span><text:span text:style-name="T5371">–</text:span><text:span text:style-name="T5372"><text:s/></text:span><text:span text:style-name="T5373">поменять значение value;</text:span></text:p>
      <text:p text:style-name="P8"><text:span text:style-name="T5374"><text:tab/><text:tab/>options(val,val)<text:s/></text:span><text:span text:style-name="T5375">–</text:span><text:span text:style-name="T5376"><text:s/></text:span><text:span text:style-name="T5377">выбрать мульти option из общего списка;</text:span></text:p>
      <text:p text:style-name="P8"><text:span text:style-name="T5378"><text:tab/><text:tab/><text:tab/>values(list of string)<text:s/></text:span><text:span text:style-name="T5379">–</text:span><text:span text:style-name="T5380"><text:s/></text:span><text:span text:style-name="T5381">поменять значения values;</text:span></text:p>
      <text:p text:style-name="P8"><text:span text:style-name="T5382"><text:tab/>repeater('jQyerySelector')</text:span></text:p>
      <text:p text:style-name="P8"><text:span text:style-name="T5382"><text:tab/><text:tab/>count() -<text:s/></text:span><text:span text:style-name="T5383">прочитать количество элементов в повторителе;</text:span></text:p>
      <text:p text:style-name="P8"><text:span text:style-name="T5384"><text:tab/><text:tab/>column('databindName') -<text:s/></text:span><text:span text:style-name="T5385">возвращает все databind для элемента;</text:span></text:p>
      <text:p text:style-name="P8"><text:span text:style-name="T5386"><text:tab/><text:tab/><text:tab/>binding(string)</text:span></text:p>
      <text:p text:style-name="P8"><text:span text:style-name="T5386"><text:tab/><text:tab/>row(index)<text:s/></text:span><text:span text:style-name="T5387">–</text:span><text:span text:style-name="T5388"><text:s/></text:span><text:span text:style-name="T5389">возвращает строку;</text:span></text:p>
      <text:p text:style-name="P8"><text:span text:style-name="T5390"><text:tab/><text:tab/><text:tab/>index() -<text:s/></text:span><text:span text:style-name="T5391">число строки, из которой можно возвратить данную привязку;</text:span></text:p>
      <text:p text:style-name="P8"><text:span text:style-name="T5392">angular.mock</text:span></text:p>
      <text:p text:style-name="P8"><text:span text:style-name="T5392"><text:tab/></text:span><text:span text:style-name="T5393">angular.mock<text:s/></text:span><text:span text:style-name="T5394">–</text:span><text:span text:style-name="T5395"><text:s/></text:span><text:span text:style-name="T5396">вызов объекта имитатора для тестов;</text:span></text:p>
      <text:p text:style-name="P8"><text:span text:style-name="T5397"><text:tab/><text:tab/>module('nameApp')<text:s/></text:span><text:span text:style-name="T5398">–</text:span><text:span text:style-name="T5399"><text:s/></text:span><text:span text:style-name="T5400">выбрать модуль</text:span></text:p>
      <text:p text:style-name="P8"><text:span text:style-name="T5401"><text:tab/><text:tab/>inject(fn(dependency){}) -<text:s/></text:span><text:span text:style-name="T5402">имитация внедрения зависимости в модуль;</text:span></text:p>
      <text:p text:style-name="P8"><text:span text:style-name="T5403">$httpBackend</text:span></text:p>
      <text:p text:style-name="P8"><text:span text:style-name="T5404"><text:tab/>verifyNoOutstandingExpectation()</text:span></text:p>
      <text:p text:style-name="P8"><text:span text:style-name="T5404"><text:tab/>verifyNoOutstandingRequest()</text:span></text:p>
      <text:p text:style-name="P8"><text:span text:style-name="T5404"><text:tab/>resetExpectations() -<text:s/></text:span><text:span text:style-name="T5405">сбросить обработку имитации запросов;</text:span></text:p>
      <text:p text:style-name="P8"><text:span text:style-name="T5406"><text:tab/>expect(method,url,data,headers)<text:s/></text:span><text:span text:style-name="T5407">–</text:span><text:span text:style-name="T5408"><text:s/></text:span><text:span text:style-name="T5409">сымитировать отправку запроса ответа с имитацией ожидания ответа;</text:span></text:p>
      <text:p text:style-name="P8"><text:span text:style-name="T5410"><text:tab/>expectGET(url,header)</text:span></text:p>
      <text:p text:style-name="P8"><text:span text:style-name="T5410"><text:tab/>expectHEAD(url)</text:span></text:p>
      <text:p text:style-name="P8"><text:span text:style-name="T5410"><text:tab/>expectJSONP(url)</text:span></text:p>
      <text:p text:style-name="P8"><text:span text:style-name="T5410"><text:tab/>expectPOST(url,data,headers)</text:span></text:p>
      <text:p text:style-name="P8"><text:span text:style-name="T5410"><text:tab/>expectPUT(url,data,headers)</text:span></text:p>
      <text:p text:style-name="P8"><text:span text:style-name="T5410"><text:tab/>expectDELETE(url,headers)</text:span></text:p>
      <text:p text:style-name="P8"><text:span text:style-name="T5410"><text:tab/>when(method,url,data,headers) -<text:s/></text:span><text:span text:style-name="T5411">сымитировать отправку запроса ответа без имитацией ожидания ответа;</text:span></text:p>
      <text:p text:style-name="P8"><text:span text:style-name="T5412"><text:tab/>whenGET(url,header)</text:span></text:p>
      <text:p text:style-name="P8"><text:span text:style-name="T5412"><text:tab/>whenHEAD(url)</text:span></text:p>
      <text:p text:style-name="P8"><text:span text:style-name="T5412"><text:tab/>whenJSONP(url)</text:span></text:p>
      <text:p text:style-name="P8"><text:span text:style-name="T5412"><text:tab/>whenPOST(url,data,headers)</text:span></text:p>
      <text:p text:style-name="P8"><text:span text:style-name="T5412"><text:tab/>whenPUT(url,data,headers)</text:span></text:p>
      <text:p text:style-name="P8"><text:span text:style-name="T5412"><text:tab/>whenDELETE(url,headers)</text:span></text:p>
      <text:p text:style-name="P8"><text:span text:style-name="T5413"><text:tab/><text:tab/>respond(keyRespond,data,headers/fn(method,url,data,headers){ return [method,url,data,headers] })<text:s/></text:span><text:span text:style-name="T5414">–</text:span><text:span text:style-name="T5415"><text:s/></text:span><text:span text:style-name="T5416">имитирует ответ от сервера, который возвращает ключ ответа и данные ответа;</text:span></text:p>
      <text:p text:style-name="P8"><text:span text:style-name="T5417"/></text:p>
      <text:p text:style-name="P8"><text:span text:style-name="T5417"/></text:p>
      <text:p text:style-name="P8"><text:span text:style-name="T5418">Event</text:span></text:p>
      <text:p text:style-name="P8"><text:span text:style-name="T5418"><text:tab/></text:span><text:span text:style-name="T5419">$emit('nameEvent',data)<text:s/></text:span><text:span text:style-name="T5420">–</text:span><text:span text:style-name="T5421"><text:s/></text:span><text:span text:style-name="T5422">распостранит событие вверх от контроллера, имя события, и данные передаваемые в нем;</text:span></text:p>
      <text:p text:style-name="P8"><text:span text:style-name="T5423"><text:tab/></text:span><text:span text:style-name="T5424">$broadcast('nameEvent',data)<text:s/></text:span><text:span text:style-name="T5425">–</text:span><text:span text:style-name="T5426"><text:s/></text:span><text:span text:style-name="T5427">распостранит событие вниз дочерним контроллерам, имя события, и данные передаваемые в нем;</text:span></text:p>
      <text:p text:style-name="P8"><text:span text:style-name="T5428"><text:tab/>$on('eventName',function(event,next,current))<text:s/></text:span><text:span text:style-name="T5429">–</text:span><text:span text:style-name="T5430"><text:s/></text:span><text:span text:style-name="T5431">забиндить реакцию на событие<text:s/></text:span><text:span text:style-name="T5432">eventName</text:span><text:span text:style-name="T5433">, функция выполнится с аргументами<text:s/></text:span><text:span text:style-name="T5434">event<text:s/></text:span><text:span text:style-name="T5435">данные о событии,<text:s/></text:span><text:span text:style-name="T5436">next</text:span><text:span text:style-name="T5437">,<text:s/></text:span><text:span text:style-name="T5438">current</text:span><text:span text:style-name="T5439"><text:s/>данные о текущем событии;</text:span></text:p>
      <text:p text:style-name="P8"><text:span text:style-name="T5440"><text:tab/><text:tab/></text:span><text:span text:style-name="T5441">event</text:span></text:p>
      <text:p text:style-name="P8"><text:span text:style-name="T5441"><text:tab/><text:tab/></text:span><text:span text:style-name="T5442">currentCurrent<text:s/></text:span><text:span text:style-name="T5443">–</text:span><text:span text:style-name="T5444"><text:s/></text:span><text:span text:style-name="T5445">ссылка на<text:s/></text:span><text:span text:style-name="T5446">scope</text:span><text:span text:style-name="T5447"><text:s/>из которой было вызвано событие;</text:span></text:p>
      <text:p text:style-name="P8"><text:span text:style-name="T5448"><text:tab/><text:tab/>targetCurrent<text:s/></text:span><text:span text:style-name="T5449">–</text:span><text:span text:style-name="T5450"><text:s/></text:span><text:span text:style-name="T5451">область видимости, которая получила событие;</text:span></text:p>
      <text:p text:style-name="P8"><text:span text:style-name="T5452"><text:tab/><text:tab/>name<text:s/></text:span><text:span text:style-name="T5453">–</text:span><text:span text:style-name="T5454"><text:s/></text:span><text:span text:style-name="T5455">имя события, которое мы обрабатываем;</text:span></text:p>
      <text:p text:style-name="P8"><text:span text:style-name="T5456"><text:tab/><text:tab/>stopPropagation<text:s/></text:span><text:span text:style-name="T5457">–</text:span><text:span text:style-name="T5458"><text:s/></text:span><text:span text:style-name="T5459">функция, отменяющая распространение события от $emit;</text:span></text:p>
      <text:p text:style-name="P8"><text:span text:style-name="T5460"><text:tab/><text:tab/>preventDefault(fn())<text:s/></text:span><text:span text:style-name="T5461">–</text:span><text:span text:style-name="T5462"><text:s/></text:span><text:span text:style-name="T5463">не обрабатывать дочерние контексты (<text:s text:c="2"/>);</text:span></text:p>
      <text:p text:style-name="P8"><text:span text:style-name="T5464"><text:tab/><text:tab/>defaultPrevented;</text:span></text:p>
      <text:p text:style-name="P8"><text:span text:style-name="T5464"><text:tab/></text:span><text:span text:style-name="T5465">Base $emit event</text:span></text:p>
      <text:p text:style-name="P8"><text:span text:style-name="T5466"><text:tab/>$includeContentLoaded<text:s/></text:span><text:span text:style-name="T5467">–</text:span><text:span text:style-name="T5468"><text:s/></text:span><text:span text:style-name="T5469">событие когда в include загружается шаблон;</text:span></text:p>
      <text:p text:style-name="P8"><text:span text:style-name="T5470"><text:tab/>$includeContentRequest<text:s/></text:span><text:span text:style-name="T5471">–</text:span><text:span text:style-name="T5472"><text:s/></text:span><text:span text:style-name="T5473">когда посылаем запрос на загрузку контента;</text:span></text:p>
      <text:p text:style-name="P8"><text:span text:style-name="T5474"><text:tab/>$viewContentLoaded<text:s/></text:span><text:span text:style-name="T5475">–</text:span><text:span text:style-name="T5476"><text:s/></text:span><text:span text:style-name="T5477">как только один из шаблонов загружается;</text:span></text:p>
      <text:p text:style-name="P8"><text:span text:style-name="T5478"><text:tab/></text:span><text:span text:style-name="T5479">Base $broadcast event</text:span></text:p>
      <text:p text:style-name="P8"><text:span text:style-name="T5479"><text:tab/><text:tab/></text:span><text:span text:style-name="T5480">$locationChangeStart<text:s/></text:span><text:span text:style-name="T5481">–</text:span><text:span text:style-name="T5482"><text:s/></text:span><text:span text:style-name="T5483">если адрес $location хочет поменять расположение;</text:span></text:p>
      <text:p text:style-name="P8"><text:span text:style-name="T5484"><text:tab/><text:tab/>$locationChangeSuccess<text:s/></text:span><text:span text:style-name="T5485">–</text:span><text:span text:style-name="T5486"><text:s/></text:span><text:span text:style-name="T5487">если событие $locationChangeStart прошло успешно ( не предотвратили event.preventDefault() );</text:span></text:p>
      <text:p text:style-name="P8"><text:span text:style-name="T5488"><text:tab/><text:tab/>$routeChangeStart<text:s/></text:span><text:span text:style-name="T5489">–</text:span><text:span text:style-name="T5490"><text:s/></text:span><text:span text:style-name="T5491">каждый раз, когда роутинг подготовил все зависимости, и хочет перенаправить на другой адрес;</text:span></text:p>
      <text:p text:style-name="P8"><text:span text:style-name="T5492"><text:tab/><text:tab/>$routeChangeSuccess<text:s/></text:span><text:span text:style-name="T5493">–</text:span><text:span text:style-name="T5494"><text:s/></text:span><text:span text:style-name="T5495">когда готовы шаблоны и инициированы контроллеры, но перед тем как выставлять срабатывает это событие;</text:span></text:p>
      <text:p text:style-name="P8"><text:span text:style-name="T5496"><text:tab/><text:tab/>$routeChangeError<text:s/></text:span><text:span text:style-name="T5497">–</text:span><text:span text:style-name="T5498"><text:s/></text:span><text:span text:style-name="T5499">если хоть одном из событий будет ошибка;</text:span></text:p>
      <text:p text:style-name="P8"><text:span text:style-name="T5500"><text:tab/><text:tab/>$routeUpdate<text:s/></text:span><text:span text:style-name="T5501">–</text:span><text:span text:style-name="T5502"><text:s/></text:span><text:span text:style-name="T5503">если reloadOnSearch было поставлено в false ( т.е. Шаблон от изменения строки поиска не меняется );</text:span></text:p>
      <text:p text:style-name="P8"><text:span text:style-name="T5504"><text:tab/><text:tab/>$destroy<text:s/></text:span><text:span text:style-name="T5505">–</text:span><text:span text:style-name="T5506"><text:s/></text:span><text:span text:style-name="T5507">при событии стереть родительскую области видимости;</text:span></text:p>
      <text:p text:style-name="P8"><text:span text:style-name="T5508"/></text:p>
      <text:p text:style-name="P8"><text:span text:style-name="T5509">Animate</text:span></text:p>
      <text:p text:style-name="P8"><text:span text:style-name="T5510"><text:tab/>Directive<text:s text:c="12"/>Events</text:span></text:p>
      <text:p text:style-name="P8"><text:span text:style-name="T5510"><text:tab/>ngRepeat<text:s text:c="13"/>enter, leave, move</text:span></text:p>
      <text:p text:style-name="P8"><text:span text:style-name="T5510"><text:tab/>ngView<text:s text:c="15"/>enter, leave</text:span></text:p>
      <text:p text:style-name="P8"><text:span text:style-name="T5510"><text:tab/>ngInclude<text:s text:c="12"/>enter, leave</text:span></text:p>
      <text:p text:style-name="P8"><text:span text:style-name="T5510"><text:tab/>ngSwitch<text:s text:c="13"/>enter, leave</text:span></text:p>
      <text:p text:style-name="P8"><text:span text:style-name="T5510"><text:tab/>ngIf<text:s text:c="17"/>enter, leave</text:span></text:p>
      <text:p text:style-name="P8"><text:span text:style-name="T5510"><text:tab/>ngClass or class=”…” add, remove</text:span></text:p>
      <text:p text:style-name="P8"><text:span text:style-name="T5510"><text:tab/>ngShow<text:s text:c="15"/>add, remove (.ng-class)</text:span></text:p>
      <text:p text:style-name="P8"><text:span text:style-name="T5510"><text:tab/>ngHide<text:s text:c="15"/>add, remove</text:span></text:p>
      <text:p text:style-name="P8"><text:span text:style-name="T5511"/></text:p>
      <text:p text:style-name="P8"><text:span text:style-name="T5512">Данные события просто устанавливают однозначные классы</text:span></text:p>
      <text:p text:style-name="P8"><text:span text:style-name="T5513"><text:tab/>.ng-enter<text:s/></text:span><text:span text:style-name="T5514">—</text:span><text:span text:style-name="T5515"><text:s/></text:span><text:span text:style-name="T5516">если объект добавлен ( старт );</text:span></text:p>
      <text:p text:style-name="P8"><text:span text:style-name="T5517"><text:tab/>.ng-enter-active<text:s/></text:span><text:span text:style-name="T5518">—</text:span><text:span text:style-name="T5519"><text:s/></text:span><text:span text:style-name="T5520">этот класс переход к стадии финала;</text:span></text:p>
      <text:p text:style-name="P8"><text:span text:style-name="T5521"><text:tab/>.ng-leave<text:s/></text:span><text:span text:style-name="T5522">—</text:span><text:span text:style-name="T5523"><text:s/></text:span><text:span text:style-name="T5524">выход ( оно же удаление элемента ) стартовый класс;</text:span></text:p>
      <text:p text:style-name="P8"><text:span text:style-name="T5525"><text:tab/>.ng-leave.ng-leave-active<text:s/></text:span><text:span text:style-name="T5526">—</text:span><text:span text:style-name="T5527"><text:s/></text:span><text:span text:style-name="T5528">последний класс при удалении;</text:span></text:p>
      <text:p text:style-name="P8"><text:span text:style-name="T5529"><text:tab/>.ng-strager<text:s/></text:span><text:span text:style-name="T5530">–</text:span><text:span text:style-name="T5531"><text:s/></text:span><text:span text:style-name="T5532">для задержки между элементами;</text:span></text:p>
      <text:p text:style-name="P8"><text:span text:style-name="T5533">enter, leave, move</text:span><text:span text:style-name="T5534"><text:s/>transition:</text:span></text:p>
      <text:p text:style-name="P8"><text:span text:style-name="T5534"><text:tab/>.ng-class {</text:span></text:p>
      <text:p text:style-name="P8"><text:span text:style-name="T5534"><text:tab/><text:tab/>transition: param;</text:span></text:p>
      <text:p text:style-name="P8"><text:span text:style-name="T5534"><text:tab/>}</text:span></text:p>
      <text:p text:style-name="P8"><text:span text:style-name="T5534"><text:tab/>.ng-class.ng-enter {</text:span></text:p>
      <text:p text:style-name="P8"><text:span text:style-name="T5534"><text:tab/><text:tab/>/* animate */</text:span></text:p>
      <text:p text:style-name="P8"><text:span text:style-name="T5534"><text:tab/>}</text:span></text:p>
      <text:p text:style-name="P8"><text:span text:style-name="T5534"><text:tab/>.ng-class.ng-enter.ng-enter-active {</text:span></text:p>
      <text:p text:style-name="P8"><text:span text:style-name="T5534"><text:tab/><text:tab/>/* animate */</text:span></text:p>
      <text:p text:style-name="P8"><text:span text:style-name="T5534"><text:tab/>}</text:span></text:p>
      <text:p text:style-name="P8"><text:span text:style-name="T5534"><text:tab/>.ng-class.ng-leave {</text:span></text:p>
      <text:p text:style-name="P8"><text:span text:style-name="T5534"><text:tab/><text:tab/>/* animate */</text:span></text:p>
      <text:p text:style-name="P8"><text:span text:style-name="T5534"><text:tab/>}</text:span></text:p>
      <text:p text:style-name="P8"><text:span text:style-name="T5534"><text:tab/>.ng-class.ng-leave.ng-leave-active {</text:span></text:p>
      <text:p text:style-name="P8"><text:span text:style-name="T5534"><text:tab/><text:tab/>/* animate */</text:span></text:p>
      <text:p text:style-name="P8"><text:span text:style-name="T5534"><text:tab/>}</text:span></text:p>
      <text:p text:style-name="P8"><text:span text:style-name="T5535">enter, leave, move</text:span><text:span text:style-name="T5536"><text:s/></text:span><text:span text:style-name="T5537">анимация:</text:span></text:p>
      <text:p text:style-name="P8"><text:span text:style-name="T5538"><text:tab/>@keyframes name-animation {</text:span></text:p>
      <text:p text:style-name="P8"><text:span text:style-name="T5538"><text:tab/><text:tab/>0% {</text:span></text:p>
      <text:p text:style-name="P8"><text:span text:style-name="T5538"><text:tab/><text:tab/><text:tab/>/* animate */</text:span></text:p>
      <text:p text:style-name="P8"><text:span text:style-name="T5538"><text:tab/><text:tab/>}</text:span></text:p>
      <text:p text:style-name="P8"><text:span text:style-name="T5538"><text:tab/><text:tab/>100% {</text:span></text:p>
      <text:p text:style-name="P8"><text:span text:style-name="T5538"><text:tab/><text:tab/><text:tab/>/* animate */</text:span></text:p>
      <text:p text:style-name="P8"><text:span text:style-name="T5538"><text:tab/><text:tab/>}</text:span></text:p>
      <text:p text:style-name="P8"><text:span text:style-name="T5538"><text:tab/>}</text:span></text:p>
      <text:p text:style-name="P8"><text:span text:style-name="T5538"><text:tab/>.ng-class.ng-enter {</text:span></text:p>
      <text:p text:style-name="P8"><text:span text:style-name="T5538"><text:tab/><text:tab/>animation: param name-animation;</text:span></text:p>
      <text:p text:style-name="P8"><text:span text:style-name="T5538"><text:tab/>}</text:span></text:p>
      <text:p text:style-name="P8"><text:span text:style-name="T5539"/></text:p>
      <text:p text:style-name="P8"><text:span text:style-name="T5540">add, remove<text:s/></text:span><text:span text:style-name="T5541">transition:</text:span></text:p>
      <text:p text:style-name="P8"><text:span text:style-name="T5541"><text:tab/>.ng-class.grown-add,</text:span></text:p>
      <text:p text:style-name="P8"><text:span text:style-name="T5541"><text:tab/>.ng-class.grown-remove, {</text:span></text:p>
      <text:p text:style-name="P8"><text:span text:style-name="T5541"><text:tab/><text:tab/>transition: param;</text:span></text:p>
      <text:p text:style-name="P8"><text:span text:style-name="T5541"><text:tab/>}</text:span></text:p>
      <text:p text:style-name="P8"><text:span text:style-name="T5541"><text:tab/>.ng-class.grown-add {</text:span></text:p>
      <text:p text:style-name="P8"><text:span text:style-name="T5541"><text:tab/><text:tab/>/* animate */</text:span></text:p>
      <text:p text:style-name="P8"><text:span text:style-name="T5541"><text:tab/>}</text:span></text:p>
      <text:p text:style-name="P8"><text:span text:style-name="T5541"><text:tab/>.ng-class.grown-add.grown-add-active {</text:span></text:p>
      <text:p text:style-name="P8"><text:span text:style-name="T5541"><text:tab/><text:tab/>/* animate */</text:span></text:p>
      <text:p text:style-name="P8"><text:span text:style-name="T5541"><text:tab/>}</text:span></text:p>
      <text:p text:style-name="P8"><text:span text:style-name="T5541"><text:tab/>.ng-class.grown-remove {</text:span></text:p>
      <text:p text:style-name="P8"><text:span text:style-name="T5541"><text:tab/><text:tab/>/* animate */</text:span></text:p>
      <text:p text:style-name="P8"><text:span text:style-name="T5541"><text:tab/>}</text:span></text:p>
      <text:p text:style-name="P8"><text:span text:style-name="T5541"><text:tab/>.ng-class.grown-remove.grown-remove-active {</text:span></text:p>
      <text:p text:style-name="P8"><text:span text:style-name="T5541"><text:tab/><text:tab/>/* animate */</text:span></text:p>
      <text:p text:style-name="P8"><text:span text:style-name="T5541"><text:tab/>}</text:span></text:p>
      <text:p text:style-name="P8"><text:span text:style-name="T5541"><text:tab/>.grown {</text:span></text:p>
      <text:p text:style-name="P8"><text:span text:style-name="T5541"><text:tab/><text:tab/>/* final param */</text:span></text:p>
      <text:p text:style-name="P8"><text:span text:style-name="T5541"><text:tab/>}</text:span></text:p>
      <text:p text:style-name="P8"><text:span text:style-name="T5542"/></text:p>
      <text:p text:style-name="P8"><text:span text:style-name="T5543"><text:tab/></text:span><text:span text:style-name="T5544">Класс grown автокласс отвечающий за обслуживание анимации, если задать его в <text:tab/>ng-class, и это будет финальный класс, в случае если мы его добавляем <text:tab/><text:tab/>( остальные как промежуточное звено );</text:span></text:p>
      <text:p text:style-name="P8"><text:span text:style-name="T5545">add, remove</text:span><text:span text:style-name="T5546"><text:s/></text:span><text:span text:style-name="T5547">анимация:</text:span></text:p>
      <text:p text:style-name="P8"><text:span text:style-name="T5548"><text:tab/>@keyframes name-animation {</text:span></text:p>
      <text:p text:style-name="P8"><text:span text:style-name="T5548"><text:tab/><text:tab/>0% {</text:span></text:p>
      <text:p text:style-name="P8"><text:span text:style-name="T5548"><text:tab/><text:tab/><text:tab/>/* animate */</text:span></text:p>
      <text:p text:style-name="P8"><text:span text:style-name="T5548"><text:tab/><text:tab/>}</text:span></text:p>
      <text:p text:style-name="P8"><text:span text:style-name="T5548"><text:tab/><text:tab/>100% {</text:span></text:p>
      <text:p text:style-name="P8"><text:span text:style-name="T5548"><text:tab/><text:tab/><text:tab/>/* animate */</text:span></text:p>
      <text:p text:style-name="P8"><text:span text:style-name="T5548"><text:tab/><text:tab/>}</text:span></text:p>
      <text:p text:style-name="P8"><text:span text:style-name="T5548"><text:tab/>}</text:span></text:p>
      <text:p text:style-name="P8"><text:span text:style-name="T5548"><text:tab/>.ng-class.grown-add {</text:span></text:p>
      <text:p text:style-name="P8"><text:span text:style-name="T5548"><text:tab/><text:tab/>animation: param name-animation;</text:span></text:p>
      <text:p text:style-name="P8"><text:span text:style-name="T5548"><text:tab/>}</text:span></text:p>
      <text:p text:style-name="P8"><text:span text:style-name="T5549">$animate</text:span></text:p>
      <text:p text:style-name="P8"><text:span text:style-name="T5549"><text:tab/></text:span><text:span text:style-name="T5550">методы</text:span></text:p>
      <text:p text:style-name="P8"><text:span text:style-name="T5551"><text:tab/>addClass(element, 'ng-class')<text:s/></text:span><text:span text:style-name="T5552">–</text:span><text:span text:style-name="T5553"><text:s/></text:span><text:span text:style-name="T5554">добавляем класс обработчик;</text:span></text:p>
      <text:p text:style-name="P8"><text:span text:style-name="T5555"><text:tab/>removeClass(element, 'ng-class')<text:s/></text:span><text:span text:style-name="T5556">–</text:span><text:span text:style-name="T5557"><text:s/></text:span><text:span text:style-name="T5558">удаляем класс обработчик;</text:span></text:p>
      <text:p text:style-name="P8"><text:span text:style-name="T5559"><text:tab/></text:span><text:span text:style-name="T5560">динамика</text:span></text:p>
      <text:p text:style-name="P8"><text:span text:style-name="T5561"><text:tab/>element.bind('click',function(){</text:span></text:p>
      <text:p text:style-name="P8"><text:span text:style-name="T5562"><text:tab/><text:tab/></text:span><text:span text:style-name="T5563">scope.$apply(function() {</text:span></text:p>
      <text:p text:style-name="P8"><text:span text:style-name="T5563"><text:tab/><text:tab/><text:tab/>if(scope.a) {</text:span></text:p>
      <text:p text:style-name="P8"><text:span text:style-name="T5563"><text:tab/><text:tab/><text:tab/><text:tab/>$animate.addClass(element,'ng-class');</text:span></text:p>
      <text:p text:style-name="P8"><text:span text:style-name="T5563"><text:tab/><text:tab/><text:tab/><text:tab/>scope.a = true;</text:span></text:p>
      <text:p text:style-name="P8"><text:span text:style-name="T5563"><text:tab/><text:tab/><text:tab/>}</text:span></text:p>
      <text:p text:style-name="P8"><text:span text:style-name="T5563"><text:tab/><text:tab/><text:tab/>else {</text:span></text:p>
      <text:p text:style-name="P8"><text:span text:style-name="T5563"><text:tab/><text:tab/><text:tab/><text:tab/>$animate.removeClass(element,'ng-class');</text:span></text:p>
      <text:p text:style-name="P8"><text:span text:style-name="T5563"><text:tab/><text:tab/><text:tab/><text:tab/>scope.a = false;</text:span></text:p>
      <text:p text:style-name="P8"><text:span text:style-name="T5563"><text:tab/><text:tab/><text:tab/>}</text:span></text:p>
      <text:p text:style-name="P8"><text:span text:style-name="T5563"><text:tab/><text:tab/>});</text:span></text:p>
      <text:p text:style-name="P8"><text:span text:style-name="T5563"><text:tab/>});</text:span></text:p>
      <text:p text:style-name="P8"><text:span text:style-name="T5563">$animate.enter(elementInside,elementWitchInside,elementAfterInside,callbackAfterInside); -<text:s/></text:span><text:span text:style-name="T5564">вставит элемент elementInside в контейнере elementWitchInside за элементом elementAfterInside и по окончании анимации вызовет callbackAfterInside;</text:span></text:p>
      <text:p text:style-name="P8"><text:span text:style-name="T5565">$animate.leave(elementForDelete,callbackAfterDelete); -<text:s/></text:span><text:span text:style-name="T5566">удалить элемент<text:s text:c="2"/>elementForDelete;$animate.move(element,elementWitchBelong,elementAfterInside,callbackAfterInside); - переместит элемент element в контейнере elementWitchBelong за элементом elementAfterInside и по окончании анимации вызовет callbackAfterInside;</text:span></text:p>
      <text:p text:style-name="P8"><text:span text:style-name="T5567"><text:tab/></text:span><text:span text:style-name="T5568">классы</text:span></text:p>
      <text:p text:style-name="P8"><text:span text:style-name="T5569"><text:tab/><text:tab/>.animator {</text:span></text:p>
      <text:p text:style-name="P8"><text:span text:style-name="T5569"><text:tab/><text:tab/><text:tab/>background-color: orange;</text:span></text:p>
      <text:p text:style-name="P8"><text:span text:style-name="T5569"><text:tab/><text:tab/><text:tab/>transition: 1s ease-in-out all;</text:span></text:p>
      <text:p text:style-name="P8"><text:span text:style-name="T5569"><text:tab/><text:tab/>}</text:span></text:p>
      <text:p text:style-name="P8"><text:span text:style-name="T5569"><text:tab/><text:tab/>.ng-class {</text:span></text:p>
      <text:p text:style-name="P8"><text:span text:style-name="T5569"><text:tab/><text:tab/><text:tab/>background-color: orange;</text:span></text:p>
      <text:p text:style-name="P8"><text:span text:style-name="T5569"><text:tab/><text:tab/>}</text:span></text:p>
      <text:p text:style-name="P8"><text:span text:style-name="T5570"/></text:p>
      <text:p text:style-name="P8"><text:span text:style-name="T5571"><text:tab/><text:tab/>.ng-class-add {</text:span></text:p>
      <text:p text:style-name="P8"><text:span text:style-name="T5571"><text:tab/><text:tab/><text:tab/>background-color: black;</text:span></text:p>
      <text:p text:style-name="P8"><text:span text:style-name="T5571"><text:tab/><text:tab/>}</text:span></text:p>
      <text:p text:style-name="P8"><text:span text:style-name="T5572"/></text:p>
      <text:p text:style-name="P8"><text:span text:style-name="T5573"><text:tab/><text:tab/>.ng-class-add-active {</text:span></text:p>
      <text:p text:style-name="P8"><text:span text:style-name="T5573"><text:tab/><text:tab/><text:tab/>background-color: yellow;</text:span></text:p>
      <text:p text:style-name="P8"><text:span text:style-name="T5573"><text:tab/><text:tab/>}</text:span></text:p>
      <text:p text:style-name="P8"><text:span text:style-name="T5574"/></text:p>
      <text:p text:style-name="P8"><text:span text:style-name="T5575"><text:tab/><text:tab/>.ng-class-remove {</text:span></text:p>
      <text:p text:style-name="P8"><text:span text:style-name="T5575"><text:tab/><text:tab/><text:tab/>background-color: red;</text:span></text:p>
      <text:p text:style-name="P8"><text:span text:style-name="T5575"><text:tab/><text:tab/>}</text:span></text:p>
      <text:p text:style-name="P8"><text:span text:style-name="T5576"/></text:p>
      <text:p text:style-name="P8"><text:span text:style-name="T5577"><text:tab/><text:tab/>.ng-class-remove-active {</text:span></text:p>
      <text:p text:style-name="P8"><text:span text:style-name="T5577"><text:tab/><text:tab/><text:tab/>background-color: green;</text:span></text:p>
      <text:p text:style-name="P8"><text:span text:style-name="T5577"><text:tab/><text:tab/>}</text:span></text:p>
      <text:p text:style-name="P8"><text:span text:style-name="T5577">addClass:<text:s/></text:span><text:span text:style-name="T5578">сначала добавляется класс .ng-class и .ng-class-add, который в свою очередь переходит в класс ng-class-add-active и удаляется ( остается только .ng-class );</text:span></text:p>
      <text:p text:style-name="P8"><text:span text:style-name="T5579">removeClass:<text:s/></text:span><text:span text:style-name="T5580">сначала добавляется класс .ng-class-remove, который в свою очередь переходит в класс ng-class-add-remove и удаляется вместе с классом .ng-class;</text:span></text:p>
      <text:p text:style-name="P8"><text:span text:style-name="T5581">enter:<text:s/></text:span><text:span text:style-name="T5582">добавляет элемент elementInside, к которому сразу же добавляется класс .ng-animate и .ng-enter, переход идет в .ng-enter-active а после все классы анимации удаляются;</text:span></text:p>
      <text:p text:style-name="P8"><text:span text:style-name="T5583">leave:<text:s/></text:span><text:span text:style-name="T5584">добавляется .ng-animate и .ng-leave, который переходит в .ng-leave-active,<text:s text:c="3"/>после удаляются все классы анимации и сам элемент;</text:span></text:p>
      <text:p text:style-name="P8"><text:span text:style-name="T5585"/></text:p>
      <text:p text:style-name="P8"><text:span text:style-name="T5586">$digest</text:span></text:p>
      <text:p text:style-name="P9"><text:span text:style-name="T5587">$digest<text:s/></text:span><text:span text:style-name="T5588">запускается каждый раз, когда вызывается событие в браузере ( такое например как oninput в текстовом поле input ), которое в свою очередь проводит<text:s/></text:span><text:span text:style-name="T5589">«</text:span><text:span text:style-name="T5590">грязную проверку</text:span><text:span text:style-name="T5591">»<text:s/></text:span><text:span text:style-name="T5592">на изменение результатов значения в $scope, если это значение зарегистрировано в списке наблюдателей за этим свойством $$watchers, сначала цикл $digest замечает что свойство изменено и регистрирует это, проходит до конца до всех свойств а далее проходит еще раз, чтобы проверить, не изменило ли это свойство других свойств в $scope и представить новое значение;</text:span></text:p>
      <text:p text:style-name="P9"><text:span text:style-name="T5593"/></text:p>
      <text:p text:style-name="P9"><text:span text:style-name="T5594">$watch('properInScope',function(newValue,oldValue,scope){ // call this function if properInScope change },boolean)<text:s/></text:span><text:span text:style-name="T5595">–</text:span><text:span text:style-name="T5596"><text:s/></text:span><text:span text:style-name="T5597">установить наблюдение за свойством<text:s text:c="2"/>properInScope, и вызывать функцию ( второй аргумент ) если значение этого свойства изменится ( функция вызывается при регистрации );</text:span></text:p>
      <text:p text:style-name="P9"><text:span text:style-name="T5598"/></text:p>
      <text:p text:style-name="P9"><text:span text:style-name="T5599">$watchCollection('objectInScope'/function(){ return objectInScope },</text:span></text:p>
      <text:p text:style-name="P9"><text:span text:style-name="T5599">function(newValue,oldValue,scope){ // call this function if objectInScope change }) -<text:s/></text:span><text:span text:style-name="T5600">устанавливает наблюдателя за объектом или массивом в $scope;</text:span></text:p>
      <text:p text:style-name="P9"><text:span text:style-name="T5601"/></text:p>
      <text:p text:style-name="P9"><text:span text:style-name="T5602">$evalAsync('string on expression'/function(scope){}) -<text:s/></text:span><text:span text:style-name="T5603">будет выполнятся каждый раз, после того как $digest подготовит DOM, но до того, как обновит в предсиавлении ( для асинхронных операций ), если строка, то она проходит через $eval сначала;</text:span></text:p>
      <text:p text:style-name="P9"><text:span text:style-name="T5604"/></text:p>
      <text:p text:style-name="P9"><text:span text:style-name="T5605">$apply('string on expression'/function(scope){}) -<text:s/></text:span><text:span text:style-name="T5606">выполнит строку как выражение, или функцию в контексте $scope, вызовет $digest;</text:span></text:p>
      <text:p text:style-name="P9"><text:span text:style-name="T5607"/></text:p>
      <text:p text:style-name="P9"><text:span text:style-name="T5608">angular.bootstrap(element,'myApp'); -<text:s/></text:span><text:span text:style-name="T5609">инициировать приложение на элементе вручную;</text:span></text:p>
      <text:p text:style-name="P9"><text:span text:style-name="T5610"/></text:p>
      <text:p text:style-name="P9"><text:span text:style-name="T5610"/></text:p>
      <text:p text:style-name="P9"><text:span text:style-name="T5611">ui-router.js</text:span></text:p>
      <text:p text:style-name="P9"><text:span text:style-name="T5612">Дополнительная библиотека обрабатывающая роутинг. Клон ng-route, но с дополнительными функциями, такими как представление внутри представления.</text:span></text:p>
      <text:p text:style-name="P9"><text:span text:style-name="T5613">$stateProvider<text:s/></text:span><text:span text:style-name="T5614">–</text:span><text:span text:style-name="T5615"><text:s/></text:span><text:span text:style-name="T5616">для конфига настройки роутинга;</text:span></text:p>
      <text:p text:style-name="P9"><text:span text:style-name="T5617">ui-view</text:span><text:span text:style-name="T5618"><text:s/></text:span><text:span text:style-name="T5619">–</text:span><text:span text:style-name="T5620"><text:s/></text:span><text:span text:style-name="T5621">для отображения представления;</text:span></text:p>
      <text:p text:style-name="P9"><text:span text:style-name="T5621">Объект для настройки роутинга:<text:line-break/>state('nameProvider',{</text:span></text:p>
      <text:p text:style-name="P9"><text:span text:style-name="T5622"><text:tab/>url: '/urlToNeed/:id', // site/#/urlToNeed/1</text:span></text:p>
      <text:p text:style-name="P9"><text:span text:style-name="T5622"><text:tab/>template: 'ui-view=”nameLvlDownProvider” on template element',</text:span></text:p>
      <text:p text:style-name="P9"><text:span text:style-name="T5622"><text:tab/>controller: function(){}</text:span></text:p>
      <text:p text:style-name="P9"><text:span text:style-name="T5622">})</text:span></text:p>
      <text:p text:style-name="P9"><text:span text:style-name="T5622">state('nameLvlDownProvider',{</text:span></text:p>
      <text:p text:style-name="P9"><text:span text:style-name="T5622"><text:tab/>url: '/urlAfterLvlOne', // site/#/urlToNeed/1/urlAfterLvlOne</text:span></text:p>
      <text:p text:style-name="P9"><text:span text:style-name="T5622"><text:tab/>template: 'templateOnTemplate'</text:span></text:p>
      <text:p text:style-name="P9"><text:span text:style-name="T5622">})</text:span></text:p>
      <text:p text:style-name="P9"><text:span text:style-name="T5623">свойства</text:span></text:p>
      <text:p text:style-name="P9"><text:span text:style-name="T5624">params<text:s/></text:span><text:span text:style-name="T5625">–</text:span><text:span text:style-name="T5626"><text:s/></text:span><text:span text:style-name="T5627">свойства, которые после загрузки будут доступны в $stateParams;</text:span></text:p>
      <text:p text:style-name="P9"><text:span text:style-name="T5628">(<text:s/></text:span><text:span text:style-name="T5629">узнать про множественные views )</text:span></text:p>
      <text:p text:style-name="P9"><text:span text:style-name="T5630">abstract<text:s/></text:span><text:span text:style-name="T5631">–</text:span><text:span text:style-name="T5632"><text:s/></text:span><text:span text:style-name="T5633">ставим true, если хотим чтобы этот кусок url всегда стоял перед остальными;</text:span></text:p>
      <text:p text:style-name="P9"><text:span text:style-name="T5634">события router</text:span></text:p>
      <text:p text:style-name="P9"><text:span text:style-name="T5635">$stateChangeStart<text:s/></text:span><text:span text:style-name="T5636">–</text:span><text:span text:style-name="T5637"><text:s/></text:span><text:span text:style-name="T5638">перед тем как переходим на другой шаблон;</text:span></text:p>
      <text:p text:style-name="P9"><text:span text:style-name="T5639">$stateChangeSuccess<text:s/></text:span><text:span text:style-name="T5640">–</text:span><text:span text:style-name="T5641"><text:s/></text:span><text:span text:style-name="T5642">когда переход осуществлен удачно;</text:span></text:p>
      <text:p text:style-name="P9"><text:span text:style-name="T5643">$stateChangeError<text:s/></text:span><text:span text:style-name="T5644">–</text:span><text:span text:style-name="T5645"><text:s/></text:span><text:span text:style-name="T5646">если возникает ошибка;</text:span></text:p>
      <text:p text:style-name="P9"><text:span text:style-name="T5647">события view</text:span></text:p>
      <text:p text:style-name="P9"><text:span text:style-name="T5648">$viewContentLoading<text:s/></text:span><text:span text:style-name="T5649">–</text:span><text:span text:style-name="T5650"><text:s/></text:span><text:span text:style-name="T5651">когда шаблон загрузится, но до его представления на странице;</text:span></text:p>
      <text:p text:style-name="P9"><text:span text:style-name="T5652">$viewContwntLoaded<text:s/></text:span><text:span text:style-name="T5653">–</text:span><text:span text:style-name="T5654"><text:s/></text:span><text:span text:style-name="T5655">после того, как шаблон был загружен и контент стал представлен;</text:span></text:p>
      <text:p text:style-name="P9"><text:span text:style-name="T5656">среда</text:span></text:p>
      <text:p text:style-name="P9"><text:span text:style-name="T5657">$stateParams<text:s/></text:span><text:span text:style-name="T5658">–</text:span><text:span text:style-name="T5659"><text:s/></text:span><text:span text:style-name="T5660">объект, который будет доступен в контроллере шаблона, и передает параметры ссылки ( например при url: '/inbox/:inboxId/messages/{sorted}?from&amp;to', и url в браузере /inbox/123/messages/sortBy?from=A&amp;to=Z объект будет содержать следующие свойства<text:s/></text:span><text:span text:style-name="T5661">{</text:span><text:span text:style-name="T5662">inboxId</text:span><text:span text:style-name="T5663">:<text:s/></text:span><text:span text:style-name="T5664">"123"</text:span><text:span text:style-name="T5665">,<text:s/></text:span><text:span text:style-name="T5666">sorted</text:span><text:span text:style-name="T5667">:<text:s/></text:span><text:span text:style-name="T5668">"sortBy"</text:span><text:span text:style-name="T5669">,<text:s/></text:span><text:span text:style-name="T5670">from</text:span><text:span text:style-name="T5671">:<text:s/></text:span><text:span text:style-name="T5672">"A"</text:span><text:span text:style-name="T5673">,<text:s/></text:span><text:span text:style-name="T5674">to</text:span><text:span text:style-name="T5675">:<text:s/></text:span><text:span text:style-name="T5676">"Z"</text:span><text:span text:style-name="T5677">}</text:span><text:span text:style-name="T5678"><text:s/></text:span><text:span text:style-name="T5679">);</text:span></text:p>
      <text:p text:style-name="P9"><text:span text:style-name="T5680">настройки роутинга</text:span></text:p>
      <text:p text:style-name="P9"><text:span text:style-name="T5681">$urlRouteProvider</text:span></text:p>
      <text:p text:style-name="P9"><text:span text:style-name="T5682">свойства</text:span></text:p>
      <text:p text:style-name="P9"><text:span text:style-name="T5683">when('urlNow','redirectTo'/function(){ return url })<text:s/></text:span><text:span text:style-name="T5684">–</text:span><text:span text:style-name="T5685"><text:s/></text:span><text:span text:style-name="T5686">когда мы переходим на urlNow перенаправить на redirectTo;</text:span></text:p>
      <text:p text:style-name="P9"><text:span text:style-name="T5687">otherwise('urlOtherwise')<text:s/></text:span><text:span text:style-name="T5688">–</text:span><text:span text:style-name="T5689"><text:s/></text:span><text:span text:style-name="T5690">перенаправлять все, что незарегистрированный на urlOtherwise;</text:span></text:p>
      <text:p text:style-name="P9"><text:span text:style-name="T5691">rule(function(){ return 'url' }) -<text:s/></text:span><text:span text:style-name="T5692">перенаправить на страницу сразу же, как только<text:s text:c="2"/>пользователь зашел по основному адресу;</text:span></text:p>
      <text:p text:style-name="P9"><text:span text:style-name="T5693"/></text:p>
      <text:p text:style-name="P9"><text:span text:style-name="T5694">ui_mask</text:span></text:p>
      <text:p text:style-name="P9"><text:span text:style-name="T5695">mask.js</text:span><text:span text:style-name="T5696"><text:s/></text:span><text:span text:style-name="T5697">–</text:span><text:span text:style-name="T5698"><text:s/></text:span><text:span text:style-name="T5699">скрипт для легализации ввода в поля формы, использует директиву ui-mask=”AAA 999 *” - где AAA текстовые символы, 999 цифровые а * любые;</text:span></text:p>
      <text:p text:style-name="P9"><text:span text:style-name="T5700"/></text:p>
      <text:p text:style-name="P9"><text:span text:style-name="T5700"/></text:p>
      <text:p text:style-name="P9"><text:span text:style-name="T5701">angular-touch.js</text:span></text:p>
      <text:p text:style-name="P9"><text:span text:style-name="T5702">Библиотека для обработки событий тач устройств, события:</text:span></text:p>
      <text:p text:style-name="P9"><text:span text:style-name="T5703">ng-click<text:s/></text:span><text:span text:style-name="T5704">–</text:span><text:span text:style-name="T5705"><text:s/></text:span><text:span text:style-name="T5706">клик по элементу без задержки 300 мс;<text:line-break/>ng-swipe-left<text:s/></text:span><text:span text:style-name="T5707">–</text:span><text:span text:style-name="T5708"><text:s/></text:span><text:span text:style-name="T5709">передвижение с права на лева дает событие;<text:line-break/>ng-swipe-right<text:s/></text:span><text:span text:style-name="T5710">–</text:span><text:span text:style-name="T5711"><text:s/></text:span><text:span text:style-name="T5712">передвижение с лева на право дает событие;</text:span></text:p>
      <text:p text:style-name="P9"><text:span text:style-name="T5713">сервис</text:span></text:p>
      <text:p text:style-name="P9"><text:span text:style-name="T5714">$swipe.bind(ele, {</text:span></text:p>
      <text:p text:style-name="P9"><text:span text:style-name="T5714"><text:tab/>'start': function(coords) {</text:span></text:p>
      <text:p text:style-name="P9"><text:span text:style-name="T5714"><text:tab/><text:tab/>startX = coords.X;</text:span></text:p>
      <text:p text:style-name="P9"><text:span text:style-name="T5714"><text:tab/><text:tab/>pointX = coords.Y;</text:span></text:p>
      <text:p text:style-name="P9"><text:span text:style-name="T5714"><text:tab/>},</text:span></text:p>
      <text:p text:style-name="P9"><text:span text:style-name="T5714"><text:tab/>'move': function(coords) {</text:span></text:p>
      <text:p text:style-name="P9"><text:span text:style-name="T5714"><text:tab/><text:tab/>var delta = coords.x - pointX;</text:span></text:p>
      <text:p text:style-name="P9"><text:span text:style-name="T5714"><text:tab/>},</text:span></text:p>
      <text:p text:style-name="P9"><text:span text:style-name="T5714"><text:tab/>'end': function(coords) {</text:span></text:p>
      <text:p text:style-name="P9"><text:span text:style-name="T5715"/></text:p>
      <text:p text:style-name="P9"><text:span text:style-name="T5716"><text:tab/>},</text:span></text:p>
      <text:p text:style-name="P9"><text:span text:style-name="T5716"><text:tab/>cancel: function(coords) {</text:span></text:p>
      <text:p text:style-name="P10"><text:span text:style-name="T5716"><text:tab/><text:tab/></text:span></text:p>
      <text:p text:style-name="P11"><text:span text:style-name="T5716"><text:tab/>}</text:span></text:p>
      <text:p text:style-name="P11"><text:span text:style-name="T5716">}) -<text:s/></text:span><text:span text:style-name="T5717">сервис для обработки тач событий, с длинным маршрутом ( перемещением );</text:span></text:p>
      <text:p text:style-name="P11"><text:span text:style-name="T5718"/></text:p>
      <text:p text:style-name="P11"><text:span text:style-name="T5718"/></text:p>
      <text:p text:style-name="P11"><text:span text:style-name="T5719">angular-translate.js</text:span></text:p>
      <text:p text:style-name="P11"><text:span text:style-name="T5720">Для локальной трансляции сайта на разных языках в зависимости от региона;</text:span></text:p>
      <text:p text:style-name="P11"><text:span text:style-name="T5720">Создать ключи для транслятора:</text:span></text:p>
      <text:p text:style-name="P11"><text:span text:style-name="T5721">$translateProvider.translation('lang',{</text:span></text:p>
      <text:p text:style-name="P11"><text:span text:style-name="T5721"><text:tab/>key: 'TEXT'</text:span></text:p>
      <text:p text:style-name="P11"><text:span text:style-name="T5721">}) // -<text:s/></text:span><text:span text:style-name="T5722">где lang ключ для названия языка для общего ретранслятора, а key: 'TEXT' нужный перевод текста для выражения;</text:span></text:p>
      <text:p text:style-name="P11"><text:span text:style-name="T5723">$translateProvider.preferredLanguage('lang') // -<text:s/></text:span><text:span text:style-name="T5724">где lang язык по стандарту;</text:span></text:p>
      <text:p text:style-name="P11"><text:span text:style-name="T5724">Сервис:</text:span></text:p>
      <text:p text:style-name="P11"><text:span text:style-name="T5725">$translate.use('lang') // -<text:s/></text:span><text:span text:style-name="T5726">предоставляет сервис по переключению языка, а так же без аргументов можно узнать активный в данный момент язык;</text:span></text:p>
      <text:p text:style-name="P11"><text:span text:style-name="T5727">$translateProvider.useStaticFilesLoader({</text:span></text:p>
      <text:p text:style-name="P11"><text:span text:style-name="T5727"><text:tab/>prefix: '/languages/',</text:span></text:p>
      <text:p text:style-name="P11"><text:span text:style-name="T5727"><text:tab/>suffix: '.json'</text:span></text:p>
      <text:p text:style-name="P11"><text:span text:style-name="T5727">}) // -<text:s/></text:span><text:span text:style-name="T5728">скачивать языковые константы по languages/lang.json;</text:span></text:p>
      <text:p text:style-name="P11"><text:span text:style-name="T5729">$translateProvider.useLocalStorage();</text:span></text:p>
      <text:p text:style-name="P11"><text:span text:style-name="T5730"/></text:p>
      <text:p text:style-name="P11"><text:span text:style-name="T5730"/></text:p>
      <text:p text:style-name="P11"><text:span text:style-name="T5731">$cacheFactory</text:span></text:p>
      <text:p text:style-name="P11"><text:span text:style-name="T5732">$cacheFactory('nameCache',{ copacity: number }); // -<text:s/></text:span><text:span text:style-name="T5733">создать объект кеша, с именем nameCache ( так же можно указать в методе $http в настройках кеша этот объект, тогда все данные будут сохранятся в него );</text:span></text:p>
      <text:p text:style-name="P11"><text:span text:style-name="T5734">методы</text:span></text:p>
      <text:p text:style-name="P11"><text:span text:style-name="T5735">info() // -<text:s/></text:span><text:span text:style-name="T5736">получить информацию об объекте кеширования;</text:span></text:p>
      <text:p text:style-name="P11"><text:span text:style-name="T5737">put('key','value') // -<text:s/></text:span><text:span text:style-name="T5738">записать новые данные;</text:span></text:p>
      <text:p text:style-name="P11"><text:span text:style-name="T5739">get('key') // -<text:s/></text:span><text:span text:style-name="T5740">получить значение ( так же в связке $http можем манипулировать кешем запросов по key $http и доступу у данным по url );</text:span></text:p>
      <text:p text:style-name="P11"><text:span text:style-name="T5741">remove('key') // -<text:s/></text:span><text:span text:style-name="T5742">удалить значение;</text:span></text:p>
      <text:p text:style-name="P11"><text:span text:style-name="T5743">removeAll() // -<text:s/></text:span><text:span text:style-name="T5744">удалить все значения;</text:span></text:p>
      <text:p text:style-name="P11"><text:span text:style-name="T5745">destroy() // -<text:s/></text:span><text:span text:style-name="T5746">удалить объект кеша;</text:span></text:p>
      <text:p text:style-name="P11"><text:span text:style-name="T5747"/></text:p>
      <text:p text:style-name="P11"><text:span text:style-name="T5748">$sce</text:span></text:p>
      <text:p text:style-name="P11"><text:span text:style-name="T5749">Система безопасности Angularjs.</text:span></text:p>
      <text:p text:style-name="P11"><text:span text:style-name="T5750">методы<text:line-break/></text:span><text:span text:style-name="T5751">trustAsHtml('html string') // - преобразовать безопасно html;</text:span></text:p>
      <text:p text:style-name="P11"><text:span text:style-name="T5752">trustAsJs('js code string') // -<text:s/></text:span><text:span text:style-name="T5753">преобразовать безопасно<text:s/></text:span><text:span text:style-name="T5754">JavaScript;</text:span></text:p>
      <text:p text:style-name="P11"><text:span text:style-name="T5755">trustAsHtml(value)<text:s text:c="12"/>trustAs($sce.HTML, value)</text:span></text:p>
      <text:p text:style-name="P11"><text:span text:style-name="T5755">trustAsJs(value)<text:s text:c="14"/>trustAs($sce.JS, value)</text:span></text:p>
      <text:p text:style-name="P11"><text:span text:style-name="T5755">trustAsResourceUrl(value)<text:s text:c="5"/>trustAs($sce.RESOURCE_URL, value)</text:span></text:p>
      <text:p text:style-name="P11"><text:span text:style-name="T5755">trustAsUrl(value)<text:s text:c="13"/>trustAs($sce.URL, value)</text:span></text:p>
      <text:p text:style-name="P11"><text:span text:style-name="T5756"/></text:p>
      <text:p text:style-name="P11"><text:span text:style-name="T5757">getTrustedResourceUrl('url addres') // -<text:s/></text:span><text:span text:style-name="T5758">безопасно загрузить url;</text:span></text:p>
      <text:p text:style-name="P11"><text:span text:style-name="T5759">конфиг</text:span></text:p>
      <text:p text:style-name="P11"><text:span text:style-name="T5760">resourceUrlWhitelist(array) // -<text:s/></text:span><text:span text:style-name="T5761">массив позволенных к загрузке url`ов, если без аргумента возвращает список ( стандартно стоит self, то есть разрешены все адреса с текущего домена );</text:span></text:p>
      <text:p text:style-name="P11"><text:span text:style-name="T5762">resourceUrlBlacklist(array) // -<text:s/></text:span><text:span text:style-name="T5763">записать массив в черный список, т.е. этот url больше не будет являться допустимым ( вызвать без аргументов вернуть массив blacklist );</text:span></text:p>
      <text:p text:style-name="P11"><text:span text:style-name="T5764">getTrustedCss(value)<text:s text:c="9"/>getTrusted($sce.CSS, value)</text:span></text:p>
      <text:p text:style-name="P11"><text:span text:style-name="T5764">getTrustedHtml(value)<text:s text:c="8"/>getTrusted($sce.HTML, value)</text:span></text:p>
      <text:p text:style-name="P11"><text:span text:style-name="T5764">getTrustedJs(value)<text:s text:c="10"/>getTrusted($sce.JS, value)</text:span></text:p>
      <text:p text:style-name="P11"><text:span text:style-name="T5764">getTrustedResourceUrl(value) getTrusted($sce.RESOURCE_URL, value)</text:span></text:p>
      <text:p text:style-name="P11"><text:span text:style-name="T5764">getTrustedUrl(value)<text:s text:c="9"/>getTrusted($sce.URL, value)</text:span></text:p>
      <text:p text:style-name="P11"><text:span text:style-name="T5765"/></text:p>
      <text:p text:style-name="P11"><text:span text:style-name="T5766">$sceProvider.enabled(false) // -<text:s/></text:span><text:span text:style-name="T5767">отключить проверку по умолчанию;</text:span></text:p>
      <text:p text:style-name="P11"><text:span text:style-name="T5768"/></text:p>
      <text:p text:style-name="P11"><text:span text:style-name="T5769">SEO</text:span></text:p>
      <text:p text:style-name="P11"><text:span text:style-name="T5769">noHTML5</text:span></text:p>
      <text:p text:style-name="P11"><text:span text:style-name="T5770">$location.hashPrefix('!') // - hasbank;</text:span></text:p>
      <text:p text:style-name="P11"><text:span text:style-name="T5771">HTML5</text:span></text:p>
      <text:p text:style-name="P12"><text:span text:style-name="T5772">&lt;meta name="fragment" content="!"&gt;</text:span></text:p>
      <text:p text:style-name="P13"><text:span text:style-name="T5772">$routeProvider.html5Mode(true) // -<text:s/></text:span><text:span text:style-name="T5773">включить нормальное преобразование для роботов /#!/signup/page в /?_escaped_fragment_=/signup/page;</text:span></text:p>
      <text:p text:style-name="P13"><text:span text:style-name="T5774"/></text:p>
      <text:p text:style-name="P13"><text:span text:style-name="T5775">jQlite<text:line-break/></text:span><text:span text:style-name="T5776">element.scope() -<text:s/></text:span><text:span text:style-name="T5777">доступ к области видимости элемента;</text:span><text:span text:style-name="T5778"><text:line-break/></text:span><text:span text:style-name="T5779">element.controller() - доступ к контроллеру элемента;</text:span><text:span text:style-name="T5780"><text:line-break/></text:span><text:span text:style-name="T5781">element.injector() - доступ к инжектору элемента;</text:span><text:span text:style-name="T5782"><text:line-break/></text:span><text:span text:style-name="T5783">element.injector() - доступ к инжектору элемента;</text:span></text:p>
      <text:p text:style-name="P13"><text:span text:style-name="T5784">свойства</text:span></text:p>
      <text:p text:style-name="P13"><text:span text:style-name="T5785">addClass()</text:span></text:p>
      <text:p text:style-name="P13"><text:span text:style-name="T5785">after()</text:span></text:p>
      <text:p text:style-name="P13"><text:span text:style-name="T5785">append()</text:span></text:p>
      <text:p text:style-name="P13"><text:span text:style-name="T5785">attr()</text:span></text:p>
      <text:p text:style-name="P13"><text:span text:style-name="T5785">bind() / on()</text:span></text:p>
      <text:p text:style-name="P13"><text:span text:style-name="T5785">children()</text:span></text:p>
      <text:p text:style-name="P13"><text:span text:style-name="T5785">clone()</text:span></text:p>
      <text:p text:style-name="P13"><text:span text:style-name="T5785">contents()</text:span></text:p>
      <text:p text:style-name="P13"><text:span text:style-name="T5785">css()</text:span></text:p>
      <text:p text:style-name="P13"><text:span text:style-name="T5785">data()</text:span></text:p>
      <text:p text:style-name="P13"><text:span text:style-name="T5785">eq()</text:span></text:p>
      <text:p text:style-name="P13"><text:span text:style-name="T5785">find()</text:span></text:p>
      <text:p text:style-name="P13"><text:span text:style-name="T5785">hasClass()</text:span></text:p>
      <text:p text:style-name="P13"><text:span text:style-name="T5785">html()</text:span></text:p>
      <text:p text:style-name="P13"><text:span text:style-name="T5785">next()</text:span></text:p>
      <text:p text:style-name="P13"><text:span text:style-name="T5785">off() / unbind()</text:span></text:p>
      <text:p text:style-name="P13"><text:span text:style-name="T5785">parent()</text:span></text:p>
      <text:p text:style-name="P13"><text:span text:style-name="T5785">prepend()</text:span></text:p>
      <text:p text:style-name="P13"><text:span text:style-name="T5785">prop()</text:span></text:p>
      <text:p text:style-name="P13"><text:span text:style-name="T5785">ready()</text:span></text:p>
      <text:p text:style-name="P13"><text:span text:style-name="T5785">remove()</text:span></text:p>
      <text:p text:style-name="P13"><text:span text:style-name="T5785">removeAttr()</text:span></text:p>
      <text:p text:style-name="P13"><text:span text:style-name="T5785">removeClass()</text:span></text:p>
      <text:p text:style-name="P13"><text:span text:style-name="T5785">removeData()</text:span></text:p>
      <text:p text:style-name="P13"><text:span text:style-name="T5785">replaceWith()</text:span></text:p>
      <text:p text:style-name="P13"><text:span text:style-name="T5785">text()</text:span></text:p>
      <text:p text:style-name="P13"><text:span text:style-name="T5785">toggleClass()</text:span></text:p>
      <text:p text:style-name="P13"><text:span text:style-name="T5785">triggerHandler()</text:span></text:p>
      <text:p text:style-name="P13"><text:span text:style-name="T5785">val()</text:span></text:p>
      <text:p text:style-name="P13"><text:span text:style-name="T5785">wrap(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